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Daytona Condensed" svg:font-family="&quot;Daytona Condensed&quot;"/>
    <style:font-face style:name="Wingdings 3" svg:font-family="&quot;Wingdings 3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40">
      <style:table-cell-properties style:vertical-align="middle" fo:background-color="#222A35" style:cell-protect="hidden-and-protected"/>
      <style:text-properties fo:color="#FFFFFF" style:font-name="Daytona Condensed" style:font-name-asian="Daytona Condensed" style:font-name-complex="Daytona Condensed" fo:font-size="12pt" style:font-size-asian="12pt" style:font-size-complex="12pt" fo:font-weight="bold" style:font-weight-asian="bold" style:font-weight-complex="bold"/>
    </style:style>
    <style:style style:name="ce3" style:family="table-cell" style:parent-style-name="Excel_32_Built-in_32_Normal" style:data-style-name="N40">
      <style:table-cell-properties style:vertical-align="middle" fo:background-color="#222A35" style:cell-protect="hidden-and-protected"/>
      <style:text-properties fo:color="#FFFFFF" style:font-name="Daytona Condensed" style:font-name-asian="Daytona Condensed" style:font-name-complex="Daytona Condensed"/>
    </style:style>
    <style:style style:name="ce4" style:family="table-cell" style:parent-style-name="Excel_32_Built-in_32_Normal" style:data-style-name="N36">
      <style:table-cell-properties style:vertical-align="middle" fo:background-color="#222A35" style:cell-protect="hidden-and-protected"/>
      <style:text-properties fo:color="#FFFFFF" style:font-name="Daytona Condensed" style:font-name-asian="Daytona Condensed" style:font-name-complex="Daytona Condensed"/>
    </style:style>
    <style:style style:name="ce5" style:family="table-cell" style:parent-style-name="Excel_32_Built-in_32_Normal" style:data-style-name="N37">
      <style:table-cell-properties style:vertical-align="middle" fo:background-color="#222A35" style:cell-protect="hidden-and-protected"/>
      <style:text-properties fo:color="#FFFFFF" style:font-name="Daytona Condensed" style:font-name-asian="Daytona Condensed" style:font-name-complex="Daytona Condensed"/>
    </style:style>
    <style:style style:name="ce6" style:family="table-cell" style:parent-style-name="Excel_32_Built-in_32_Normal" style:data-style-name="N40">
      <style:table-cell-properties style:vertical-align="middle" fo:background-color="#222A35" style:cell-protect="none"/>
      <style:text-properties fo:color="#FFFFFF" style:font-name="Daytona Condensed" style:font-name-asian="Daytona Condensed" style:font-name-complex="Daytona Condensed"/>
    </style:style>
    <style:style style:name="ce7" style:family="table-cell" style:parent-style-name="Excel_32_Built-in_32_Normal" style:data-style-name="N40">
      <style:table-cell-properties style:vertical-align="middle" fo:background-color="transparent" style:cell-protect="none"/>
      <style:text-properties fo:color="#000000" style:font-name="Daytona Condensed" style:font-name-asian="Daytona Condensed" style:font-name-complex="Daytona Condensed"/>
    </style:style>
    <style:style style:name="ce8" style:family="table-cell" style:parent-style-name="Excel_32_Built-in_32_Normal" style:data-style-name="N40">
      <style:table-cell-properties fo:border-top="thin solid #222A35" fo:border-bottom="thin solid #BFBFBF" fo:border-left="thin solid #222A35" fo:border-right="thin solid #BFBFBF" style:vertical-align="middle" fo:background-color="transparent" style:cell-protect="hidden-and-protected"/>
      <style:text-properties fo:color="#000000" style:font-name="Daytona Condensed" style:font-name-asian="Daytona Condensed" style:font-name-complex="Daytona Condensed" fo:font-weight="bold" style:font-weight-asian="bold" style:font-weight-complex="bold"/>
    </style:style>
    <style:style style:name="ce9" style:family="table-cell" style:parent-style-name="Excel_32_Built-in_32_Normal" style:data-style-name="N40">
      <style:table-cell-properties fo:border-top="thin solid #222A35" fo:border-bottom="thin solid #BFBFBF" fo:border-left="thin solid #BFBFBF" fo:border-right="thin solid #BFBFBF" style:vertical-align="middle" fo:background-color="transparent" style:cell-protect="hidden-and-protected"/>
      <style:text-properties fo:color="#000000" style:font-name="Daytona Condensed" style:font-name-asian="Daytona Condensed" style:font-name-complex="Daytona Condensed" fo:font-weight="bold" style:font-weight-asian="bold" style:font-weight-complex="bold"/>
    </style:style>
    <style:style style:name="ce10" style:family="table-cell" style:parent-style-name="Excel_32_Built-in_32_Normal" style:data-style-name="N40">
      <style:table-cell-properties fo:border-top="thin solid #222A35" fo:border-bottom="thin solid #BFBFBF" fo:border-left="thin solid #BFBFBF" fo:border-right="thin solid #BFBFBF" style:vertical-align="middle" fo:background-color="transparent" style:cell-protect="hidden-and-protected"/>
      <style:text-properties fo:color="#000000" style:font-name="Daytona Condensed" style:font-name-asian="Daytona Condensed" style:font-name-complex="Daytona Condensed"/>
    </style:style>
    <style:style style:name="ce11" style:family="table-cell" style:parent-style-name="Excel_32_Built-in_32_Normal" style:data-style-name="N40">
      <style:table-cell-properties fo:border-top="thin solid #222A35" fo:border-bottom="thin solid #BFBFBF" fo:border-left="thin solid #BFBFBF" fo:border-right="thin solid #222A35" style:vertical-align="middle" fo:background-color="transparent" style:cell-protect="hidden-and-protected"/>
      <style:text-properties fo:color="#000000" style:font-name="Daytona Condensed" style:font-name-asian="Daytona Condensed" style:font-name-complex="Daytona Condensed"/>
    </style:style>
    <style:style style:name="ce12" style:family="table-cell" style:parent-style-name="Excel_32_Built-in_32_Normal" style:data-style-name="N40">
      <style:table-cell-properties fo:border-top="thin solid #262626" fo:border-bottom="thin solid #BFBFBF" fo:border-left="thin solid #222A35" fo:border-right="none" style:vertical-align="middle" fo:background-color="transparent" style:cell-protect="hidden-and-protected"/>
      <style:text-properties fo:color="#000000" style:font-name="Daytona Condensed" style:font-name-asian="Daytona Condensed" style:font-name-complex="Daytona Condensed" fo:font-weight="bold" style:font-weight-asian="bold" style:font-weight-complex="bold"/>
    </style:style>
    <style:style style:name="ce13" style:family="table-cell" style:parent-style-name="Excel_32_Built-in_32_Normal" style:data-style-name="N40">
      <style:table-cell-properties fo:border-top="thin solid #262626" fo:border-bottom="thin solid #BFBFBF" fo:border-left="none" fo:border-right="none" style:vertical-align="middle" fo:background-color="transparent" style:cell-protect="hidden-and-protected"/>
      <style:text-properties fo:color="#000000" style:font-name="Daytona Condensed" style:font-name-asian="Daytona Condensed" style:font-name-complex="Daytona Condensed"/>
    </style:style>
    <style:style style:name="ce14" style:family="table-cell" style:parent-style-name="Excel_32_Built-in_32_Normal" style:data-style-name="N40">
      <style:table-cell-properties fo:border-top="thin solid #262626" fo:border-bottom="thin solid #BFBFBF" fo:border-left="none" fo:border-right="thin solid #222A35" style:vertical-align="middle" fo:background-color="transparent" style:cell-protect="hidden-and-protected"/>
      <style:text-properties fo:color="#000000" style:font-name="Daytona Condensed" style:font-name-asian="Daytona Condensed" style:font-name-complex="Daytona Condensed"/>
    </style:style>
    <style:style style:name="ce15" style:family="table-cell" style:parent-style-name="Excel_32_Built-in_32_Normal" style:data-style-name="N40">
      <style:table-cell-properties fo:border-top="thin solid #BFBFBF" fo:border-bottom="thin solid #BFBFBF" fo:border-left="thin solid #222A35" fo:border-right="thin solid #BFBFBF" style:vertical-align="middle" fo:background-color="transparent" style:cell-protect="hidden-and-protected"/>
      <style:text-properties fo:color="#000000" style:font-name="Daytona Condensed" style:font-name-asian="Daytona Condensed" style:font-name-complex="Daytona Condensed"/>
    </style:style>
    <style:style style:name="ce16" style:family="table-cell" style:parent-style-name="Excel_32_Built-in_32_Normal" style:data-style-name="N40">
      <style:table-cell-properties fo:border="thin solid #BFBFBF" style:vertical-align="middle" fo:background-color="transparent" style:cell-protect="hidden-and-protected"/>
      <style:text-properties fo:color="#000000" style:font-name="Daytona Condensed" style:font-name-asian="Daytona Condensed" style:font-name-complex="Daytona Condensed" fo:font-weight="bold" style:font-weight-asian="bold" style:font-weight-complex="bold"/>
    </style:style>
    <style:style style:name="ce17" style:family="table-cell" style:parent-style-name="Excel_32_Built-in_32_Normal" style:data-style-name="N40">
      <style:table-cell-properties fo:border-top="thin solid #BFBFBF" fo:border-bottom="thin solid #BFBFBF" fo:border-left="thin solid #BFBFBF" fo:border-right="thin solid #222A35" style:vertical-align="middle" fo:background-color="transparent" style:cell-protect="hidden-and-protected"/>
      <style:text-properties fo:color="#000000" style:font-name="Daytona Condensed" style:font-name-asian="Daytona Condensed" style:font-name-complex="Daytona Condensed" fo:font-weight="bold" style:font-weight-asian="bold" style:font-weight-complex="bold"/>
    </style:style>
    <style:style style:name="ce18" style:family="table-cell" style:parent-style-name="Excel_32_Built-in_32_Normal" style:data-style-name="N40">
      <style:table-cell-properties fo:border-top="thin solid #BFBFBF" fo:border-bottom="thin solid #BFBFBF" fo:border-left="none" fo:border-right="thin solid #BFBFBF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19" style:family="table-cell" style:parent-style-name="Excel_32_Built-in_32_Normal" style:data-style-name="N40">
      <style:table-cell-properties fo:border="thin solid #BFBFBF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20" style:family="table-cell" style:parent-style-name="Excel_32_Built-in_32_Normal" style:data-style-name="N40">
      <style:table-cell-properties fo:border-top="thin solid #BFBFBF" fo:border-bottom="thin solid #BFBFBF" fo:border-left="thin solid #BFBFBF" fo:border-right="thin solid #222A35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21" style:family="table-cell" style:parent-style-name="Excel_32_Built-in_32_Normal" style:data-style-name="N40">
      <style:table-cell-properties fo:border-top="thin solid #BFBFBF" fo:border-bottom="thin solid #BFBFBF" fo:border-left="thin solid #222A35" fo:border-right="thin solid #BFBFBF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22" style:family="table-cell" style:parent-style-name="Excel_32_Built-in_32_Normal" style:data-style-name="N40">
      <style:table-cell-properties fo:border-top="thin solid #BFBFBF" fo:border-bottom="thin solid #222A35" fo:border-left="thin solid #222A35" fo:border-right="thin solid #BFBFBF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 fo:font-weight="bold" style:font-weight-asian="bold" style:font-weight-complex="bold"/>
    </style:style>
    <style:style style:name="ce23" style:family="table-cell" style:parent-style-name="Excel_32_Built-in_32_Normal" style:data-style-name="N40">
      <style:table-cell-properties fo:border-top="thin solid #BFBFBF" fo:border-bottom="thin solid #222A35" fo:border-left="thin solid #BFBFBF" fo:border-right="thin solid #BFBFBF" style:vertical-align="middle" fo:background-color="transparent" style:cell-protect="hidden-and-protected"/>
      <style:text-properties fo:color="#000000" style:font-name="Daytona Condensed" style:font-name-asian="Daytona Condensed" style:font-name-complex="Daytona Condensed" fo:font-weight="bold" style:font-weight-asian="bold" style:font-weight-complex="bold"/>
    </style:style>
    <style:style style:name="ce24" style:family="table-cell" style:parent-style-name="Excel_32_Built-in_32_Normal" style:data-style-name="N40">
      <style:table-cell-properties fo:border-top="thin solid #BFBFBF" fo:border-bottom="thin solid #222A35" fo:border-left="thin solid #BFBFBF" fo:border-right="thin solid #BFBFBF" style:vertical-align="middle" fo:background-color="#F2F2F2" style:cell-protect="hidden-and-protected"/>
      <style:text-properties fo:color="#000000" style:font-name="Daytona Condensed" style:font-name-asian="Daytona Condensed" style:font-name-complex="Daytona Condensed" fo:font-weight="bold" style:font-weight-asian="bold" style:font-weight-complex="bold"/>
    </style:style>
    <style:style style:name="ce25" style:family="table-cell" style:parent-style-name="Excel_32_Built-in_32_Normal" style:data-style-name="N40">
      <style:table-cell-properties fo:border-top="thin solid #BFBFBF" fo:border-bottom="thin solid #222A35" fo:border-left="thin solid #BFBFBF" fo:border-right="thin solid #222A35" style:vertical-align="middle" fo:background-color="#F2F2F2" style:cell-protect="hidden-and-protected"/>
      <style:text-properties fo:color="#000000" style:font-name="Daytona Condensed" style:font-name-asian="Daytona Condensed" style:font-name-complex="Daytona Condensed" fo:font-weight="bold" style:font-weight-asian="bold" style:font-weight-complex="bold"/>
    </style:style>
    <style:style style:name="ce26" style:family="table-cell" style:parent-style-name="Excel_32_Built-in_32_Normal" style:data-style-name="N40">
      <style:table-cell-properties fo:border-top="thin solid #BFBFBF" fo:border-bottom="thin solid #222A35" fo:border-left="none" fo:border-right="thin solid #BFBFBF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27" style:family="table-cell" style:parent-style-name="Excel_32_Built-in_32_Normal" style:data-style-name="N40">
      <style:table-cell-properties fo:border-top="thin solid #BFBFBF" fo:border-bottom="thin solid #222A35" fo:border-left="thin solid #BFBFBF" fo:border-right="thin solid #BFBFBF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28" style:family="table-cell" style:parent-style-name="Excel_32_Built-in_32_Normal" style:data-style-name="N40">
      <style:table-cell-properties fo:border-top="thin solid #BFBFBF" fo:border-bottom="thin solid #222A35" fo:border-left="thin solid #BFBFBF" fo:border-right="thin solid #222A35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29" style:family="table-cell" style:parent-style-name="Excel_32_Built-in_32_Normal" style:data-style-name="N40">
      <style:table-cell-properties fo:border-top="thin solid #BFBFBF" fo:border-bottom="thin solid #222A35" fo:border-left="thin solid #222A35" fo:border-right="thin solid #BFBFBF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30" style:family="table-cell" style:parent-style-name="Excel_32_Built-in_32_Normal" style:data-style-name="N40">
      <style:table-cell-properties fo:border-top="none" fo:border-bottom="thin solid #BFBFBF" fo:border-left="thin solid #222A35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31" style:family="table-cell" style:parent-style-name="Excel_32_Built-in_32_Normal" style:data-style-name="N40">
      <style:table-cell-properties fo:border-top="none" fo:border-bottom="thin solid #BFBFBF" fo:border-left="thin solid #BFBFBF" fo:border-right="thin solid #BFBFBF" style:vertical-align="middle" fo:background-color="transparent" style:cell-protect="none"/>
      <style:text-properties fo:color="#000000" style:font-name="Daytona Condensed" style:font-name-asian="Daytona Condensed" style:font-name-complex="Daytona Condensed"/>
    </style:style>
    <style:style style:name="ce32" style:family="table-cell" style:parent-style-name="Excel_32_Built-in_32_Normal" style:data-style-name="N40">
      <style:table-cell-properties fo:border-top="none" fo:border-bottom="thin solid #BFBFBF" fo:border-left="thin solid #BFBFBF" fo:border-right="thin solid #BFBFBF" style:vertical-align="middle" fo:background-color="#F2F2F2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33" style:family="table-cell" style:parent-style-name="Excel_32_Built-in_32_Normal" style:data-style-name="N40">
      <style:table-cell-properties fo:border-top="none" fo:border-bottom="thin solid #BFBFBF" fo:border-left="thin solid #BFBFBF" fo:border-right="thin solid #222A35" style:vertical-align="middle" fo:background-color="#F2F2F2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34" style:family="table-cell" style:parent-style-name="Excel_32_Built-in_32_Normal" style:data-style-name="N36">
      <style:table-cell-properties fo:border-top="none" fo:border-bottom="thin solid #BFBFBF" fo:border-left="none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35" style:family="table-cell" style:parent-style-name="Excel_32_Built-in_32_Normal" style:data-style-name="N36">
      <style:table-cell-properties fo:border-top="none" fo:border-bottom="thin solid #BFBFBF" fo:border-left="thin solid #BFBFBF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36" style:family="table-cell" style:parent-style-name="Excel_32_Built-in_32_Normal" style:data-style-name="N36">
      <style:table-cell-properties fo:border-top="none" fo:border-bottom="thin solid #BFBFBF" fo:border-left="thin solid #BFBFBF" fo:border-right="thin solid #222A35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37" style:family="table-cell" style:parent-style-name="Excel_32_Built-in_32_Normal" style:data-style-name="N36">
      <style:table-cell-properties fo:border-top="none" fo:border-bottom="thin solid #BFBFBF" fo:border-left="thin solid #222A35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38" style:family="table-cell" style:parent-style-name="Excel_32_Built-in_32_Normal" style:data-style-name="N40">
      <style:table-cell-properties fo:border-top="thin solid #BFBFBF" fo:border-bottom="thin solid #BFBFBF" fo:border-left="thin solid #222A35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39" style:family="table-cell" style:parent-style-name="Excel_32_Built-in_32_Normal" style:data-style-name="N40">
      <style:table-cell-properties fo:border="thin solid #BFBFBF" style:vertical-align="middle" fo:background-color="transparent" style:cell-protect="none"/>
      <style:text-properties fo:color="#000000" style:font-name="Daytona Condensed" style:font-name-asian="Daytona Condensed" style:font-name-complex="Daytona Condensed"/>
    </style:style>
    <style:style style:name="ce40" style:family="table-cell" style:parent-style-name="Excel_32_Built-in_32_Normal" style:data-style-name="N40">
      <style:table-cell-properties fo:border="thin solid #BFBFBF" style:vertical-align="middle" fo:background-color="#F2F2F2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41" style:family="table-cell" style:parent-style-name="Excel_32_Built-in_32_Normal" style:data-style-name="N40">
      <style:table-cell-properties fo:border-top="thin solid #BFBFBF" fo:border-bottom="thin solid #BFBFBF" fo:border-left="thin solid #BFBFBF" fo:border-right="thin solid #222A35" style:vertical-align="middle" fo:background-color="#F2F2F2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42" style:family="table-cell" style:parent-style-name="Excel_32_Built-in_32_Normal" style:data-style-name="N36">
      <style:table-cell-properties fo:border-top="thin solid #BFBFBF" fo:border-bottom="thin solid #BFBFBF" fo:border-left="none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43" style:family="table-cell" style:parent-style-name="Excel_32_Built-in_32_Normal" style:data-style-name="N40">
      <style:table-cell-properties fo:border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44" style:family="table-cell" style:parent-style-name="Excel_32_Built-in_32_Normal" style:data-style-name="N40">
      <style:table-cell-properties fo:border-top="thin solid #BFBFBF" fo:border-bottom="thin solid #BFBFBF" fo:border-left="thin solid #BFBFBF" fo:border-right="thin solid #222A35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45" style:family="table-cell" style:parent-style-name="Excel_32_Built-in_32_Normal" style:data-style-name="N36">
      <style:table-cell-properties fo:border-top="thin solid #BFBFBF" fo:border-bottom="thin solid #BFBFBF" fo:border-left="thin solid #222A35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46" style:family="table-cell" style:parent-style-name="Excel_32_Built-in_32_Normal" style:data-style-name="N40">
      <style:table-cell-properties fo:border-top="thin solid #BFBFBF" fo:border-bottom="thin solid #222A35" fo:border-left="thin solid #222A35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47" style:family="table-cell" style:parent-style-name="Excel_32_Built-in_32_Normal" style:data-style-name="N40">
      <style:table-cell-properties fo:border-top="thin solid #BFBFBF" fo:border-bottom="thin solid #222A35" fo:border-left="thin solid #BFBFBF" fo:border-right="thin solid #BFBFBF" style:vertical-align="middle" fo:background-color="transparent" style:cell-protect="none"/>
      <style:text-properties fo:color="#000000" style:font-name="Daytona Condensed" style:font-name-asian="Daytona Condensed" style:font-name-complex="Daytona Condensed"/>
    </style:style>
    <style:style style:name="ce48" style:family="table-cell" style:parent-style-name="Excel_32_Built-in_32_Normal" style:data-style-name="N40">
      <style:table-cell-properties fo:border-top="thin solid #BFBFBF" fo:border-bottom="thin solid #222A35" fo:border-left="thin solid #BFBFBF" fo:border-right="thin solid #BFBFBF" style:vertical-align="middle" fo:background-color="#F2F2F2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49" style:family="table-cell" style:parent-style-name="Excel_32_Built-in_32_Normal" style:data-style-name="N40">
      <style:table-cell-properties fo:border-top="thin solid #BFBFBF" fo:border-bottom="thin solid #222A35" fo:border-left="thin solid #BFBFBF" fo:border-right="thin solid #222A35" style:vertical-align="middle" fo:background-color="#F2F2F2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50" style:family="table-cell" style:parent-style-name="Excel_32_Built-in_32_Normal" style:data-style-name="N36">
      <style:table-cell-properties fo:border-top="thin solid #BFBFBF" fo:border-bottom="thin solid #262626" fo:border-left="none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51" style:family="table-cell" style:parent-style-name="Excel_32_Built-in_32_Normal" style:data-style-name="N40">
      <style:table-cell-properties fo:border-top="thin solid #BFBFBF" fo:border-bottom="thin solid #262626" fo:border-left="thin solid #BFBFBF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52" style:family="table-cell" style:parent-style-name="Excel_32_Built-in_32_Normal" style:data-style-name="N40">
      <style:table-cell-properties fo:border-top="thin solid #BFBFBF" fo:border-bottom="thin solid #262626" fo:border-left="thin solid #BFBFBF" fo:border-right="thin solid #222A35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53" style:family="table-cell" style:parent-style-name="Excel_32_Built-in_32_Normal" style:data-style-name="N36">
      <style:table-cell-properties fo:border-top="thin solid #BFBFBF" fo:border-bottom="thin solid #262626" fo:border-left="thin solid #222A35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54" style:family="table-cell" style:parent-style-name="Excel_32_Built-in_32_Normal" style:data-style-name="N4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55" style:family="table-cell" style:parent-style-name="Excel_32_Built-in_32_Normal" style:data-style-name="N40">
      <style:table-cell-properties style:vertical-align="middle" fo:background-color="#222A35" style:cell-protect="hidden-and-protected"/>
      <style:text-properties fo:color="#FFFFFF" style:font-name="Daytona Condensed" style:font-name-asian="Daytona Condensed" style:font-name-complex="Daytona Condensed" fo:font-weight="bold" style:font-weight-asian="bold" style:font-weight-complex="bold"/>
    </style:style>
    <style:style style:name="ce56" style:family="table-cell" style:parent-style-name="Excel_32_Built-in_32_Percent" style:data-style-name="N41">
      <style:table-cell-properties style:vertical-align="middle" fo:background-color="#222A35" style:cell-protect="none"/>
      <style:text-properties fo:color="#FFFFFF" style:font-name="Wingdings 3" style:font-name-asian="Wingdings 3" style:font-name-complex="Wingdings 3" style:font-family-generic="roman" style:font-charset="x-symbol"/>
    </style:style>
    <style:style style:name="ce57" style:family="table-cell" style:parent-style-name="Excel_32_Built-in_32_Percent" style:data-style-name="N41">
      <style:table-cell-properties style:vertical-align="middle" fo:background-color="#222A35" style:cell-protect="none"/>
      <style:text-properties fo:color="#FFFFFF" style:font-name="Daytona Condensed" style:font-name-asian="Daytona Condensed" style:font-name-complex="Daytona Condensed"/>
    </style:style>
    <style:style style:name="ce58" style:family="table-cell" style:parent-style-name="Excel_32_Built-in_32_Normal" style:data-style-name="N40">
      <style:table-cell-properties style:vertical-align="automatic" fo:background-color="transparent" style:cell-protect="none"/>
      <style:text-properties fo:color="#000000" style:font-name="Daytona Condensed" style:font-name-asian="Daytona Condensed" style:font-name-complex="Daytona Condensed"/>
    </style:style>
    <style:style style:name="ce59" style:family="table-cell" style:parent-style-name="Excel_32_Built-in_32_Normal" style:data-style-name="N40">
      <style:table-cell-properties fo:border-top="thin solid #404040" fo:border-bottom="thin solid #BFBFBF" fo:border-left="thin solid #404040" fo:border-right="thin solid #BFBFBF" style:vertical-align="middle" fo:background-color="#F2F2F2" style:cell-protect="hidden-and-protected"/>
      <style:text-properties fo:color="#000000" style:font-name="Daytona Condensed" style:font-name-asian="Daytona Condensed" style:font-name-complex="Daytona Condensed"/>
    </style:style>
    <style:style style:name="ce60" style:family="table-cell" style:parent-style-name="Excel_32_Built-in_32_Normal" style:data-style-name="N40">
      <style:table-cell-properties fo:border-top="thin solid #404040" fo:border-bottom="thin solid #BFBFBF" fo:border-left="thin solid #BFBFBF" fo:border-right="thin solid #BFBFBF" style:vertical-align="middle" fo:background-color="#F2F2F2" style:cell-protect="hidden-and-protected"/>
      <style:text-properties fo:color="#000000" style:font-name="Daytona Condensed" style:font-name-asian="Daytona Condensed" style:font-name-complex="Daytona Condensed"/>
    </style:style>
    <style:style style:name="ce61" style:family="table-cell" style:parent-style-name="Excel_32_Built-in_32_Normal" style:data-style-name="N40">
      <style:table-cell-properties fo:border-top="thin solid #404040" fo:border-bottom="thin solid #BFBFBF" fo:border-left="none" fo:border-right="none" style:vertical-align="middle" fo:background-color="#F2F2F2" style:cell-protect="hidden-and-protected"/>
      <style:text-properties fo:color="#000000" style:font-name="Daytona Condensed" style:font-name-asian="Daytona Condensed" style:font-name-complex="Daytona Condensed"/>
    </style:style>
    <style:style style:name="ce62" style:family="table-cell" style:parent-style-name="Excel_32_Built-in_32_Normal" style:data-style-name="N40">
      <style:table-cell-properties fo:border-top="thin solid #404040" fo:border-bottom="thin solid #BFBFBF" fo:border-left="thin solid #BFBFBF" fo:border-right="thin solid #404040" style:vertical-align="middle" fo:background-color="#F2F2F2" style:cell-protect="hidden-and-protected"/>
      <style:text-properties fo:color="#000000" style:font-name="Daytona Condensed" style:font-name-asian="Daytona Condensed" style:font-name-complex="Daytona Condensed"/>
    </style:style>
    <style:style style:name="ce63" style:family="table-cell" style:parent-style-name="Excel_32_Built-in_32_Normal" style:data-style-name="N40">
      <style:table-cell-properties fo:border-top="thin solid #BFBFBF" fo:border-bottom="thin solid #404040" fo:border-left="thin solid #404040" fo:border-right="thin solid #BFBFBF" style:vertical-align="middle" fo:background-color="#F2F2F2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64" style:family="table-cell" style:parent-style-name="Excel_32_Built-in_32_Normal" style:data-style-name="N40">
      <style:table-cell-properties fo:border-top="thin solid #BFBFBF" fo:border-bottom="thin solid #404040" fo:border-left="thin solid #BFBFBF" fo:border-right="thin solid #BFBFBF" style:vertical-align="middle" fo:background-color="#F2F2F2" style:cell-protect="hidden-and-protected"/>
      <style:text-properties fo:color="#000000" style:font-name="Daytona Condensed" style:font-name-asian="Daytona Condensed" style:font-name-complex="Daytona Condensed"/>
    </style:style>
    <style:style style:name="ce65" style:family="table-cell" style:parent-style-name="Excel_32_Built-in_32_Normal" style:data-style-name="N40">
      <style:table-cell-properties fo:border-top="thin solid #BFBFBF" fo:border-bottom="thin solid #404040" fo:border-left="none" fo:border-right="none" style:vertical-align="middle" fo:background-color="#F2F2F2" style:cell-protect="hidden-and-protected"/>
      <style:text-properties fo:color="#000000" style:font-name="Daytona Condensed" style:font-name-asian="Daytona Condensed" style:font-name-complex="Daytona Condensed"/>
    </style:style>
    <style:style style:name="ce66" style:family="table-cell" style:parent-style-name="Excel_32_Built-in_32_Normal" style:data-style-name="N40">
      <style:table-cell-properties fo:border-top="thin solid #BFBFBF" fo:border-bottom="thin solid #404040" fo:border-left="thin solid #404040" fo:border-right="thin solid #BFBFBF" style:vertical-align="middle" fo:background-color="#F2F2F2" style:cell-protect="hidden-and-protected"/>
      <style:text-properties fo:color="#000000" style:font-name="Daytona Condensed" style:font-name-asian="Daytona Condensed" style:font-name-complex="Daytona Condensed"/>
    </style:style>
    <style:style style:name="ce67" style:family="table-cell" style:parent-style-name="Excel_32_Built-in_32_Normal" style:data-style-name="N40">
      <style:table-cell-properties fo:border-top="thin solid #BFBFBF" fo:border-bottom="thin solid #404040" fo:border-left="thin solid #BFBFBF" fo:border-right="thin solid #404040" style:vertical-align="middle" fo:background-color="#F2F2F2" style:cell-protect="hidden-and-protected"/>
      <style:text-properties fo:color="#000000" style:font-name="Daytona Condensed" style:font-name-asian="Daytona Condensed" style:font-name-complex="Daytona Condensed"/>
    </style:style>
    <style:style style:name="ce68" style:family="table-cell" style:parent-style-name="Excel_32_Built-in_32_Normal" style:data-style-name="N40">
      <style:table-cell-properties fo:border-top="none" fo:border-bottom="thin solid #BFBFBF" fo:border-left="thin solid #404040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69" style:family="table-cell" style:parent-style-name="Excel_32_Built-in_32_Normal" style:data-style-name="N40">
      <style:table-cell-properties fo:border-top="none" fo:border-bottom="thin solid #BFBFBF" fo:border-left="thin solid #BFBFBF" fo:border-right="thin solid #BFBFBF" style:vertical-align="middle" fo:background-color="transparent" style:cell-protect="hidden-and-protected"/>
      <style:text-properties fo:color="#000000" style:font-name="Daytona Condensed" style:font-name-asian="Daytona Condensed" style:font-name-complex="Daytona Condensed"/>
    </style:style>
    <style:style style:name="ce70" style:family="table-cell" style:parent-style-name="Excel_32_Built-in_32_Normal" style:data-style-name="N40">
      <style:table-cell-properties fo:border-top="none" fo:border-bottom="thin solid #BFBFBF" fo:border-left="none" fo:border-right="none" style:vertical-align="middle" fo:background-color="transparent" style:cell-protect="hidden-and-protected"/>
      <style:text-properties fo:color="#000000" style:font-name="Daytona Condensed" style:font-name-asian="Daytona Condensed" style:font-name-complex="Daytona Condensed"/>
    </style:style>
    <style:style style:name="ce71" style:family="table-cell" style:parent-style-name="Excel_32_Built-in_32_Normal" style:data-style-name="N38">
      <style:table-cell-properties fo:border-top="none" fo:border-bottom="thin solid #BFBFBF" fo:border-left="thin solid #404040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72" style:family="table-cell" style:parent-style-name="Excel_32_Built-in_32_Normal" style:data-style-name="N40">
      <style:table-cell-properties fo:border-top="none" fo:border-bottom="thin solid #BFBFBF" fo:border-left="thin solid #BFBFBF" fo:border-right="thin solid #BFBFBF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73" style:family="table-cell" style:parent-style-name="Excel_32_Built-in_32_Normal" style:data-style-name="N40">
      <style:table-cell-properties fo:border-top="none" fo:border-bottom="thin solid #BFBFBF" fo:border-left="thin solid #BFBFBF" fo:border-right="thin solid #404040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74" style:family="table-cell" style:parent-style-name="Excel_32_Built-in_32_Normal" style:data-style-name="N40">
      <style:table-cell-properties fo:border-top="thin solid #BFBFBF" fo:border-bottom="thin solid #BFBFBF" fo:border-left="thin solid #404040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75" style:family="table-cell" style:parent-style-name="Excel_32_Built-in_32_Normal" style:data-style-name="N40">
      <style:table-cell-properties fo:border="thin solid #BFBFBF" style:vertical-align="middle" fo:background-color="transparent" style:cell-protect="hidden-and-protected"/>
      <style:text-properties fo:color="#000000" style:font-name="Daytona Condensed" style:font-name-asian="Daytona Condensed" style:font-name-complex="Daytona Condensed"/>
    </style:style>
    <style:style style:name="ce76" style:family="table-cell" style:parent-style-name="Excel_32_Built-in_32_Normal" style:data-style-name="N40">
      <style:table-cell-properties fo:border-top="thin solid #BFBFBF" fo:border-bottom="thin solid #BFBFBF" fo:border-left="none" fo:border-right="none" style:vertical-align="middle" fo:background-color="transparent" style:cell-protect="hidden-and-protected"/>
      <style:text-properties fo:color="#000000" style:font-name="Daytona Condensed" style:font-name-asian="Daytona Condensed" style:font-name-complex="Daytona Condensed"/>
    </style:style>
    <style:style style:name="ce77" style:family="table-cell" style:parent-style-name="Excel_32_Built-in_32_Normal" style:data-style-name="N38">
      <style:table-cell-properties fo:border-top="thin solid #BFBFBF" fo:border-bottom="thin solid #BFBFBF" fo:border-left="thin solid #404040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78" style:family="table-cell" style:parent-style-name="Excel_32_Built-in_32_Normal" style:data-style-name="N40">
      <style:table-cell-properties fo:border-top="thin solid #BFBFBF" fo:border-bottom="thin solid #BFBFBF" fo:border-left="thin solid #BFBFBF" fo:border-right="thin solid #404040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79" style:family="table-cell" style:parent-style-name="Excel_32_Built-in_32_Normal" style:data-style-name="N39">
      <style:table-cell-properties fo:border-top="thin solid #BFBFBF" fo:border-bottom="thin solid #BFBFBF" fo:border-left="thin solid #404040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80" style:family="table-cell" style:parent-style-name="Excel_32_Built-in_32_Normal" style:data-style-name="N40">
      <style:table-cell-properties fo:border-top="thin solid #BFBFBF" fo:border-bottom="thin solid #BFBFBF" fo:border-left="thin solid #404040" fo:border-right="thin solid #BFBFBF" style:vertical-align="middle" fo:background-color="transparent" style:cell-protect="none"/>
      <style:text-properties fo:color="#000000" style:font-name="Daytona Condensed" style:font-name-asian="Daytona Condensed" style:font-name-complex="Daytona Condensed"/>
    </style:style>
    <style:style style:name="ce81" style:family="table-cell" style:parent-style-name="Excel_32_Built-in_32_Normal" style:data-style-name="N40">
      <style:table-cell-properties fo:border-top="thin solid #BFBFBF" fo:border-bottom="thin solid #404040" fo:border-left="thin solid #404040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82" style:family="table-cell" style:parent-style-name="Excel_32_Built-in_32_Normal" style:data-style-name="N40">
      <style:table-cell-properties fo:border-top="thin solid #BFBFBF" fo:border-bottom="thin solid #404040" fo:border-left="thin solid #BFBFBF" fo:border-right="thin solid #BFBFBF" style:vertical-align="middle" fo:background-color="transparent" style:cell-protect="none"/>
      <style:text-properties fo:color="#000000" style:font-name="Daytona Condensed" style:font-name-asian="Daytona Condensed" style:font-name-complex="Daytona Condensed"/>
    </style:style>
    <style:style style:name="ce83" style:family="table-cell" style:parent-style-name="Excel_32_Built-in_32_Normal" style:data-style-name="N40">
      <style:table-cell-properties fo:border-top="thin solid #BFBFBF" fo:border-bottom="thin solid #404040" fo:border-left="thin solid #BFBFBF" fo:border-right="thin solid #BFBFBF" style:vertical-align="middle" fo:background-color="transparent" style:cell-protect="hidden-and-protected"/>
      <style:text-properties fo:color="#000000" style:font-name="Daytona Condensed" style:font-name-asian="Daytona Condensed" style:font-name-complex="Daytona Condensed"/>
    </style:style>
    <style:style style:name="ce84" style:family="table-cell" style:parent-style-name="Excel_32_Built-in_32_Normal" style:data-style-name="N40">
      <style:table-cell-properties fo:border-top="thin solid #BFBFBF" fo:border-bottom="thin solid #404040" fo:border-left="none" fo:border-right="none" style:vertical-align="middle" fo:background-color="transparent" style:cell-protect="hidden-and-protected"/>
      <style:text-properties fo:color="#000000" style:font-name="Daytona Condensed" style:font-name-asian="Daytona Condensed" style:font-name-complex="Daytona Condensed"/>
    </style:style>
    <style:style style:name="ce85" style:family="table-cell" style:parent-style-name="Excel_32_Built-in_32_Normal" style:data-style-name="N40">
      <style:table-cell-properties fo:border-top="thin solid #BFBFBF" fo:border-bottom="thin solid #404040" fo:border-left="thin solid #404040" fo:border-right="thin solid #BFBFBF" style:vertical-align="middle" fo:background-color="transparent" style:cell-protect="none"/>
      <style:text-properties fo:color="#000000" style:font-name="Daytona Condensed" style:font-name-asian="Daytona Condensed" style:font-name-complex="Daytona Condensed"/>
    </style:style>
    <style:style style:name="ce86" style:family="table-cell" style:parent-style-name="Excel_32_Built-in_32_Normal" style:data-style-name="N40">
      <style:table-cell-properties fo:border-top="thin solid #BFBFBF" fo:border-bottom="thin solid #404040" fo:border-left="thin solid #BFBFBF" fo:border-right="thin solid #BFBFBF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87" style:family="table-cell" style:parent-style-name="Excel_32_Built-in_32_Normal" style:data-style-name="N40">
      <style:table-cell-properties fo:border-top="thin solid #BFBFBF" fo:border-bottom="thin solid #404040" fo:border-left="thin solid #BFBFBF" fo:border-right="thin solid #404040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</style:style>
    <style:style style:name="ce88" style:family="table-cell" style:parent-style-name="Excel_32_Built-in_32_Normal" style:data-style-name="N40">
      <style:table-cell-properties style:vertical-align="automatic" fo:background-color="transparent" style:cell-protect="protected"/>
      <style:text-properties fo:color="#000000" style:font-name="Daytona Condensed" style:font-name-asian="Daytona Condensed" style:font-name-complex="Daytona Condensed" fo:font-size="10pt" style:font-size-asian="10pt" style:font-size-complex="10pt"/>
    </style:style>
    <style:style style:name="ce89" style:family="table-cell" style:parent-style-name="Excel_32_Built-in_32_Normal" style:data-style-name="N40">
      <style:table-cell-properties style:vertical-align="automatic" fo:background-color="transparent" style:cell-protect="protected"/>
      <style:text-properties fo:color="#000000" style:font-name="Daytona Condensed" style:font-name-asian="Daytona Condensed" style:font-name-complex="Daytona Condensed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Daytona Condensed" style:font-name-asian="Daytona Condensed" style:font-name-complex="Daytona Condensed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0.16933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4.1275cm"/>
    </style:style>
    <style:style style:name="co4" style:family="table-column">
      <style:table-column-properties fo:break-before="auto" style:column-width="3.8735cm"/>
    </style:style>
    <style:style style:name="co5" style:family="table-column">
      <style:table-column-properties fo:break-before="auto" style:column-width="14.2875cm"/>
    </style:style>
    <style:style style:name="co6" style:family="table-column">
      <style:table-column-properties fo:break-before="auto" style:column-width="4.21216666666667cm"/>
    </style:style>
    <style:style style:name="co7" style:family="table-column">
      <style:table-column-properties fo:break-before="auto" style:column-width="1.48166666666667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1.86266666666667cm"/>
    </style:style>
    <style:style style:name="co11" style:family="table-column">
      <style:table-column-properties fo:break-before="auto" style:column-width="3.53483333333333cm"/>
    </style:style>
    <style:style style:name="co12" style:family="table-column">
      <style:table-column-properties fo:break-before="auto" style:column-width="3.70416666666667cm"/>
    </style:style>
    <style:style style:name="co13" style:family="table-column">
      <style:table-column-properties fo:break-before="auto" style:column-width="4.33916666666667cm"/>
    </style:style>
    <style:style style:name="co14" style:family="table-column">
      <style:table-column-properties fo:break-before="auto" style:column-width="4.0851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16.2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ce90" style:family="table-cell" style:parent-style-name="Excel_32_Built-in_32_Normal" style:data-style-name="N40">
      <style:table-cell-properties fo:border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O$3]=&quot;Sa&quot;)" style:apply-style-name="cf1" style:base-cell-address="Tracker.O3"/>
      <style:map style:condition="of:is-true-formula([.O$3]=&quot;Su&quot;)" style:apply-style-name="cf1" style:base-cell-address="Tracker.O3"/>
    </style:style>
    <style:style style:name="ce91" style:family="table-cell" style:parent-style-name="Excel_32_Built-in_32_Normal" style:data-style-name="N40">
      <style:table-cell-properties fo:border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AX$3]=&quot;Sa&quot;)" style:apply-style-name="cf1" style:base-cell-address="Tracker.AZ9"/>
      <style:map style:condition="of:is-true-formula([.AX$3]=&quot;Su&quot;)" style:apply-style-name="cf1" style:base-cell-address="Tracker.AZ9"/>
    </style:style>
    <style:style style:name="ce92" style:family="table-cell" style:parent-style-name="Excel_32_Built-in_32_Normal" style:data-style-name="N40">
      <style:table-cell-properties fo:border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AX$3]=&quot;Sa&quot;)" style:apply-style-name="cf1" style:base-cell-address="Tracker.BA10"/>
      <style:map style:condition="of:is-true-formula([.AX$3]=&quot;Su&quot;)" style:apply-style-name="cf1" style:base-cell-address="Tracker.BA10"/>
    </style:style>
    <style:style style:name="ce93" style:family="table-cell" style:parent-style-name="Excel_32_Built-in_32_Normal" style:data-style-name="N40">
      <style:table-cell-properties fo:border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AX$3]=&quot;Sa&quot;)" style:apply-style-name="cf1" style:base-cell-address="Tracker.BB11"/>
      <style:map style:condition="of:is-true-formula([.AX$3]=&quot;Su&quot;)" style:apply-style-name="cf1" style:base-cell-address="Tracker.BB11"/>
    </style:style>
    <style:style style:name="ce94" style:family="table-cell" style:parent-style-name="Excel_32_Built-in_32_Normal" style:data-style-name="N40">
      <style:table-cell-properties fo:border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AX$3]=&quot;Sa&quot;)" style:apply-style-name="cf1" style:base-cell-address="Tracker.BE12"/>
      <style:map style:condition="of:is-true-formula([.AX$3]=&quot;Su&quot;)" style:apply-style-name="cf1" style:base-cell-address="Tracker.BE12"/>
    </style:style>
    <style:style style:name="ce95" style:family="table-cell" style:parent-style-name="Excel_32_Built-in_32_Normal" style:data-style-name="N36">
      <style:table-cell-properties fo:border-top="thin solid #BFBFBF" fo:border-bottom="thin solid #BFBFBF" fo:border-left="none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O$3]=&quot;Sa&quot;)" style:apply-style-name="cf1" style:base-cell-address="Tracker.O3"/>
      <style:map style:condition="of:is-true-formula([.O$3]=&quot;Su&quot;)" style:apply-style-name="cf1" style:base-cell-address="Tracker.O3"/>
    </style:style>
    <style:style style:name="ce96" style:family="table-cell" style:parent-style-name="Excel_32_Built-in_32_Normal" style:data-style-name="N40">
      <style:table-cell-properties fo:border-top="thin solid #BFBFBF" fo:border-bottom="thin solid #BFBFBF" fo:border-left="thin solid #BFBFBF" fo:border-right="thin solid #222A35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O$3]=&quot;Sa&quot;)" style:apply-style-name="cf1" style:base-cell-address="Tracker.O3"/>
      <style:map style:condition="of:is-true-formula([.O$3]=&quot;Su&quot;)" style:apply-style-name="cf1" style:base-cell-address="Tracker.O3"/>
    </style:style>
    <style:style style:name="ce97" style:family="table-cell" style:parent-style-name="Excel_32_Built-in_32_Normal" style:data-style-name="N36">
      <style:table-cell-properties fo:border-top="thin solid #BFBFBF" fo:border-bottom="thin solid #BFBFBF" fo:border-left="thin solid #222A35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O$3]=&quot;Sa&quot;)" style:apply-style-name="cf1" style:base-cell-address="Tracker.O3"/>
      <style:map style:condition="of:is-true-formula([.O$3]=&quot;Su&quot;)" style:apply-style-name="cf1" style:base-cell-address="Tracker.O3"/>
    </style:style>
    <style:style style:name="ce98" style:family="table-cell" style:parent-style-name="Excel_32_Built-in_32_Normal" style:data-style-name="N40">
      <style:table-cell-properties fo:border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AX$3]=&quot;Sa&quot;)" style:apply-style-name="cf1" style:base-cell-address="Tracker.AY8"/>
      <style:map style:condition="of:is-true-formula([.AX$3]=&quot;Su&quot;)" style:apply-style-name="cf1" style:base-cell-address="Tracker.AY8"/>
    </style:style>
    <style:style style:name="ce99" style:family="table-cell" style:parent-style-name="Excel_32_Built-in_32_Normal" style:data-style-name="N40">
      <style:table-cell-properties fo:border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AX$3]=&quot;Sa&quot;)" style:apply-style-name="cf1" style:base-cell-address="Tracker.BF13"/>
      <style:map style:condition="of:is-true-formula([.AX$3]=&quot;Su&quot;)" style:apply-style-name="cf1" style:base-cell-address="Tracker.BF13"/>
    </style:style>
    <style:style style:name="ce100" style:family="table-cell" style:parent-style-name="Excel_32_Built-in_32_Normal" style:data-style-name="N40">
      <style:table-cell-properties fo:border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AX$3]=&quot;Sa&quot;)" style:apply-style-name="cf1" style:base-cell-address="Tracker.BG14"/>
      <style:map style:condition="of:is-true-formula([.AX$3]=&quot;Su&quot;)" style:apply-style-name="cf1" style:base-cell-address="Tracker.BG14"/>
    </style:style>
    <style:style style:name="ce101" style:family="table-cell" style:parent-style-name="Excel_32_Built-in_32_Normal" style:data-style-name="N36">
      <style:table-cell-properties fo:border-top="thin solid #BFBFBF" fo:border-bottom="thin solid #262626" fo:border-left="none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O$3]=&quot;Sa&quot;)" style:apply-style-name="cf1" style:base-cell-address="Tracker.O3"/>
      <style:map style:condition="of:is-true-formula([.O$3]=&quot;Su&quot;)" style:apply-style-name="cf1" style:base-cell-address="Tracker.O3"/>
    </style:style>
    <style:style style:name="ce102" style:family="table-cell" style:parent-style-name="Excel_32_Built-in_32_Normal" style:data-style-name="N40">
      <style:table-cell-properties fo:border-top="thin solid #BFBFBF" fo:border-bottom="thin solid #262626" fo:border-left="thin solid #BFBFBF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O$3]=&quot;Sa&quot;)" style:apply-style-name="cf1" style:base-cell-address="Tracker.O3"/>
      <style:map style:condition="of:is-true-formula([.O$3]=&quot;Su&quot;)" style:apply-style-name="cf1" style:base-cell-address="Tracker.O3"/>
    </style:style>
    <style:style style:name="ce103" style:family="table-cell" style:parent-style-name="Excel_32_Built-in_32_Normal" style:data-style-name="N40">
      <style:table-cell-properties fo:border-top="thin solid #BFBFBF" fo:border-bottom="thin solid #262626" fo:border-left="thin solid #BFBFBF" fo:border-right="thin solid #222A35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O$3]=&quot;Sa&quot;)" style:apply-style-name="cf1" style:base-cell-address="Tracker.O3"/>
      <style:map style:condition="of:is-true-formula([.O$3]=&quot;Su&quot;)" style:apply-style-name="cf1" style:base-cell-address="Tracker.O3"/>
    </style:style>
    <style:style style:name="ce104" style:family="table-cell" style:parent-style-name="Excel_32_Built-in_32_Normal" style:data-style-name="N36">
      <style:table-cell-properties fo:border-top="thin solid #BFBFBF" fo:border-bottom="thin solid #262626" fo:border-left="thin solid #222A35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O$3]=&quot;Sa&quot;)" style:apply-style-name="cf1" style:base-cell-address="Tracker.O3"/>
      <style:map style:condition="of:is-true-formula([.O$3]=&quot;Su&quot;)" style:apply-style-name="cf1" style:base-cell-address="Tracker.O3"/>
    </style:style>
    <style:style style:name="ce105" style:family="table-cell" style:parent-style-name="Excel_32_Built-in_32_Normal" style:data-style-name="N40">
      <style:table-cell-properties fo:border-top="thin solid #BFBFBF" fo:border-bottom="thin solid #BFBFBF" fo:border-left="none" fo:border-right="thin solid #BFBFBF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O$3]=&quot;Sa&quot;)" style:apply-style-name="cf1" style:base-cell-address="Tracker.O3"/>
      <style:map style:condition="of:is-true-formula([.O$3]=&quot;Su&quot;)" style:apply-style-name="cf1" style:base-cell-address="Tracker.O3"/>
    </style:style>
    <style:style style:name="ce106" style:family="table-cell" style:parent-style-name="Excel_32_Built-in_32_Normal" style:data-style-name="N40">
      <style:table-cell-properties fo:border="thin solid #BFBFBF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O$3]=&quot;Sa&quot;)" style:apply-style-name="cf1" style:base-cell-address="Tracker.O3"/>
      <style:map style:condition="of:is-true-formula([.O$3]=&quot;Su&quot;)" style:apply-style-name="cf1" style:base-cell-address="Tracker.O3"/>
    </style:style>
    <style:style style:name="ce107" style:family="table-cell" style:parent-style-name="Excel_32_Built-in_32_Normal" style:data-style-name="N40">
      <style:table-cell-properties fo:border-top="thin solid #BFBFBF" fo:border-bottom="thin solid #BFBFBF" fo:border-left="thin solid #BFBFBF" fo:border-right="thin solid #222A35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O$3]=&quot;Sa&quot;)" style:apply-style-name="cf1" style:base-cell-address="Tracker.O3"/>
      <style:map style:condition="of:is-true-formula([.O$3]=&quot;Su&quot;)" style:apply-style-name="cf1" style:base-cell-address="Tracker.O3"/>
    </style:style>
    <style:style style:name="ce108" style:family="table-cell" style:parent-style-name="Excel_32_Built-in_32_Normal" style:data-style-name="N40">
      <style:table-cell-properties fo:border-top="thin solid #BFBFBF" fo:border-bottom="thin solid #BFBFBF" fo:border-left="thin solid #222A35" fo:border-right="thin solid #BFBFBF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O$3]=&quot;Sa&quot;)" style:apply-style-name="cf1" style:base-cell-address="Tracker.O3"/>
      <style:map style:condition="of:is-true-formula([.O$3]=&quot;Su&quot;)" style:apply-style-name="cf1" style:base-cell-address="Tracker.O3"/>
    </style:style>
    <style:style style:name="ce109" style:family="table-cell" style:parent-style-name="Excel_32_Built-in_32_Normal" style:data-style-name="N40">
      <style:table-cell-properties fo:border-top="thin solid #BFBFBF" fo:border-bottom="thin solid #222A35" fo:border-left="none" fo:border-right="thin solid #BFBFBF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O$3]=&quot;Sa&quot;)" style:apply-style-name="cf1" style:base-cell-address="Tracker.O3"/>
      <style:map style:condition="of:is-true-formula([.O$3]=&quot;Su&quot;)" style:apply-style-name="cf1" style:base-cell-address="Tracker.O3"/>
    </style:style>
    <style:style style:name="ce110" style:family="table-cell" style:parent-style-name="Excel_32_Built-in_32_Normal" style:data-style-name="N40">
      <style:table-cell-properties fo:border-top="thin solid #BFBFBF" fo:border-bottom="thin solid #222A35" fo:border-left="thin solid #BFBFBF" fo:border-right="thin solid #BFBFBF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O$3]=&quot;Sa&quot;)" style:apply-style-name="cf1" style:base-cell-address="Tracker.O3"/>
      <style:map style:condition="of:is-true-formula([.O$3]=&quot;Su&quot;)" style:apply-style-name="cf1" style:base-cell-address="Tracker.O3"/>
    </style:style>
    <style:style style:name="ce111" style:family="table-cell" style:parent-style-name="Excel_32_Built-in_32_Normal" style:data-style-name="N40">
      <style:table-cell-properties fo:border-top="thin solid #BFBFBF" fo:border-bottom="thin solid #222A35" fo:border-left="thin solid #BFBFBF" fo:border-right="thin solid #222A35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O$3]=&quot;Sa&quot;)" style:apply-style-name="cf1" style:base-cell-address="Tracker.O3"/>
      <style:map style:condition="of:is-true-formula([.O$3]=&quot;Su&quot;)" style:apply-style-name="cf1" style:base-cell-address="Tracker.O3"/>
    </style:style>
    <style:style style:name="ce112" style:family="table-cell" style:parent-style-name="Excel_32_Built-in_32_Normal" style:data-style-name="N40">
      <style:table-cell-properties fo:border-top="thin solid #BFBFBF" fo:border-bottom="thin solid #222A35" fo:border-left="thin solid #222A35" fo:border-right="thin solid #BFBFBF" style:vertical-align="middle" fo:background-color="transparent" style:cell-protect="hidden-and-protected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O$3]=&quot;Sa&quot;)" style:apply-style-name="cf1" style:base-cell-address="Tracker.O3"/>
      <style:map style:condition="of:is-true-formula([.O$3]=&quot;Su&quot;)" style:apply-style-name="cf1" style:base-cell-address="Tracker.O3"/>
    </style:style>
    <style:style style:name="ce113" style:family="table-cell" style:parent-style-name="Excel_32_Built-in_32_Normal" style:data-style-name="N36">
      <style:table-cell-properties fo:border-top="none" fo:border-bottom="thin solid #BFBFBF" fo:border-left="none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O$3]=&quot;Sa&quot;)" style:apply-style-name="cf1" style:base-cell-address="Tracker.O3"/>
      <style:map style:condition="of:is-true-formula([.O$3]=&quot;Su&quot;)" style:apply-style-name="cf1" style:base-cell-address="Tracker.O3"/>
    </style:style>
    <style:style style:name="ce114" style:family="table-cell" style:parent-style-name="Excel_32_Built-in_32_Normal" style:data-style-name="N36">
      <style:table-cell-properties fo:border-top="none" fo:border-bottom="thin solid #BFBFBF" fo:border-left="thin solid #BFBFBF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O$3]=&quot;Sa&quot;)" style:apply-style-name="cf1" style:base-cell-address="Tracker.O3"/>
      <style:map style:condition="of:is-true-formula([.O$3]=&quot;Su&quot;)" style:apply-style-name="cf1" style:base-cell-address="Tracker.O3"/>
    </style:style>
    <style:style style:name="ce115" style:family="table-cell" style:parent-style-name="Excel_32_Built-in_32_Normal" style:data-style-name="N36">
      <style:table-cell-properties fo:border-top="none" fo:border-bottom="thin solid #BFBFBF" fo:border-left="thin solid #BFBFBF" fo:border-right="thin solid #222A35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O$3]=&quot;Sa&quot;)" style:apply-style-name="cf1" style:base-cell-address="Tracker.O3"/>
      <style:map style:condition="of:is-true-formula([.O$3]=&quot;Su&quot;)" style:apply-style-name="cf1" style:base-cell-address="Tracker.O3"/>
    </style:style>
    <style:style style:name="ce116" style:family="table-cell" style:parent-style-name="Excel_32_Built-in_32_Normal" style:data-style-name="N40">
      <style:table-cell-properties fo:border="thin solid #BFBFBF" style:vertical-align="middle" fo:background-color="transparent" style:cell-protect="none"/>
      <style:text-properties fo:color="#000000" style:font-name="Daytona Condensed" style:font-name-asian="Daytona Condensed" style:font-name-complex="Daytona Condensed"/>
      <style:map style:condition="of:is-true-formula([.O$3]=&quot;Sa&quot;)" style:apply-style-name="cf1" style:base-cell-address="Tracker.O3"/>
      <style:map style:condition="of:is-true-formula([.O$3]=&quot;Su&quot;)" style:apply-style-name="cf1" style:base-cell-address="Tracker.O3"/>
    </style:style>
    <style:style style:name="ce117" style:family="table-cell" style:parent-style-name="Excel_32_Built-in_32_Normal" style:data-style-name="N36">
      <style:table-cell-properties fo:border-top="none" fo:border-bottom="thin solid #BFBFBF" fo:border-left="thin solid #222A35" fo:border-right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O$3]=&quot;Sa&quot;)" style:apply-style-name="cf1" style:base-cell-address="Tracker.O3"/>
      <style:map style:condition="of:is-true-formula([.O$3]=&quot;Su&quot;)" style:apply-style-name="cf1" style:base-cell-address="Tracker.O3"/>
    </style:style>
    <style:style style:name="ce118" style:family="table-cell" style:parent-style-name="Excel_32_Built-in_32_Normal" style:data-style-name="N40">
      <style:table-cell-properties fo:border="thin solid #BFBFBF" style:vertical-align="middle" fo:background-color="transparent" style:cell-protect="none" style:repeat-content="false"/>
      <style:paragraph-properties fo:text-align="center"/>
      <style:text-properties fo:color="#000000" style:font-name="Daytona Condensed" style:font-name-asian="Daytona Condensed" style:font-name-complex="Daytona Condensed"/>
      <style:map style:condition="of:is-true-formula([.AX$3]=&quot;Sa&quot;)" style:apply-style-name="cf1" style:base-cell-address="Tracker.BH15"/>
      <style:map style:condition="of:is-true-formula([.AX$3]=&quot;Su&quot;)" style:apply-style-name="cf1" style:base-cell-address="Tracker.BH15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null-date table:date-value="1904-01-01"/>
        <table:iteration table:maximum-difference="1E-4"/>
      </table:calculation-settings>
      <table:table table:name="Tracker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 table:visibility="collapse"/>
        <table:table-column table:style-name="co7" table:number-columns-repeated="7" table:default-cell-style-name="ce7"/>
        <table:table-column table:style-name="co8" table:number-columns-repeated="31" table:default-cell-style-name="ce7" table:visibility="collapse"/>
        <table:table-column table:style-name="co8" table:number-columns-repeated="214" table:default-cell-style-name="ce7"/>
        <table:table-column table:style-name="co9" table:number-columns-repeated="765" table:default-cell-style-name="ce7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Reources Timesheet</text:p>
          </table:table-cell>
          <table:table-cell table:number-columns-repeated="5" table:style-name="ce3"/>
          <table:table-cell table:style-name="ce4"/>
          <table:table-cell table:style-name="ce3"/>
          <table:table-cell table:style-name="ce5"/>
          <table:table-cell table:number-columns-repeated="5" table:style-name="ce3"/>
          <table:table-cell table:number-columns-repeated="245" table:style-name="ce6"/>
          <table:table-cell table:number-columns-repeated="16125"/>
        </table:table-row>
        <table:table-row table:style-name="ro2">
          <table:table-cell table:style-name="ce7"/>
          <table:table-cell office:value-type="string" table:style-name="ce8">
            <text:p>Resource Detail(s)</text:p>
          </table:table-cell>
          <table:table-cell table:style-name="ce9"/>
          <table:table-cell table:number-columns-repeated="10" table:style-name="ce10"/>
          <table:table-cell table:style-name="ce11"/>
          <table:table-cell office:value-type="string" table:style-name="ce12">
            <text:p>May 2023</text:p>
          </table:table-cell>
          <table:table-cell table:number-columns-repeated="29" table:style-name="ce13"/>
          <table:table-cell table:style-name="ce14"/>
          <table:table-cell office:value-type="string" table:style-name="ce12">
            <text:p>June 2023</text:p>
          </table:table-cell>
          <table:table-cell table:number-columns-repeated="28" table:style-name="ce13"/>
          <table:table-cell table:style-name="ce14"/>
          <table:table-cell office:value-type="string" table:style-name="ce12">
            <text:p>July 2023</text:p>
          </table:table-cell>
          <table:table-cell table:number-columns-repeated="29" table:style-name="ce13"/>
          <table:table-cell table:style-name="ce14"/>
          <table:table-cell office:value-type="string" table:style-name="ce12">
            <text:p>August 2023</text:p>
          </table:table-cell>
          <table:table-cell table:number-columns-repeated="29" table:style-name="ce13"/>
          <table:table-cell table:style-name="ce14"/>
          <table:table-cell office:value-type="string" table:style-name="ce12">
            <text:p>September 2023</text:p>
          </table:table-cell>
          <table:table-cell table:number-columns-repeated="28" table:style-name="ce13"/>
          <table:table-cell table:style-name="ce14"/>
          <table:table-cell office:value-type="string" table:style-name="ce12">
            <text:p>October 2023</text:p>
          </table:table-cell>
          <table:table-cell table:number-columns-repeated="29" table:style-name="ce13"/>
          <table:table-cell table:style-name="ce14"/>
          <table:table-cell office:value-type="string" table:style-name="ce12">
            <text:p>November 2023</text:p>
          </table:table-cell>
          <table:table-cell table:number-columns-repeated="28" table:style-name="ce13"/>
          <table:table-cell table:style-name="ce14"/>
          <table:table-cell office:value-type="string" table:style-name="ce12">
            <text:p>December 2023</text:p>
          </table:table-cell>
          <table:table-cell table:number-columns-repeated="29" table:style-name="ce13"/>
          <table:table-cell table:style-name="ce14"/>
          <table:table-cell table:number-columns-repeated="16125"/>
        </table:table-row>
        <table:table-row table:style-name="ro2">
          <table:table-cell table:style-name="ce7"/>
          <table:table-cell table:style-name="ce15"/>
          <table:table-cell table:number-columns-repeated="11" table:style-name="ce16"/>
          <table:table-cell table:style-name="ce17"/>
          <table:table-cell office:value-type="string" table:style-name="ce105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7">
            <text:p>We</text:p>
          </table:table-cell>
          <table:table-cell office:value-type="string" table:style-name="ce108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7">
            <text:p>Fr</text:p>
          </table:table-cell>
          <table:table-cell office:value-type="string" table:style-name="ce108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7">
            <text:p>We</text:p>
          </table:table-cell>
          <table:table-cell office:value-type="string" table:style-name="ce108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7">
            <text:p>We</text:p>
          </table:table-cell>
          <table:table-cell office:value-type="string" table:style-name="ce108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7">
            <text:p>Tu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7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Fr</text:p>
          </table:table-cell>
          <table:table-cell office:value-type="string" table:style-name="ce107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6">
            <text:p>Tu</text:p>
          </table:table-cell>
          <table:table-cell office:value-type="string" table:style-name="ce106">
            <text:p>We</text:p>
          </table:table-cell>
          <table:table-cell office:value-type="string" table:style-name="ce106">
            <text:p>Th</text:p>
          </table:table-cell>
          <table:table-cell office:value-type="string" table:style-name="ce106">
            <text:p>Fr</text:p>
          </table:table-cell>
          <table:table-cell office:value-type="string" table:style-name="ce106">
            <text:p>Sa</text:p>
          </table:table-cell>
          <table:table-cell office:value-type="string" table:style-name="ce106">
            <text:p>Su</text:p>
          </table:table-cell>
          <table:table-cell office:value-type="string" table:style-name="ce106">
            <text:p>Mo</text:p>
          </table:table-cell>
          <table:table-cell office:value-type="string" table:style-name="ce107">
            <text:p>Tu</text:p>
          </table:table-cell>
          <table:table-cell table:number-columns-repeated="16125"/>
        </table:table-row>
        <table:table-row table:style-name="ro2">
          <table:table-cell table:style-name="ce7"/>
          <table:table-cell office:value-type="string" table:style-name="ce22">
            <text:p>Sr. No.</text:p>
          </table:table-cell>
          <table:table-cell office:value-type="string" table:style-name="ce23">
            <text:p>Resource Name</text:p>
          </table:table-cell>
          <table:table-cell office:value-type="string" table:style-name="ce23">
            <text:p>Team/Department</text:p>
          </table:table-cell>
          <table:table-cell office:value-type="string" table:style-name="ce23">
            <text:p>Work Description</text:p>
          </table:table-cell>
          <table:table-cell office:value-type="string" table:style-name="ce23">
            <text:p>Project Name</text:p>
          </table:table-cell>
          <table:table-cell office:value-type="string" table:style-name="ce24">
            <text:p>May 23</text:p>
          </table:table-cell>
          <table:table-cell office:value-type="string" table:style-name="ce24">
            <text:p>Jun 23</text:p>
          </table:table-cell>
          <table:table-cell office:value-type="string" table:style-name="ce24">
            <text:p>Jul 23</text:p>
          </table:table-cell>
          <table:table-cell office:value-type="string" table:style-name="ce24">
            <text:p>Aug 23</text:p>
          </table:table-cell>
          <table:table-cell office:value-type="string" table:style-name="ce24">
            <text:p>Sep 23</text:p>
          </table:table-cell>
          <table:table-cell office:value-type="string" table:style-name="ce24">
            <text:p>Oct 23</text:p>
          </table:table-cell>
          <table:table-cell office:value-type="string" table:style-name="ce24">
            <text:p>Nov 23</text:p>
          </table:table-cell>
          <table:table-cell office:value-type="string" table:style-name="ce25">
            <text:p>Dec 23</text:p>
          </table:table-cell>
          <table:table-cell office:value-type="string" table:style-name="ce109">
            <text:p>1</text:p>
          </table:table-cell>
          <table:table-cell office:value-type="string" table:style-name="ce110">
            <text:p>2</text:p>
          </table:table-cell>
          <table:table-cell office:value-type="string" table:style-name="ce110">
            <text:p>3</text:p>
          </table:table-cell>
          <table:table-cell office:value-type="string" table:style-name="ce110">
            <text:p>4</text:p>
          </table:table-cell>
          <table:table-cell office:value-type="string" table:style-name="ce110">
            <text:p>5</text:p>
          </table:table-cell>
          <table:table-cell office:value-type="string" table:style-name="ce110">
            <text:p>6</text:p>
          </table:table-cell>
          <table:table-cell office:value-type="string" table:style-name="ce110">
            <text:p>7</text:p>
          </table:table-cell>
          <table:table-cell office:value-type="string" table:style-name="ce110">
            <text:p>8</text:p>
          </table:table-cell>
          <table:table-cell office:value-type="string" table:style-name="ce110">
            <text:p>9</text:p>
          </table:table-cell>
          <table:table-cell office:value-type="string" table:style-name="ce110">
            <text:p>10</text:p>
          </table:table-cell>
          <table:table-cell office:value-type="string" table:style-name="ce110">
            <text:p>11</text:p>
          </table:table-cell>
          <table:table-cell office:value-type="string" table:style-name="ce110">
            <text:p>12</text:p>
          </table:table-cell>
          <table:table-cell office:value-type="string" table:style-name="ce110">
            <text:p>13</text:p>
          </table:table-cell>
          <table:table-cell office:value-type="string" table:style-name="ce110">
            <text:p>14</text:p>
          </table:table-cell>
          <table:table-cell office:value-type="string" table:style-name="ce110">
            <text:p>15</text:p>
          </table:table-cell>
          <table:table-cell office:value-type="string" table:style-name="ce110">
            <text:p>16</text:p>
          </table:table-cell>
          <table:table-cell office:value-type="string" table:style-name="ce110">
            <text:p>17</text:p>
          </table:table-cell>
          <table:table-cell office:value-type="string" table:style-name="ce110">
            <text:p>18</text:p>
          </table:table-cell>
          <table:table-cell office:value-type="string" table:style-name="ce110">
            <text:p>19</text:p>
          </table:table-cell>
          <table:table-cell office:value-type="string" table:style-name="ce110">
            <text:p>20</text:p>
          </table:table-cell>
          <table:table-cell office:value-type="string" table:style-name="ce110">
            <text:p>21</text:p>
          </table:table-cell>
          <table:table-cell office:value-type="string" table:style-name="ce110">
            <text:p>22</text:p>
          </table:table-cell>
          <table:table-cell office:value-type="string" table:style-name="ce110">
            <text:p>23</text:p>
          </table:table-cell>
          <table:table-cell office:value-type="string" table:style-name="ce110">
            <text:p>24</text:p>
          </table:table-cell>
          <table:table-cell office:value-type="string" table:style-name="ce110">
            <text:p>25</text:p>
          </table:table-cell>
          <table:table-cell office:value-type="string" table:style-name="ce110">
            <text:p>26</text:p>
          </table:table-cell>
          <table:table-cell office:value-type="string" table:style-name="ce110">
            <text:p>27</text:p>
          </table:table-cell>
          <table:table-cell office:value-type="string" table:style-name="ce110">
            <text:p>28</text:p>
          </table:table-cell>
          <table:table-cell office:value-type="string" table:style-name="ce110">
            <text:p>29</text:p>
          </table:table-cell>
          <table:table-cell office:value-type="string" table:style-name="ce110">
            <text:p>30</text:p>
          </table:table-cell>
          <table:table-cell office:value-type="string" table:style-name="ce111">
            <text:p>31</text:p>
          </table:table-cell>
          <table:table-cell office:value-type="string" table:style-name="ce112">
            <text:p>110</text:p>
          </table:table-cell>
          <table:table-cell office:value-type="string" table:style-name="ce110">
            <text:p>211</text:p>
          </table:table-cell>
          <table:table-cell office:value-type="string" table:style-name="ce110">
            <text:p>312</text:p>
          </table:table-cell>
          <table:table-cell office:value-type="string" table:style-name="ce110">
            <text:p>413</text:p>
          </table:table-cell>
          <table:table-cell office:value-type="string" table:style-name="ce110">
            <text:p>514</text:p>
          </table:table-cell>
          <table:table-cell office:value-type="string" table:style-name="ce110">
            <text:p>615</text:p>
          </table:table-cell>
          <table:table-cell office:value-type="string" table:style-name="ce110">
            <text:p>716</text:p>
          </table:table-cell>
          <table:table-cell office:value-type="string" table:style-name="ce110">
            <text:p>817</text:p>
          </table:table-cell>
          <table:table-cell office:value-type="string" table:style-name="ce110">
            <text:p>918</text:p>
          </table:table-cell>
          <table:table-cell office:value-type="string" table:style-name="ce110">
            <text:p>1019</text:p>
          </table:table-cell>
          <table:table-cell office:value-type="string" table:style-name="ce110">
            <text:p>1120</text:p>
          </table:table-cell>
          <table:table-cell office:value-type="string" table:style-name="ce110">
            <text:p>1221</text:p>
          </table:table-cell>
          <table:table-cell office:value-type="string" table:style-name="ce110">
            <text:p>1322</text:p>
          </table:table-cell>
          <table:table-cell office:value-type="string" table:style-name="ce110">
            <text:p>1423</text:p>
          </table:table-cell>
          <table:table-cell office:value-type="string" table:style-name="ce110">
            <text:p>1524</text:p>
          </table:table-cell>
          <table:table-cell office:value-type="string" table:style-name="ce110">
            <text:p>1625</text:p>
          </table:table-cell>
          <table:table-cell office:value-type="string" table:style-name="ce110">
            <text:p>1726</text:p>
          </table:table-cell>
          <table:table-cell office:value-type="string" table:style-name="ce110">
            <text:p>1827</text:p>
          </table:table-cell>
          <table:table-cell office:value-type="string" table:style-name="ce110">
            <text:p>1928</text:p>
          </table:table-cell>
          <table:table-cell office:value-type="string" table:style-name="ce110">
            <text:p>2029</text:p>
          </table:table-cell>
          <table:table-cell office:value-type="string" table:style-name="ce110">
            <text:p>2130</text:p>
          </table:table-cell>
          <table:table-cell office:value-type="string" table:style-name="ce110">
            <text:p>2231</text:p>
          </table:table-cell>
          <table:table-cell office:value-type="string" table:style-name="ce110">
            <text:p>2332</text:p>
          </table:table-cell>
          <table:table-cell office:value-type="string" table:style-name="ce110">
            <text:p>2433</text:p>
          </table:table-cell>
          <table:table-cell office:value-type="string" table:style-name="ce110">
            <text:p>2534</text:p>
          </table:table-cell>
          <table:table-cell office:value-type="string" table:style-name="ce110">
            <text:p>2635</text:p>
          </table:table-cell>
          <table:table-cell office:value-type="string" table:style-name="ce110">
            <text:p>2736</text:p>
          </table:table-cell>
          <table:table-cell office:value-type="string" table:style-name="ce110">
            <text:p>2837</text:p>
          </table:table-cell>
          <table:table-cell office:value-type="string" table:style-name="ce110">
            <text:p>2938</text:p>
          </table:table-cell>
          <table:table-cell office:value-type="string" table:style-name="ce111">
            <text:p>3039</text:p>
          </table:table-cell>
          <table:table-cell office:value-type="string" table:style-name="ce112">
            <text:p>140</text:p>
          </table:table-cell>
          <table:table-cell office:value-type="string" table:style-name="ce110">
            <text:p>241</text:p>
          </table:table-cell>
          <table:table-cell office:value-type="string" table:style-name="ce110">
            <text:p>342</text:p>
          </table:table-cell>
          <table:table-cell office:value-type="string" table:style-name="ce110">
            <text:p>443</text:p>
          </table:table-cell>
          <table:table-cell office:value-type="string" table:style-name="ce110">
            <text:p>544</text:p>
          </table:table-cell>
          <table:table-cell office:value-type="string" table:style-name="ce110">
            <text:p>645</text:p>
          </table:table-cell>
          <table:table-cell office:value-type="string" table:style-name="ce110">
            <text:p>746</text:p>
          </table:table-cell>
          <table:table-cell office:value-type="string" table:style-name="ce110">
            <text:p>847</text:p>
          </table:table-cell>
          <table:table-cell office:value-type="string" table:style-name="ce110">
            <text:p>948</text:p>
          </table:table-cell>
          <table:table-cell office:value-type="string" table:style-name="ce110">
            <text:p>1049</text:p>
          </table:table-cell>
          <table:table-cell office:value-type="string" table:style-name="ce110">
            <text:p>1150</text:p>
          </table:table-cell>
          <table:table-cell office:value-type="string" table:style-name="ce110">
            <text:p>1251</text:p>
          </table:table-cell>
          <table:table-cell office:value-type="string" table:style-name="ce110">
            <text:p>1352</text:p>
          </table:table-cell>
          <table:table-cell office:value-type="string" table:style-name="ce110">
            <text:p>1453</text:p>
          </table:table-cell>
          <table:table-cell office:value-type="string" table:style-name="ce110">
            <text:p>1554</text:p>
          </table:table-cell>
          <table:table-cell office:value-type="string" table:style-name="ce110">
            <text:p>1655</text:p>
          </table:table-cell>
          <table:table-cell office:value-type="string" table:style-name="ce110">
            <text:p>1756</text:p>
          </table:table-cell>
          <table:table-cell office:value-type="string" table:style-name="ce110">
            <text:p>1857</text:p>
          </table:table-cell>
          <table:table-cell office:value-type="string" table:style-name="ce110">
            <text:p>1958</text:p>
          </table:table-cell>
          <table:table-cell office:value-type="string" table:style-name="ce110">
            <text:p>2059</text:p>
          </table:table-cell>
          <table:table-cell office:value-type="string" table:style-name="ce110">
            <text:p>2160</text:p>
          </table:table-cell>
          <table:table-cell office:value-type="string" table:style-name="ce110">
            <text:p>2261</text:p>
          </table:table-cell>
          <table:table-cell office:value-type="string" table:style-name="ce110">
            <text:p>2362</text:p>
          </table:table-cell>
          <table:table-cell office:value-type="string" table:style-name="ce110">
            <text:p>2463</text:p>
          </table:table-cell>
          <table:table-cell office:value-type="string" table:style-name="ce110">
            <text:p>2564</text:p>
          </table:table-cell>
          <table:table-cell office:value-type="string" table:style-name="ce110">
            <text:p>2665</text:p>
          </table:table-cell>
          <table:table-cell office:value-type="string" table:style-name="ce110">
            <text:p>2766</text:p>
          </table:table-cell>
          <table:table-cell office:value-type="string" table:style-name="ce110">
            <text:p>2867</text:p>
          </table:table-cell>
          <table:table-cell office:value-type="string" table:style-name="ce110">
            <text:p>2968</text:p>
          </table:table-cell>
          <table:table-cell office:value-type="string" table:style-name="ce110">
            <text:p>3069</text:p>
          </table:table-cell>
          <table:table-cell office:value-type="string" table:style-name="ce111">
            <text:p>3170</text:p>
          </table:table-cell>
          <table:table-cell office:value-type="string" table:style-name="ce112">
            <text:p>171</text:p>
          </table:table-cell>
          <table:table-cell office:value-type="string" table:style-name="ce110">
            <text:p>272</text:p>
          </table:table-cell>
          <table:table-cell office:value-type="string" table:style-name="ce110">
            <text:p>373</text:p>
          </table:table-cell>
          <table:table-cell office:value-type="string" table:style-name="ce110">
            <text:p>474</text:p>
          </table:table-cell>
          <table:table-cell office:value-type="string" table:style-name="ce110">
            <text:p>575</text:p>
          </table:table-cell>
          <table:table-cell office:value-type="string" table:style-name="ce110">
            <text:p>676</text:p>
          </table:table-cell>
          <table:table-cell office:value-type="string" table:style-name="ce110">
            <text:p>777</text:p>
          </table:table-cell>
          <table:table-cell office:value-type="string" table:style-name="ce110">
            <text:p>878</text:p>
          </table:table-cell>
          <table:table-cell office:value-type="string" table:style-name="ce110">
            <text:p>979</text:p>
          </table:table-cell>
          <table:table-cell office:value-type="string" table:style-name="ce110">
            <text:p>1080</text:p>
          </table:table-cell>
          <table:table-cell office:value-type="string" table:style-name="ce110">
            <text:p>1181</text:p>
          </table:table-cell>
          <table:table-cell office:value-type="string" table:style-name="ce110">
            <text:p>1282</text:p>
          </table:table-cell>
          <table:table-cell office:value-type="string" table:style-name="ce110">
            <text:p>1383</text:p>
          </table:table-cell>
          <table:table-cell office:value-type="string" table:style-name="ce110">
            <text:p>1484</text:p>
          </table:table-cell>
          <table:table-cell office:value-type="string" table:style-name="ce110">
            <text:p>1585</text:p>
          </table:table-cell>
          <table:table-cell office:value-type="string" table:style-name="ce110">
            <text:p>1686</text:p>
          </table:table-cell>
          <table:table-cell office:value-type="string" table:style-name="ce110">
            <text:p>1787</text:p>
          </table:table-cell>
          <table:table-cell office:value-type="string" table:style-name="ce110">
            <text:p>1888</text:p>
          </table:table-cell>
          <table:table-cell office:value-type="string" table:style-name="ce110">
            <text:p>1989</text:p>
          </table:table-cell>
          <table:table-cell office:value-type="string" table:style-name="ce110">
            <text:p>2090</text:p>
          </table:table-cell>
          <table:table-cell office:value-type="string" table:style-name="ce110">
            <text:p>2191</text:p>
          </table:table-cell>
          <table:table-cell office:value-type="string" table:style-name="ce110">
            <text:p>2292</text:p>
          </table:table-cell>
          <table:table-cell office:value-type="string" table:style-name="ce110">
            <text:p>2393</text:p>
          </table:table-cell>
          <table:table-cell office:value-type="string" table:style-name="ce110">
            <text:p>2494</text:p>
          </table:table-cell>
          <table:table-cell office:value-type="string" table:style-name="ce110">
            <text:p>2595</text:p>
          </table:table-cell>
          <table:table-cell office:value-type="string" table:style-name="ce110">
            <text:p>2696</text:p>
          </table:table-cell>
          <table:table-cell office:value-type="string" table:style-name="ce110">
            <text:p>2797</text:p>
          </table:table-cell>
          <table:table-cell office:value-type="string" table:style-name="ce110">
            <text:p>2898</text:p>
          </table:table-cell>
          <table:table-cell office:value-type="string" table:style-name="ce110">
            <text:p>2999</text:p>
          </table:table-cell>
          <table:table-cell office:value-type="string" table:style-name="ce110">
            <text:p>30100</text:p>
          </table:table-cell>
          <table:table-cell office:value-type="string" table:style-name="ce111">
            <text:p>31101</text:p>
          </table:table-cell>
          <table:table-cell office:value-type="string" table:style-name="ce112">
            <text:p>1102</text:p>
          </table:table-cell>
          <table:table-cell office:value-type="string" table:style-name="ce110">
            <text:p>2103</text:p>
          </table:table-cell>
          <table:table-cell office:value-type="string" table:style-name="ce110">
            <text:p>3104</text:p>
          </table:table-cell>
          <table:table-cell office:value-type="string" table:style-name="ce110">
            <text:p>4105</text:p>
          </table:table-cell>
          <table:table-cell office:value-type="string" table:style-name="ce110">
            <text:p>5106</text:p>
          </table:table-cell>
          <table:table-cell office:value-type="string" table:style-name="ce110">
            <text:p>6107</text:p>
          </table:table-cell>
          <table:table-cell office:value-type="string" table:style-name="ce110">
            <text:p>7108</text:p>
          </table:table-cell>
          <table:table-cell office:value-type="string" table:style-name="ce110">
            <text:p>8109</text:p>
          </table:table-cell>
          <table:table-cell office:value-type="string" table:style-name="ce110">
            <text:p>9110</text:p>
          </table:table-cell>
          <table:table-cell office:value-type="string" table:style-name="ce110">
            <text:p>10111</text:p>
          </table:table-cell>
          <table:table-cell office:value-type="string" table:style-name="ce110">
            <text:p>11112</text:p>
          </table:table-cell>
          <table:table-cell office:value-type="string" table:style-name="ce110">
            <text:p>12113</text:p>
          </table:table-cell>
          <table:table-cell office:value-type="string" table:style-name="ce110">
            <text:p>13114</text:p>
          </table:table-cell>
          <table:table-cell office:value-type="string" table:style-name="ce110">
            <text:p>14115</text:p>
          </table:table-cell>
          <table:table-cell office:value-type="string" table:style-name="ce110">
            <text:p>15116</text:p>
          </table:table-cell>
          <table:table-cell office:value-type="string" table:style-name="ce110">
            <text:p>16117</text:p>
          </table:table-cell>
          <table:table-cell office:value-type="string" table:style-name="ce110">
            <text:p>17118</text:p>
          </table:table-cell>
          <table:table-cell office:value-type="string" table:style-name="ce110">
            <text:p>18119</text:p>
          </table:table-cell>
          <table:table-cell office:value-type="string" table:style-name="ce110">
            <text:p>19120</text:p>
          </table:table-cell>
          <table:table-cell office:value-type="string" table:style-name="ce110">
            <text:p>20121</text:p>
          </table:table-cell>
          <table:table-cell office:value-type="string" table:style-name="ce110">
            <text:p>21122</text:p>
          </table:table-cell>
          <table:table-cell office:value-type="string" table:style-name="ce110">
            <text:p>22123</text:p>
          </table:table-cell>
          <table:table-cell office:value-type="string" table:style-name="ce110">
            <text:p>23124</text:p>
          </table:table-cell>
          <table:table-cell office:value-type="string" table:style-name="ce110">
            <text:p>24125</text:p>
          </table:table-cell>
          <table:table-cell office:value-type="string" table:style-name="ce110">
            <text:p>25126</text:p>
          </table:table-cell>
          <table:table-cell office:value-type="string" table:style-name="ce110">
            <text:p>26127</text:p>
          </table:table-cell>
          <table:table-cell office:value-type="string" table:style-name="ce110">
            <text:p>27128</text:p>
          </table:table-cell>
          <table:table-cell office:value-type="string" table:style-name="ce110">
            <text:p>28129</text:p>
          </table:table-cell>
          <table:table-cell office:value-type="string" table:style-name="ce110">
            <text:p>29130</text:p>
          </table:table-cell>
          <table:table-cell office:value-type="string" table:style-name="ce111">
            <text:p>30131</text:p>
          </table:table-cell>
          <table:table-cell office:value-type="string" table:style-name="ce112">
            <text:p>1132</text:p>
          </table:table-cell>
          <table:table-cell office:value-type="string" table:style-name="ce110">
            <text:p>2133</text:p>
          </table:table-cell>
          <table:table-cell office:value-type="string" table:style-name="ce110">
            <text:p>3134</text:p>
          </table:table-cell>
          <table:table-cell office:value-type="string" table:style-name="ce110">
            <text:p>4135</text:p>
          </table:table-cell>
          <table:table-cell office:value-type="string" table:style-name="ce110">
            <text:p>5136</text:p>
          </table:table-cell>
          <table:table-cell office:value-type="string" table:style-name="ce110">
            <text:p>6137</text:p>
          </table:table-cell>
          <table:table-cell office:value-type="string" table:style-name="ce110">
            <text:p>7138</text:p>
          </table:table-cell>
          <table:table-cell office:value-type="string" table:style-name="ce110">
            <text:p>8139</text:p>
          </table:table-cell>
          <table:table-cell office:value-type="string" table:style-name="ce110">
            <text:p>9140</text:p>
          </table:table-cell>
          <table:table-cell office:value-type="string" table:style-name="ce110">
            <text:p>10141</text:p>
          </table:table-cell>
          <table:table-cell office:value-type="string" table:style-name="ce110">
            <text:p>11142</text:p>
          </table:table-cell>
          <table:table-cell office:value-type="string" table:style-name="ce110">
            <text:p>12143</text:p>
          </table:table-cell>
          <table:table-cell office:value-type="string" table:style-name="ce110">
            <text:p>13144</text:p>
          </table:table-cell>
          <table:table-cell office:value-type="string" table:style-name="ce110">
            <text:p>14145</text:p>
          </table:table-cell>
          <table:table-cell office:value-type="string" table:style-name="ce110">
            <text:p>15146</text:p>
          </table:table-cell>
          <table:table-cell office:value-type="string" table:style-name="ce110">
            <text:p>16147</text:p>
          </table:table-cell>
          <table:table-cell office:value-type="string" table:style-name="ce110">
            <text:p>17148</text:p>
          </table:table-cell>
          <table:table-cell office:value-type="string" table:style-name="ce110">
            <text:p>18149</text:p>
          </table:table-cell>
          <table:table-cell office:value-type="string" table:style-name="ce110">
            <text:p>19150</text:p>
          </table:table-cell>
          <table:table-cell office:value-type="string" table:style-name="ce110">
            <text:p>20151</text:p>
          </table:table-cell>
          <table:table-cell office:value-type="string" table:style-name="ce110">
            <text:p>21152</text:p>
          </table:table-cell>
          <table:table-cell office:value-type="string" table:style-name="ce110">
            <text:p>22153</text:p>
          </table:table-cell>
          <table:table-cell office:value-type="string" table:style-name="ce110">
            <text:p>23154</text:p>
          </table:table-cell>
          <table:table-cell office:value-type="string" table:style-name="ce110">
            <text:p>24155</text:p>
          </table:table-cell>
          <table:table-cell office:value-type="string" table:style-name="ce110">
            <text:p>25156</text:p>
          </table:table-cell>
          <table:table-cell office:value-type="string" table:style-name="ce110">
            <text:p>26157</text:p>
          </table:table-cell>
          <table:table-cell office:value-type="string" table:style-name="ce110">
            <text:p>27158</text:p>
          </table:table-cell>
          <table:table-cell office:value-type="string" table:style-name="ce110">
            <text:p>28159</text:p>
          </table:table-cell>
          <table:table-cell office:value-type="string" table:style-name="ce110">
            <text:p>29160</text:p>
          </table:table-cell>
          <table:table-cell office:value-type="string" table:style-name="ce110">
            <text:p>30161</text:p>
          </table:table-cell>
          <table:table-cell office:value-type="string" table:style-name="ce111">
            <text:p>31162</text:p>
          </table:table-cell>
          <table:table-cell office:value-type="string" table:style-name="ce112">
            <text:p>1163</text:p>
          </table:table-cell>
          <table:table-cell office:value-type="string" table:style-name="ce110">
            <text:p>2164</text:p>
          </table:table-cell>
          <table:table-cell office:value-type="string" table:style-name="ce110">
            <text:p>3165</text:p>
          </table:table-cell>
          <table:table-cell office:value-type="string" table:style-name="ce110">
            <text:p>4166</text:p>
          </table:table-cell>
          <table:table-cell office:value-type="string" table:style-name="ce110">
            <text:p>5167</text:p>
          </table:table-cell>
          <table:table-cell office:value-type="string" table:style-name="ce110">
            <text:p>6168</text:p>
          </table:table-cell>
          <table:table-cell office:value-type="string" table:style-name="ce110">
            <text:p>7169</text:p>
          </table:table-cell>
          <table:table-cell office:value-type="string" table:style-name="ce110">
            <text:p>8170</text:p>
          </table:table-cell>
          <table:table-cell office:value-type="string" table:style-name="ce110">
            <text:p>9171</text:p>
          </table:table-cell>
          <table:table-cell office:value-type="string" table:style-name="ce110">
            <text:p>10172</text:p>
          </table:table-cell>
          <table:table-cell office:value-type="string" table:style-name="ce110">
            <text:p>11173</text:p>
          </table:table-cell>
          <table:table-cell office:value-type="string" table:style-name="ce110">
            <text:p>12174</text:p>
          </table:table-cell>
          <table:table-cell office:value-type="string" table:style-name="ce110">
            <text:p>13175</text:p>
          </table:table-cell>
          <table:table-cell office:value-type="string" table:style-name="ce110">
            <text:p>14176</text:p>
          </table:table-cell>
          <table:table-cell office:value-type="string" table:style-name="ce110">
            <text:p>15177</text:p>
          </table:table-cell>
          <table:table-cell office:value-type="string" table:style-name="ce110">
            <text:p>16178</text:p>
          </table:table-cell>
          <table:table-cell office:value-type="string" table:style-name="ce110">
            <text:p>17179</text:p>
          </table:table-cell>
          <table:table-cell office:value-type="string" table:style-name="ce110">
            <text:p>18180</text:p>
          </table:table-cell>
          <table:table-cell office:value-type="string" table:style-name="ce110">
            <text:p>19181</text:p>
          </table:table-cell>
          <table:table-cell office:value-type="string" table:style-name="ce110">
            <text:p>20182</text:p>
          </table:table-cell>
          <table:table-cell office:value-type="string" table:style-name="ce110">
            <text:p>21183</text:p>
          </table:table-cell>
          <table:table-cell office:value-type="string" table:style-name="ce110">
            <text:p>22184</text:p>
          </table:table-cell>
          <table:table-cell office:value-type="string" table:style-name="ce110">
            <text:p>23185</text:p>
          </table:table-cell>
          <table:table-cell office:value-type="string" table:style-name="ce110">
            <text:p>24186</text:p>
          </table:table-cell>
          <table:table-cell office:value-type="string" table:style-name="ce110">
            <text:p>25187</text:p>
          </table:table-cell>
          <table:table-cell office:value-type="string" table:style-name="ce110">
            <text:p>26188</text:p>
          </table:table-cell>
          <table:table-cell office:value-type="string" table:style-name="ce110">
            <text:p>27189</text:p>
          </table:table-cell>
          <table:table-cell office:value-type="string" table:style-name="ce110">
            <text:p>28190</text:p>
          </table:table-cell>
          <table:table-cell office:value-type="string" table:style-name="ce110">
            <text:p>29191</text:p>
          </table:table-cell>
          <table:table-cell office:value-type="string" table:style-name="ce111">
            <text:p>30192</text:p>
          </table:table-cell>
          <table:table-cell office:value-type="string" table:style-name="ce112">
            <text:p>1193</text:p>
          </table:table-cell>
          <table:table-cell office:value-type="string" table:style-name="ce110">
            <text:p>2194</text:p>
          </table:table-cell>
          <table:table-cell office:value-type="string" table:style-name="ce110">
            <text:p>3195</text:p>
          </table:table-cell>
          <table:table-cell office:value-type="string" table:style-name="ce110">
            <text:p>4196</text:p>
          </table:table-cell>
          <table:table-cell office:value-type="string" table:style-name="ce110">
            <text:p>5197</text:p>
          </table:table-cell>
          <table:table-cell office:value-type="string" table:style-name="ce110">
            <text:p>6198</text:p>
          </table:table-cell>
          <table:table-cell office:value-type="string" table:style-name="ce110">
            <text:p>7199</text:p>
          </table:table-cell>
          <table:table-cell office:value-type="string" table:style-name="ce110">
            <text:p>8200</text:p>
          </table:table-cell>
          <table:table-cell office:value-type="string" table:style-name="ce110">
            <text:p>9201</text:p>
          </table:table-cell>
          <table:table-cell office:value-type="string" table:style-name="ce110">
            <text:p>10202</text:p>
          </table:table-cell>
          <table:table-cell office:value-type="string" table:style-name="ce110">
            <text:p>11203</text:p>
          </table:table-cell>
          <table:table-cell office:value-type="string" table:style-name="ce110">
            <text:p>12204</text:p>
          </table:table-cell>
          <table:table-cell office:value-type="string" table:style-name="ce110">
            <text:p>13205</text:p>
          </table:table-cell>
          <table:table-cell office:value-type="string" table:style-name="ce110">
            <text:p>14206</text:p>
          </table:table-cell>
          <table:table-cell office:value-type="string" table:style-name="ce110">
            <text:p>15207</text:p>
          </table:table-cell>
          <table:table-cell office:value-type="string" table:style-name="ce110">
            <text:p>16208</text:p>
          </table:table-cell>
          <table:table-cell office:value-type="string" table:style-name="ce110">
            <text:p>17209</text:p>
          </table:table-cell>
          <table:table-cell office:value-type="string" table:style-name="ce110">
            <text:p>18210</text:p>
          </table:table-cell>
          <table:table-cell office:value-type="string" table:style-name="ce110">
            <text:p>19211</text:p>
          </table:table-cell>
          <table:table-cell office:value-type="string" table:style-name="ce110">
            <text:p>20212</text:p>
          </table:table-cell>
          <table:table-cell office:value-type="string" table:style-name="ce110">
            <text:p>21213</text:p>
          </table:table-cell>
          <table:table-cell office:value-type="string" table:style-name="ce110">
            <text:p>22214</text:p>
          </table:table-cell>
          <table:table-cell office:value-type="string" table:style-name="ce110">
            <text:p>23215</text:p>
          </table:table-cell>
          <table:table-cell office:value-type="string" table:style-name="ce110">
            <text:p>24216</text:p>
          </table:table-cell>
          <table:table-cell office:value-type="string" table:style-name="ce110">
            <text:p>25217</text:p>
          </table:table-cell>
          <table:table-cell office:value-type="string" table:style-name="ce110">
            <text:p>26218</text:p>
          </table:table-cell>
          <table:table-cell office:value-type="string" table:style-name="ce110">
            <text:p>27219</text:p>
          </table:table-cell>
          <table:table-cell office:value-type="string" table:style-name="ce110">
            <text:p>28220</text:p>
          </table:table-cell>
          <table:table-cell office:value-type="string" table:style-name="ce110">
            <text:p>29221</text:p>
          </table:table-cell>
          <table:table-cell office:value-type="string" table:style-name="ce110">
            <text:p>30222</text:p>
          </table:table-cell>
          <table:table-cell office:value-type="string" table:style-name="ce111">
            <text:p>31223</text:p>
          </table:table-cell>
          <table:table-cell table:number-columns-repeated="16125"/>
        </table:table-row>
        <table:table-row table:style-name="ro2">
          <table:table-cell table:style-name="ce7"/>
          <table:table-cell office:value-type="float" office:value="1" table:style-name="ce30">
            <text:p>1</text:p>
          </table:table-cell>
          <table:table-cell office:value-type="string" table:style-name="ce31">
            <text:p>Roshan Tambe</text:p>
          </table:table-cell>
          <table:table-cell office:value-type="string" table:style-name="ce31">
            <text:p>Development</text:p>
          </table:table-cell>
          <table:table-cell office:value-type="string" table:style-name="ce31">
            <text:p>Dynamically set OTP expiration time and<text:s/></text:p>
          </table:table-cell>
          <table:table-cell office:value-type="string" table:style-name="ce31">
            <text:p>Click2Remit</text:p>
          </table:table-cell>
          <table:table-cell office:value-type="string" office:string-value=" " table:formula="of:=IF(SUM([.O5:.AS5])=0;&quot; &quot;;TEXT(SUM([.O5:.AS5])/(24*60);&quot;[h]:mm&quot;))" table:style-name="ce32">
            <text:p><text:s/></text:p>
          </table:table-cell>
          <table:table-cell office:value-type="string" office:string-value="8:00" table:formula="of:=IF(SUM([.AT5:.BW5])=0;&quot; &quot;;(TEXT(SUM([.AT5:.BW5])/(24*60);&quot;[h]:mm&quot;)))" table:style-name="ce32">
            <text:p>8:00</text:p>
          </table:table-cell>
          <table:table-cell office:value-type="string" office:string-value=" " table:formula="of:=IF(SUM([.BX5:.DB5])=0;&quot; &quot;;(TEXT(SUM([.BX5:.DB5])/(24*60);&quot;[h]:mm&quot;)))" table:style-name="ce32">
            <text:p><text:s/></text:p>
          </table:table-cell>
          <table:table-cell office:value-type="string" office:string-value=" " table:formula="of:=IF(SUM([.DC5:.EG5])=0;&quot; &quot;;(TEXT(SUM([.DC5:.EG5])/(24*60);&quot;[h]:mm&quot;)))" table:style-name="ce32">
            <text:p><text:s/></text:p>
          </table:table-cell>
          <table:table-cell office:value-type="string" office:string-value=" " table:formula="of:=IF(SUM([.EH5:.FK5])=0;&quot; &quot;;(TEXT(SUM([.EH5:.FK5])/(24*60);&quot;[h]:mm&quot;)))" table:style-name="ce32">
            <text:p><text:s/></text:p>
          </table:table-cell>
          <table:table-cell office:value-type="string" office:string-value=" " table:formula="of:=IF(SUM([.FL5:.GP5])=0;&quot; &quot;;(TEXT(SUM([.FL5:.GP5])/(24*60);&quot;[h]:mm&quot;)))" table:style-name="ce32">
            <text:p><text:s/></text:p>
          </table:table-cell>
          <table:table-cell office:value-type="string" office:string-value=" " table:formula="of:=IF(SUM([.GQ5:.HT5])=0;&quot; &quot;;(TEXT(SUM([.GQ5:.HT5])/(24*60);&quot;[h]:mm&quot;)))" table:style-name="ce32">
            <text:p><text:s/></text:p>
          </table:table-cell>
          <table:table-cell office:value-type="string" office:string-value=" " table:formula="of:=IF(SUM([.HU5:.IY5])=0;&quot; &quot;;(TEXT(SUM([.HU5:.IY5])/(24*60);&quot;[h]:mm&quot;)))" table:style-name="ce33">
            <text:p><text:s/></text:p>
          </table:table-cell>
          <table:table-cell table:style-name="ce113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5"/>
          <table:table-cell office:value-type="float" office:value="480" table:style-name="ce116">
            <text:p>480</text:p>
          </table:table-cell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5"/>
          <table:table-cell table:style-name="ce117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5"/>
          <table:table-cell table:style-name="ce117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5"/>
          <table:table-cell table:style-name="ce117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5"/>
          <table:table-cell table:style-name="ce117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5"/>
          <table:table-cell table:style-name="ce117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5"/>
          <table:table-cell table:style-name="ce117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5"/>
          <table:table-cell table:number-columns-repeated="16125"/>
        </table:table-row>
        <table:table-row table:style-name="ro2">
          <table:table-cell table:style-name="ce7"/>
          <table:table-cell office:value-type="float" office:value="2" table:style-name="ce38">
            <text:p>2</text:p>
          </table:table-cell>
          <table:table-cell office:value-type="string" table:style-name="ce31">
            <text:p>Roshan Tambe</text:p>
          </table:table-cell>
          <table:table-cell office:value-type="string" table:style-name="ce31">
            <text:p>Development</text:p>
          </table:table-cell>
          <table:table-cell office:value-type="string" table:style-name="ce39">
            <text:p>replaced glob banner from landing ,signin and signup page</text:p>
          </table:table-cell>
          <table:table-cell office:value-type="string" table:style-name="ce31">
            <text:p>Click2Remit</text:p>
          </table:table-cell>
          <table:table-cell office:value-type="string" office:string-value=" " table:formula="of:=IF(SUM([.O6:.AS6])=0;&quot; &quot;;(TEXT(SUM([.O6:.AS6])/(24*60);&quot;[h]:mm&quot;)))" table:style-name="ce40">
            <text:p><text:s/></text:p>
          </table:table-cell>
          <table:table-cell office:value-type="string" office:string-value="8:30" table:formula="of:=IF(SUM([.AT6:.BW6])=0;&quot; &quot;;(TEXT(SUM([.AT6:.BW6])/(24*60);&quot;[h]:mm&quot;)))" table:style-name="ce32">
            <text:p>8:30</text:p>
          </table:table-cell>
          <table:table-cell office:value-type="string" office:string-value=" " table:formula="of:=IF(SUM([.BX6:.DB6])=0;&quot; &quot;;(TEXT(SUM([.BX6:.DB6])/(24*60);&quot;[h]:mm&quot;)))" table:style-name="ce40">
            <text:p><text:s/></text:p>
          </table:table-cell>
          <table:table-cell office:value-type="string" office:string-value=" " table:formula="of:=IF(SUM([.DC6:.EG6])=0;&quot; &quot;;(TEXT(SUM([.DC6:.EG6])/(24*60);&quot;[h]:mm&quot;)))" table:style-name="ce40">
            <text:p><text:s/></text:p>
          </table:table-cell>
          <table:table-cell office:value-type="string" office:string-value=" " table:formula="of:=IF(SUM([.EH6:.FK6])=0;&quot; &quot;;(TEXT(SUM([.EH6:.FK6])/(24*60);&quot;[h]:mm&quot;)))" table:style-name="ce40">
            <text:p><text:s/></text:p>
          </table:table-cell>
          <table:table-cell office:value-type="string" office:string-value=" " table:formula="of:=IF(SUM([.FL6:.GP6])=0;&quot; &quot;;(TEXT(SUM([.FL6:.GP6])/(24*60);&quot;[h]:mm&quot;)))" table:style-name="ce40">
            <text:p><text:s/></text:p>
          </table:table-cell>
          <table:table-cell office:value-type="string" office:string-value=" " table:formula="of:=IF(SUM([.GQ6:.HT6])=0;&quot; &quot;;(TEXT(SUM([.GQ6:.HT6])/(24*60);&quot;[h]:mm&quot;)))" table:style-name="ce40">
            <text:p><text:s/></text:p>
          </table:table-cell>
          <table:table-cell office:value-type="string" office:string-value=" " table:formula="of:=IF(SUM([.HU6:.IY6])=0;&quot; &quot;;(TEXT(SUM([.HU6:.IY6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office:value-type="float" office:value="510" table:style-name="ce90">
            <text:p>510</text:p>
          </table:table-cell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 table:style-name="ce7"/>
          <table:table-cell office:value-type="float" office:value="3" table:style-name="ce30">
            <text:p>3</text:p>
          </table:table-cell>
          <table:table-cell office:value-type="string" table:style-name="ce31">
            <text:p>Roshan Tambe</text:p>
          </table:table-cell>
          <table:table-cell office:value-type="string" table:style-name="ce31">
            <text:p>Development</text:p>
          </table:table-cell>
          <table:table-cell office:value-type="string" table:style-name="ce39">
            <text:p>removed unneccessury code</text:p>
          </table:table-cell>
          <table:table-cell office:value-type="string" table:style-name="ce31">
            <text:p>Click2Remit</text:p>
          </table:table-cell>
          <table:table-cell office:value-type="string" office:string-value=" " table:formula="of:=IF(SUM([.O7:.AS7])=0;&quot; &quot;;(TEXT(SUM([.O7:.AS7])/(24*60);&quot;[h]:mm&quot;)))" table:style-name="ce40">
            <text:p><text:s/></text:p>
          </table:table-cell>
          <table:table-cell office:value-type="string" office:string-value="7:30" table:formula="of:=IF(SUM([.AT7:.BW7])=0;&quot; &quot;;(TEXT(SUM([.AT7:.BW7])/(24*60);&quot;[h]:mm&quot;)))" table:style-name="ce32">
            <text:p>7:30</text:p>
          </table:table-cell>
          <table:table-cell office:value-type="string" office:string-value=" " table:formula="of:=IF(SUM([.BX7:.DB7])=0;&quot; &quot;;(TEXT(SUM([.BX7:.DB7])/(24*60);&quot;[h]:mm&quot;)))" table:style-name="ce40">
            <text:p><text:s/></text:p>
          </table:table-cell>
          <table:table-cell office:value-type="string" office:string-value=" " table:formula="of:=IF(SUM([.DC7:.EG7])=0;&quot; &quot;;(TEXT(SUM([.DC7:.EG7])/(24*60);&quot;[h]:mm&quot;)))" table:style-name="ce40">
            <text:p><text:s/></text:p>
          </table:table-cell>
          <table:table-cell office:value-type="string" office:string-value=" " table:formula="of:=IF(SUM([.EH7:.FK7])=0;&quot; &quot;;(TEXT(SUM([.EH7:.FK7])/(24*60);&quot;[h]:mm&quot;)))" table:style-name="ce40">
            <text:p><text:s/></text:p>
          </table:table-cell>
          <table:table-cell office:value-type="string" office:string-value=" " table:formula="of:=IF(SUM([.FL7:.GP7])=0;&quot; &quot;;(TEXT(SUM([.FL7:.GP7])/(24*60);&quot;[h]:mm&quot;)))" table:style-name="ce40">
            <text:p><text:s/></text:p>
          </table:table-cell>
          <table:table-cell office:value-type="string" office:string-value=" " table:formula="of:=IF(SUM([.GQ7:.HT7])=0;&quot; &quot;;(TEXT(SUM([.GQ7:.HT7])/(24*60);&quot;[h]:mm&quot;)))" table:style-name="ce40">
            <text:p><text:s/></text:p>
          </table:table-cell>
          <table:table-cell office:value-type="string" office:string-value=" " table:formula="of:=IF(SUM([.HU7:.IY7])=0;&quot; &quot;;(TEXT(SUM([.HU7:.IY7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office:value-type="float" office:value="450" table:style-name="ce90">
            <text:p>450</text:p>
          </table:table-cell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 table:style-name="ce7"/>
          <table:table-cell office:value-type="float" office:value="4" table:style-name="ce38">
            <text:p>4</text:p>
          </table:table-cell>
          <table:table-cell office:value-type="string" table:style-name="ce31">
            <text:p>Roshan Tambe</text:p>
          </table:table-cell>
          <table:table-cell office:value-type="string" table:style-name="ce31">
            <text:p>Development</text:p>
          </table:table-cell>
          <table:table-cell office:value-type="string" table:style-name="ce39">
            <text:p>Enabled API encryption and changed production url<text:s/></text:p>
          </table:table-cell>
          <table:table-cell office:value-type="string" table:style-name="ce31">
            <text:p>Click2Remit</text:p>
          </table:table-cell>
          <table:table-cell office:value-type="string" office:string-value=" " table:formula="of:=IF(SUM([.O8:.AS8])=0;&quot; &quot;;(TEXT(SUM([.O8:.AS8])/(24*60);&quot;[h]:mm&quot;)))" table:style-name="ce40">
            <text:p><text:s/></text:p>
          </table:table-cell>
          <table:table-cell office:value-type="string" office:string-value="8:30" table:formula="of:=IF(SUM([.AT8:.BW8])=0;&quot; &quot;;(TEXT(SUM([.AT8:.BW8])/(24*60);&quot;[h]:mm&quot;)))" table:style-name="ce32">
            <text:p>8:30</text:p>
          </table:table-cell>
          <table:table-cell office:value-type="string" office:string-value=" " table:formula="of:=IF(SUM([.BX8:.DB8])=0;&quot; &quot;;(TEXT(SUM([.BX8:.DB8])/(24*60);&quot;[h]:mm&quot;)))" table:style-name="ce40">
            <text:p><text:s/></text:p>
          </table:table-cell>
          <table:table-cell office:value-type="string" office:string-value=" " table:formula="of:=IF(SUM([.DC8:.EG8])=0;&quot; &quot;;(TEXT(SUM([.DC8:.EG8])/(24*60);&quot;[h]:mm&quot;)))" table:style-name="ce40">
            <text:p><text:s/></text:p>
          </table:table-cell>
          <table:table-cell office:value-type="string" office:string-value=" " table:formula="of:=IF(SUM([.EH8:.FK8])=0;&quot; &quot;;(TEXT(SUM([.EH8:.FK8])/(24*60);&quot;[h]:mm&quot;)))" table:style-name="ce40">
            <text:p><text:s/></text:p>
          </table:table-cell>
          <table:table-cell office:value-type="string" office:string-value=" " table:formula="of:=IF(SUM([.FL8:.GP8])=0;&quot; &quot;;(TEXT(SUM([.FL8:.GP8])/(24*60);&quot;[h]:mm&quot;)))" table:style-name="ce40">
            <text:p><text:s/></text:p>
          </table:table-cell>
          <table:table-cell office:value-type="string" office:string-value=" " table:formula="of:=IF(SUM([.GQ8:.HT8])=0;&quot; &quot;;(TEXT(SUM([.GQ8:.HT8])/(24*60);&quot;[h]:mm&quot;)))" table:style-name="ce40">
            <text:p><text:s/></text:p>
          </table:table-cell>
          <table:table-cell office:value-type="string" office:string-value=" " table:formula="of:=IF(SUM([.HU8:.IY8])=0;&quot; &quot;;(TEXT(SUM([.HU8:.IY8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7"/>
          <table:table-cell office:value-type="float" office:value="510" table:style-name="ce98">
            <text:p>510</text:p>
          </table:table-cell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 table:style-name="ce7"/>
          <table:table-cell office:value-type="float" office:value="5" table:style-name="ce30">
            <text:p>5</text:p>
          </table:table-cell>
          <table:table-cell office:value-type="string" table:style-name="ce31">
            <text:p>Roshan Tambe</text:p>
          </table:table-cell>
          <table:table-cell office:value-type="string" table:style-name="ce31">
            <text:p>Development</text:p>
          </table:table-cell>
          <table:table-cell office:value-type="string" table:style-name="ce39">
            <text:p>changed request ID using generate string function</text:p>
          </table:table-cell>
          <table:table-cell office:value-type="string" table:style-name="ce31">
            <text:p>Click2Remit</text:p>
          </table:table-cell>
          <table:table-cell office:value-type="string" office:string-value=" " table:formula="of:=IF(SUM([.O9:.AS9])=0;&quot; &quot;;(TEXT(SUM([.O9:.AS9])/(24*60);&quot;[h]:mm&quot;)))" table:style-name="ce40">
            <text:p><text:s/></text:p>
          </table:table-cell>
          <table:table-cell office:value-type="string" office:string-value="8:10" table:formula="of:=IF(SUM([.AT9:.BW9])=0;&quot; &quot;;(TEXT(SUM([.AT9:.BW9])/(24*60);&quot;[h]:mm&quot;)))" table:style-name="ce32">
            <text:p>8:10</text:p>
          </table:table-cell>
          <table:table-cell office:value-type="string" office:string-value=" " table:formula="of:=IF(SUM([.BX9:.DB9])=0;&quot; &quot;;(TEXT(SUM([.BX9:.DB9])/(24*60);&quot;[h]:mm&quot;)))" table:style-name="ce40">
            <text:p><text:s/></text:p>
          </table:table-cell>
          <table:table-cell office:value-type="string" office:string-value=" " table:formula="of:=IF(SUM([.DC9:.EG9])=0;&quot; &quot;;(TEXT(SUM([.DC9:.EG9])/(24*60);&quot;[h]:mm&quot;)))" table:style-name="ce40">
            <text:p><text:s/></text:p>
          </table:table-cell>
          <table:table-cell office:value-type="string" office:string-value=" " table:formula="of:=IF(SUM([.EH9:.FK9])=0;&quot; &quot;;(TEXT(SUM([.EH9:.FK9])/(24*60);&quot;[h]:mm&quot;)))" table:style-name="ce40">
            <text:p><text:s/></text:p>
          </table:table-cell>
          <table:table-cell office:value-type="string" office:string-value=" " table:formula="of:=IF(SUM([.FL9:.GP9])=0;&quot; &quot;;(TEXT(SUM([.FL9:.GP9])/(24*60);&quot;[h]:mm&quot;)))" table:style-name="ce40">
            <text:p><text:s/></text:p>
          </table:table-cell>
          <table:table-cell office:value-type="string" office:string-value=" " table:formula="of:=IF(SUM([.GQ9:.HT9])=0;&quot; &quot;;(TEXT(SUM([.GQ9:.HT9])/(24*60);&quot;[h]:mm&quot;)))" table:style-name="ce40">
            <text:p><text:s/></text:p>
          </table:table-cell>
          <table:table-cell office:value-type="string" office:string-value=" " table:formula="of:=IF(SUM([.HU9:.IY9])=0;&quot; &quot;;(TEXT(SUM([.HU9:.IY9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7"/>
          <table:table-cell table:style-name="ce90"/>
          <table:table-cell office:value-type="float" office:value="490" table:style-name="ce91">
            <text:p>490</text:p>
          </table:table-cell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 table:style-name="ce7"/>
          <table:table-cell office:value-type="float" office:value="6" table:style-name="ce38">
            <text:p>6</text:p>
          </table:table-cell>
          <table:table-cell office:value-type="string" table:style-name="ce31">
            <text:p>Roshan Tambe</text:p>
          </table:table-cell>
          <table:table-cell office:value-type="string" table:style-name="ce31">
            <text:p>Development</text:p>
          </table:table-cell>
          <table:table-cell office:value-type="string" table:style-name="ce39">
            <text:p>Write Documentation over Viamericas API flow</text:p>
          </table:table-cell>
          <table:table-cell office:value-type="string" table:style-name="ce39">
            <text:p>Click2Remit</text:p>
          </table:table-cell>
          <table:table-cell office:value-type="string" office:string-value=" " table:formula="of:=IF(SUM([.O10:.AS10])=0;&quot; &quot;;(TEXT(SUM([.O10:.AS10])/(24*60);&quot;[h]:mm&quot;)))" table:style-name="ce40">
            <text:p><text:s/></text:p>
          </table:table-cell>
          <table:table-cell office:value-type="string" office:string-value="7:30" table:formula="of:=IF(SUM([.AT10:.BW10])=0;&quot; &quot;;(TEXT(SUM([.AT10:.BW10])/(24*60);&quot;[h]:mm&quot;)))" table:style-name="ce32">
            <text:p>7:30</text:p>
          </table:table-cell>
          <table:table-cell office:value-type="string" office:string-value=" " table:formula="of:=IF(SUM([.BX10:.DB10])=0;&quot; &quot;;(TEXT(SUM([.BX10:.DB10])/(24*60);&quot;[h]:mm&quot;)))" table:style-name="ce40">
            <text:p><text:s/></text:p>
          </table:table-cell>
          <table:table-cell office:value-type="string" office:string-value=" " table:formula="of:=IF(SUM([.DC10:.EG10])=0;&quot; &quot;;(TEXT(SUM([.DC10:.EG10])/(24*60);&quot;[h]:mm&quot;)))" table:style-name="ce40">
            <text:p><text:s/></text:p>
          </table:table-cell>
          <table:table-cell office:value-type="string" office:string-value=" " table:formula="of:=IF(SUM([.EH10:.FK10])=0;&quot; &quot;;(TEXT(SUM([.EH10:.FK10])/(24*60);&quot;[h]:mm&quot;)))" table:style-name="ce40">
            <text:p><text:s/></text:p>
          </table:table-cell>
          <table:table-cell office:value-type="string" office:string-value=" " table:formula="of:=IF(SUM([.FL10:.GP10])=0;&quot; &quot;;(TEXT(SUM([.FL10:.GP10])/(24*60);&quot;[h]:mm&quot;)))" table:style-name="ce40">
            <text:p><text:s/></text:p>
          </table:table-cell>
          <table:table-cell office:value-type="string" office:string-value=" " table:formula="of:=IF(SUM([.GQ10:.HT10])=0;&quot; &quot;;(TEXT(SUM([.GQ10:.HT10])/(24*60);&quot;[h]:mm&quot;)))" table:style-name="ce40">
            <text:p><text:s/></text:p>
          </table:table-cell>
          <table:table-cell office:value-type="string" office:string-value=" " table:formula="of:=IF(SUM([.HU10:.IY10])=0;&quot; &quot;;(TEXT(SUM([.HU10:.IY10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7"/>
          <table:table-cell table:style-name="ce90"/>
          <table:table-cell table:style-name="ce90"/>
          <table:table-cell office:value-type="float" office:value="450" table:style-name="ce92">
            <text:p>450</text:p>
          </table:table-cell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 table:style-name="ce7"/>
          <table:table-cell office:value-type="float" office:value="7" table:style-name="ce30">
            <text:p>7</text:p>
          </table:table-cell>
          <table:table-cell office:value-type="string" table:style-name="ce31">
            <text:p>Roshan Tambe</text:p>
          </table:table-cell>
          <table:table-cell office:value-type="string" table:style-name="ce31">
            <text:p>Development</text:p>
          </table:table-cell>
          <table:table-cell office:value-type="string" table:style-name="ce39">
            <text:p>In CSB bank via API integrated in signin and singup</text:p>
          </table:table-cell>
          <table:table-cell office:value-type="string" table:style-name="ce39">
            <text:p>CSB Remit</text:p>
          </table:table-cell>
          <table:table-cell office:value-type="string" office:string-value=" " table:formula="of:=IF(SUM([.O11:.AS11])=0;&quot; &quot;;(TEXT(SUM([.O11:.AS11])/(24*60);&quot;[h]:mm&quot;)))" table:style-name="ce40">
            <text:p><text:s/></text:p>
          </table:table-cell>
          <table:table-cell office:value-type="string" office:string-value="9:20" table:formula="of:=IF(SUM([.AT11:.BW11])=0;&quot; &quot;;(TEXT(SUM([.AT11:.BW11])/(24*60);&quot;[h]:mm&quot;)))" table:style-name="ce32">
            <text:p>9:20</text:p>
          </table:table-cell>
          <table:table-cell office:value-type="string" office:string-value=" " table:formula="of:=IF(SUM([.BX11:.DB11])=0;&quot; &quot;;(TEXT(SUM([.BX11:.DB11])/(24*60);&quot;[h]:mm&quot;)))" table:style-name="ce40">
            <text:p><text:s/></text:p>
          </table:table-cell>
          <table:table-cell office:value-type="string" office:string-value=" " table:formula="of:=IF(SUM([.DC11:.EG11])=0;&quot; &quot;;(TEXT(SUM([.DC11:.EG11])/(24*60);&quot;[h]:mm&quot;)))" table:style-name="ce40">
            <text:p><text:s/></text:p>
          </table:table-cell>
          <table:table-cell office:value-type="string" office:string-value=" " table:formula="of:=IF(SUM([.EH11:.FK11])=0;&quot; &quot;;(TEXT(SUM([.EH11:.FK11])/(24*60);&quot;[h]:mm&quot;)))" table:style-name="ce40">
            <text:p><text:s/></text:p>
          </table:table-cell>
          <table:table-cell office:value-type="string" office:string-value=" " table:formula="of:=IF(SUM([.FL11:.GP11])=0;&quot; &quot;;(TEXT(SUM([.FL11:.GP11])/(24*60);&quot;[h]:mm&quot;)))" table:style-name="ce40">
            <text:p><text:s/></text:p>
          </table:table-cell>
          <table:table-cell office:value-type="string" office:string-value=" " table:formula="of:=IF(SUM([.GQ11:.HT11])=0;&quot; &quot;;(TEXT(SUM([.GQ11:.HT11])/(24*60);&quot;[h]:mm&quot;)))" table:style-name="ce40">
            <text:p><text:s/></text:p>
          </table:table-cell>
          <table:table-cell office:value-type="string" office:string-value=" " table:formula="of:=IF(SUM([.HU11:.IY11])=0;&quot; &quot;;(TEXT(SUM([.HU11:.IY11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7"/>
          <table:table-cell table:style-name="ce90"/>
          <table:table-cell table:style-name="ce90"/>
          <table:table-cell table:style-name="ce90"/>
          <table:table-cell office:value-type="float" office:value="560" table:style-name="ce93">
            <text:p>560</text:p>
          </table:table-cell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 table:style-name="ce7"/>
          <table:table-cell office:value-type="float" office:value="8" table:style-name="ce30">
            <text:p>8</text:p>
          </table:table-cell>
          <table:table-cell office:value-type="string" table:style-name="ce31">
            <text:p>Roshan Tambe</text:p>
          </table:table-cell>
          <table:table-cell office:value-type="string" table:style-name="ce31">
            <text:p>Development</text:p>
          </table:table-cell>
          <table:table-cell office:value-type="string" table:style-name="ce39">
            <text:p>Sign in and sign up flow according to Via</text:p>
          </table:table-cell>
          <table:table-cell office:value-type="string" table:style-name="ce39">
            <text:p>CGPN Remit</text:p>
          </table:table-cell>
          <table:table-cell office:value-type="string" office:string-value=" " table:formula="of:=IF(SUM([.O12:.AS12])=0;&quot; &quot;;(TEXT(SUM([.O12:.AS12])/(24*60);&quot;[h]:mm&quot;)))" table:style-name="ce40">
            <text:p><text:s/></text:p>
          </table:table-cell>
          <table:table-cell office:value-type="string" office:string-value="9:20" table:formula="of:=IF(SUM([.AT12:.BW12])=0;&quot; &quot;;(TEXT(SUM([.AT12:.BW12])/(24*60);&quot;[h]:mm&quot;)))" table:style-name="ce32">
            <text:p>9:20</text:p>
          </table:table-cell>
          <table:table-cell office:value-type="string" office:string-value=" " table:formula="of:=IF(SUM([.BX12:.DB12])=0;&quot; &quot;;(TEXT(SUM([.BX12:.DB12])/(24*60);&quot;[h]:mm&quot;)))" table:style-name="ce40">
            <text:p><text:s/></text:p>
          </table:table-cell>
          <table:table-cell office:value-type="string" office:string-value=" " table:formula="of:=IF(SUM([.DC12:.EG12])=0;&quot; &quot;;(TEXT(SUM([.DC12:.EG12])/(24*60);&quot;[h]:mm&quot;)))" table:style-name="ce40">
            <text:p><text:s/></text:p>
          </table:table-cell>
          <table:table-cell office:value-type="string" office:string-value=" " table:formula="of:=IF(SUM([.EH12:.FK12])=0;&quot; &quot;;(TEXT(SUM([.EH12:.FK12])/(24*60);&quot;[h]:mm&quot;)))" table:style-name="ce40">
            <text:p><text:s/></text:p>
          </table:table-cell>
          <table:table-cell office:value-type="string" office:string-value=" " table:formula="of:=IF(SUM([.FL12:.GP12])=0;&quot; &quot;;(TEXT(SUM([.FL12:.GP12])/(24*60);&quot;[h]:mm&quot;)))" table:style-name="ce40">
            <text:p><text:s/></text:p>
          </table:table-cell>
          <table:table-cell office:value-type="string" office:string-value=" " table:formula="of:=IF(SUM([.GQ12:.HT12])=0;&quot; &quot;;(TEXT(SUM([.GQ12:.HT12])/(24*60);&quot;[h]:mm&quot;)))" table:style-name="ce40">
            <text:p><text:s/></text:p>
          </table:table-cell>
          <table:table-cell office:value-type="string" office:string-value=" " table:formula="of:=IF(SUM([.HU12:.IY12])=0;&quot; &quot;;(TEXT(SUM([.HU12:.IY12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office:value-type="float" office:value="560" table:style-name="ce94">
            <text:p>560</text:p>
          </table:table-cell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 table:style-name="ce7"/>
          <table:table-cell office:value-type="float" office:value="9" table:style-name="ce38">
            <text:p>9</text:p>
          </table:table-cell>
          <table:table-cell office:value-type="string" table:style-name="ce31">
            <text:p>Roshan Tambe</text:p>
          </table:table-cell>
          <table:table-cell office:value-type="string" table:style-name="ce31">
            <text:p>Development</text:p>
          </table:table-cell>
          <table:table-cell office:value-type="string" table:style-name="ce39">
            <text:p>via OTP flow added and autofil kyc fixed, integrated API editProfileChangeCountry on KYC PAGE</text:p>
          </table:table-cell>
          <table:table-cell office:value-type="string" table:style-name="ce39">
            <text:p>CGPN Remit</text:p>
          </table:table-cell>
          <table:table-cell office:value-type="string" office:string-value=" " table:formula="of:=IF(SUM([.O13:.AS13])=0;&quot; &quot;;(TEXT(SUM([.O13:.AS13])/(24*60);&quot;[h]:mm&quot;)))" table:style-name="ce40">
            <text:p><text:s/></text:p>
          </table:table-cell>
          <table:table-cell office:value-type="string" office:string-value="9:40" table:formula="of:=IF(SUM([.AT13:.BW13])=0;&quot; &quot;;(TEXT(SUM([.AT13:.BW13])/(24*60);&quot;[h]:mm&quot;)))" table:style-name="ce32">
            <text:p>9:40</text:p>
          </table:table-cell>
          <table:table-cell office:value-type="string" office:string-value=" " table:formula="of:=IF(SUM([.BX13:.DB13])=0;&quot; &quot;;(TEXT(SUM([.BX13:.DB13])/(24*60);&quot;[h]:mm&quot;)))" table:style-name="ce40">
            <text:p><text:s/></text:p>
          </table:table-cell>
          <table:table-cell office:value-type="string" office:string-value=" " table:formula="of:=IF(SUM([.DC13:.EG13])=0;&quot; &quot;;(TEXT(SUM([.DC13:.EG13])/(24*60);&quot;[h]:mm&quot;)))" table:style-name="ce40">
            <text:p><text:s/></text:p>
          </table:table-cell>
          <table:table-cell office:value-type="string" office:string-value=" " table:formula="of:=IF(SUM([.EH13:.FK13])=0;&quot; &quot;;(TEXT(SUM([.EH13:.FK13])/(24*60);&quot;[h]:mm&quot;)))" table:style-name="ce40">
            <text:p><text:s/></text:p>
          </table:table-cell>
          <table:table-cell office:value-type="string" office:string-value=" " table:formula="of:=IF(SUM([.FL13:.GP13])=0;&quot; &quot;;(TEXT(SUM([.FL13:.GP13])/(24*60);&quot;[h]:mm&quot;)))" table:style-name="ce40">
            <text:p><text:s/></text:p>
          </table:table-cell>
          <table:table-cell office:value-type="string" office:string-value=" " table:formula="of:=IF(SUM([.GQ13:.HT13])=0;&quot; &quot;;(TEXT(SUM([.GQ13:.HT13])/(24*60);&quot;[h]:mm&quot;)))" table:style-name="ce40">
            <text:p><text:s/></text:p>
          </table:table-cell>
          <table:table-cell office:value-type="string" office:string-value=" " table:formula="of:=IF(SUM([.HU13:.IY13])=0;&quot; &quot;;(TEXT(SUM([.HU13:.IY13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office:value-type="float" office:value="580" table:style-name="ce99">
            <text:p>580</text:p>
          </table:table-cell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 table:style-name="ce7"/>
          <table:table-cell office:value-type="float" office:value="10" table:style-name="ce38">
            <text:p>10</text:p>
          </table:table-cell>
          <table:table-cell office:value-type="string" table:style-name="ce31">
            <text:p>Roshan Tambe</text:p>
          </table:table-cell>
          <table:table-cell office:value-type="string" table:style-name="ce31">
            <text:p>Development</text:p>
          </table:table-cell>
          <table:table-cell office:value-type="string" table:style-name="ce39">
            <text:p>Found which API not working on CGPN,add consent API on signup</text:p>
          </table:table-cell>
          <table:table-cell office:value-type="string" table:style-name="ce31">
            <text:p>CGPN Remit/Click2Remit</text:p>
          </table:table-cell>
          <table:table-cell office:value-type="string" office:string-value=" " table:formula="of:=IF(SUM([.O14:.AS14])=0;&quot; &quot;;(TEXT(SUM([.O14:.AS14])/(24*60);&quot;[h]:mm&quot;)))" table:style-name="ce40">
            <text:p><text:s/></text:p>
          </table:table-cell>
          <table:table-cell office:value-type="string" office:string-value="8:30" table:formula="of:=IF(SUM([.AT14:.BW14])=0;&quot; &quot;;(TEXT(SUM([.AT14:.BW14])/(24*60);&quot;[h]:mm&quot;)))" table:style-name="ce32">
            <text:p>8:30</text:p>
          </table:table-cell>
          <table:table-cell office:value-type="string" office:string-value=" " table:formula="of:=IF(SUM([.BX14:.DB14])=0;&quot; &quot;;(TEXT(SUM([.BX14:.DB14])/(24*60);&quot;[h]:mm&quot;)))" table:style-name="ce40">
            <text:p><text:s/></text:p>
          </table:table-cell>
          <table:table-cell office:value-type="string" office:string-value=" " table:formula="of:=IF(SUM([.DC14:.EG14])=0;&quot; &quot;;(TEXT(SUM([.DC14:.EG14])/(24*60);&quot;[h]:mm&quot;)))" table:style-name="ce40">
            <text:p><text:s/></text:p>
          </table:table-cell>
          <table:table-cell office:value-type="string" office:string-value=" " table:formula="of:=IF(SUM([.EH14:.FK14])=0;&quot; &quot;;(TEXT(SUM([.EH14:.FK14])/(24*60);&quot;[h]:mm&quot;)))" table:style-name="ce40">
            <text:p><text:s/></text:p>
          </table:table-cell>
          <table:table-cell office:value-type="string" office:string-value=" " table:formula="of:=IF(SUM([.FL14:.GP14])=0;&quot; &quot;;(TEXT(SUM([.FL14:.GP14])/(24*60);&quot;[h]:mm&quot;)))" table:style-name="ce40">
            <text:p><text:s/></text:p>
          </table:table-cell>
          <table:table-cell office:value-type="string" office:string-value=" " table:formula="of:=IF(SUM([.GQ14:.HT14])=0;&quot; &quot;;(TEXT(SUM([.GQ14:.HT14])/(24*60);&quot;[h]:mm&quot;)))" table:style-name="ce40">
            <text:p><text:s/></text:p>
          </table:table-cell>
          <table:table-cell office:value-type="string" office:string-value=" " table:formula="of:=IF(SUM([.HU14:.IY14])=0;&quot; &quot;;(TEXT(SUM([.HU14:.IY14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office:value-type="float" office:value="510" table:style-name="ce100">
            <text:p>510</text:p>
          </table:table-cell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 table:style-name="ce7"/>
          <table:table-cell office:value-type="float" office:value="11" table:style-name="ce38">
            <text:p>11</text:p>
          </table:table-cell>
          <table:table-cell office:value-type="string" table:style-name="ce31">
            <text:p>Roshan Tambe</text:p>
          </table:table-cell>
          <table:table-cell office:value-type="string" table:style-name="ce31">
            <text:p>Development</text:p>
          </table:table-cell>
          <table:table-cell office:value-type="string" table:style-name="ce39">
            <text:p>add consent API on KYC, Transaction Review and Add bank account page</text:p>
          </table:table-cell>
          <table:table-cell office:value-type="string" table:style-name="ce31">
            <text:p>Click2Remit</text:p>
          </table:table-cell>
          <table:table-cell office:value-type="string" office:string-value=" " table:formula="of:=IF(SUM([.O15:.AS15])=0;&quot; &quot;;(TEXT(SUM([.O15:.AS15])/(24*60);&quot;[h]:mm&quot;)))" table:style-name="ce40">
            <text:p><text:s/></text:p>
          </table:table-cell>
          <table:table-cell office:value-type="string" office:string-value="9:40" table:formula="of:=IF(SUM([.AT15:.BW15])=0;&quot; &quot;;(TEXT(SUM([.AT15:.BW15])/(24*60);&quot;[h]:mm&quot;)))" table:style-name="ce32">
            <text:p>9:40</text:p>
          </table:table-cell>
          <table:table-cell office:value-type="string" office:string-value=" " table:formula="of:=IF(SUM([.BX15:.DB15])=0;&quot; &quot;;(TEXT(SUM([.BX15:.DB15])/(24*60);&quot;[h]:mm&quot;)))" table:style-name="ce40">
            <text:p><text:s/></text:p>
          </table:table-cell>
          <table:table-cell office:value-type="string" office:string-value=" " table:formula="of:=IF(SUM([.DC15:.EG15])=0;&quot; &quot;;(TEXT(SUM([.DC15:.EG15])/(24*60);&quot;[h]:mm&quot;)))" table:style-name="ce40">
            <text:p><text:s/></text:p>
          </table:table-cell>
          <table:table-cell office:value-type="string" office:string-value=" " table:formula="of:=IF(SUM([.EH15:.FK15])=0;&quot; &quot;;(TEXT(SUM([.EH15:.FK15])/(24*60);&quot;[h]:mm&quot;)))" table:style-name="ce40">
            <text:p><text:s/></text:p>
          </table:table-cell>
          <table:table-cell office:value-type="string" office:string-value=" " table:formula="of:=IF(SUM([.FL15:.GP15])=0;&quot; &quot;;(TEXT(SUM([.FL15:.GP15])/(24*60);&quot;[h]:mm&quot;)))" table:style-name="ce40">
            <text:p><text:s/></text:p>
          </table:table-cell>
          <table:table-cell office:value-type="string" office:string-value=" " table:formula="of:=IF(SUM([.GQ15:.HT15])=0;&quot; &quot;;(TEXT(SUM([.GQ15:.HT15])/(24*60);&quot;[h]:mm&quot;)))" table:style-name="ce40">
            <text:p><text:s/></text:p>
          </table:table-cell>
          <table:table-cell office:value-type="string" office:string-value=" " table:formula="of:=IF(SUM([.HU15:.IY15])=0;&quot; &quot;;(TEXT(SUM([.HU15:.IY15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office:value-type="float" office:value="580" table:style-name="ce118">
            <text:p>580</text:p>
          </table:table-cell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 table:style-name="ce7"/>
          <table:table-cell table:style-name="ce38"/>
          <table:table-cell table:number-columns-repeated="4" table:style-name="ce39"/>
          <table:table-cell office:value-type="string" office:string-value=" " table:formula="of:=IF(SUM([.O16:.AS16])=0;&quot; &quot;;(TEXT(SUM([.O16:.AS16])/(24*60);&quot;[h]:mm&quot;)))" table:style-name="ce40">
            <text:p><text:s/></text:p>
          </table:table-cell>
          <table:table-cell office:value-type="string" office:string-value=" " table:formula="of:=IF(SUM([.AT16:.BW16])=0;&quot; &quot;;(TEXT(SUM([.AT16:.BW16])/(24*60);&quot;[h]:mm&quot;)))" table:style-name="ce32">
            <text:p><text:s/></text:p>
          </table:table-cell>
          <table:table-cell office:value-type="string" office:string-value=" " table:formula="of:=IF(SUM([.BX16:.DB16])=0;&quot; &quot;;(TEXT(SUM([.BX16:.DB16])/(24*60);&quot;[h]:mm&quot;)))" table:style-name="ce40">
            <text:p><text:s/></text:p>
          </table:table-cell>
          <table:table-cell office:value-type="string" office:string-value=" " table:formula="of:=IF(SUM([.DC16:.EG16])=0;&quot; &quot;;(TEXT(SUM([.DC16:.EG16])/(24*60);&quot;[h]:mm&quot;)))" table:style-name="ce40">
            <text:p><text:s/></text:p>
          </table:table-cell>
          <table:table-cell office:value-type="string" office:string-value=" " table:formula="of:=IF(SUM([.EH16:.FK16])=0;&quot; &quot;;(TEXT(SUM([.EH16:.FK16])/(24*60);&quot;[h]:mm&quot;)))" table:style-name="ce40">
            <text:p><text:s/></text:p>
          </table:table-cell>
          <table:table-cell office:value-type="string" office:string-value=" " table:formula="of:=IF(SUM([.FL16:.GP16])=0;&quot; &quot;;(TEXT(SUM([.FL16:.GP16])/(24*60);&quot;[h]:mm&quot;)))" table:style-name="ce40">
            <text:p><text:s/></text:p>
          </table:table-cell>
          <table:table-cell office:value-type="string" office:string-value=" " table:formula="of:=IF(SUM([.GQ16:.HT16])=0;&quot; &quot;;(TEXT(SUM([.GQ16:.HT16])/(24*60);&quot;[h]:mm&quot;)))" table:style-name="ce40">
            <text:p><text:s/></text:p>
          </table:table-cell>
          <table:table-cell office:value-type="string" office:string-value=" " table:formula="of:=IF(SUM([.HU16:.IY16])=0;&quot; &quot;;(TEXT(SUM([.HU16:.IY16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17:.AS17])=0;&quot; &quot;;(TEXT(SUM([.O17:.AS17])/(24*60);&quot;[h]:mm&quot;)))" table:style-name="ce40">
            <text:p><text:s/></text:p>
          </table:table-cell>
          <table:table-cell office:value-type="string" office:string-value=" " table:formula="of:=IF(SUM([.AT17:.BW17])=0;&quot; &quot;;(TEXT(SUM([.AT17:.BW17])/(24*60);&quot;[h]:mm&quot;)))" table:style-name="ce40">
            <text:p><text:s/></text:p>
          </table:table-cell>
          <table:table-cell office:value-type="string" office:string-value=" " table:formula="of:=IF(SUM([.BX17:.DB17])=0;&quot; &quot;;(TEXT(SUM([.BX17:.DB17])/(24*60);&quot;[h]:mm&quot;)))" table:style-name="ce40">
            <text:p><text:s/></text:p>
          </table:table-cell>
          <table:table-cell office:value-type="string" office:string-value=" " table:formula="of:=IF(SUM([.DC17:.EG17])=0;&quot; &quot;;(TEXT(SUM([.DC17:.EG17])/(24*60);&quot;[h]:mm&quot;)))" table:style-name="ce40">
            <text:p><text:s/></text:p>
          </table:table-cell>
          <table:table-cell office:value-type="string" office:string-value=" " table:formula="of:=IF(SUM([.EH17:.FK17])=0;&quot; &quot;;(TEXT(SUM([.EH17:.FK17])/(24*60);&quot;[h]:mm&quot;)))" table:style-name="ce40">
            <text:p><text:s/></text:p>
          </table:table-cell>
          <table:table-cell office:value-type="string" office:string-value=" " table:formula="of:=IF(SUM([.FL17:.GP17])=0;&quot; &quot;;(TEXT(SUM([.FL17:.GP17])/(24*60);&quot;[h]:mm&quot;)))" table:style-name="ce40">
            <text:p><text:s/></text:p>
          </table:table-cell>
          <table:table-cell office:value-type="string" office:string-value=" " table:formula="of:=IF(SUM([.GQ17:.HT17])=0;&quot; &quot;;(TEXT(SUM([.GQ17:.HT17])/(24*60);&quot;[h]:mm&quot;)))" table:style-name="ce40">
            <text:p><text:s/></text:p>
          </table:table-cell>
          <table:table-cell office:value-type="string" office:string-value=" " table:formula="of:=IF(SUM([.HU17:.IY17])=0;&quot; &quot;;(TEXT(SUM([.HU17:.IY17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18:.AS18])=0;&quot; &quot;;(TEXT(SUM([.O18:.AS18])/(24*60);&quot;[h]:mm&quot;)))" table:style-name="ce40">
            <text:p><text:s/></text:p>
          </table:table-cell>
          <table:table-cell office:value-type="string" office:string-value=" " table:formula="of:=IF(SUM([.AT18:.BW18])=0;&quot; &quot;;(TEXT(SUM([.AT18:.BW18])/(24*60);&quot;[h]:mm&quot;)))" table:style-name="ce40">
            <text:p><text:s/></text:p>
          </table:table-cell>
          <table:table-cell office:value-type="string" office:string-value=" " table:formula="of:=IF(SUM([.BX18:.DB18])=0;&quot; &quot;;(TEXT(SUM([.BX18:.DB18])/(24*60);&quot;[h]:mm&quot;)))" table:style-name="ce40">
            <text:p><text:s/></text:p>
          </table:table-cell>
          <table:table-cell office:value-type="string" office:string-value=" " table:formula="of:=IF(SUM([.DC18:.EG18])=0;&quot; &quot;;(TEXT(SUM([.DC18:.EG18])/(24*60);&quot;[h]:mm&quot;)))" table:style-name="ce40">
            <text:p><text:s/></text:p>
          </table:table-cell>
          <table:table-cell office:value-type="string" office:string-value=" " table:formula="of:=IF(SUM([.EH18:.FK18])=0;&quot; &quot;;(TEXT(SUM([.EH18:.FK18])/(24*60);&quot;[h]:mm&quot;)))" table:style-name="ce40">
            <text:p><text:s/></text:p>
          </table:table-cell>
          <table:table-cell office:value-type="string" office:string-value=" " table:formula="of:=IF(SUM([.FL18:.GP18])=0;&quot; &quot;;(TEXT(SUM([.FL18:.GP18])/(24*60);&quot;[h]:mm&quot;)))" table:style-name="ce40">
            <text:p><text:s/></text:p>
          </table:table-cell>
          <table:table-cell office:value-type="string" office:string-value=" " table:formula="of:=IF(SUM([.GQ18:.HT18])=0;&quot; &quot;;(TEXT(SUM([.GQ18:.HT18])/(24*60);&quot;[h]:mm&quot;)))" table:style-name="ce40">
            <text:p><text:s/></text:p>
          </table:table-cell>
          <table:table-cell office:value-type="string" office:string-value=" " table:formula="of:=IF(SUM([.HU18:.IY18])=0;&quot; &quot;;(TEXT(SUM([.HU18:.IY18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19:.AS19])=0;&quot; &quot;;(TEXT(SUM([.O19:.AS19])/(24*60);&quot;[h]:mm&quot;)))" table:style-name="ce40">
            <text:p><text:s/></text:p>
          </table:table-cell>
          <table:table-cell office:value-type="string" office:string-value=" " table:formula="of:=IF(SUM([.AT19:.BW19])=0;&quot; &quot;;(TEXT(SUM([.AT19:.BW19])/(24*60);&quot;[h]:mm&quot;)))" table:style-name="ce40">
            <text:p><text:s/></text:p>
          </table:table-cell>
          <table:table-cell office:value-type="string" office:string-value=" " table:formula="of:=IF(SUM([.BX19:.DB19])=0;&quot; &quot;;(TEXT(SUM([.BX19:.DB19])/(24*60);&quot;[h]:mm&quot;)))" table:style-name="ce40">
            <text:p><text:s/></text:p>
          </table:table-cell>
          <table:table-cell office:value-type="string" office:string-value=" " table:formula="of:=IF(SUM([.DC19:.EG19])=0;&quot; &quot;;(TEXT(SUM([.DC19:.EG19])/(24*60);&quot;[h]:mm&quot;)))" table:style-name="ce40">
            <text:p><text:s/></text:p>
          </table:table-cell>
          <table:table-cell office:value-type="string" office:string-value=" " table:formula="of:=IF(SUM([.EH19:.FK19])=0;&quot; &quot;;(TEXT(SUM([.EH19:.FK19])/(24*60);&quot;[h]:mm&quot;)))" table:style-name="ce40">
            <text:p><text:s/></text:p>
          </table:table-cell>
          <table:table-cell office:value-type="string" office:string-value=" " table:formula="of:=IF(SUM([.FL19:.GP19])=0;&quot; &quot;;(TEXT(SUM([.FL19:.GP19])/(24*60);&quot;[h]:mm&quot;)))" table:style-name="ce40">
            <text:p><text:s/></text:p>
          </table:table-cell>
          <table:table-cell office:value-type="string" office:string-value=" " table:formula="of:=IF(SUM([.GQ19:.HT19])=0;&quot; &quot;;(TEXT(SUM([.GQ19:.HT19])/(24*60);&quot;[h]:mm&quot;)))" table:style-name="ce40">
            <text:p><text:s/></text:p>
          </table:table-cell>
          <table:table-cell office:value-type="string" office:string-value=" " table:formula="of:=IF(SUM([.HU19:.IY19])=0;&quot; &quot;;(TEXT(SUM([.HU19:.IY19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20:.AS20])=0;&quot; &quot;;(TEXT(SUM([.O20:.AS20])/(24*60);&quot;[h]:mm&quot;)))" table:style-name="ce40">
            <text:p><text:s/></text:p>
          </table:table-cell>
          <table:table-cell office:value-type="string" office:string-value=" " table:formula="of:=IF(SUM([.AT20:.BW20])=0;&quot; &quot;;(TEXT(SUM([.AT20:.BW20])/(24*60);&quot;[h]:mm&quot;)))" table:style-name="ce40">
            <text:p><text:s/></text:p>
          </table:table-cell>
          <table:table-cell office:value-type="string" office:string-value=" " table:formula="of:=IF(SUM([.BX20:.DB20])=0;&quot; &quot;;(TEXT(SUM([.BX20:.DB20])/(24*60);&quot;[h]:mm&quot;)))" table:style-name="ce40">
            <text:p><text:s/></text:p>
          </table:table-cell>
          <table:table-cell office:value-type="string" office:string-value=" " table:formula="of:=IF(SUM([.DC20:.EG20])=0;&quot; &quot;;(TEXT(SUM([.DC20:.EG20])/(24*60);&quot;[h]:mm&quot;)))" table:style-name="ce40">
            <text:p><text:s/></text:p>
          </table:table-cell>
          <table:table-cell office:value-type="string" office:string-value=" " table:formula="of:=IF(SUM([.EH20:.FK20])=0;&quot; &quot;;(TEXT(SUM([.EH20:.FK20])/(24*60);&quot;[h]:mm&quot;)))" table:style-name="ce40">
            <text:p><text:s/></text:p>
          </table:table-cell>
          <table:table-cell office:value-type="string" office:string-value=" " table:formula="of:=IF(SUM([.FL20:.GP20])=0;&quot; &quot;;(TEXT(SUM([.FL20:.GP20])/(24*60);&quot;[h]:mm&quot;)))" table:style-name="ce40">
            <text:p><text:s/></text:p>
          </table:table-cell>
          <table:table-cell office:value-type="string" office:string-value=" " table:formula="of:=IF(SUM([.GQ20:.HT20])=0;&quot; &quot;;(TEXT(SUM([.GQ20:.HT20])/(24*60);&quot;[h]:mm&quot;)))" table:style-name="ce40">
            <text:p><text:s/></text:p>
          </table:table-cell>
          <table:table-cell office:value-type="string" office:string-value=" " table:formula="of:=IF(SUM([.HU20:.IY20])=0;&quot; &quot;;(TEXT(SUM([.HU20:.IY20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21:.AS21])=0;&quot; &quot;;(TEXT(SUM([.O21:.AS21])/(24*60);&quot;[h]:mm&quot;)))" table:style-name="ce40">
            <text:p><text:s/></text:p>
          </table:table-cell>
          <table:table-cell office:value-type="string" office:string-value=" " table:formula="of:=IF(SUM([.AT21:.BW21])=0;&quot; &quot;;(TEXT(SUM([.AT21:.BW21])/(24*60);&quot;[h]:mm&quot;)))" table:style-name="ce40">
            <text:p><text:s/></text:p>
          </table:table-cell>
          <table:table-cell office:value-type="string" office:string-value=" " table:formula="of:=IF(SUM([.BX21:.DB21])=0;&quot; &quot;;(TEXT(SUM([.BX21:.DB21])/(24*60);&quot;[h]:mm&quot;)))" table:style-name="ce40">
            <text:p><text:s/></text:p>
          </table:table-cell>
          <table:table-cell office:value-type="string" office:string-value=" " table:formula="of:=IF(SUM([.DC21:.EG21])=0;&quot; &quot;;(TEXT(SUM([.DC21:.EG21])/(24*60);&quot;[h]:mm&quot;)))" table:style-name="ce40">
            <text:p><text:s/></text:p>
          </table:table-cell>
          <table:table-cell office:value-type="string" office:string-value=" " table:formula="of:=IF(SUM([.EH21:.FK21])=0;&quot; &quot;;(TEXT(SUM([.EH21:.FK21])/(24*60);&quot;[h]:mm&quot;)))" table:style-name="ce40">
            <text:p><text:s/></text:p>
          </table:table-cell>
          <table:table-cell office:value-type="string" office:string-value=" " table:formula="of:=IF(SUM([.FL21:.GP21])=0;&quot; &quot;;(TEXT(SUM([.FL21:.GP21])/(24*60);&quot;[h]:mm&quot;)))" table:style-name="ce40">
            <text:p><text:s/></text:p>
          </table:table-cell>
          <table:table-cell office:value-type="string" office:string-value=" " table:formula="of:=IF(SUM([.GQ21:.HT21])=0;&quot; &quot;;(TEXT(SUM([.GQ21:.HT21])/(24*60);&quot;[h]:mm&quot;)))" table:style-name="ce40">
            <text:p><text:s/></text:p>
          </table:table-cell>
          <table:table-cell office:value-type="string" office:string-value=" " table:formula="of:=IF(SUM([.HU21:.IY21])=0;&quot; &quot;;(TEXT(SUM([.HU21:.IY21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22:.AS22])=0;&quot; &quot;;(TEXT(SUM([.O22:.AS22])/(24*60);&quot;[h]:mm&quot;)))" table:style-name="ce40">
            <text:p><text:s/></text:p>
          </table:table-cell>
          <table:table-cell office:value-type="string" office:string-value=" " table:formula="of:=IF(SUM([.AT22:.BW22])=0;&quot; &quot;;(TEXT(SUM([.AT22:.BW22])/(24*60);&quot;[h]:mm&quot;)))" table:style-name="ce40">
            <text:p><text:s/></text:p>
          </table:table-cell>
          <table:table-cell office:value-type="string" office:string-value=" " table:formula="of:=IF(SUM([.BX22:.DB22])=0;&quot; &quot;;(TEXT(SUM([.BX22:.DB22])/(24*60);&quot;[h]:mm&quot;)))" table:style-name="ce40">
            <text:p><text:s/></text:p>
          </table:table-cell>
          <table:table-cell office:value-type="string" office:string-value=" " table:formula="of:=IF(SUM([.DC22:.EG22])=0;&quot; &quot;;(TEXT(SUM([.DC22:.EG22])/(24*60);&quot;[h]:mm&quot;)))" table:style-name="ce40">
            <text:p><text:s/></text:p>
          </table:table-cell>
          <table:table-cell office:value-type="string" office:string-value=" " table:formula="of:=IF(SUM([.EH22:.FK22])=0;&quot; &quot;;(TEXT(SUM([.EH22:.FK22])/(24*60);&quot;[h]:mm&quot;)))" table:style-name="ce40">
            <text:p><text:s/></text:p>
          </table:table-cell>
          <table:table-cell office:value-type="string" office:string-value=" " table:formula="of:=IF(SUM([.FL22:.GP22])=0;&quot; &quot;;(TEXT(SUM([.FL22:.GP22])/(24*60);&quot;[h]:mm&quot;)))" table:style-name="ce40">
            <text:p><text:s/></text:p>
          </table:table-cell>
          <table:table-cell office:value-type="string" office:string-value=" " table:formula="of:=IF(SUM([.GQ22:.HT22])=0;&quot; &quot;;(TEXT(SUM([.GQ22:.HT22])/(24*60);&quot;[h]:mm&quot;)))" table:style-name="ce40">
            <text:p><text:s/></text:p>
          </table:table-cell>
          <table:table-cell office:value-type="string" office:string-value=" " table:formula="of:=IF(SUM([.HU22:.IY22])=0;&quot; &quot;;(TEXT(SUM([.HU22:.IY22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2" table:style-name="ce39"/>
          <table:table-cell table:style-name="ce7"/>
          <table:table-cell table:style-name="ce39"/>
          <table:table-cell office:value-type="string" office:string-value=" " table:formula="of:=IF(SUM([.O23:.AS23])=0;&quot; &quot;;(TEXT(SUM([.O23:.AS23])/(24*60);&quot;[h]:mm&quot;)))" table:style-name="ce40">
            <text:p><text:s/></text:p>
          </table:table-cell>
          <table:table-cell office:value-type="string" office:string-value=" " table:formula="of:=IF(SUM([.AT23:.BW23])=0;&quot; &quot;;(TEXT(SUM([.AT23:.BW23])/(24*60);&quot;[h]:mm&quot;)))" table:style-name="ce40">
            <text:p><text:s/></text:p>
          </table:table-cell>
          <table:table-cell office:value-type="string" office:string-value=" " table:formula="of:=IF(SUM([.BX23:.DB23])=0;&quot; &quot;;(TEXT(SUM([.BX23:.DB23])/(24*60);&quot;[h]:mm&quot;)))" table:style-name="ce40">
            <text:p><text:s/></text:p>
          </table:table-cell>
          <table:table-cell office:value-type="string" office:string-value=" " table:formula="of:=IF(SUM([.DC23:.EG23])=0;&quot; &quot;;(TEXT(SUM([.DC23:.EG23])/(24*60);&quot;[h]:mm&quot;)))" table:style-name="ce40">
            <text:p><text:s/></text:p>
          </table:table-cell>
          <table:table-cell office:value-type="string" office:string-value=" " table:formula="of:=IF(SUM([.EH23:.FK23])=0;&quot; &quot;;(TEXT(SUM([.EH23:.FK23])/(24*60);&quot;[h]:mm&quot;)))" table:style-name="ce40">
            <text:p><text:s/></text:p>
          </table:table-cell>
          <table:table-cell office:value-type="string" office:string-value=" " table:formula="of:=IF(SUM([.FL23:.GP23])=0;&quot; &quot;;(TEXT(SUM([.FL23:.GP23])/(24*60);&quot;[h]:mm&quot;)))" table:style-name="ce40">
            <text:p><text:s/></text:p>
          </table:table-cell>
          <table:table-cell office:value-type="string" office:string-value=" " table:formula="of:=IF(SUM([.GQ23:.HT23])=0;&quot; &quot;;(TEXT(SUM([.GQ23:.HT23])/(24*60);&quot;[h]:mm&quot;)))" table:style-name="ce40">
            <text:p><text:s/></text:p>
          </table:table-cell>
          <table:table-cell office:value-type="string" office:string-value=" " table:formula="of:=IF(SUM([.HU23:.IY23])=0;&quot; &quot;;(TEXT(SUM([.HU23:.IY23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24:.AS24])=0;&quot; &quot;;(TEXT(SUM([.O24:.AS24])/(24*60);&quot;[h]:mm&quot;)))" table:style-name="ce40">
            <text:p><text:s/></text:p>
          </table:table-cell>
          <table:table-cell office:value-type="string" office:string-value=" " table:formula="of:=IF(SUM([.AT24:.BW24])=0;&quot; &quot;;(TEXT(SUM([.AT24:.BW24])/(24*60);&quot;[h]:mm&quot;)))" table:style-name="ce40">
            <text:p><text:s/></text:p>
          </table:table-cell>
          <table:table-cell office:value-type="string" office:string-value=" " table:formula="of:=IF(SUM([.BX24:.DB24])=0;&quot; &quot;;(TEXT(SUM([.BX24:.DB24])/(24*60);&quot;[h]:mm&quot;)))" table:style-name="ce40">
            <text:p><text:s/></text:p>
          </table:table-cell>
          <table:table-cell office:value-type="string" office:string-value=" " table:formula="of:=IF(SUM([.DC24:.EG24])=0;&quot; &quot;;(TEXT(SUM([.DC24:.EG24])/(24*60);&quot;[h]:mm&quot;)))" table:style-name="ce40">
            <text:p><text:s/></text:p>
          </table:table-cell>
          <table:table-cell office:value-type="string" office:string-value=" " table:formula="of:=IF(SUM([.EH24:.FK24])=0;&quot; &quot;;(TEXT(SUM([.EH24:.FK24])/(24*60);&quot;[h]:mm&quot;)))" table:style-name="ce40">
            <text:p><text:s/></text:p>
          </table:table-cell>
          <table:table-cell office:value-type="string" office:string-value=" " table:formula="of:=IF(SUM([.FL24:.GP24])=0;&quot; &quot;;(TEXT(SUM([.FL24:.GP24])/(24*60);&quot;[h]:mm&quot;)))" table:style-name="ce40">
            <text:p><text:s/></text:p>
          </table:table-cell>
          <table:table-cell office:value-type="string" office:string-value=" " table:formula="of:=IF(SUM([.GQ24:.HT24])=0;&quot; &quot;;(TEXT(SUM([.GQ24:.HT24])/(24*60);&quot;[h]:mm&quot;)))" table:style-name="ce40">
            <text:p><text:s/></text:p>
          </table:table-cell>
          <table:table-cell office:value-type="string" office:string-value=" " table:formula="of:=IF(SUM([.HU24:.IY24])=0;&quot; &quot;;(TEXT(SUM([.HU24:.IY24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25:.AS25])=0;&quot; &quot;;(TEXT(SUM([.O25:.AS25])/(24*60);&quot;[h]:mm&quot;)))" table:style-name="ce40">
            <text:p><text:s/></text:p>
          </table:table-cell>
          <table:table-cell office:value-type="string" office:string-value=" " table:formula="of:=IF(SUM([.AT25:.BW25])=0;&quot; &quot;;(TEXT(SUM([.AT25:.BW25])/(24*60);&quot;[h]:mm&quot;)))" table:style-name="ce40">
            <text:p><text:s/></text:p>
          </table:table-cell>
          <table:table-cell office:value-type="string" office:string-value=" " table:formula="of:=IF(SUM([.BX25:.DB25])=0;&quot; &quot;;(TEXT(SUM([.BX25:.DB25])/(24*60);&quot;[h]:mm&quot;)))" table:style-name="ce40">
            <text:p><text:s/></text:p>
          </table:table-cell>
          <table:table-cell office:value-type="string" office:string-value=" " table:formula="of:=IF(SUM([.DC25:.EG25])=0;&quot; &quot;;(TEXT(SUM([.DC25:.EG25])/(24*60);&quot;[h]:mm&quot;)))" table:style-name="ce40">
            <text:p><text:s/></text:p>
          </table:table-cell>
          <table:table-cell office:value-type="string" office:string-value=" " table:formula="of:=IF(SUM([.EH25:.FK25])=0;&quot; &quot;;(TEXT(SUM([.EH25:.FK25])/(24*60);&quot;[h]:mm&quot;)))" table:style-name="ce40">
            <text:p><text:s/></text:p>
          </table:table-cell>
          <table:table-cell office:value-type="string" office:string-value=" " table:formula="of:=IF(SUM([.FL25:.GP25])=0;&quot; &quot;;(TEXT(SUM([.FL25:.GP25])/(24*60);&quot;[h]:mm&quot;)))" table:style-name="ce40">
            <text:p><text:s/></text:p>
          </table:table-cell>
          <table:table-cell office:value-type="string" office:string-value=" " table:formula="of:=IF(SUM([.GQ25:.HT25])=0;&quot; &quot;;(TEXT(SUM([.GQ25:.HT25])/(24*60);&quot;[h]:mm&quot;)))" table:style-name="ce40">
            <text:p><text:s/></text:p>
          </table:table-cell>
          <table:table-cell office:value-type="string" office:string-value=" " table:formula="of:=IF(SUM([.HU25:.IY25])=0;&quot; &quot;;(TEXT(SUM([.HU25:.IY25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26:.AS26])=0;&quot; &quot;;(TEXT(SUM([.O26:.AS26])/(24*60);&quot;[h]:mm&quot;)))" table:style-name="ce40">
            <text:p><text:s/></text:p>
          </table:table-cell>
          <table:table-cell office:value-type="string" office:string-value=" " table:formula="of:=IF(SUM([.AT26:.BW26])=0;&quot; &quot;;(TEXT(SUM([.AT26:.BW26])/(24*60);&quot;[h]:mm&quot;)))" table:style-name="ce40">
            <text:p><text:s/></text:p>
          </table:table-cell>
          <table:table-cell office:value-type="string" office:string-value=" " table:formula="of:=IF(SUM([.BX26:.DB26])=0;&quot; &quot;;(TEXT(SUM([.BX26:.DB26])/(24*60);&quot;[h]:mm&quot;)))" table:style-name="ce40">
            <text:p><text:s/></text:p>
          </table:table-cell>
          <table:table-cell office:value-type="string" office:string-value=" " table:formula="of:=IF(SUM([.DC26:.EG26])=0;&quot; &quot;;(TEXT(SUM([.DC26:.EG26])/(24*60);&quot;[h]:mm&quot;)))" table:style-name="ce40">
            <text:p><text:s/></text:p>
          </table:table-cell>
          <table:table-cell office:value-type="string" office:string-value=" " table:formula="of:=IF(SUM([.EH26:.FK26])=0;&quot; &quot;;(TEXT(SUM([.EH26:.FK26])/(24*60);&quot;[h]:mm&quot;)))" table:style-name="ce40">
            <text:p><text:s/></text:p>
          </table:table-cell>
          <table:table-cell office:value-type="string" office:string-value=" " table:formula="of:=IF(SUM([.FL26:.GP26])=0;&quot; &quot;;(TEXT(SUM([.FL26:.GP26])/(24*60);&quot;[h]:mm&quot;)))" table:style-name="ce40">
            <text:p><text:s/></text:p>
          </table:table-cell>
          <table:table-cell office:value-type="string" office:string-value=" " table:formula="of:=IF(SUM([.GQ26:.HT26])=0;&quot; &quot;;(TEXT(SUM([.GQ26:.HT26])/(24*60);&quot;[h]:mm&quot;)))" table:style-name="ce40">
            <text:p><text:s/></text:p>
          </table:table-cell>
          <table:table-cell office:value-type="string" office:string-value=" " table:formula="of:=IF(SUM([.HU26:.IY26])=0;&quot; &quot;;(TEXT(SUM([.HU26:.IY26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27:.AS27])=0;&quot; &quot;;(TEXT(SUM([.O27:.AS27])/(24*60);&quot;[h]:mm&quot;)))" table:style-name="ce40">
            <text:p><text:s/></text:p>
          </table:table-cell>
          <table:table-cell office:value-type="string" office:string-value=" " table:formula="of:=IF(SUM([.AT27:.BW27])=0;&quot; &quot;;(TEXT(SUM([.AT27:.BW27])/(24*60);&quot;[h]:mm&quot;)))" table:style-name="ce40">
            <text:p><text:s/></text:p>
          </table:table-cell>
          <table:table-cell office:value-type="string" office:string-value=" " table:formula="of:=IF(SUM([.BX27:.DB27])=0;&quot; &quot;;(TEXT(SUM([.BX27:.DB27])/(24*60);&quot;[h]:mm&quot;)))" table:style-name="ce40">
            <text:p><text:s/></text:p>
          </table:table-cell>
          <table:table-cell office:value-type="string" office:string-value=" " table:formula="of:=IF(SUM([.DC27:.EG27])=0;&quot; &quot;;(TEXT(SUM([.DC27:.EG27])/(24*60);&quot;[h]:mm&quot;)))" table:style-name="ce40">
            <text:p><text:s/></text:p>
          </table:table-cell>
          <table:table-cell office:value-type="string" office:string-value=" " table:formula="of:=IF(SUM([.EH27:.FK27])=0;&quot; &quot;;(TEXT(SUM([.EH27:.FK27])/(24*60);&quot;[h]:mm&quot;)))" table:style-name="ce40">
            <text:p><text:s/></text:p>
          </table:table-cell>
          <table:table-cell office:value-type="string" office:string-value=" " table:formula="of:=IF(SUM([.FL27:.GP27])=0;&quot; &quot;;(TEXT(SUM([.FL27:.GP27])/(24*60);&quot;[h]:mm&quot;)))" table:style-name="ce40">
            <text:p><text:s/></text:p>
          </table:table-cell>
          <table:table-cell office:value-type="string" office:string-value=" " table:formula="of:=IF(SUM([.GQ27:.HT27])=0;&quot; &quot;;(TEXT(SUM([.GQ27:.HT27])/(24*60);&quot;[h]:mm&quot;)))" table:style-name="ce40">
            <text:p><text:s/></text:p>
          </table:table-cell>
          <table:table-cell office:value-type="string" office:string-value=" " table:formula="of:=IF(SUM([.HU27:.IY27])=0;&quot; &quot;;(TEXT(SUM([.HU27:.IY27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28:.AS28])=0;&quot; &quot;;(TEXT(SUM([.O28:.AS28])/(24*60);&quot;[h]:mm&quot;)))" table:style-name="ce40">
            <text:p><text:s/></text:p>
          </table:table-cell>
          <table:table-cell office:value-type="string" office:string-value=" " table:formula="of:=IF(SUM([.AT28:.BW28])=0;&quot; &quot;;(TEXT(SUM([.AT28:.BW28])/(24*60);&quot;[h]:mm&quot;)))" table:style-name="ce40">
            <text:p><text:s/></text:p>
          </table:table-cell>
          <table:table-cell office:value-type="string" office:string-value=" " table:formula="of:=IF(SUM([.BX28:.DB28])=0;&quot; &quot;;(TEXT(SUM([.BX28:.DB28])/(24*60);&quot;[h]:mm&quot;)))" table:style-name="ce40">
            <text:p><text:s/></text:p>
          </table:table-cell>
          <table:table-cell office:value-type="string" office:string-value=" " table:formula="of:=IF(SUM([.DC28:.EG28])=0;&quot; &quot;;(TEXT(SUM([.DC28:.EG28])/(24*60);&quot;[h]:mm&quot;)))" table:style-name="ce40">
            <text:p><text:s/></text:p>
          </table:table-cell>
          <table:table-cell office:value-type="string" office:string-value=" " table:formula="of:=IF(SUM([.EH28:.FK28])=0;&quot; &quot;;(TEXT(SUM([.EH28:.FK28])/(24*60);&quot;[h]:mm&quot;)))" table:style-name="ce40">
            <text:p><text:s/></text:p>
          </table:table-cell>
          <table:table-cell office:value-type="string" office:string-value=" " table:formula="of:=IF(SUM([.FL28:.GP28])=0;&quot; &quot;;(TEXT(SUM([.FL28:.GP28])/(24*60);&quot;[h]:mm&quot;)))" table:style-name="ce40">
            <text:p><text:s/></text:p>
          </table:table-cell>
          <table:table-cell office:value-type="string" office:string-value=" " table:formula="of:=IF(SUM([.GQ28:.HT28])=0;&quot; &quot;;(TEXT(SUM([.GQ28:.HT28])/(24*60);&quot;[h]:mm&quot;)))" table:style-name="ce40">
            <text:p><text:s/></text:p>
          </table:table-cell>
          <table:table-cell office:value-type="string" office:string-value=" " table:formula="of:=IF(SUM([.HU28:.IY28])=0;&quot; &quot;;(TEXT(SUM([.HU28:.IY28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29:.AS29])=0;&quot; &quot;;(TEXT(SUM([.O29:.AS29])/(24*60);&quot;[h]:mm&quot;)))" table:style-name="ce40">
            <text:p><text:s/></text:p>
          </table:table-cell>
          <table:table-cell office:value-type="string" office:string-value=" " table:formula="of:=IF(SUM([.AT29:.BW29])=0;&quot; &quot;;(TEXT(SUM([.AT29:.BW29])/(24*60);&quot;[h]:mm&quot;)))" table:style-name="ce40">
            <text:p><text:s/></text:p>
          </table:table-cell>
          <table:table-cell office:value-type="string" office:string-value=" " table:formula="of:=IF(SUM([.BX29:.DB29])=0;&quot; &quot;;(TEXT(SUM([.BX29:.DB29])/(24*60);&quot;[h]:mm&quot;)))" table:style-name="ce40">
            <text:p><text:s/></text:p>
          </table:table-cell>
          <table:table-cell office:value-type="string" office:string-value=" " table:formula="of:=IF(SUM([.DC29:.EG29])=0;&quot; &quot;;(TEXT(SUM([.DC29:.EG29])/(24*60);&quot;[h]:mm&quot;)))" table:style-name="ce40">
            <text:p><text:s/></text:p>
          </table:table-cell>
          <table:table-cell office:value-type="string" office:string-value=" " table:formula="of:=IF(SUM([.EH29:.FK29])=0;&quot; &quot;;(TEXT(SUM([.EH29:.FK29])/(24*60);&quot;[h]:mm&quot;)))" table:style-name="ce40">
            <text:p><text:s/></text:p>
          </table:table-cell>
          <table:table-cell office:value-type="string" office:string-value=" " table:formula="of:=IF(SUM([.FL29:.GP29])=0;&quot; &quot;;(TEXT(SUM([.FL29:.GP29])/(24*60);&quot;[h]:mm&quot;)))" table:style-name="ce40">
            <text:p><text:s/></text:p>
          </table:table-cell>
          <table:table-cell office:value-type="string" office:string-value=" " table:formula="of:=IF(SUM([.GQ29:.HT29])=0;&quot; &quot;;(TEXT(SUM([.GQ29:.HT29])/(24*60);&quot;[h]:mm&quot;)))" table:style-name="ce40">
            <text:p><text:s/></text:p>
          </table:table-cell>
          <table:table-cell office:value-type="string" office:string-value=" " table:formula="of:=IF(SUM([.HU29:.IY29])=0;&quot; &quot;;(TEXT(SUM([.HU29:.IY29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30:.AS30])=0;&quot; &quot;;(TEXT(SUM([.O30:.AS30])/(24*60);&quot;[h]:mm&quot;)))" table:style-name="ce40">
            <text:p><text:s/></text:p>
          </table:table-cell>
          <table:table-cell office:value-type="string" office:string-value=" " table:formula="of:=IF(SUM([.AT30:.BW30])=0;&quot; &quot;;(TEXT(SUM([.AT30:.BW30])/(24*60);&quot;[h]:mm&quot;)))" table:style-name="ce40">
            <text:p><text:s/></text:p>
          </table:table-cell>
          <table:table-cell office:value-type="string" office:string-value=" " table:formula="of:=IF(SUM([.BX30:.DB30])=0;&quot; &quot;;(TEXT(SUM([.BX30:.DB30])/(24*60);&quot;[h]:mm&quot;)))" table:style-name="ce40">
            <text:p><text:s/></text:p>
          </table:table-cell>
          <table:table-cell office:value-type="string" office:string-value=" " table:formula="of:=IF(SUM([.DC30:.EG30])=0;&quot; &quot;;(TEXT(SUM([.DC30:.EG30])/(24*60);&quot;[h]:mm&quot;)))" table:style-name="ce40">
            <text:p><text:s/></text:p>
          </table:table-cell>
          <table:table-cell office:value-type="string" office:string-value=" " table:formula="of:=IF(SUM([.EH30:.FK30])=0;&quot; &quot;;(TEXT(SUM([.EH30:.FK30])/(24*60);&quot;[h]:mm&quot;)))" table:style-name="ce40">
            <text:p><text:s/></text:p>
          </table:table-cell>
          <table:table-cell office:value-type="string" office:string-value=" " table:formula="of:=IF(SUM([.FL30:.GP30])=0;&quot; &quot;;(TEXT(SUM([.FL30:.GP30])/(24*60);&quot;[h]:mm&quot;)))" table:style-name="ce40">
            <text:p><text:s/></text:p>
          </table:table-cell>
          <table:table-cell office:value-type="string" office:string-value=" " table:formula="of:=IF(SUM([.GQ30:.HT30])=0;&quot; &quot;;(TEXT(SUM([.GQ30:.HT30])/(24*60);&quot;[h]:mm&quot;)))" table:style-name="ce40">
            <text:p><text:s/></text:p>
          </table:table-cell>
          <table:table-cell office:value-type="string" office:string-value=" " table:formula="of:=IF(SUM([.HU30:.IY30])=0;&quot; &quot;;(TEXT(SUM([.HU30:.IY30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31:.AS31])=0;&quot; &quot;;(TEXT(SUM([.O31:.AS31])/(24*60);&quot;[h]:mm&quot;)))" table:style-name="ce40">
            <text:p><text:s/></text:p>
          </table:table-cell>
          <table:table-cell office:value-type="string" office:string-value=" " table:formula="of:=IF(SUM([.AT31:.BW31])=0;&quot; &quot;;(TEXT(SUM([.AT31:.BW31])/(24*60);&quot;[h]:mm&quot;)))" table:style-name="ce40">
            <text:p><text:s/></text:p>
          </table:table-cell>
          <table:table-cell office:value-type="string" office:string-value=" " table:formula="of:=IF(SUM([.BX31:.DB31])=0;&quot; &quot;;(TEXT(SUM([.BX31:.DB31])/(24*60);&quot;[h]:mm&quot;)))" table:style-name="ce40">
            <text:p><text:s/></text:p>
          </table:table-cell>
          <table:table-cell office:value-type="string" office:string-value=" " table:formula="of:=IF(SUM([.DC31:.EG31])=0;&quot; &quot;;(TEXT(SUM([.DC31:.EG31])/(24*60);&quot;[h]:mm&quot;)))" table:style-name="ce40">
            <text:p><text:s/></text:p>
          </table:table-cell>
          <table:table-cell office:value-type="string" office:string-value=" " table:formula="of:=IF(SUM([.EH31:.FK31])=0;&quot; &quot;;(TEXT(SUM([.EH31:.FK31])/(24*60);&quot;[h]:mm&quot;)))" table:style-name="ce40">
            <text:p><text:s/></text:p>
          </table:table-cell>
          <table:table-cell office:value-type="string" office:string-value=" " table:formula="of:=IF(SUM([.FL31:.GP31])=0;&quot; &quot;;(TEXT(SUM([.FL31:.GP31])/(24*60);&quot;[h]:mm&quot;)))" table:style-name="ce40">
            <text:p><text:s/></text:p>
          </table:table-cell>
          <table:table-cell office:value-type="string" office:string-value=" " table:formula="of:=IF(SUM([.GQ31:.HT31])=0;&quot; &quot;;(TEXT(SUM([.GQ31:.HT31])/(24*60);&quot;[h]:mm&quot;)))" table:style-name="ce40">
            <text:p><text:s/></text:p>
          </table:table-cell>
          <table:table-cell office:value-type="string" office:string-value=" " table:formula="of:=IF(SUM([.HU31:.IY31])=0;&quot; &quot;;(TEXT(SUM([.HU31:.IY31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32:.AS32])=0;&quot; &quot;;(TEXT(SUM([.O32:.AS32])/(24*60);&quot;[h]:mm&quot;)))" table:style-name="ce40">
            <text:p><text:s/></text:p>
          </table:table-cell>
          <table:table-cell office:value-type="string" office:string-value=" " table:formula="of:=IF(SUM([.AT32:.BW32])=0;&quot; &quot;;(TEXT(SUM([.AT32:.BW32])/(24*60);&quot;[h]:mm&quot;)))" table:style-name="ce40">
            <text:p><text:s/></text:p>
          </table:table-cell>
          <table:table-cell office:value-type="string" office:string-value=" " table:formula="of:=IF(SUM([.BX32:.DB32])=0;&quot; &quot;;(TEXT(SUM([.BX32:.DB32])/(24*60);&quot;[h]:mm&quot;)))" table:style-name="ce40">
            <text:p><text:s/></text:p>
          </table:table-cell>
          <table:table-cell office:value-type="string" office:string-value=" " table:formula="of:=IF(SUM([.DC32:.EG32])=0;&quot; &quot;;(TEXT(SUM([.DC32:.EG32])/(24*60);&quot;[h]:mm&quot;)))" table:style-name="ce40">
            <text:p><text:s/></text:p>
          </table:table-cell>
          <table:table-cell office:value-type="string" office:string-value=" " table:formula="of:=IF(SUM([.EH32:.FK32])=0;&quot; &quot;;(TEXT(SUM([.EH32:.FK32])/(24*60);&quot;[h]:mm&quot;)))" table:style-name="ce40">
            <text:p><text:s/></text:p>
          </table:table-cell>
          <table:table-cell office:value-type="string" office:string-value=" " table:formula="of:=IF(SUM([.FL32:.GP32])=0;&quot; &quot;;(TEXT(SUM([.FL32:.GP32])/(24*60);&quot;[h]:mm&quot;)))" table:style-name="ce40">
            <text:p><text:s/></text:p>
          </table:table-cell>
          <table:table-cell office:value-type="string" office:string-value=" " table:formula="of:=IF(SUM([.GQ32:.HT32])=0;&quot; &quot;;(TEXT(SUM([.GQ32:.HT32])/(24*60);&quot;[h]:mm&quot;)))" table:style-name="ce40">
            <text:p><text:s/></text:p>
          </table:table-cell>
          <table:table-cell office:value-type="string" office:string-value=" " table:formula="of:=IF(SUM([.HU32:.IY32])=0;&quot; &quot;;(TEXT(SUM([.HU32:.IY32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33:.AS33])=0;&quot; &quot;;(TEXT(SUM([.O33:.AS33])/(24*60);&quot;[h]:mm&quot;)))" table:style-name="ce40">
            <text:p><text:s/></text:p>
          </table:table-cell>
          <table:table-cell office:value-type="string" office:string-value=" " table:formula="of:=IF(SUM([.AT33:.BW33])=0;&quot; &quot;;(TEXT(SUM([.AT33:.BW33])/(24*60);&quot;[h]:mm&quot;)))" table:style-name="ce40">
            <text:p><text:s/></text:p>
          </table:table-cell>
          <table:table-cell office:value-type="string" office:string-value=" " table:formula="of:=IF(SUM([.BX33:.DB33])=0;&quot; &quot;;(TEXT(SUM([.BX33:.DB33])/(24*60);&quot;[h]:mm&quot;)))" table:style-name="ce40">
            <text:p><text:s/></text:p>
          </table:table-cell>
          <table:table-cell office:value-type="string" office:string-value=" " table:formula="of:=IF(SUM([.DC33:.EG33])=0;&quot; &quot;;(TEXT(SUM([.DC33:.EG33])/(24*60);&quot;[h]:mm&quot;)))" table:style-name="ce40">
            <text:p><text:s/></text:p>
          </table:table-cell>
          <table:table-cell office:value-type="string" office:string-value=" " table:formula="of:=IF(SUM([.EH33:.FK33])=0;&quot; &quot;;(TEXT(SUM([.EH33:.FK33])/(24*60);&quot;[h]:mm&quot;)))" table:style-name="ce40">
            <text:p><text:s/></text:p>
          </table:table-cell>
          <table:table-cell office:value-type="string" office:string-value=" " table:formula="of:=IF(SUM([.FL33:.GP33])=0;&quot; &quot;;(TEXT(SUM([.FL33:.GP33])/(24*60);&quot;[h]:mm&quot;)))" table:style-name="ce40">
            <text:p><text:s/></text:p>
          </table:table-cell>
          <table:table-cell office:value-type="string" office:string-value=" " table:formula="of:=IF(SUM([.GQ33:.HT33])=0;&quot; &quot;;(TEXT(SUM([.GQ33:.HT33])/(24*60);&quot;[h]:mm&quot;)))" table:style-name="ce40">
            <text:p><text:s/></text:p>
          </table:table-cell>
          <table:table-cell office:value-type="string" office:string-value=" " table:formula="of:=IF(SUM([.HU33:.IY33])=0;&quot; &quot;;(TEXT(SUM([.HU33:.IY33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34:.AS34])=0;&quot; &quot;;(TEXT(SUM([.O34:.AS34])/(24*60);&quot;[h]:mm&quot;)))" table:style-name="ce40">
            <text:p><text:s/></text:p>
          </table:table-cell>
          <table:table-cell office:value-type="string" office:string-value=" " table:formula="of:=IF(SUM([.AT34:.BW34])=0;&quot; &quot;;(TEXT(SUM([.AT34:.BW34])/(24*60);&quot;[h]:mm&quot;)))" table:style-name="ce40">
            <text:p><text:s/></text:p>
          </table:table-cell>
          <table:table-cell office:value-type="string" office:string-value=" " table:formula="of:=IF(SUM([.BX34:.DB34])=0;&quot; &quot;;(TEXT(SUM([.BX34:.DB34])/(24*60);&quot;[h]:mm&quot;)))" table:style-name="ce40">
            <text:p><text:s/></text:p>
          </table:table-cell>
          <table:table-cell office:value-type="string" office:string-value=" " table:formula="of:=IF(SUM([.DC34:.EG34])=0;&quot; &quot;;(TEXT(SUM([.DC34:.EG34])/(24*60);&quot;[h]:mm&quot;)))" table:style-name="ce40">
            <text:p><text:s/></text:p>
          </table:table-cell>
          <table:table-cell office:value-type="string" office:string-value=" " table:formula="of:=IF(SUM([.EH34:.FK34])=0;&quot; &quot;;(TEXT(SUM([.EH34:.FK34])/(24*60);&quot;[h]:mm&quot;)))" table:style-name="ce40">
            <text:p><text:s/></text:p>
          </table:table-cell>
          <table:table-cell office:value-type="string" office:string-value=" " table:formula="of:=IF(SUM([.FL34:.GP34])=0;&quot; &quot;;(TEXT(SUM([.FL34:.GP34])/(24*60);&quot;[h]:mm&quot;)))" table:style-name="ce40">
            <text:p><text:s/></text:p>
          </table:table-cell>
          <table:table-cell office:value-type="string" office:string-value=" " table:formula="of:=IF(SUM([.GQ34:.HT34])=0;&quot; &quot;;(TEXT(SUM([.GQ34:.HT34])/(24*60);&quot;[h]:mm&quot;)))" table:style-name="ce40">
            <text:p><text:s/></text:p>
          </table:table-cell>
          <table:table-cell office:value-type="string" office:string-value=" " table:formula="of:=IF(SUM([.HU34:.IY34])=0;&quot; &quot;;(TEXT(SUM([.HU34:.IY34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35:.AS35])=0;&quot; &quot;;(TEXT(SUM([.O35:.AS35])/(24*60);&quot;[h]:mm&quot;)))" table:style-name="ce40">
            <text:p><text:s/></text:p>
          </table:table-cell>
          <table:table-cell office:value-type="string" office:string-value=" " table:formula="of:=IF(SUM([.AT35:.BW35])=0;&quot; &quot;;(TEXT(SUM([.AT35:.BW35])/(24*60);&quot;[h]:mm&quot;)))" table:style-name="ce40">
            <text:p><text:s/></text:p>
          </table:table-cell>
          <table:table-cell office:value-type="string" office:string-value=" " table:formula="of:=IF(SUM([.BX35:.DB35])=0;&quot; &quot;;(TEXT(SUM([.BX35:.DB35])/(24*60);&quot;[h]:mm&quot;)))" table:style-name="ce40">
            <text:p><text:s/></text:p>
          </table:table-cell>
          <table:table-cell office:value-type="string" office:string-value=" " table:formula="of:=IF(SUM([.DC35:.EG35])=0;&quot; &quot;;(TEXT(SUM([.DC35:.EG35])/(24*60);&quot;[h]:mm&quot;)))" table:style-name="ce40">
            <text:p><text:s/></text:p>
          </table:table-cell>
          <table:table-cell office:value-type="string" office:string-value=" " table:formula="of:=IF(SUM([.EH35:.FK35])=0;&quot; &quot;;(TEXT(SUM([.EH35:.FK35])/(24*60);&quot;[h]:mm&quot;)))" table:style-name="ce40">
            <text:p><text:s/></text:p>
          </table:table-cell>
          <table:table-cell office:value-type="string" office:string-value=" " table:formula="of:=IF(SUM([.FL35:.GP35])=0;&quot; &quot;;(TEXT(SUM([.FL35:.GP35])/(24*60);&quot;[h]:mm&quot;)))" table:style-name="ce40">
            <text:p><text:s/></text:p>
          </table:table-cell>
          <table:table-cell office:value-type="string" office:string-value=" " table:formula="of:=IF(SUM([.GQ35:.HT35])=0;&quot; &quot;;(TEXT(SUM([.GQ35:.HT35])/(24*60);&quot;[h]:mm&quot;)))" table:style-name="ce40">
            <text:p><text:s/></text:p>
          </table:table-cell>
          <table:table-cell office:value-type="string" office:string-value=" " table:formula="of:=IF(SUM([.HU35:.IY35])=0;&quot; &quot;;(TEXT(SUM([.HU35:.IY35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36:.AS36])=0;&quot; &quot;;(TEXT(SUM([.O36:.AS36])/(24*60);&quot;[h]:mm&quot;)))" table:style-name="ce40">
            <text:p><text:s/></text:p>
          </table:table-cell>
          <table:table-cell office:value-type="string" office:string-value=" " table:formula="of:=IF(SUM([.AT36:.BW36])=0;&quot; &quot;;(TEXT(SUM([.AT36:.BW36])/(24*60);&quot;[h]:mm&quot;)))" table:style-name="ce40">
            <text:p><text:s/></text:p>
          </table:table-cell>
          <table:table-cell office:value-type="string" office:string-value=" " table:formula="of:=IF(SUM([.BX36:.DB36])=0;&quot; &quot;;(TEXT(SUM([.BX36:.DB36])/(24*60);&quot;[h]:mm&quot;)))" table:style-name="ce40">
            <text:p><text:s/></text:p>
          </table:table-cell>
          <table:table-cell office:value-type="string" office:string-value=" " table:formula="of:=IF(SUM([.DC36:.EG36])=0;&quot; &quot;;(TEXT(SUM([.DC36:.EG36])/(24*60);&quot;[h]:mm&quot;)))" table:style-name="ce40">
            <text:p><text:s/></text:p>
          </table:table-cell>
          <table:table-cell office:value-type="string" office:string-value=" " table:formula="of:=IF(SUM([.EH36:.FK36])=0;&quot; &quot;;(TEXT(SUM([.EH36:.FK36])/(24*60);&quot;[h]:mm&quot;)))" table:style-name="ce40">
            <text:p><text:s/></text:p>
          </table:table-cell>
          <table:table-cell office:value-type="string" office:string-value=" " table:formula="of:=IF(SUM([.FL36:.GP36])=0;&quot; &quot;;(TEXT(SUM([.FL36:.GP36])/(24*60);&quot;[h]:mm&quot;)))" table:style-name="ce40">
            <text:p><text:s/></text:p>
          </table:table-cell>
          <table:table-cell office:value-type="string" office:string-value=" " table:formula="of:=IF(SUM([.GQ36:.HT36])=0;&quot; &quot;;(TEXT(SUM([.GQ36:.HT36])/(24*60);&quot;[h]:mm&quot;)))" table:style-name="ce40">
            <text:p><text:s/></text:p>
          </table:table-cell>
          <table:table-cell office:value-type="string" office:string-value=" " table:formula="of:=IF(SUM([.HU36:.IY36])=0;&quot; &quot;;(TEXT(SUM([.HU36:.IY36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37:.AS37])=0;&quot; &quot;;(TEXT(SUM([.O37:.AS37])/(24*60);&quot;[h]:mm&quot;)))" table:style-name="ce40">
            <text:p><text:s/></text:p>
          </table:table-cell>
          <table:table-cell office:value-type="string" office:string-value=" " table:formula="of:=IF(SUM([.AT37:.BW37])=0;&quot; &quot;;(TEXT(SUM([.AT37:.BW37])/(24*60);&quot;[h]:mm&quot;)))" table:style-name="ce40">
            <text:p><text:s/></text:p>
          </table:table-cell>
          <table:table-cell office:value-type="string" office:string-value=" " table:formula="of:=IF(SUM([.BX37:.DB37])=0;&quot; &quot;;(TEXT(SUM([.BX37:.DB37])/(24*60);&quot;[h]:mm&quot;)))" table:style-name="ce40">
            <text:p><text:s/></text:p>
          </table:table-cell>
          <table:table-cell office:value-type="string" office:string-value=" " table:formula="of:=IF(SUM([.DC37:.EG37])=0;&quot; &quot;;(TEXT(SUM([.DC37:.EG37])/(24*60);&quot;[h]:mm&quot;)))" table:style-name="ce40">
            <text:p><text:s/></text:p>
          </table:table-cell>
          <table:table-cell office:value-type="string" office:string-value=" " table:formula="of:=IF(SUM([.EH37:.FK37])=0;&quot; &quot;;(TEXT(SUM([.EH37:.FK37])/(24*60);&quot;[h]:mm&quot;)))" table:style-name="ce40">
            <text:p><text:s/></text:p>
          </table:table-cell>
          <table:table-cell office:value-type="string" office:string-value=" " table:formula="of:=IF(SUM([.FL37:.GP37])=0;&quot; &quot;;(TEXT(SUM([.FL37:.GP37])/(24*60);&quot;[h]:mm&quot;)))" table:style-name="ce40">
            <text:p><text:s/></text:p>
          </table:table-cell>
          <table:table-cell office:value-type="string" office:string-value=" " table:formula="of:=IF(SUM([.GQ37:.HT37])=0;&quot; &quot;;(TEXT(SUM([.GQ37:.HT37])/(24*60);&quot;[h]:mm&quot;)))" table:style-name="ce40">
            <text:p><text:s/></text:p>
          </table:table-cell>
          <table:table-cell office:value-type="string" office:string-value=" " table:formula="of:=IF(SUM([.HU37:.IY37])=0;&quot; &quot;;(TEXT(SUM([.HU37:.IY37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38:.AS38])=0;&quot; &quot;;(TEXT(SUM([.O38:.AS38])/(24*60);&quot;[h]:mm&quot;)))" table:style-name="ce40">
            <text:p><text:s/></text:p>
          </table:table-cell>
          <table:table-cell office:value-type="string" office:string-value=" " table:formula="of:=IF(SUM([.AT38:.BW38])=0;&quot; &quot;;(TEXT(SUM([.AT38:.BW38])/(24*60);&quot;[h]:mm&quot;)))" table:style-name="ce40">
            <text:p><text:s/></text:p>
          </table:table-cell>
          <table:table-cell office:value-type="string" office:string-value=" " table:formula="of:=IF(SUM([.BX38:.DB38])=0;&quot; &quot;;(TEXT(SUM([.BX38:.DB38])/(24*60);&quot;[h]:mm&quot;)))" table:style-name="ce40">
            <text:p><text:s/></text:p>
          </table:table-cell>
          <table:table-cell office:value-type="string" office:string-value=" " table:formula="of:=IF(SUM([.DC38:.EG38])=0;&quot; &quot;;(TEXT(SUM([.DC38:.EG38])/(24*60);&quot;[h]:mm&quot;)))" table:style-name="ce40">
            <text:p><text:s/></text:p>
          </table:table-cell>
          <table:table-cell office:value-type="string" office:string-value=" " table:formula="of:=IF(SUM([.EH38:.FK38])=0;&quot; &quot;;(TEXT(SUM([.EH38:.FK38])/(24*60);&quot;[h]:mm&quot;)))" table:style-name="ce40">
            <text:p><text:s/></text:p>
          </table:table-cell>
          <table:table-cell office:value-type="string" office:string-value=" " table:formula="of:=IF(SUM([.FL38:.GP38])=0;&quot; &quot;;(TEXT(SUM([.FL38:.GP38])/(24*60);&quot;[h]:mm&quot;)))" table:style-name="ce40">
            <text:p><text:s/></text:p>
          </table:table-cell>
          <table:table-cell office:value-type="string" office:string-value=" " table:formula="of:=IF(SUM([.GQ38:.HT38])=0;&quot; &quot;;(TEXT(SUM([.GQ38:.HT38])/(24*60);&quot;[h]:mm&quot;)))" table:style-name="ce40">
            <text:p><text:s/></text:p>
          </table:table-cell>
          <table:table-cell office:value-type="string" office:string-value=" " table:formula="of:=IF(SUM([.HU38:.IY38])=0;&quot; &quot;;(TEXT(SUM([.HU38:.IY38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39:.AS39])=0;&quot; &quot;;(TEXT(SUM([.O39:.AS39])/(24*60);&quot;[h]:mm&quot;)))" table:style-name="ce40">
            <text:p><text:s/></text:p>
          </table:table-cell>
          <table:table-cell office:value-type="string" office:string-value=" " table:formula="of:=IF(SUM([.AT39:.BW39])=0;&quot; &quot;;(TEXT(SUM([.AT39:.BW39])/(24*60);&quot;[h]:mm&quot;)))" table:style-name="ce40">
            <text:p><text:s/></text:p>
          </table:table-cell>
          <table:table-cell office:value-type="string" office:string-value=" " table:formula="of:=IF(SUM([.BX39:.DB39])=0;&quot; &quot;;(TEXT(SUM([.BX39:.DB39])/(24*60);&quot;[h]:mm&quot;)))" table:style-name="ce40">
            <text:p><text:s/></text:p>
          </table:table-cell>
          <table:table-cell office:value-type="string" office:string-value=" " table:formula="of:=IF(SUM([.DC39:.EG39])=0;&quot; &quot;;(TEXT(SUM([.DC39:.EG39])/(24*60);&quot;[h]:mm&quot;)))" table:style-name="ce40">
            <text:p><text:s/></text:p>
          </table:table-cell>
          <table:table-cell office:value-type="string" office:string-value=" " table:formula="of:=IF(SUM([.EH39:.FK39])=0;&quot; &quot;;(TEXT(SUM([.EH39:.FK39])/(24*60);&quot;[h]:mm&quot;)))" table:style-name="ce40">
            <text:p><text:s/></text:p>
          </table:table-cell>
          <table:table-cell office:value-type="string" office:string-value=" " table:formula="of:=IF(SUM([.FL39:.GP39])=0;&quot; &quot;;(TEXT(SUM([.FL39:.GP39])/(24*60);&quot;[h]:mm&quot;)))" table:style-name="ce40">
            <text:p><text:s/></text:p>
          </table:table-cell>
          <table:table-cell office:value-type="string" office:string-value=" " table:formula="of:=IF(SUM([.GQ39:.HT39])=0;&quot; &quot;;(TEXT(SUM([.GQ39:.HT39])/(24*60);&quot;[h]:mm&quot;)))" table:style-name="ce40">
            <text:p><text:s/></text:p>
          </table:table-cell>
          <table:table-cell office:value-type="string" office:string-value=" " table:formula="of:=IF(SUM([.HU39:.IY39])=0;&quot; &quot;;(TEXT(SUM([.HU39:.IY39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40:.AS40])=0;&quot; &quot;;(TEXT(SUM([.O40:.AS40])/(24*60);&quot;[h]:mm&quot;)))" table:style-name="ce40">
            <text:p><text:s/></text:p>
          </table:table-cell>
          <table:table-cell office:value-type="string" office:string-value=" " table:formula="of:=IF(SUM([.AT40:.BW40])=0;&quot; &quot;;(TEXT(SUM([.AT40:.BW40])/(24*60);&quot;[h]:mm&quot;)))" table:style-name="ce40">
            <text:p><text:s/></text:p>
          </table:table-cell>
          <table:table-cell office:value-type="string" office:string-value=" " table:formula="of:=IF(SUM([.BX40:.DB40])=0;&quot; &quot;;(TEXT(SUM([.BX40:.DB40])/(24*60);&quot;[h]:mm&quot;)))" table:style-name="ce40">
            <text:p><text:s/></text:p>
          </table:table-cell>
          <table:table-cell office:value-type="string" office:string-value=" " table:formula="of:=IF(SUM([.DC40:.EG40])=0;&quot; &quot;;(TEXT(SUM([.DC40:.EG40])/(24*60);&quot;[h]:mm&quot;)))" table:style-name="ce40">
            <text:p><text:s/></text:p>
          </table:table-cell>
          <table:table-cell office:value-type="string" office:string-value=" " table:formula="of:=IF(SUM([.EH40:.FK40])=0;&quot; &quot;;(TEXT(SUM([.EH40:.FK40])/(24*60);&quot;[h]:mm&quot;)))" table:style-name="ce40">
            <text:p><text:s/></text:p>
          </table:table-cell>
          <table:table-cell office:value-type="string" office:string-value=" " table:formula="of:=IF(SUM([.FL40:.GP40])=0;&quot; &quot;;(TEXT(SUM([.FL40:.GP40])/(24*60);&quot;[h]:mm&quot;)))" table:style-name="ce40">
            <text:p><text:s/></text:p>
          </table:table-cell>
          <table:table-cell office:value-type="string" office:string-value=" " table:formula="of:=IF(SUM([.GQ40:.HT40])=0;&quot; &quot;;(TEXT(SUM([.GQ40:.HT40])/(24*60);&quot;[h]:mm&quot;)))" table:style-name="ce40">
            <text:p><text:s/></text:p>
          </table:table-cell>
          <table:table-cell office:value-type="string" office:string-value=" " table:formula="of:=IF(SUM([.HU40:.IY40])=0;&quot; &quot;;(TEXT(SUM([.HU40:.IY40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38"/>
          <table:table-cell table:number-columns-repeated="4" table:style-name="ce39"/>
          <table:table-cell office:value-type="string" office:string-value=" " table:formula="of:=IF(SUM([.O41:.AS41])=0;&quot; &quot;;(TEXT(SUM([.O41:.AS41])/(24*60);&quot;[h]:mm&quot;)))" table:style-name="ce40">
            <text:p><text:s/></text:p>
          </table:table-cell>
          <table:table-cell office:value-type="string" office:string-value=" " table:formula="of:=IF(SUM([.AT41:.BW41])=0;&quot; &quot;;(TEXT(SUM([.AT41:.BW41])/(24*60);&quot;[h]:mm&quot;)))" table:style-name="ce40">
            <text:p><text:s/></text:p>
          </table:table-cell>
          <table:table-cell office:value-type="string" office:string-value=" " table:formula="of:=IF(SUM([.BX41:.DB41])=0;&quot; &quot;;(TEXT(SUM([.BX41:.DB41])/(24*60);&quot;[h]:mm&quot;)))" table:style-name="ce40">
            <text:p><text:s/></text:p>
          </table:table-cell>
          <table:table-cell office:value-type="string" office:string-value=" " table:formula="of:=IF(SUM([.DC41:.EG41])=0;&quot; &quot;;(TEXT(SUM([.DC41:.EG41])/(24*60);&quot;[h]:mm&quot;)))" table:style-name="ce40">
            <text:p><text:s/></text:p>
          </table:table-cell>
          <table:table-cell office:value-type="string" office:string-value=" " table:formula="of:=IF(SUM([.EH41:.FK41])=0;&quot; &quot;;(TEXT(SUM([.EH41:.FK41])/(24*60);&quot;[h]:mm&quot;)))" table:style-name="ce40">
            <text:p><text:s/></text:p>
          </table:table-cell>
          <table:table-cell office:value-type="string" office:string-value=" " table:formula="of:=IF(SUM([.FL41:.GP41])=0;&quot; &quot;;(TEXT(SUM([.FL41:.GP41])/(24*60);&quot;[h]:mm&quot;)))" table:style-name="ce40">
            <text:p><text:s/></text:p>
          </table:table-cell>
          <table:table-cell office:value-type="string" office:string-value=" " table:formula="of:=IF(SUM([.GQ41:.HT41])=0;&quot; &quot;;(TEXT(SUM([.GQ41:.HT41])/(24*60);&quot;[h]:mm&quot;)))" table:style-name="ce40">
            <text:p><text:s/></text:p>
          </table:table-cell>
          <table:table-cell office:value-type="string" office:string-value=" " table:formula="of:=IF(SUM([.HU41:.IY41])=0;&quot; &quot;;(TEXT(SUM([.HU41:.IY41])/(24*60);&quot;[h]:mm&quot;)))" table:style-name="ce41">
            <text:p><text:s/></text:p>
          </table:table-cell>
          <table:table-cell table:style-name="ce95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style-name="ce97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6"/>
          <table:table-cell table:number-columns-repeated="16125"/>
        </table:table-row>
        <table:table-row table:style-name="ro2">
          <table:table-cell/>
          <table:table-cell table:style-name="ce46"/>
          <table:table-cell table:number-columns-repeated="4" table:style-name="ce47"/>
          <table:table-cell office:value-type="string" office:string-value=" " table:formula="of:=IF(SUM([.O42:.AS42])=0;&quot; &quot;;(TEXT(SUM([.O42:.AS42])/(24*60);&quot;[h]:mm&quot;)))" table:style-name="ce48">
            <text:p><text:s/></text:p>
          </table:table-cell>
          <table:table-cell office:value-type="string" office:string-value=" " table:formula="of:=IF(SUM([.AT42:.BW42])=0;&quot; &quot;;(TEXT(SUM([.AT42:.BW42])/(24*60);&quot;[h]:mm&quot;)))" table:style-name="ce48">
            <text:p><text:s/></text:p>
          </table:table-cell>
          <table:table-cell office:value-type="string" office:string-value=" " table:formula="of:=IF(SUM([.BX42:.DB42])=0;&quot; &quot;;(TEXT(SUM([.BX42:.DB42])/(24*60);&quot;[h]:mm&quot;)))" table:style-name="ce48">
            <text:p><text:s/></text:p>
          </table:table-cell>
          <table:table-cell office:value-type="string" office:string-value=" " table:formula="of:=IF(SUM([.DC42:.EG42])=0;&quot; &quot;;(TEXT(SUM([.DC42:.EG42])/(24*60);&quot;[h]:mm&quot;)))" table:style-name="ce48">
            <text:p><text:s/></text:p>
          </table:table-cell>
          <table:table-cell office:value-type="string" office:string-value=" " table:formula="of:=IF(SUM([.EH42:.FK42])=0;&quot; &quot;;(TEXT(SUM([.EH42:.FK42])/(24*60);&quot;[h]:mm&quot;)))" table:style-name="ce48">
            <text:p><text:s/></text:p>
          </table:table-cell>
          <table:table-cell office:value-type="string" office:string-value=" " table:formula="of:=IF(SUM([.FL42:.GP42])=0;&quot; &quot;;(TEXT(SUM([.FL42:.GP42])/(24*60);&quot;[h]:mm&quot;)))" table:style-name="ce48">
            <text:p><text:s/></text:p>
          </table:table-cell>
          <table:table-cell office:value-type="string" office:string-value=" " table:formula="of:=IF(SUM([.GQ42:.HT42])=0;&quot; &quot;;(TEXT(SUM([.GQ42:.HT42])/(24*60);&quot;[h]:mm&quot;)))" table:style-name="ce48">
            <text:p><text:s/></text:p>
          </table:table-cell>
          <table:table-cell office:value-type="string" office:string-value=" " table:formula="of:=IF(SUM([.HU42:.IY42])=0;&quot; &quot;;(TEXT(SUM([.HU42:.IY42])/(24*60);&quot;[h]:mm&quot;)))" table:style-name="ce49">
            <text:p><text:s/></text:p>
          </table:table-cell>
          <table:table-cell table:style-name="ce101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3"/>
          <table:table-cell table:style-name="ce104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3"/>
          <table:table-cell table:style-name="ce104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3"/>
          <table:table-cell table:style-name="ce104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3"/>
          <table:table-cell table:style-name="ce104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3"/>
          <table:table-cell table:style-name="ce104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3"/>
          <table:table-cell table:style-name="ce104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3"/>
          <table:table-cell table:style-name="ce104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2"/>
          <table:table-cell table:style-name="ce103"/>
          <table:table-cell table:number-columns-repeated="16125"/>
        </table:table-row>
        <table:table-row table:number-rows-repeated="6" table:style-name="ro2">
          <table:table-cell/>
          <table:table-cell table:style-name="ce54"/>
          <table:table-cell table:number-columns-repeated="1022" table:style-name="ce7"/>
          <table:table-cell table:number-columns-repeated="15360"/>
        </table:table-row>
        <table:table-row table:number-rows-repeated="30" table:style-name="ro2">
          <table:table-cell/>
          <table:table-cell table:style-name="ce54"/>
          <table:table-cell table:number-columns-repeated="16382"/>
        </table:table-row>
        <table:table-row table:number-rows-repeated="1048498" table:style-name="ro3">
          <table:table-cell table:number-columns-repeated="16384"/>
        </table:table-row>
        <table:named-expressions>
          <table:named-range table:name="_xlnm._FilterDatabase" table:cell-range-address="Tracker.$B$4:Tracker.$IY$42" table:base-cell-address="Tracker.$A$1"/>
        </table:named-expressions>
      </table:table>
      <table:table table:name="Report_Card" table:style-name="ta2">
        <table:table-column table:style-name="co1" table:default-cell-style-name="ce58"/>
        <table:table-column table:style-name="co2" table:default-cell-style-name="ce58"/>
        <table:table-column table:style-name="co11" table:default-cell-style-name="ce58"/>
        <table:table-column table:style-name="co12" table:number-columns-repeated="2" table:default-cell-style-name="ce58"/>
        <table:table-column table:style-name="co7" table:number-columns-repeated="17" table:default-cell-style-name="ce58"/>
        <table:table-column table:style-name="co9" table:default-cell-style-name="ce58"/>
        <table:table-column table:style-name="co7" table:number-columns-repeated="5" table:default-cell-style-name="ce58"/>
        <table:table-column table:style-name="co9" table:number-columns-repeated="996" table:default-cell-style-name="ce58"/>
        <table:table-column table:style-name="co10" table:number-columns-repeated="15360" table:default-cell-style-name="ce1"/>
        <table:table-row table:style-name="ro2">
          <table:table-cell office:value-type="string" table:style-name="ce55">
            <text:p>Report Card</text:p>
          </table:table-cell>
          <table:table-cell table:number-columns-repeated="4" table:style-name="ce3"/>
          <table:table-cell table:number-columns-repeated="2" table:style-name="ce6"/>
          <table:table-cell table:style-name="ce56"/>
          <table:table-cell table:style-name="ce6"/>
          <table:table-cell table:style-name="ce57"/>
          <table:table-cell table:number-columns-repeated="20" table:style-name="ce6"/>
          <table:table-cell table:number-columns-repeated="16354"/>
        </table:table-row>
        <table:table-row table:style-name="ro2">
          <table:table-cell table:style-name="ce7"/>
          <table:table-cell table:style-name="ce59"/>
          <table:table-cell table:number-columns-repeated="2" table:style-name="ce60"/>
          <table:table-cell table:style-name="ce61"/>
          <table:table-cell office:value-type="string" table:style-name="ce59">
            <text:p>May 23</text:p>
          </table:table-cell>
          <table:table-cell table:style-name="ce60"/>
          <table:table-cell table:style-name="ce62"/>
          <table:table-cell office:value-type="string" table:style-name="ce59">
            <text:p>Jun 23</text:p>
          </table:table-cell>
          <table:table-cell table:style-name="ce60"/>
          <table:table-cell table:style-name="ce62"/>
          <table:table-cell office:value-type="string" table:style-name="ce59">
            <text:p>Jul 23</text:p>
          </table:table-cell>
          <table:table-cell table:style-name="ce60"/>
          <table:table-cell table:style-name="ce62"/>
          <table:table-cell office:value-type="string" table:style-name="ce59">
            <text:p>Aug 23</text:p>
          </table:table-cell>
          <table:table-cell table:style-name="ce60"/>
          <table:table-cell table:style-name="ce62"/>
          <table:table-cell office:value-type="string" table:style-name="ce59">
            <text:p>Sep 23</text:p>
          </table:table-cell>
          <table:table-cell table:style-name="ce60"/>
          <table:table-cell table:style-name="ce62"/>
          <table:table-cell office:value-type="string" table:style-name="ce60">
            <text:p>Oct 23</text:p>
          </table:table-cell>
          <table:table-cell table:style-name="ce60"/>
          <table:table-cell table:style-name="ce62"/>
          <table:table-cell office:value-type="string" table:style-name="ce59">
            <text:p>Nov 23</text:p>
          </table:table-cell>
          <table:table-cell table:style-name="ce60"/>
          <table:table-cell table:style-name="ce62"/>
          <table:table-cell office:value-type="string" table:style-name="ce60">
            <text:p>Dec 23</text:p>
          </table:table-cell>
          <table:table-cell table:style-name="ce60"/>
          <table:table-cell table:style-name="ce62"/>
          <table:table-cell table:number-columns-repeated="995" table:style-name="ce58"/>
          <table:table-cell table:number-columns-repeated="15360"/>
        </table:table-row>
        <table:table-row table:style-name="ro4">
          <table:table-cell table:style-name="ce7"/>
          <table:table-cell office:value-type="string" table:style-name="ce63">
            <text:p>Sr. No.</text:p>
          </table:table-cell>
          <table:table-cell office:value-type="string" table:style-name="ce64">
            <text:p>Name</text:p>
          </table:table-cell>
          <table:table-cell office:value-type="string" table:style-name="ce64">
            <text:p>Team/Department</text:p>
          </table:table-cell>
          <table:table-cell office:value-type="string" table:style-name="ce65">
            <text:p>Project Name</text:p>
          </table:table-cell>
          <table:table-cell office:value-type="string" table:style-name="ce66">
            <text:p>Project<text:span text:style-name="T1">ed</text:span></text:p>
          </table:table-cell>
          <table:table-cell office:value-type="string" table:style-name="ce64">
            <text:p>Actual</text:p>
          </table:table-cell>
          <table:table-cell office:value-type="string" table:style-name="ce67">
            <text:p>Variance</text:p>
          </table:table-cell>
          <table:table-cell office:value-type="string" table:style-name="ce66">
            <text:p>Project<text:span text:style-name="T1">ed</text:span></text:p>
          </table:table-cell>
          <table:table-cell office:value-type="string" table:style-name="ce64">
            <text:p>Actual</text:p>
          </table:table-cell>
          <table:table-cell office:value-type="string" table:style-name="ce67">
            <text:p>Variance</text:p>
          </table:table-cell>
          <table:table-cell office:value-type="string" table:style-name="ce66">
            <text:p>Project<text:span text:style-name="T1">ed</text:span></text:p>
          </table:table-cell>
          <table:table-cell office:value-type="string" table:style-name="ce64">
            <text:p>Actual</text:p>
          </table:table-cell>
          <table:table-cell office:value-type="string" table:style-name="ce67">
            <text:p>Variance</text:p>
          </table:table-cell>
          <table:table-cell office:value-type="string" table:style-name="ce66">
            <text:p>Project<text:span text:style-name="T1">ed</text:span></text:p>
          </table:table-cell>
          <table:table-cell office:value-type="string" table:style-name="ce64">
            <text:p>Actual</text:p>
          </table:table-cell>
          <table:table-cell office:value-type="string" table:style-name="ce67">
            <text:p>Variance</text:p>
          </table:table-cell>
          <table:table-cell office:value-type="string" table:style-name="ce66">
            <text:p>Project<text:span text:style-name="T1">ed</text:span></text:p>
          </table:table-cell>
          <table:table-cell office:value-type="string" table:style-name="ce64">
            <text:p>Actual</text:p>
          </table:table-cell>
          <table:table-cell office:value-type="string" table:style-name="ce67">
            <text:p>Variance</text:p>
          </table:table-cell>
          <table:table-cell office:value-type="string" table:style-name="ce64">
            <text:p>Project<text:span text:style-name="T1">ed</text:span></text:p>
          </table:table-cell>
          <table:table-cell office:value-type="string" table:style-name="ce64">
            <text:p>Actual</text:p>
          </table:table-cell>
          <table:table-cell office:value-type="string" table:style-name="ce67">
            <text:p>Variance</text:p>
          </table:table-cell>
          <table:table-cell office:value-type="string" table:style-name="ce66">
            <text:p>Projected</text:p>
          </table:table-cell>
          <table:table-cell office:value-type="string" table:style-name="ce64">
            <text:p>Actual</text:p>
          </table:table-cell>
          <table:table-cell office:value-type="string" table:style-name="ce67">
            <text:p>Variance</text:p>
          </table:table-cell>
          <table:table-cell office:value-type="string" table:style-name="ce64">
            <text:p>Projected</text:p>
          </table:table-cell>
          <table:table-cell office:value-type="string" table:style-name="ce64">
            <text:p>Actual</text:p>
          </table:table-cell>
          <table:table-cell office:value-type="string" table:style-name="ce67">
            <text:p>Variance</text:p>
          </table:table-cell>
          <table:table-cell table:number-columns-repeated="995" table:style-name="ce58"/>
          <table:table-cell table:number-columns-repeated="15360"/>
        </table:table-row>
        <table:table-row table:style-name="ro2">
          <table:table-cell table:style-name="ce7"/>
          <table:table-cell office:value-type="float" office:value="1" table:style-name="ce68">
            <text:p>1</text:p>
          </table:table-cell>
          <table:table-cell table:style-name="ce31"/>
          <table:table-cell office:value-type="string" office:string-value=" " table:formula="of:=IF(ISERROR(VLOOKUP([.C4];[Tracker.C$5:.D$42];2;0));&quot; &quot;;(VLOOKUP([.C4];[Tracker.C$5:.D$42];2;0)))" table:style-name="ce69">
            <text:p><text:s/></text:p>
          </table:table-cell>
          <table:table-cell office:value-type="string" office:string-value=" " table:formula="of:=IF(ISERROR(VLOOKUP([.C4];[Tracker.C$5:.F$42];3;0));&quot; &quot;;(VLOOKUP([.C4];[Tracker.C$5:.F$42];3;0)))" table:style-name="ce70">
            <text:p><text:s/></text:p>
          </table:table-cell>
          <table:table-cell table:style-name="ce71"/>
          <table:table-cell office:value-type="string" office:string-value=" " table:formula="of:=IF(ISERROR(VLOOKUP([.$C4];[Tracker.$C$5:.$G$23];4;0));&quot; &quot;;(VLOOKUP([.$C4];[Tracker.$C$5:.$G$23];4;0)))" table:style-name="ce72">
            <text:p><text:s/></text:p>
          </table:table-cell>
          <table:table-cell office:value-type="string" office:string-value=" " table:formula="of:=IFERROR(TEXT(([.F4]-[.G4]);&quot;[h]:mm&quot;);&quot; &quot;)" table:style-name="ce73">
            <text:p><text:s/></text:p>
          </table:table-cell>
          <table:table-cell table:style-name="ce71"/>
          <table:table-cell office:value-type="string" office:string-value=" " table:formula="of:=IF(ISERROR(VLOOKUP([.$C4];[Tracker.$C$5:.$H$23];5;0));&quot; &quot;;(VLOOKUP([.$C4];[Tracker.$C$5:.$H$23];5;0)))" table:style-name="ce72">
            <text:p><text:s/></text:p>
          </table:table-cell>
          <table:table-cell office:value-type="string" office:string-value=" " table:formula="of:=IFERROR(TEXT(([.I4]-[.J4]);&quot;[h]:mm&quot;);&quot; &quot;)" table:style-name="ce73">
            <text:p><text:s/></text:p>
          </table:table-cell>
          <table:table-cell table:style-name="ce71"/>
          <table:table-cell office:value-type="string" office:string-value=" " table:formula="of:=IF(ISERROR(VLOOKUP([.$C4];[Tracker.$C$5:.$I$23];6;0));&quot; &quot;;(VLOOKUP([.$C4];[Tracker.$C$5:.$I$23];6;0)))" table:style-name="ce72">
            <text:p><text:s/></text:p>
          </table:table-cell>
          <table:table-cell office:value-type="string" office:string-value=" " table:formula="of:=IFERROR(TEXT(([.L4]-[.M4]);&quot;[h]:mm&quot;);&quot; &quot;)" table:style-name="ce73">
            <text:p><text:s/></text:p>
          </table:table-cell>
          <table:table-cell table:style-name="ce71"/>
          <table:table-cell office:value-type="string" office:string-value=" " table:formula="of:=IF(ISERROR(VLOOKUP([.$C4];[Tracker.$C$5:.$J$23];7;0));&quot; &quot;;(VLOOKUP([.$C4];[Tracker.$C$5:.$J$23];7;0)))" table:style-name="ce72">
            <text:p><text:s/></text:p>
          </table:table-cell>
          <table:table-cell office:value-type="string" office:string-value=" " table:formula="of:=IFERROR(TEXT(([.O4]-[.P4]);&quot;[h]:mm&quot;);&quot; &quot;)" table:style-name="ce73">
            <text:p><text:s/></text:p>
          </table:table-cell>
          <table:table-cell table:style-name="ce71"/>
          <table:table-cell office:value-type="string" office:string-value=" " table:formula="of:=IF(ISERROR(VLOOKUP([.$C4];[Tracker.$C$5:.$K$23];8;0));&quot; &quot;;(VLOOKUP([.$C4];[Tracker.$C$5:.$K$23];8;0)))" table:style-name="ce72">
            <text:p><text:s/></text:p>
          </table:table-cell>
          <table:table-cell office:value-type="string" office:string-value=" " table:formula="of:=IFERROR(TEXT(([.R4]-[.S4]);&quot;[h]:mm&quot;);&quot; &quot;)" table:style-name="ce73">
            <text:p><text:s/></text:p>
          </table:table-cell>
          <table:table-cell table:style-name="ce31"/>
          <table:table-cell office:value-type="string" office:string-value=" " table:formula="of:=IF(ISERROR(VLOOKUP([.$C4];[Tracker.$C$5:.$L$23];9;0));&quot; &quot;;(VLOOKUP([.$C4];[Tracker.$C$5:.$L$23];9;0)))" table:style-name="ce72">
            <text:p><text:s/></text:p>
          </table:table-cell>
          <table:table-cell office:value-type="string" office:string-value=" " table:formula="of:=IFERROR(TEXT(([.U4]-[.V4]);&quot;[h]:mm&quot;);&quot; &quot;)" table:style-name="ce73">
            <text:p><text:s/></text:p>
          </table:table-cell>
          <table:table-cell table:style-name="ce71"/>
          <table:table-cell office:value-type="string" office:string-value=" " table:formula="of:=IF(ISERROR(VLOOKUP([.$C4];[Tracker.$C$5:.$M$23];10;0));&quot; &quot;;(VLOOKUP([.$C4];[Tracker.$C$5:.$M$23];10;0)))" table:style-name="ce72">
            <text:p><text:s/></text:p>
          </table:table-cell>
          <table:table-cell office:value-type="string" office:string-value=" " table:formula="of:=IFERROR(TEXT(([.X4]-[.Y4]);&quot;[h]:mm&quot;);&quot; &quot;)" table:style-name="ce73">
            <text:p><text:s/></text:p>
          </table:table-cell>
          <table:table-cell table:style-name="ce31"/>
          <table:table-cell office:value-type="string" office:string-value=" " table:formula="of:=IF(ISERROR(VLOOKUP([.$C4];[Tracker.$C$5:.$N$23];11;0));&quot; &quot;;(VLOOKUP([.$C4];[Tracker.$C$5:.$N$23];11;0)))" table:style-name="ce72">
            <text:p><text:s/></text:p>
          </table:table-cell>
          <table:table-cell office:value-type="string" office:string-value=" " table:formula="of:=IFERROR(TEXT(([.AA4]-[.AB4]);&quot;[h]:mm&quot;);&quot; &quot;)" table:style-name="ce73">
            <text:p><text:s/></text:p>
          </table:table-cell>
          <table:table-cell table:number-columns-repeated="995" table:style-name="ce58"/>
          <table:table-cell table:number-columns-repeated="15360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5];[Tracker.C$5:.D$42];2;0));&quot; &quot;;(VLOOKUP([.C5];[Tracker.C$5:.D$42];2;0)))" table:style-name="ce75">
            <text:p><text:s/></text:p>
          </table:table-cell>
          <table:table-cell office:value-type="string" office:string-value=" " table:formula="of:=IF(ISERROR(VLOOKUP([.C5];[Tracker.C$5:.F$42];3;0));&quot; &quot;;(VLOOKUP([.C5];[Tracker.C$5:.F$42];3;0)))" table:style-name="ce76">
            <text:p><text:s/></text:p>
          </table:table-cell>
          <table:table-cell table:style-name="ce77"/>
          <table:table-cell office:value-type="string" office:string-value=" " table:formula="of:=IF(ISERROR(VLOOKUP([.$C5];[Tracker.$C$5:.$G$23];4;0));&quot; &quot;;(VLOOKUP([.$C5];[Tracker.$C$5:.$G$23];4;0)))" table:style-name="ce19">
            <text:p><text:s/></text:p>
          </table:table-cell>
          <table:table-cell office:value-type="string" office:string-value=" " table:formula="of:=IFERROR(TEXT(([.F5]-[.G5]);&quot;[h]:mm&quot;);&quot; &quot;)" table:style-name="ce78">
            <text:p><text:s/></text:p>
          </table:table-cell>
          <table:table-cell table:style-name="ce77"/>
          <table:table-cell office:value-type="string" office:string-value=" " table:formula="of:=IF(ISERROR(VLOOKUP([.$C5];[Tracker.$C$5:.$H$23];5;0));&quot; &quot;;(VLOOKUP([.$C5];[Tracker.$C$5:.$H$23];5;0)))" table:style-name="ce19">
            <text:p><text:s/></text:p>
          </table:table-cell>
          <table:table-cell office:value-type="string" office:string-value=" " table:formula="of:=IFERROR(TEXT(([.I5]-[.J5]);&quot;[h]:mm&quot;);&quot; &quot;)" table:style-name="ce78">
            <text:p><text:s/></text:p>
          </table:table-cell>
          <table:table-cell table:style-name="ce77"/>
          <table:table-cell office:value-type="string" office:string-value=" " table:formula="of:=IF(ISERROR(VLOOKUP([.$C5];[Tracker.$C$5:.$I$23];6;0));&quot; &quot;;(VLOOKUP([.$C5];[Tracker.$C$5:.$I$23];6;0)))" table:style-name="ce19">
            <text:p><text:s/></text:p>
          </table:table-cell>
          <table:table-cell office:value-type="string" office:string-value=" " table:formula="of:=IFERROR(TEXT(([.L5]-[.M5]);&quot;[h]:mm&quot;);&quot; &quot;)" table:style-name="ce78">
            <text:p><text:s/></text:p>
          </table:table-cell>
          <table:table-cell table:style-name="ce77"/>
          <table:table-cell office:value-type="string" office:string-value=" " table:formula="of:=IF(ISERROR(VLOOKUP([.$C5];[Tracker.$C$5:.$J$23];7;0));&quot; &quot;;(VLOOKUP([.$C5];[Tracker.$C$5:.$J$23];7;0)))" table:style-name="ce19">
            <text:p><text:s/></text:p>
          </table:table-cell>
          <table:table-cell office:value-type="string" office:string-value=" " table:formula="of:=IFERROR(TEXT(([.O5]-[.P5]);&quot;[h]:mm&quot;);&quot; &quot;)" table:style-name="ce78">
            <text:p><text:s/></text:p>
          </table:table-cell>
          <table:table-cell table:style-name="ce77"/>
          <table:table-cell office:value-type="string" office:string-value=" " table:formula="of:=IF(ISERROR(VLOOKUP([.$C5];[Tracker.$C$5:.$K$23];8;0));&quot; &quot;;(VLOOKUP([.$C5];[Tracker.$C$5:.$K$23];8;0)))" table:style-name="ce19">
            <text:p><text:s/></text:p>
          </table:table-cell>
          <table:table-cell office:value-type="string" office:string-value=" " table:formula="of:=IFERROR(TEXT(([.R5]-[.S5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5];[Tracker.$C$5:.$L$23];9;0));&quot; &quot;;(VLOOKUP([.$C5];[Tracker.$C$5:.$L$23];9;0)))" table:style-name="ce19">
            <text:p><text:s/></text:p>
          </table:table-cell>
          <table:table-cell office:value-type="string" office:string-value=" " table:formula="of:=IFERROR(TEXT(([.U5]-[.V5]);&quot;[h]:mm&quot;);&quot; &quot;)" table:style-name="ce78">
            <text:p><text:s/></text:p>
          </table:table-cell>
          <table:table-cell table:style-name="ce77"/>
          <table:table-cell office:value-type="string" office:string-value=" " table:formula="of:=IF(ISERROR(VLOOKUP([.$C5];[Tracker.$C$5:.$M$23];10;0));&quot; &quot;;(VLOOKUP([.$C5];[Tracker.$C$5:.$M$23];10;0)))" table:style-name="ce19">
            <text:p><text:s/></text:p>
          </table:table-cell>
          <table:table-cell office:value-type="string" office:string-value=" " table:formula="of:=IFERROR(TEXT(([.X5]-[.Y5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5];[Tracker.$C$5:.$N$23];11;0));&quot; &quot;;(VLOOKUP([.$C5];[Tracker.$C$5:.$N$23];11;0)))" table:style-name="ce19">
            <text:p><text:s/></text:p>
          </table:table-cell>
          <table:table-cell office:value-type="string" office:string-value=" " table:formula="of:=IFERROR(TEXT(([.AA5]-[.AB5]);&quot;[h]:mm&quot;);&quot; &quot;)" table:style-name="ce78">
            <text:p><text:s/></text:p>
          </table:table-cell>
          <table:table-cell table:number-columns-repeated="995" table:style-name="ce58"/>
          <table:table-cell table:number-columns-repeated="15360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6];[Tracker.C$5:.D$42];2;0));&quot; &quot;;(VLOOKUP([.C6];[Tracker.C$5:.D$42];2;0)))" table:style-name="ce75">
            <text:p><text:s/></text:p>
          </table:table-cell>
          <table:table-cell office:value-type="string" office:string-value=" " table:formula="of:=IF(ISERROR(VLOOKUP([.C6];[Tracker.C$5:.F$42];3;0));&quot; &quot;;(VLOOKUP([.C6];[Tracker.C$5:.F$42];3;0)))" table:style-name="ce76">
            <text:p><text:s/></text:p>
          </table:table-cell>
          <table:table-cell table:style-name="ce79"/>
          <table:table-cell office:value-type="string" office:string-value=" " table:formula="of:=IF(ISERROR(VLOOKUP([.$C6];[Tracker.$C$5:.$G$23];4;0));&quot; &quot;;(VLOOKUP([.$C6];[Tracker.$C$5:.$G$23];4;0)))" table:style-name="ce19">
            <text:p><text:s/></text:p>
          </table:table-cell>
          <table:table-cell office:value-type="string" office:string-value=" " table:formula="of:=IFERROR(TEXT(([.F6]-[.G6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6];[Tracker.$C$5:.$H$23];5;0));&quot; &quot;;(VLOOKUP([.$C6];[Tracker.$C$5:.$H$23];5;0)))" table:style-name="ce19">
            <text:p><text:s/></text:p>
          </table:table-cell>
          <table:table-cell office:value-type="string" office:string-value=" " table:formula="of:=IFERROR(TEXT(([.I6]-[.J6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6];[Tracker.$C$5:.$I$23];6;0));&quot; &quot;;(VLOOKUP([.$C6];[Tracker.$C$5:.$I$23];6;0)))" table:style-name="ce19">
            <text:p><text:s/></text:p>
          </table:table-cell>
          <table:table-cell office:value-type="string" office:string-value=" " table:formula="of:=IFERROR(TEXT(([.L6]-[.M6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6];[Tracker.$C$5:.$J$23];7;0));&quot; &quot;;(VLOOKUP([.$C6];[Tracker.$C$5:.$J$23];7;0)))" table:style-name="ce19">
            <text:p><text:s/></text:p>
          </table:table-cell>
          <table:table-cell office:value-type="string" office:string-value=" " table:formula="of:=IFERROR(TEXT(([.O6]-[.P6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6];[Tracker.$C$5:.$K$23];8;0));&quot; &quot;;(VLOOKUP([.$C6];[Tracker.$C$5:.$K$23];8;0)))" table:style-name="ce19">
            <text:p><text:s/></text:p>
          </table:table-cell>
          <table:table-cell office:value-type="string" office:string-value=" " table:formula="of:=IFERROR(TEXT(([.R6]-[.S6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6];[Tracker.$C$5:.$L$23];9;0));&quot; &quot;;(VLOOKUP([.$C6];[Tracker.$C$5:.$L$23];9;0)))" table:style-name="ce19">
            <text:p><text:s/></text:p>
          </table:table-cell>
          <table:table-cell office:value-type="string" office:string-value=" " table:formula="of:=IFERROR(TEXT(([.U6]-[.V6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6];[Tracker.$C$5:.$M$23];10;0));&quot; &quot;;(VLOOKUP([.$C6];[Tracker.$C$5:.$M$23];10;0)))" table:style-name="ce19">
            <text:p><text:s/></text:p>
          </table:table-cell>
          <table:table-cell office:value-type="string" office:string-value=" " table:formula="of:=IFERROR(TEXT(([.X6]-[.Y6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6];[Tracker.$C$5:.$N$23];11;0));&quot; &quot;;(VLOOKUP([.$C6];[Tracker.$C$5:.$N$23];11;0)))" table:style-name="ce19">
            <text:p><text:s/></text:p>
          </table:table-cell>
          <table:table-cell office:value-type="string" office:string-value=" " table:formula="of:=IFERROR(TEXT(([.AA6]-[.AB6]);&quot;[h]:mm&quot;);&quot; &quot;)" table:style-name="ce78">
            <text:p><text:s/></text:p>
          </table:table-cell>
          <table:table-cell table:number-columns-repeated="995" table:style-name="ce58"/>
          <table:table-cell table:number-columns-repeated="15360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7];[Tracker.C$5:.D$42];2;0));&quot; &quot;;(VLOOKUP([.C7];[Tracker.C$5:.D$42];2;0)))" table:style-name="ce75">
            <text:p><text:s/></text:p>
          </table:table-cell>
          <table:table-cell office:value-type="string" office:string-value=" " table:formula="of:=IF(ISERROR(VLOOKUP([.C7];[Tracker.C$5:.F$42];3;0));&quot; &quot;;(VLOOKUP([.C7];[Tracker.C$5:.F$42];3;0)))" table:style-name="ce76">
            <text:p><text:s/></text:p>
          </table:table-cell>
          <table:table-cell table:style-name="ce79"/>
          <table:table-cell office:value-type="string" office:string-value=" " table:formula="of:=IF(ISERROR(VLOOKUP([.$C7];[Tracker.$C$5:.$G$23];4;0));&quot; &quot;;(VLOOKUP([.$C7];[Tracker.$C$5:.$G$23];4;0)))" table:style-name="ce19">
            <text:p><text:s/></text:p>
          </table:table-cell>
          <table:table-cell office:value-type="string" office:string-value=" " table:formula="of:=IFERROR(TEXT(([.F7]-[.G7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7];[Tracker.$C$5:.$H$23];5;0));&quot; &quot;;(VLOOKUP([.$C7];[Tracker.$C$5:.$H$23];5;0)))" table:style-name="ce19">
            <text:p><text:s/></text:p>
          </table:table-cell>
          <table:table-cell office:value-type="string" office:string-value=" " table:formula="of:=IFERROR(TEXT(([.I7]-[.J7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7];[Tracker.$C$5:.$I$23];6;0));&quot; &quot;;(VLOOKUP([.$C7];[Tracker.$C$5:.$I$23];6;0)))" table:style-name="ce19">
            <text:p><text:s/></text:p>
          </table:table-cell>
          <table:table-cell office:value-type="string" office:string-value=" " table:formula="of:=IFERROR(TEXT(([.L7]-[.M7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7];[Tracker.$C$5:.$J$23];7;0));&quot; &quot;;(VLOOKUP([.$C7];[Tracker.$C$5:.$J$23];7;0)))" table:style-name="ce19">
            <text:p><text:s/></text:p>
          </table:table-cell>
          <table:table-cell office:value-type="string" office:string-value=" " table:formula="of:=IFERROR(TEXT(([.O7]-[.P7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7];[Tracker.$C$5:.$K$23];8;0));&quot; &quot;;(VLOOKUP([.$C7];[Tracker.$C$5:.$K$23];8;0)))" table:style-name="ce19">
            <text:p><text:s/></text:p>
          </table:table-cell>
          <table:table-cell office:value-type="string" office:string-value=" " table:formula="of:=IFERROR(TEXT(([.R7]-[.S7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7];[Tracker.$C$5:.$L$23];9;0));&quot; &quot;;(VLOOKUP([.$C7];[Tracker.$C$5:.$L$23];9;0)))" table:style-name="ce19">
            <text:p><text:s/></text:p>
          </table:table-cell>
          <table:table-cell office:value-type="string" office:string-value=" " table:formula="of:=IFERROR(TEXT(([.U7]-[.V7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7];[Tracker.$C$5:.$M$23];10;0));&quot; &quot;;(VLOOKUP([.$C7];[Tracker.$C$5:.$M$23];10;0)))" table:style-name="ce19">
            <text:p><text:s/></text:p>
          </table:table-cell>
          <table:table-cell office:value-type="string" office:string-value=" " table:formula="of:=IFERROR(TEXT(([.X7]-[.Y7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7];[Tracker.$C$5:.$N$23];11;0));&quot; &quot;;(VLOOKUP([.$C7];[Tracker.$C$5:.$N$23];11;0)))" table:style-name="ce19">
            <text:p><text:s/></text:p>
          </table:table-cell>
          <table:table-cell office:value-type="string" office:string-value=" " table:formula="of:=IFERROR(TEXT(([.AA7]-[.AB7]);&quot;[h]:mm&quot;);&quot; &quot;)" table:style-name="ce78">
            <text:p><text:s/></text:p>
          </table:table-cell>
          <table:table-cell table:number-columns-repeated="995" table:style-name="ce58"/>
          <table:table-cell table:number-columns-repeated="15360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8];[Tracker.C$5:.D$42];2;0));&quot; &quot;;(VLOOKUP([.C8];[Tracker.C$5:.D$42];2;0)))" table:style-name="ce75">
            <text:p><text:s/></text:p>
          </table:table-cell>
          <table:table-cell office:value-type="string" office:string-value=" " table:formula="of:=IF(ISERROR(VLOOKUP([.C8];[Tracker.C$5:.F$42];3;0));&quot; &quot;;(VLOOKUP([.C8];[Tracker.C$5:.F$42];3;0)))" table:style-name="ce76">
            <text:p><text:s/></text:p>
          </table:table-cell>
          <table:table-cell table:style-name="ce79"/>
          <table:table-cell office:value-type="string" office:string-value=" " table:formula="of:=IF(ISERROR(VLOOKUP([.$C8];[Tracker.$C$5:.$G$23];4;0));&quot; &quot;;(VLOOKUP([.$C8];[Tracker.$C$5:.$G$23];4;0)))" table:style-name="ce19">
            <text:p><text:s/></text:p>
          </table:table-cell>
          <table:table-cell office:value-type="string" office:string-value=" " table:formula="of:=IFERROR(TEXT(([.F8]-[.G8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8];[Tracker.$C$5:.$H$23];5;0));&quot; &quot;;(VLOOKUP([.$C8];[Tracker.$C$5:.$H$23];5;0)))" table:style-name="ce19">
            <text:p><text:s/></text:p>
          </table:table-cell>
          <table:table-cell office:value-type="string" office:string-value=" " table:formula="of:=IFERROR(TEXT(([.I8]-[.J8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8];[Tracker.$C$5:.$I$23];6;0));&quot; &quot;;(VLOOKUP([.$C8];[Tracker.$C$5:.$I$23];6;0)))" table:style-name="ce19">
            <text:p><text:s/></text:p>
          </table:table-cell>
          <table:table-cell office:value-type="string" office:string-value=" " table:formula="of:=IFERROR(TEXT(([.L8]-[.M8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8];[Tracker.$C$5:.$J$23];7;0));&quot; &quot;;(VLOOKUP([.$C8];[Tracker.$C$5:.$J$23];7;0)))" table:style-name="ce19">
            <text:p><text:s/></text:p>
          </table:table-cell>
          <table:table-cell office:value-type="string" office:string-value=" " table:formula="of:=IFERROR(TEXT(([.O8]-[.P8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8];[Tracker.$C$5:.$K$23];8;0));&quot; &quot;;(VLOOKUP([.$C8];[Tracker.$C$5:.$K$23];8;0)))" table:style-name="ce19">
            <text:p><text:s/></text:p>
          </table:table-cell>
          <table:table-cell office:value-type="string" office:string-value=" " table:formula="of:=IFERROR(TEXT(([.R8]-[.S8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8];[Tracker.$C$5:.$L$23];9;0));&quot; &quot;;(VLOOKUP([.$C8];[Tracker.$C$5:.$L$23];9;0)))" table:style-name="ce19">
            <text:p><text:s/></text:p>
          </table:table-cell>
          <table:table-cell office:value-type="string" office:string-value=" " table:formula="of:=IFERROR(TEXT(([.U8]-[.V8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8];[Tracker.$C$5:.$M$23];10;0));&quot; &quot;;(VLOOKUP([.$C8];[Tracker.$C$5:.$M$23];10;0)))" table:style-name="ce19">
            <text:p><text:s/></text:p>
          </table:table-cell>
          <table:table-cell office:value-type="string" office:string-value=" " table:formula="of:=IFERROR(TEXT(([.X8]-[.Y8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8];[Tracker.$C$5:.$N$23];11;0));&quot; &quot;;(VLOOKUP([.$C8];[Tracker.$C$5:.$N$23];11;0)))" table:style-name="ce19">
            <text:p><text:s/></text:p>
          </table:table-cell>
          <table:table-cell office:value-type="string" office:string-value=" " table:formula="of:=IFERROR(TEXT(([.AA8]-[.AB8]);&quot;[h]:mm&quot;);&quot; &quot;)" table:style-name="ce78">
            <text:p><text:s/></text:p>
          </table:table-cell>
          <table:table-cell table:number-columns-repeated="995" table:style-name="ce58"/>
          <table:table-cell table:number-columns-repeated="15360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9];[Tracker.C$5:.D$42];2;0));&quot; &quot;;(VLOOKUP([.C9];[Tracker.C$5:.D$42];2;0)))" table:style-name="ce75">
            <text:p><text:s/></text:p>
          </table:table-cell>
          <table:table-cell office:value-type="string" office:string-value=" " table:formula="of:=IF(ISERROR(VLOOKUP([.C9];[Tracker.C$5:.F$42];3;0));&quot; &quot;;(VLOOKUP([.C9];[Tracker.C$5:.F$42];3;0)))" table:style-name="ce76">
            <text:p><text:s/></text:p>
          </table:table-cell>
          <table:table-cell table:style-name="ce79"/>
          <table:table-cell office:value-type="string" office:string-value=" " table:formula="of:=IF(ISERROR(VLOOKUP([.$C9];[Tracker.$C$5:.$G$23];4;0));&quot; &quot;;(VLOOKUP([.$C9];[Tracker.$C$5:.$G$23];4;0)))" table:style-name="ce19">
            <text:p><text:s/></text:p>
          </table:table-cell>
          <table:table-cell office:value-type="string" office:string-value=" " table:formula="of:=IFERROR(TEXT(([.F9]-[.G9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9];[Tracker.$C$5:.$H$23];5;0));&quot; &quot;;(VLOOKUP([.$C9];[Tracker.$C$5:.$H$23];5;0)))" table:style-name="ce19">
            <text:p><text:s/></text:p>
          </table:table-cell>
          <table:table-cell office:value-type="string" office:string-value=" " table:formula="of:=IFERROR(TEXT(([.I9]-[.J9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9];[Tracker.$C$5:.$I$23];6;0));&quot; &quot;;(VLOOKUP([.$C9];[Tracker.$C$5:.$I$23];6;0)))" table:style-name="ce19">
            <text:p><text:s/></text:p>
          </table:table-cell>
          <table:table-cell office:value-type="string" office:string-value=" " table:formula="of:=IFERROR(TEXT(([.L9]-[.M9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9];[Tracker.$C$5:.$J$23];7;0));&quot; &quot;;(VLOOKUP([.$C9];[Tracker.$C$5:.$J$23];7;0)))" table:style-name="ce19">
            <text:p><text:s/></text:p>
          </table:table-cell>
          <table:table-cell office:value-type="string" office:string-value=" " table:formula="of:=IFERROR(TEXT(([.O9]-[.P9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9];[Tracker.$C$5:.$K$23];8;0));&quot; &quot;;(VLOOKUP([.$C9];[Tracker.$C$5:.$K$23];8;0)))" table:style-name="ce19">
            <text:p><text:s/></text:p>
          </table:table-cell>
          <table:table-cell office:value-type="string" office:string-value=" " table:formula="of:=IFERROR(TEXT(([.R9]-[.S9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9];[Tracker.$C$5:.$L$23];9;0));&quot; &quot;;(VLOOKUP([.$C9];[Tracker.$C$5:.$L$23];9;0)))" table:style-name="ce19">
            <text:p><text:s/></text:p>
          </table:table-cell>
          <table:table-cell office:value-type="string" office:string-value=" " table:formula="of:=IFERROR(TEXT(([.U9]-[.V9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9];[Tracker.$C$5:.$M$23];10;0));&quot; &quot;;(VLOOKUP([.$C9];[Tracker.$C$5:.$M$23];10;0)))" table:style-name="ce19">
            <text:p><text:s/></text:p>
          </table:table-cell>
          <table:table-cell office:value-type="string" office:string-value=" " table:formula="of:=IFERROR(TEXT(([.X9]-[.Y9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9];[Tracker.$C$5:.$N$23];11;0));&quot; &quot;;(VLOOKUP([.$C9];[Tracker.$C$5:.$N$23];11;0)))" table:style-name="ce19">
            <text:p><text:s/></text:p>
          </table:table-cell>
          <table:table-cell office:value-type="string" office:string-value=" " table:formula="of:=IFERROR(TEXT(([.AA9]-[.AB9]);&quot;[h]:mm&quot;);&quot; &quot;)" table:style-name="ce78">
            <text:p><text:s/></text:p>
          </table:table-cell>
          <table:table-cell table:number-columns-repeated="995" table:style-name="ce58"/>
          <table:table-cell table:number-columns-repeated="15360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10];[Tracker.C$5:.D$42];2;0));&quot; &quot;;(VLOOKUP([.C10];[Tracker.C$5:.D$42];2;0)))" table:style-name="ce75">
            <text:p><text:s/></text:p>
          </table:table-cell>
          <table:table-cell office:value-type="string" office:string-value=" " table:formula="of:=IF(ISERROR(VLOOKUP([.C10];[Tracker.C$5:.F$42];3;0));&quot; &quot;;(VLOOKUP([.C10];[Tracker.C$5:.F$42];3;0)))" table:style-name="ce76">
            <text:p><text:s/></text:p>
          </table:table-cell>
          <table:table-cell table:style-name="ce79"/>
          <table:table-cell office:value-type="string" office:string-value=" " table:formula="of:=IF(ISERROR(VLOOKUP([.$C10];[Tracker.$C$5:.$G$23];4;0));&quot; &quot;;(VLOOKUP([.$C10];[Tracker.$C$5:.$G$23];4;0)))" table:style-name="ce19">
            <text:p><text:s/></text:p>
          </table:table-cell>
          <table:table-cell office:value-type="string" office:string-value=" " table:formula="of:=IFERROR(TEXT(([.F10]-[.G10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0];[Tracker.$C$5:.$H$23];5;0));&quot; &quot;;(VLOOKUP([.$C10];[Tracker.$C$5:.$H$23];5;0)))" table:style-name="ce19">
            <text:p><text:s/></text:p>
          </table:table-cell>
          <table:table-cell office:value-type="string" office:string-value=" " table:formula="of:=IFERROR(TEXT(([.I10]-[.J10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0];[Tracker.$C$5:.$I$23];6;0));&quot; &quot;;(VLOOKUP([.$C10];[Tracker.$C$5:.$I$23];6;0)))" table:style-name="ce19">
            <text:p><text:s/></text:p>
          </table:table-cell>
          <table:table-cell office:value-type="string" office:string-value=" " table:formula="of:=IFERROR(TEXT(([.L10]-[.M10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0];[Tracker.$C$5:.$J$23];7;0));&quot; &quot;;(VLOOKUP([.$C10];[Tracker.$C$5:.$J$23];7;0)))" table:style-name="ce19">
            <text:p><text:s/></text:p>
          </table:table-cell>
          <table:table-cell office:value-type="string" office:string-value=" " table:formula="of:=IFERROR(TEXT(([.O10]-[.P10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0];[Tracker.$C$5:.$K$23];8;0));&quot; &quot;;(VLOOKUP([.$C10];[Tracker.$C$5:.$K$23];8;0)))" table:style-name="ce19">
            <text:p><text:s/></text:p>
          </table:table-cell>
          <table:table-cell office:value-type="string" office:string-value=" " table:formula="of:=IFERROR(TEXT(([.R10]-[.S10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10];[Tracker.$C$5:.$L$23];9;0));&quot; &quot;;(VLOOKUP([.$C10];[Tracker.$C$5:.$L$23];9;0)))" table:style-name="ce19">
            <text:p><text:s/></text:p>
          </table:table-cell>
          <table:table-cell office:value-type="string" office:string-value=" " table:formula="of:=IFERROR(TEXT(([.U10]-[.V10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0];[Tracker.$C$5:.$M$23];10;0));&quot; &quot;;(VLOOKUP([.$C10];[Tracker.$C$5:.$M$23];10;0)))" table:style-name="ce19">
            <text:p><text:s/></text:p>
          </table:table-cell>
          <table:table-cell office:value-type="string" office:string-value=" " table:formula="of:=IFERROR(TEXT(([.X10]-[.Y10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10];[Tracker.$C$5:.$N$23];11;0));&quot; &quot;;(VLOOKUP([.$C10];[Tracker.$C$5:.$N$23];11;0)))" table:style-name="ce19">
            <text:p><text:s/></text:p>
          </table:table-cell>
          <table:table-cell office:value-type="string" office:string-value=" " table:formula="of:=IFERROR(TEXT(([.AA10]-[.AB10]);&quot;[h]:mm&quot;);&quot; &quot;)" table:style-name="ce78">
            <text:p><text:s/></text:p>
          </table:table-cell>
          <table:table-cell table:number-columns-repeated="995" table:style-name="ce58"/>
          <table:table-cell table:number-columns-repeated="15360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11];[Tracker.C$5:.D$42];2;0));&quot; &quot;;(VLOOKUP([.C11];[Tracker.C$5:.D$42];2;0)))" table:style-name="ce75">
            <text:p><text:s/></text:p>
          </table:table-cell>
          <table:table-cell office:value-type="string" office:string-value=" " table:formula="of:=IF(ISERROR(VLOOKUP([.C11];[Tracker.C$5:.F$42];3;0));&quot; &quot;;(VLOOKUP([.C11];[Tracker.C$5:.F$42];3;0)))" table:style-name="ce76">
            <text:p><text:s/></text:p>
          </table:table-cell>
          <table:table-cell table:style-name="ce79"/>
          <table:table-cell office:value-type="string" office:string-value=" " table:formula="of:=IF(ISERROR(VLOOKUP([.$C11];[Tracker.$C$5:.$G$23];4;0));&quot; &quot;;(VLOOKUP([.$C11];[Tracker.$C$5:.$G$23];4;0)))" table:style-name="ce19">
            <text:p><text:s/></text:p>
          </table:table-cell>
          <table:table-cell office:value-type="string" office:string-value=" " table:formula="of:=IFERROR(TEXT(([.F11]-[.G11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1];[Tracker.$C$5:.$H$23];5;0));&quot; &quot;;(VLOOKUP([.$C11];[Tracker.$C$5:.$H$23];5;0)))" table:style-name="ce19">
            <text:p><text:s/></text:p>
          </table:table-cell>
          <table:table-cell office:value-type="string" office:string-value=" " table:formula="of:=IFERROR(TEXT(([.I11]-[.J11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1];[Tracker.$C$5:.$I$23];6;0));&quot; &quot;;(VLOOKUP([.$C11];[Tracker.$C$5:.$I$23];6;0)))" table:style-name="ce19">
            <text:p><text:s/></text:p>
          </table:table-cell>
          <table:table-cell office:value-type="string" office:string-value=" " table:formula="of:=IFERROR(TEXT(([.L11]-[.M11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1];[Tracker.$C$5:.$J$23];7;0));&quot; &quot;;(VLOOKUP([.$C11];[Tracker.$C$5:.$J$23];7;0)))" table:style-name="ce19">
            <text:p><text:s/></text:p>
          </table:table-cell>
          <table:table-cell office:value-type="string" office:string-value=" " table:formula="of:=IFERROR(TEXT(([.O11]-[.P11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1];[Tracker.$C$5:.$K$23];8;0));&quot; &quot;;(VLOOKUP([.$C11];[Tracker.$C$5:.$K$23];8;0)))" table:style-name="ce19">
            <text:p><text:s/></text:p>
          </table:table-cell>
          <table:table-cell office:value-type="string" office:string-value=" " table:formula="of:=IFERROR(TEXT(([.R11]-[.S11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11];[Tracker.$C$5:.$L$23];9;0));&quot; &quot;;(VLOOKUP([.$C11];[Tracker.$C$5:.$L$23];9;0)))" table:style-name="ce19">
            <text:p><text:s/></text:p>
          </table:table-cell>
          <table:table-cell office:value-type="string" office:string-value=" " table:formula="of:=IFERROR(TEXT(([.U11]-[.V11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1];[Tracker.$C$5:.$M$23];10;0));&quot; &quot;;(VLOOKUP([.$C11];[Tracker.$C$5:.$M$23];10;0)))" table:style-name="ce19">
            <text:p><text:s/></text:p>
          </table:table-cell>
          <table:table-cell office:value-type="string" office:string-value=" " table:formula="of:=IFERROR(TEXT(([.X11]-[.Y11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11];[Tracker.$C$5:.$N$23];11;0));&quot; &quot;;(VLOOKUP([.$C11];[Tracker.$C$5:.$N$23];11;0)))" table:style-name="ce19">
            <text:p><text:s/></text:p>
          </table:table-cell>
          <table:table-cell office:value-type="string" office:string-value=" " table:formula="of:=IFERROR(TEXT(([.AA11]-[.AB11]);&quot;[h]:mm&quot;);&quot; &quot;)" table:style-name="ce78">
            <text:p><text:s/></text:p>
          </table:table-cell>
          <table:table-cell table:number-columns-repeated="995" table:style-name="ce58"/>
          <table:table-cell table:number-columns-repeated="15360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12];[Tracker.C$5:.D$42];2;0));&quot; &quot;;(VLOOKUP([.C12];[Tracker.C$5:.D$42];2;0)))" table:style-name="ce75">
            <text:p><text:s/></text:p>
          </table:table-cell>
          <table:table-cell office:value-type="string" office:string-value=" " table:formula="of:=IF(ISERROR(VLOOKUP([.C12];[Tracker.C$5:.F$42];3;0));&quot; &quot;;(VLOOKUP([.C12];[Tracker.C$5:.F$42];3;0)))" table:style-name="ce76">
            <text:p><text:s/></text:p>
          </table:table-cell>
          <table:table-cell table:style-name="ce79"/>
          <table:table-cell office:value-type="string" office:string-value=" " table:formula="of:=IF(ISERROR(VLOOKUP([.$C12];[Tracker.$C$5:.$G$23];4;0));&quot; &quot;;(VLOOKUP([.$C12];[Tracker.$C$5:.$G$23];4;0)))" table:style-name="ce19">
            <text:p><text:s/></text:p>
          </table:table-cell>
          <table:table-cell office:value-type="string" office:string-value=" " table:formula="of:=IFERROR(TEXT(([.F12]-[.G12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2];[Tracker.$C$5:.$H$23];5;0));&quot; &quot;;(VLOOKUP([.$C12];[Tracker.$C$5:.$H$23];5;0)))" table:style-name="ce19">
            <text:p><text:s/></text:p>
          </table:table-cell>
          <table:table-cell office:value-type="string" office:string-value=" " table:formula="of:=IFERROR(TEXT(([.I12]-[.J12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2];[Tracker.$C$5:.$I$23];6;0));&quot; &quot;;(VLOOKUP([.$C12];[Tracker.$C$5:.$I$23];6;0)))" table:style-name="ce19">
            <text:p><text:s/></text:p>
          </table:table-cell>
          <table:table-cell office:value-type="string" office:string-value=" " table:formula="of:=IFERROR(TEXT(([.L12]-[.M12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2];[Tracker.$C$5:.$J$23];7;0));&quot; &quot;;(VLOOKUP([.$C12];[Tracker.$C$5:.$J$23];7;0)))" table:style-name="ce19">
            <text:p><text:s/></text:p>
          </table:table-cell>
          <table:table-cell office:value-type="string" office:string-value=" " table:formula="of:=IFERROR(TEXT(([.O12]-[.P12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2];[Tracker.$C$5:.$K$23];8;0));&quot; &quot;;(VLOOKUP([.$C12];[Tracker.$C$5:.$K$23];8;0)))" table:style-name="ce19">
            <text:p><text:s/></text:p>
          </table:table-cell>
          <table:table-cell office:value-type="string" office:string-value=" " table:formula="of:=IFERROR(TEXT(([.R12]-[.S12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12];[Tracker.$C$5:.$L$23];9;0));&quot; &quot;;(VLOOKUP([.$C12];[Tracker.$C$5:.$L$23];9;0)))" table:style-name="ce19">
            <text:p><text:s/></text:p>
          </table:table-cell>
          <table:table-cell office:value-type="string" office:string-value=" " table:formula="of:=IFERROR(TEXT(([.U12]-[.V12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2];[Tracker.$C$5:.$M$23];10;0));&quot; &quot;;(VLOOKUP([.$C12];[Tracker.$C$5:.$M$23];10;0)))" table:style-name="ce19">
            <text:p><text:s/></text:p>
          </table:table-cell>
          <table:table-cell office:value-type="string" office:string-value=" " table:formula="of:=IFERROR(TEXT(([.X12]-[.Y12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12];[Tracker.$C$5:.$N$23];11;0));&quot; &quot;;(VLOOKUP([.$C12];[Tracker.$C$5:.$N$23];11;0)))" table:style-name="ce19">
            <text:p><text:s/></text:p>
          </table:table-cell>
          <table:table-cell office:value-type="string" office:string-value=" " table:formula="of:=IFERROR(TEXT(([.AA12]-[.AB12]);&quot;[h]:mm&quot;);&quot; &quot;)" table:style-name="ce78">
            <text:p><text:s/></text:p>
          </table:table-cell>
          <table:table-cell table:number-columns-repeated="995" table:style-name="ce58"/>
          <table:table-cell table:number-columns-repeated="15360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13];[Tracker.C$5:.D$42];2;0));&quot; &quot;;(VLOOKUP([.C13];[Tracker.C$5:.D$42];2;0)))" table:style-name="ce75">
            <text:p><text:s/></text:p>
          </table:table-cell>
          <table:table-cell office:value-type="string" office:string-value=" " table:formula="of:=IF(ISERROR(VLOOKUP([.C13];[Tracker.C$5:.F$42];3;0));&quot; &quot;;(VLOOKUP([.C13];[Tracker.C$5:.F$42];3;0)))" table:style-name="ce76">
            <text:p><text:s/></text:p>
          </table:table-cell>
          <table:table-cell table:style-name="ce79"/>
          <table:table-cell office:value-type="string" office:string-value=" " table:formula="of:=IF(ISERROR(VLOOKUP([.$C13];[Tracker.$C$5:.$G$23];4;0));&quot; &quot;;(VLOOKUP([.$C13];[Tracker.$C$5:.$G$23];4;0)))" table:style-name="ce19">
            <text:p><text:s/></text:p>
          </table:table-cell>
          <table:table-cell office:value-type="string" office:string-value=" " table:formula="of:=IFERROR(TEXT(([.F13]-[.G13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3];[Tracker.$C$5:.$H$23];5;0));&quot; &quot;;(VLOOKUP([.$C13];[Tracker.$C$5:.$H$23];5;0)))" table:style-name="ce19">
            <text:p><text:s/></text:p>
          </table:table-cell>
          <table:table-cell office:value-type="string" office:string-value=" " table:formula="of:=IFERROR(TEXT(([.I13]-[.J13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3];[Tracker.$C$5:.$I$23];6;0));&quot; &quot;;(VLOOKUP([.$C13];[Tracker.$C$5:.$I$23];6;0)))" table:style-name="ce19">
            <text:p><text:s/></text:p>
          </table:table-cell>
          <table:table-cell office:value-type="string" office:string-value=" " table:formula="of:=IFERROR(TEXT(([.L13]-[.M13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3];[Tracker.$C$5:.$J$23];7;0));&quot; &quot;;(VLOOKUP([.$C13];[Tracker.$C$5:.$J$23];7;0)))" table:style-name="ce19">
            <text:p><text:s/></text:p>
          </table:table-cell>
          <table:table-cell office:value-type="string" office:string-value=" " table:formula="of:=IFERROR(TEXT(([.O13]-[.P13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3];[Tracker.$C$5:.$K$23];8;0));&quot; &quot;;(VLOOKUP([.$C13];[Tracker.$C$5:.$K$23];8;0)))" table:style-name="ce19">
            <text:p><text:s/></text:p>
          </table:table-cell>
          <table:table-cell office:value-type="string" office:string-value=" " table:formula="of:=IFERROR(TEXT(([.R13]-[.S13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13];[Tracker.$C$5:.$L$23];9;0));&quot; &quot;;(VLOOKUP([.$C13];[Tracker.$C$5:.$L$23];9;0)))" table:style-name="ce19">
            <text:p><text:s/></text:p>
          </table:table-cell>
          <table:table-cell office:value-type="string" office:string-value=" " table:formula="of:=IFERROR(TEXT(([.U13]-[.V13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3];[Tracker.$C$5:.$M$23];10;0));&quot; &quot;;(VLOOKUP([.$C13];[Tracker.$C$5:.$M$23];10;0)))" table:style-name="ce19">
            <text:p><text:s/></text:p>
          </table:table-cell>
          <table:table-cell office:value-type="string" office:string-value=" " table:formula="of:=IFERROR(TEXT(([.X13]-[.Y13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13];[Tracker.$C$5:.$N$23];11;0));&quot; &quot;;(VLOOKUP([.$C13];[Tracker.$C$5:.$N$23];11;0)))" table:style-name="ce19">
            <text:p><text:s/></text:p>
          </table:table-cell>
          <table:table-cell office:value-type="string" office:string-value=" " table:formula="of:=IFERROR(TEXT(([.AA13]-[.AB13]);&quot;[h]:mm&quot;);&quot; &quot;)" table:style-name="ce78">
            <text:p><text:s/></text:p>
          </table:table-cell>
          <table:table-cell table:number-columns-repeated="995" table:style-name="ce58"/>
          <table:table-cell table:number-columns-repeated="15360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14];[Tracker.C$5:.D$42];2;0));&quot; &quot;;(VLOOKUP([.C14];[Tracker.C$5:.D$42];2;0)))" table:style-name="ce75">
            <text:p><text:s/></text:p>
          </table:table-cell>
          <table:table-cell office:value-type="string" office:string-value=" " table:formula="of:=IF(ISERROR(VLOOKUP([.C14];[Tracker.C$5:.F$42];3;0));&quot; &quot;;(VLOOKUP([.C14];[Tracker.C$5:.F$42];3;0)))" table:style-name="ce76">
            <text:p><text:s/></text:p>
          </table:table-cell>
          <table:table-cell table:style-name="ce79"/>
          <table:table-cell office:value-type="string" office:string-value=" " table:formula="of:=IF(ISERROR(VLOOKUP([.$C14];[Tracker.$C$5:.$G$23];4;0));&quot; &quot;;(VLOOKUP([.$C14];[Tracker.$C$5:.$G$23];4;0)))" table:style-name="ce19">
            <text:p><text:s/></text:p>
          </table:table-cell>
          <table:table-cell office:value-type="string" office:string-value=" " table:formula="of:=IFERROR(TEXT(([.F14]-[.G14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4];[Tracker.$C$5:.$H$23];5;0));&quot; &quot;;(VLOOKUP([.$C14];[Tracker.$C$5:.$H$23];5;0)))" table:style-name="ce19">
            <text:p><text:s/></text:p>
          </table:table-cell>
          <table:table-cell office:value-type="string" office:string-value=" " table:formula="of:=IFERROR(TEXT(([.I14]-[.J14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4];[Tracker.$C$5:.$I$23];6;0));&quot; &quot;;(VLOOKUP([.$C14];[Tracker.$C$5:.$I$23];6;0)))" table:style-name="ce19">
            <text:p><text:s/></text:p>
          </table:table-cell>
          <table:table-cell office:value-type="string" office:string-value=" " table:formula="of:=IFERROR(TEXT(([.L14]-[.M14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4];[Tracker.$C$5:.$J$23];7;0));&quot; &quot;;(VLOOKUP([.$C14];[Tracker.$C$5:.$J$23];7;0)))" table:style-name="ce19">
            <text:p><text:s/></text:p>
          </table:table-cell>
          <table:table-cell office:value-type="string" office:string-value=" " table:formula="of:=IFERROR(TEXT(([.O14]-[.P14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4];[Tracker.$C$5:.$K$23];8;0));&quot; &quot;;(VLOOKUP([.$C14];[Tracker.$C$5:.$K$23];8;0)))" table:style-name="ce19">
            <text:p><text:s/></text:p>
          </table:table-cell>
          <table:table-cell office:value-type="string" office:string-value=" " table:formula="of:=IFERROR(TEXT(([.R14]-[.S14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14];[Tracker.$C$5:.$L$23];9;0));&quot; &quot;;(VLOOKUP([.$C14];[Tracker.$C$5:.$L$23];9;0)))" table:style-name="ce19">
            <text:p><text:s/></text:p>
          </table:table-cell>
          <table:table-cell office:value-type="string" office:string-value=" " table:formula="of:=IFERROR(TEXT(([.U14]-[.V14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4];[Tracker.$C$5:.$M$23];10;0));&quot; &quot;;(VLOOKUP([.$C14];[Tracker.$C$5:.$M$23];10;0)))" table:style-name="ce19">
            <text:p><text:s/></text:p>
          </table:table-cell>
          <table:table-cell office:value-type="string" office:string-value=" " table:formula="of:=IFERROR(TEXT(([.X14]-[.Y14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14];[Tracker.$C$5:.$N$23];11;0));&quot; &quot;;(VLOOKUP([.$C14];[Tracker.$C$5:.$N$23];11;0)))" table:style-name="ce19">
            <text:p><text:s/></text:p>
          </table:table-cell>
          <table:table-cell office:value-type="string" office:string-value=" " table:formula="of:=IFERROR(TEXT(([.AA14]-[.AB14]);&quot;[h]:mm&quot;);&quot; &quot;)" table:style-name="ce78">
            <text:p><text:s/></text:p>
          </table:table-cell>
          <table:table-cell table:number-columns-repeated="995" table:style-name="ce58"/>
          <table:table-cell table:number-columns-repeated="15360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15];[Tracker.C$5:.D$42];2;0));&quot; &quot;;(VLOOKUP([.C15];[Tracker.C$5:.D$42];2;0)))" table:style-name="ce75">
            <text:p><text:s/></text:p>
          </table:table-cell>
          <table:table-cell office:value-type="string" office:string-value=" " table:formula="of:=IF(ISERROR(VLOOKUP([.C15];[Tracker.C$5:.F$42];3;0));&quot; &quot;;(VLOOKUP([.C15];[Tracker.C$5:.F$42];3;0)))" table:style-name="ce76">
            <text:p><text:s/></text:p>
          </table:table-cell>
          <table:table-cell table:style-name="ce79"/>
          <table:table-cell office:value-type="string" office:string-value=" " table:formula="of:=IF(ISERROR(VLOOKUP([.$C15];[Tracker.$C$5:.$G$23];4;0));&quot; &quot;;(VLOOKUP([.$C15];[Tracker.$C$5:.$G$23];4;0)))" table:style-name="ce19">
            <text:p><text:s/></text:p>
          </table:table-cell>
          <table:table-cell office:value-type="string" office:string-value=" " table:formula="of:=IFERROR(TEXT(([.F15]-[.G15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5];[Tracker.$C$5:.$H$23];5;0));&quot; &quot;;(VLOOKUP([.$C15];[Tracker.$C$5:.$H$23];5;0)))" table:style-name="ce19">
            <text:p><text:s/></text:p>
          </table:table-cell>
          <table:table-cell office:value-type="string" office:string-value=" " table:formula="of:=IFERROR(TEXT(([.I15]-[.J15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5];[Tracker.$C$5:.$I$23];6;0));&quot; &quot;;(VLOOKUP([.$C15];[Tracker.$C$5:.$I$23];6;0)))" table:style-name="ce19">
            <text:p><text:s/></text:p>
          </table:table-cell>
          <table:table-cell office:value-type="string" office:string-value=" " table:formula="of:=IFERROR(TEXT(([.L15]-[.M15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5];[Tracker.$C$5:.$J$23];7;0));&quot; &quot;;(VLOOKUP([.$C15];[Tracker.$C$5:.$J$23];7;0)))" table:style-name="ce19">
            <text:p><text:s/></text:p>
          </table:table-cell>
          <table:table-cell office:value-type="string" office:string-value=" " table:formula="of:=IFERROR(TEXT(([.O15]-[.P15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5];[Tracker.$C$5:.$K$23];8;0));&quot; &quot;;(VLOOKUP([.$C15];[Tracker.$C$5:.$K$23];8;0)))" table:style-name="ce19">
            <text:p><text:s/></text:p>
          </table:table-cell>
          <table:table-cell office:value-type="string" office:string-value=" " table:formula="of:=IFERROR(TEXT(([.R15]-[.S15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15];[Tracker.$C$5:.$L$23];9;0));&quot; &quot;;(VLOOKUP([.$C15];[Tracker.$C$5:.$L$23];9;0)))" table:style-name="ce19">
            <text:p><text:s/></text:p>
          </table:table-cell>
          <table:table-cell office:value-type="string" office:string-value=" " table:formula="of:=IFERROR(TEXT(([.U15]-[.V15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5];[Tracker.$C$5:.$M$23];10;0));&quot; &quot;;(VLOOKUP([.$C15];[Tracker.$C$5:.$M$23];10;0)))" table:style-name="ce19">
            <text:p><text:s/></text:p>
          </table:table-cell>
          <table:table-cell office:value-type="string" office:string-value=" " table:formula="of:=IFERROR(TEXT(([.X15]-[.Y15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15];[Tracker.$C$5:.$N$23];11;0));&quot; &quot;;(VLOOKUP([.$C15];[Tracker.$C$5:.$N$23];11;0)))" table:style-name="ce19">
            <text:p><text:s/></text:p>
          </table:table-cell>
          <table:table-cell office:value-type="string" office:string-value=" " table:formula="of:=IFERROR(TEXT(([.AA15]-[.AB15]);&quot;[h]:mm&quot;);&quot; &quot;)" table:style-name="ce78">
            <text:p><text:s/></text:p>
          </table:table-cell>
          <table:table-cell table:number-columns-repeated="995" table:style-name="ce58"/>
          <table:table-cell table:number-columns-repeated="15360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16];[Tracker.C$5:.D$42];2;0));&quot; &quot;;(VLOOKUP([.C16];[Tracker.C$5:.D$42];2;0)))" table:style-name="ce75">
            <text:p><text:s/></text:p>
          </table:table-cell>
          <table:table-cell office:value-type="string" office:string-value=" " table:formula="of:=IF(ISERROR(VLOOKUP([.C16];[Tracker.C$5:.F$42];3;0));&quot; &quot;;(VLOOKUP([.C16];[Tracker.C$5:.F$42];3;0)))" table:style-name="ce76">
            <text:p><text:s/></text:p>
          </table:table-cell>
          <table:table-cell table:style-name="ce79"/>
          <table:table-cell office:value-type="string" office:string-value=" " table:formula="of:=IF(ISERROR(VLOOKUP([.$C16];[Tracker.$C$5:.$G$23];4;0));&quot; &quot;;(VLOOKUP([.$C16];[Tracker.$C$5:.$G$23];4;0)))" table:style-name="ce19">
            <text:p><text:s/></text:p>
          </table:table-cell>
          <table:table-cell office:value-type="string" office:string-value=" " table:formula="of:=IFERROR(TEXT(([.F16]-[.G16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6];[Tracker.$C$5:.$H$23];5;0));&quot; &quot;;(VLOOKUP([.$C16];[Tracker.$C$5:.$H$23];5;0)))" table:style-name="ce19">
            <text:p><text:s/></text:p>
          </table:table-cell>
          <table:table-cell office:value-type="string" office:string-value=" " table:formula="of:=IFERROR(TEXT(([.I16]-[.J16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6];[Tracker.$C$5:.$I$23];6;0));&quot; &quot;;(VLOOKUP([.$C16];[Tracker.$C$5:.$I$23];6;0)))" table:style-name="ce19">
            <text:p><text:s/></text:p>
          </table:table-cell>
          <table:table-cell office:value-type="string" office:string-value=" " table:formula="of:=IFERROR(TEXT(([.L16]-[.M16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6];[Tracker.$C$5:.$J$23];7;0));&quot; &quot;;(VLOOKUP([.$C16];[Tracker.$C$5:.$J$23];7;0)))" table:style-name="ce19">
            <text:p><text:s/></text:p>
          </table:table-cell>
          <table:table-cell office:value-type="string" office:string-value=" " table:formula="of:=IFERROR(TEXT(([.O16]-[.P16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6];[Tracker.$C$5:.$K$23];8;0));&quot; &quot;;(VLOOKUP([.$C16];[Tracker.$C$5:.$K$23];8;0)))" table:style-name="ce19">
            <text:p><text:s/></text:p>
          </table:table-cell>
          <table:table-cell office:value-type="string" office:string-value=" " table:formula="of:=IFERROR(TEXT(([.R16]-[.S16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16];[Tracker.$C$5:.$L$23];9;0));&quot; &quot;;(VLOOKUP([.$C16];[Tracker.$C$5:.$L$23];9;0)))" table:style-name="ce19">
            <text:p><text:s/></text:p>
          </table:table-cell>
          <table:table-cell office:value-type="string" office:string-value=" " table:formula="of:=IFERROR(TEXT(([.U16]-[.V16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6];[Tracker.$C$5:.$M$23];10;0));&quot; &quot;;(VLOOKUP([.$C16];[Tracker.$C$5:.$M$23];10;0)))" table:style-name="ce19">
            <text:p><text:s/></text:p>
          </table:table-cell>
          <table:table-cell office:value-type="string" office:string-value=" " table:formula="of:=IFERROR(TEXT(([.X16]-[.Y16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16];[Tracker.$C$5:.$N$23];11;0));&quot; &quot;;(VLOOKUP([.$C16];[Tracker.$C$5:.$N$23];11;0)))" table:style-name="ce19">
            <text:p><text:s/></text:p>
          </table:table-cell>
          <table:table-cell office:value-type="string" office:string-value=" " table:formula="of:=IFERROR(TEXT(([.AA16]-[.AB16]);&quot;[h]:mm&quot;);&quot; &quot;)" table:style-name="ce78">
            <text:p><text:s/></text:p>
          </table:table-cell>
          <table:table-cell table:number-columns-repeated="995" table:style-name="ce58"/>
          <table:table-cell table:number-columns-repeated="15360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17];[Tracker.C$5:.D$42];2;0));&quot; &quot;;(VLOOKUP([.C17];[Tracker.C$5:.D$42];2;0)))" table:style-name="ce75">
            <text:p><text:s/></text:p>
          </table:table-cell>
          <table:table-cell office:value-type="string" office:string-value=" " table:formula="of:=IF(ISERROR(VLOOKUP([.C17];[Tracker.C$5:.F$42];3;0));&quot; &quot;;(VLOOKUP([.C17];[Tracker.C$5:.F$42];3;0)))" table:style-name="ce76">
            <text:p><text:s/></text:p>
          </table:table-cell>
          <table:table-cell table:style-name="ce79"/>
          <table:table-cell office:value-type="string" office:string-value=" " table:formula="of:=IF(ISERROR(VLOOKUP([.$C17];[Tracker.$C$5:.$G$23];4;0));&quot; &quot;;(VLOOKUP([.$C17];[Tracker.$C$5:.$G$23];4;0)))" table:style-name="ce19">
            <text:p><text:s/></text:p>
          </table:table-cell>
          <table:table-cell office:value-type="string" office:string-value=" " table:formula="of:=IFERROR(TEXT(([.F17]-[.G17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7];[Tracker.$C$5:.$H$23];5;0));&quot; &quot;;(VLOOKUP([.$C17];[Tracker.$C$5:.$H$23];5;0)))" table:style-name="ce19">
            <text:p><text:s/></text:p>
          </table:table-cell>
          <table:table-cell office:value-type="string" office:string-value=" " table:formula="of:=IFERROR(TEXT(([.I17]-[.J17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7];[Tracker.$C$5:.$I$23];6;0));&quot; &quot;;(VLOOKUP([.$C17];[Tracker.$C$5:.$I$23];6;0)))" table:style-name="ce19">
            <text:p><text:s/></text:p>
          </table:table-cell>
          <table:table-cell office:value-type="string" office:string-value=" " table:formula="of:=IFERROR(TEXT(([.L17]-[.M17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7];[Tracker.$C$5:.$J$23];7;0));&quot; &quot;;(VLOOKUP([.$C17];[Tracker.$C$5:.$J$23];7;0)))" table:style-name="ce19">
            <text:p><text:s/></text:p>
          </table:table-cell>
          <table:table-cell office:value-type="string" office:string-value=" " table:formula="of:=IFERROR(TEXT(([.O17]-[.P17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7];[Tracker.$C$5:.$K$23];8;0));&quot; &quot;;(VLOOKUP([.$C17];[Tracker.$C$5:.$K$23];8;0)))" table:style-name="ce19">
            <text:p><text:s/></text:p>
          </table:table-cell>
          <table:table-cell office:value-type="string" office:string-value=" " table:formula="of:=IFERROR(TEXT(([.R17]-[.S17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17];[Tracker.$C$5:.$L$23];9;0));&quot; &quot;;(VLOOKUP([.$C17];[Tracker.$C$5:.$L$23];9;0)))" table:style-name="ce19">
            <text:p><text:s/></text:p>
          </table:table-cell>
          <table:table-cell office:value-type="string" office:string-value=" " table:formula="of:=IFERROR(TEXT(([.U17]-[.V17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7];[Tracker.$C$5:.$M$23];10;0));&quot; &quot;;(VLOOKUP([.$C17];[Tracker.$C$5:.$M$23];10;0)))" table:style-name="ce19">
            <text:p><text:s/></text:p>
          </table:table-cell>
          <table:table-cell office:value-type="string" office:string-value=" " table:formula="of:=IFERROR(TEXT(([.X17]-[.Y17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17];[Tracker.$C$5:.$N$23];11;0));&quot; &quot;;(VLOOKUP([.$C17];[Tracker.$C$5:.$N$23];11;0)))" table:style-name="ce19">
            <text:p><text:s/></text:p>
          </table:table-cell>
          <table:table-cell office:value-type="string" office:string-value=" " table:formula="of:=IFERROR(TEXT(([.AA17]-[.AB17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18];[Tracker.C$5:.D$42];2;0));&quot; &quot;;(VLOOKUP([.C18];[Tracker.C$5:.D$42];2;0)))" table:style-name="ce75">
            <text:p><text:s/></text:p>
          </table:table-cell>
          <table:table-cell office:value-type="string" office:string-value=" " table:formula="of:=IF(ISERROR(VLOOKUP([.C18];[Tracker.C$5:.F$42];3;0));&quot; &quot;;(VLOOKUP([.C18];[Tracker.C$5:.F$42];3;0)))" table:style-name="ce76">
            <text:p><text:s/></text:p>
          </table:table-cell>
          <table:table-cell table:style-name="ce79"/>
          <table:table-cell office:value-type="string" office:string-value=" " table:formula="of:=IF(ISERROR(VLOOKUP([.$C18];[Tracker.$C$5:.$G$23];4;0));&quot; &quot;;(VLOOKUP([.$C18];[Tracker.$C$5:.$G$23];4;0)))" table:style-name="ce19">
            <text:p><text:s/></text:p>
          </table:table-cell>
          <table:table-cell office:value-type="string" office:string-value=" " table:formula="of:=IFERROR(TEXT(([.F18]-[.G18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8];[Tracker.$C$5:.$H$23];5;0));&quot; &quot;;(VLOOKUP([.$C18];[Tracker.$C$5:.$H$23];5;0)))" table:style-name="ce19">
            <text:p><text:s/></text:p>
          </table:table-cell>
          <table:table-cell office:value-type="string" office:string-value=" " table:formula="of:=IFERROR(TEXT(([.I18]-[.J18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8];[Tracker.$C$5:.$I$23];6;0));&quot; &quot;;(VLOOKUP([.$C18];[Tracker.$C$5:.$I$23];6;0)))" table:style-name="ce19">
            <text:p><text:s/></text:p>
          </table:table-cell>
          <table:table-cell office:value-type="string" office:string-value=" " table:formula="of:=IFERROR(TEXT(([.L18]-[.M18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8];[Tracker.$C$5:.$J$23];7;0));&quot; &quot;;(VLOOKUP([.$C18];[Tracker.$C$5:.$J$23];7;0)))" table:style-name="ce19">
            <text:p><text:s/></text:p>
          </table:table-cell>
          <table:table-cell office:value-type="string" office:string-value=" " table:formula="of:=IFERROR(TEXT(([.O18]-[.P18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8];[Tracker.$C$5:.$K$23];8;0));&quot; &quot;;(VLOOKUP([.$C18];[Tracker.$C$5:.$K$23];8;0)))" table:style-name="ce19">
            <text:p><text:s/></text:p>
          </table:table-cell>
          <table:table-cell office:value-type="string" office:string-value=" " table:formula="of:=IFERROR(TEXT(([.R18]-[.S18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18];[Tracker.$C$5:.$L$23];9;0));&quot; &quot;;(VLOOKUP([.$C18];[Tracker.$C$5:.$L$23];9;0)))" table:style-name="ce19">
            <text:p><text:s/></text:p>
          </table:table-cell>
          <table:table-cell office:value-type="string" office:string-value=" " table:formula="of:=IFERROR(TEXT(([.U18]-[.V18]);&quot;[h]:mm&quot;);&quot; &quot;)" table:style-name="ce78">
            <text:p><text:s/></text:p>
          </table:table-cell>
          <table:table-cell table:style-name="ce79"/>
          <table:table-cell office:value-type="string" office:string-value=" " table:formula="of:=IF(ISERROR(VLOOKUP([.$C18];[Tracker.$C$5:.$M$23];10;0));&quot; &quot;;(VLOOKUP([.$C18];[Tracker.$C$5:.$M$23];10;0)))" table:style-name="ce19">
            <text:p><text:s/></text:p>
          </table:table-cell>
          <table:table-cell office:value-type="string" office:string-value=" " table:formula="of:=IFERROR(TEXT(([.X18]-[.Y18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18];[Tracker.$C$5:.$N$23];11;0));&quot; &quot;;(VLOOKUP([.$C18];[Tracker.$C$5:.$N$23];11;0)))" table:style-name="ce19">
            <text:p><text:s/></text:p>
          </table:table-cell>
          <table:table-cell office:value-type="string" office:string-value=" " table:formula="of:=IFERROR(TEXT(([.AA18]-[.AB18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19];[Tracker.C$5:.D$42];2;0));&quot; &quot;;(VLOOKUP([.C19];[Tracker.C$5:.D$42];2;0)))" table:style-name="ce75">
            <text:p><text:s/></text:p>
          </table:table-cell>
          <table:table-cell office:value-type="string" office:string-value=" " table:formula="of:=IF(ISERROR(VLOOKUP([.C19];[Tracker.C$5:.F$42];3;0));&quot; &quot;;(VLOOKUP([.C19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19];[Tracker.$C$5:.$G$23];4;0));&quot; &quot;;(VLOOKUP([.$C19];[Tracker.$C$5:.$G$23];4;0)))" table:style-name="ce19">
            <text:p><text:s/></text:p>
          </table:table-cell>
          <table:table-cell office:value-type="string" office:string-value=" " table:formula="of:=IFERROR(TEXT(([.F19]-[.G19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19];[Tracker.$C$5:.$H$23];5;0));&quot; &quot;;(VLOOKUP([.$C19];[Tracker.$C$5:.$H$23];5;0)))" table:style-name="ce19">
            <text:p><text:s/></text:p>
          </table:table-cell>
          <table:table-cell office:value-type="string" office:string-value=" " table:formula="of:=IFERROR(TEXT(([.I19]-[.J19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19];[Tracker.$C$5:.$I$23];6;0));&quot; &quot;;(VLOOKUP([.$C19];[Tracker.$C$5:.$I$23];6;0)))" table:style-name="ce19">
            <text:p><text:s/></text:p>
          </table:table-cell>
          <table:table-cell office:value-type="string" office:string-value=" " table:formula="of:=IFERROR(TEXT(([.L19]-[.M19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19];[Tracker.$C$5:.$J$23];7;0));&quot; &quot;;(VLOOKUP([.$C19];[Tracker.$C$5:.$J$23];7;0)))" table:style-name="ce19">
            <text:p><text:s/></text:p>
          </table:table-cell>
          <table:table-cell office:value-type="string" office:string-value=" " table:formula="of:=IFERROR(TEXT(([.O19]-[.P19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19];[Tracker.$C$5:.$K$23];8;0));&quot; &quot;;(VLOOKUP([.$C19];[Tracker.$C$5:.$K$23];8;0)))" table:style-name="ce19">
            <text:p><text:s/></text:p>
          </table:table-cell>
          <table:table-cell office:value-type="string" office:string-value=" " table:formula="of:=IFERROR(TEXT(([.R19]-[.S19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19];[Tracker.$C$5:.$L$23];9;0));&quot; &quot;;(VLOOKUP([.$C19];[Tracker.$C$5:.$L$23];9;0)))" table:style-name="ce19">
            <text:p><text:s/></text:p>
          </table:table-cell>
          <table:table-cell office:value-type="string" office:string-value=" " table:formula="of:=IFERROR(TEXT(([.U19]-[.V19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19];[Tracker.$C$5:.$M$23];10;0));&quot; &quot;;(VLOOKUP([.$C19];[Tracker.$C$5:.$M$23];10;0)))" table:style-name="ce19">
            <text:p><text:s/></text:p>
          </table:table-cell>
          <table:table-cell office:value-type="string" office:string-value=" " table:formula="of:=IFERROR(TEXT(([.X19]-[.Y19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19];[Tracker.$C$5:.$N$23];11;0));&quot; &quot;;(VLOOKUP([.$C19];[Tracker.$C$5:.$N$23];11;0)))" table:style-name="ce19">
            <text:p><text:s/></text:p>
          </table:table-cell>
          <table:table-cell office:value-type="string" office:string-value=" " table:formula="of:=IFERROR(TEXT(([.AA19]-[.AB19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20];[Tracker.C$5:.D$42];2;0));&quot; &quot;;(VLOOKUP([.C20];[Tracker.C$5:.D$42];2;0)))" table:style-name="ce75">
            <text:p><text:s/></text:p>
          </table:table-cell>
          <table:table-cell office:value-type="string" office:string-value=" " table:formula="of:=IF(ISERROR(VLOOKUP([.C20];[Tracker.C$5:.F$42];3;0));&quot; &quot;;(VLOOKUP([.C20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20];[Tracker.$C$5:.$G$23];4;0));&quot; &quot;;(VLOOKUP([.$C20];[Tracker.$C$5:.$G$23];4;0)))" table:style-name="ce19">
            <text:p><text:s/></text:p>
          </table:table-cell>
          <table:table-cell office:value-type="string" office:string-value=" " table:formula="of:=IFERROR(TEXT(([.F20]-[.G20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0];[Tracker.$C$5:.$H$23];5;0));&quot; &quot;;(VLOOKUP([.$C20];[Tracker.$C$5:.$H$23];5;0)))" table:style-name="ce19">
            <text:p><text:s/></text:p>
          </table:table-cell>
          <table:table-cell office:value-type="string" office:string-value=" " table:formula="of:=IFERROR(TEXT(([.I20]-[.J20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0];[Tracker.$C$5:.$I$23];6;0));&quot; &quot;;(VLOOKUP([.$C20];[Tracker.$C$5:.$I$23];6;0)))" table:style-name="ce19">
            <text:p><text:s/></text:p>
          </table:table-cell>
          <table:table-cell office:value-type="string" office:string-value=" " table:formula="of:=IFERROR(TEXT(([.L20]-[.M20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0];[Tracker.$C$5:.$J$23];7;0));&quot; &quot;;(VLOOKUP([.$C20];[Tracker.$C$5:.$J$23];7;0)))" table:style-name="ce19">
            <text:p><text:s/></text:p>
          </table:table-cell>
          <table:table-cell office:value-type="string" office:string-value=" " table:formula="of:=IFERROR(TEXT(([.O20]-[.P20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0];[Tracker.$C$5:.$K$23];8;0));&quot; &quot;;(VLOOKUP([.$C20];[Tracker.$C$5:.$K$23];8;0)))" table:style-name="ce19">
            <text:p><text:s/></text:p>
          </table:table-cell>
          <table:table-cell office:value-type="string" office:string-value=" " table:formula="of:=IFERROR(TEXT(([.R20]-[.S20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20];[Tracker.$C$5:.$L$23];9;0));&quot; &quot;;(VLOOKUP([.$C20];[Tracker.$C$5:.$L$23];9;0)))" table:style-name="ce19">
            <text:p><text:s/></text:p>
          </table:table-cell>
          <table:table-cell office:value-type="string" office:string-value=" " table:formula="of:=IFERROR(TEXT(([.U20]-[.V20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0];[Tracker.$C$5:.$M$23];10;0));&quot; &quot;;(VLOOKUP([.$C20];[Tracker.$C$5:.$M$23];10;0)))" table:style-name="ce19">
            <text:p><text:s/></text:p>
          </table:table-cell>
          <table:table-cell office:value-type="string" office:string-value=" " table:formula="of:=IFERROR(TEXT(([.X20]-[.Y20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20];[Tracker.$C$5:.$N$23];11;0));&quot; &quot;;(VLOOKUP([.$C20];[Tracker.$C$5:.$N$23];11;0)))" table:style-name="ce19">
            <text:p><text:s/></text:p>
          </table:table-cell>
          <table:table-cell office:value-type="string" office:string-value=" " table:formula="of:=IFERROR(TEXT(([.AA20]-[.AB20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21];[Tracker.C$5:.D$42];2;0));&quot; &quot;;(VLOOKUP([.C21];[Tracker.C$5:.D$42];2;0)))" table:style-name="ce75">
            <text:p><text:s/></text:p>
          </table:table-cell>
          <table:table-cell office:value-type="string" office:string-value=" " table:formula="of:=IF(ISERROR(VLOOKUP([.C21];[Tracker.C$5:.F$42];3;0));&quot; &quot;;(VLOOKUP([.C21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21];[Tracker.$C$5:.$G$23];4;0));&quot; &quot;;(VLOOKUP([.$C21];[Tracker.$C$5:.$G$23];4;0)))" table:style-name="ce19">
            <text:p><text:s/></text:p>
          </table:table-cell>
          <table:table-cell office:value-type="string" office:string-value=" " table:formula="of:=IFERROR(TEXT(([.F21]-[.G21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1];[Tracker.$C$5:.$H$23];5;0));&quot; &quot;;(VLOOKUP([.$C21];[Tracker.$C$5:.$H$23];5;0)))" table:style-name="ce19">
            <text:p><text:s/></text:p>
          </table:table-cell>
          <table:table-cell office:value-type="string" office:string-value=" " table:formula="of:=IFERROR(TEXT(([.I21]-[.J21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1];[Tracker.$C$5:.$I$23];6;0));&quot; &quot;;(VLOOKUP([.$C21];[Tracker.$C$5:.$I$23];6;0)))" table:style-name="ce19">
            <text:p><text:s/></text:p>
          </table:table-cell>
          <table:table-cell office:value-type="string" office:string-value=" " table:formula="of:=IFERROR(TEXT(([.L21]-[.M21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1];[Tracker.$C$5:.$J$23];7;0));&quot; &quot;;(VLOOKUP([.$C21];[Tracker.$C$5:.$J$23];7;0)))" table:style-name="ce19">
            <text:p><text:s/></text:p>
          </table:table-cell>
          <table:table-cell office:value-type="string" office:string-value=" " table:formula="of:=IFERROR(TEXT(([.O21]-[.P21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1];[Tracker.$C$5:.$K$23];8;0));&quot; &quot;;(VLOOKUP([.$C21];[Tracker.$C$5:.$K$23];8;0)))" table:style-name="ce19">
            <text:p><text:s/></text:p>
          </table:table-cell>
          <table:table-cell office:value-type="string" office:string-value=" " table:formula="of:=IFERROR(TEXT(([.R21]-[.S21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21];[Tracker.$C$5:.$L$23];9;0));&quot; &quot;;(VLOOKUP([.$C21];[Tracker.$C$5:.$L$23];9;0)))" table:style-name="ce19">
            <text:p><text:s/></text:p>
          </table:table-cell>
          <table:table-cell office:value-type="string" office:string-value=" " table:formula="of:=IFERROR(TEXT(([.U21]-[.V21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1];[Tracker.$C$5:.$M$23];10;0));&quot; &quot;;(VLOOKUP([.$C21];[Tracker.$C$5:.$M$23];10;0)))" table:style-name="ce19">
            <text:p><text:s/></text:p>
          </table:table-cell>
          <table:table-cell office:value-type="string" office:string-value=" " table:formula="of:=IFERROR(TEXT(([.X21]-[.Y21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21];[Tracker.$C$5:.$N$23];11;0));&quot; &quot;;(VLOOKUP([.$C21];[Tracker.$C$5:.$N$23];11;0)))" table:style-name="ce19">
            <text:p><text:s/></text:p>
          </table:table-cell>
          <table:table-cell office:value-type="string" office:string-value=" " table:formula="of:=IFERROR(TEXT(([.AA21]-[.AB21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22];[Tracker.C$5:.D$42];2;0));&quot; &quot;;(VLOOKUP([.C22];[Tracker.C$5:.D$42];2;0)))" table:style-name="ce75">
            <text:p><text:s/></text:p>
          </table:table-cell>
          <table:table-cell office:value-type="string" office:string-value=" " table:formula="of:=IF(ISERROR(VLOOKUP([.C22];[Tracker.C$5:.F$42];3;0));&quot; &quot;;(VLOOKUP([.C22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22];[Tracker.$C$5:.$G$23];4;0));&quot; &quot;;(VLOOKUP([.$C22];[Tracker.$C$5:.$G$23];4;0)))" table:style-name="ce19">
            <text:p><text:s/></text:p>
          </table:table-cell>
          <table:table-cell office:value-type="string" office:string-value=" " table:formula="of:=IFERROR(TEXT(([.F22]-[.G22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2];[Tracker.$C$5:.$H$23];5;0));&quot; &quot;;(VLOOKUP([.$C22];[Tracker.$C$5:.$H$23];5;0)))" table:style-name="ce19">
            <text:p><text:s/></text:p>
          </table:table-cell>
          <table:table-cell office:value-type="string" office:string-value=" " table:formula="of:=IFERROR(TEXT(([.I22]-[.J22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2];[Tracker.$C$5:.$I$23];6;0));&quot; &quot;;(VLOOKUP([.$C22];[Tracker.$C$5:.$I$23];6;0)))" table:style-name="ce19">
            <text:p><text:s/></text:p>
          </table:table-cell>
          <table:table-cell office:value-type="string" office:string-value=" " table:formula="of:=IFERROR(TEXT(([.L22]-[.M22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2];[Tracker.$C$5:.$J$23];7;0));&quot; &quot;;(VLOOKUP([.$C22];[Tracker.$C$5:.$J$23];7;0)))" table:style-name="ce19">
            <text:p><text:s/></text:p>
          </table:table-cell>
          <table:table-cell office:value-type="string" office:string-value=" " table:formula="of:=IFERROR(TEXT(([.O22]-[.P22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2];[Tracker.$C$5:.$K$23];8;0));&quot; &quot;;(VLOOKUP([.$C22];[Tracker.$C$5:.$K$23];8;0)))" table:style-name="ce19">
            <text:p><text:s/></text:p>
          </table:table-cell>
          <table:table-cell office:value-type="string" office:string-value=" " table:formula="of:=IFERROR(TEXT(([.R22]-[.S22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22];[Tracker.$C$5:.$L$23];9;0));&quot; &quot;;(VLOOKUP([.$C22];[Tracker.$C$5:.$L$23];9;0)))" table:style-name="ce19">
            <text:p><text:s/></text:p>
          </table:table-cell>
          <table:table-cell office:value-type="string" office:string-value=" " table:formula="of:=IFERROR(TEXT(([.U22]-[.V22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2];[Tracker.$C$5:.$M$23];10;0));&quot; &quot;;(VLOOKUP([.$C22];[Tracker.$C$5:.$M$23];10;0)))" table:style-name="ce19">
            <text:p><text:s/></text:p>
          </table:table-cell>
          <table:table-cell office:value-type="string" office:string-value=" " table:formula="of:=IFERROR(TEXT(([.X22]-[.Y22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22];[Tracker.$C$5:.$N$23];11;0));&quot; &quot;;(VLOOKUP([.$C22];[Tracker.$C$5:.$N$23];11;0)))" table:style-name="ce19">
            <text:p><text:s/></text:p>
          </table:table-cell>
          <table:table-cell office:value-type="string" office:string-value=" " table:formula="of:=IFERROR(TEXT(([.AA22]-[.AB22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23];[Tracker.C$5:.D$42];2;0));&quot; &quot;;(VLOOKUP([.C23];[Tracker.C$5:.D$42];2;0)))" table:style-name="ce75">
            <text:p><text:s/></text:p>
          </table:table-cell>
          <table:table-cell office:value-type="string" office:string-value=" " table:formula="of:=IF(ISERROR(VLOOKUP([.C23];[Tracker.C$5:.F$42];3;0));&quot; &quot;;(VLOOKUP([.C23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23];[Tracker.$C$5:.$G$23];4;0));&quot; &quot;;(VLOOKUP([.$C23];[Tracker.$C$5:.$G$23];4;0)))" table:style-name="ce19">
            <text:p><text:s/></text:p>
          </table:table-cell>
          <table:table-cell office:value-type="string" office:string-value=" " table:formula="of:=IFERROR(TEXT(([.F23]-[.G23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3];[Tracker.$C$5:.$H$23];5;0));&quot; &quot;;(VLOOKUP([.$C23];[Tracker.$C$5:.$H$23];5;0)))" table:style-name="ce19">
            <text:p><text:s/></text:p>
          </table:table-cell>
          <table:table-cell office:value-type="string" office:string-value=" " table:formula="of:=IFERROR(TEXT(([.I23]-[.J23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3];[Tracker.$C$5:.$I$23];6;0));&quot; &quot;;(VLOOKUP([.$C23];[Tracker.$C$5:.$I$23];6;0)))" table:style-name="ce19">
            <text:p><text:s/></text:p>
          </table:table-cell>
          <table:table-cell office:value-type="string" office:string-value=" " table:formula="of:=IFERROR(TEXT(([.L23]-[.M23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3];[Tracker.$C$5:.$J$23];7;0));&quot; &quot;;(VLOOKUP([.$C23];[Tracker.$C$5:.$J$23];7;0)))" table:style-name="ce19">
            <text:p><text:s/></text:p>
          </table:table-cell>
          <table:table-cell office:value-type="string" office:string-value=" " table:formula="of:=IFERROR(TEXT(([.O23]-[.P23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3];[Tracker.$C$5:.$K$23];8;0));&quot; &quot;;(VLOOKUP([.$C23];[Tracker.$C$5:.$K$23];8;0)))" table:style-name="ce19">
            <text:p><text:s/></text:p>
          </table:table-cell>
          <table:table-cell office:value-type="string" office:string-value=" " table:formula="of:=IFERROR(TEXT(([.R23]-[.S23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23];[Tracker.$C$5:.$L$23];9;0));&quot; &quot;;(VLOOKUP([.$C23];[Tracker.$C$5:.$L$23];9;0)))" table:style-name="ce19">
            <text:p><text:s/></text:p>
          </table:table-cell>
          <table:table-cell office:value-type="string" office:string-value=" " table:formula="of:=IFERROR(TEXT(([.U23]-[.V23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3];[Tracker.$C$5:.$M$23];10;0));&quot; &quot;;(VLOOKUP([.$C23];[Tracker.$C$5:.$M$23];10;0)))" table:style-name="ce19">
            <text:p><text:s/></text:p>
          </table:table-cell>
          <table:table-cell office:value-type="string" office:string-value=" " table:formula="of:=IFERROR(TEXT(([.X23]-[.Y23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23];[Tracker.$C$5:.$N$23];11;0));&quot; &quot;;(VLOOKUP([.$C23];[Tracker.$C$5:.$N$23];11;0)))" table:style-name="ce19">
            <text:p><text:s/></text:p>
          </table:table-cell>
          <table:table-cell office:value-type="string" office:string-value=" " table:formula="of:=IFERROR(TEXT(([.AA23]-[.AB23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24];[Tracker.C$5:.D$42];2;0));&quot; &quot;;(VLOOKUP([.C24];[Tracker.C$5:.D$42];2;0)))" table:style-name="ce75">
            <text:p><text:s/></text:p>
          </table:table-cell>
          <table:table-cell office:value-type="string" office:string-value=" " table:formula="of:=IF(ISERROR(VLOOKUP([.C24];[Tracker.C$5:.F$42];3;0));&quot; &quot;;(VLOOKUP([.C24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24];[Tracker.$C$5:.$G$23];4;0));&quot; &quot;;(VLOOKUP([.$C24];[Tracker.$C$5:.$G$23];4;0)))" table:style-name="ce19">
            <text:p><text:s/></text:p>
          </table:table-cell>
          <table:table-cell office:value-type="string" office:string-value=" " table:formula="of:=IFERROR(TEXT(([.F24]-[.G24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4];[Tracker.$C$5:.$H$23];5;0));&quot; &quot;;(VLOOKUP([.$C24];[Tracker.$C$5:.$H$23];5;0)))" table:style-name="ce19">
            <text:p><text:s/></text:p>
          </table:table-cell>
          <table:table-cell office:value-type="string" office:string-value=" " table:formula="of:=IFERROR(TEXT(([.I24]-[.J24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4];[Tracker.$C$5:.$I$23];6;0));&quot; &quot;;(VLOOKUP([.$C24];[Tracker.$C$5:.$I$23];6;0)))" table:style-name="ce19">
            <text:p><text:s/></text:p>
          </table:table-cell>
          <table:table-cell office:value-type="string" office:string-value=" " table:formula="of:=IFERROR(TEXT(([.L24]-[.M24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4];[Tracker.$C$5:.$J$23];7;0));&quot; &quot;;(VLOOKUP([.$C24];[Tracker.$C$5:.$J$23];7;0)))" table:style-name="ce19">
            <text:p><text:s/></text:p>
          </table:table-cell>
          <table:table-cell office:value-type="string" office:string-value=" " table:formula="of:=IFERROR(TEXT(([.O24]-[.P24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4];[Tracker.$C$5:.$K$23];8;0));&quot; &quot;;(VLOOKUP([.$C24];[Tracker.$C$5:.$K$23];8;0)))" table:style-name="ce19">
            <text:p><text:s/></text:p>
          </table:table-cell>
          <table:table-cell office:value-type="string" office:string-value=" " table:formula="of:=IFERROR(TEXT(([.R24]-[.S24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24];[Tracker.$C$5:.$L$23];9;0));&quot; &quot;;(VLOOKUP([.$C24];[Tracker.$C$5:.$L$23];9;0)))" table:style-name="ce19">
            <text:p><text:s/></text:p>
          </table:table-cell>
          <table:table-cell office:value-type="string" office:string-value=" " table:formula="of:=IFERROR(TEXT(([.U24]-[.V24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4];[Tracker.$C$5:.$M$23];10;0));&quot; &quot;;(VLOOKUP([.$C24];[Tracker.$C$5:.$M$23];10;0)))" table:style-name="ce19">
            <text:p><text:s/></text:p>
          </table:table-cell>
          <table:table-cell office:value-type="string" office:string-value=" " table:formula="of:=IFERROR(TEXT(([.X24]-[.Y24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24];[Tracker.$C$5:.$N$23];11;0));&quot; &quot;;(VLOOKUP([.$C24];[Tracker.$C$5:.$N$23];11;0)))" table:style-name="ce19">
            <text:p><text:s/></text:p>
          </table:table-cell>
          <table:table-cell office:value-type="string" office:string-value=" " table:formula="of:=IFERROR(TEXT(([.AA24]-[.AB24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25];[Tracker.C$5:.D$42];2;0));&quot; &quot;;(VLOOKUP([.C25];[Tracker.C$5:.D$42];2;0)))" table:style-name="ce75">
            <text:p><text:s/></text:p>
          </table:table-cell>
          <table:table-cell office:value-type="string" office:string-value=" " table:formula="of:=IF(ISERROR(VLOOKUP([.C25];[Tracker.C$5:.F$42];3;0));&quot; &quot;;(VLOOKUP([.C25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25];[Tracker.$C$5:.$G$23];4;0));&quot; &quot;;(VLOOKUP([.$C25];[Tracker.$C$5:.$G$23];4;0)))" table:style-name="ce19">
            <text:p><text:s/></text:p>
          </table:table-cell>
          <table:table-cell office:value-type="string" office:string-value=" " table:formula="of:=IFERROR(TEXT(([.F25]-[.G25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5];[Tracker.$C$5:.$H$23];5;0));&quot; &quot;;(VLOOKUP([.$C25];[Tracker.$C$5:.$H$23];5;0)))" table:style-name="ce19">
            <text:p><text:s/></text:p>
          </table:table-cell>
          <table:table-cell office:value-type="string" office:string-value=" " table:formula="of:=IFERROR(TEXT(([.I25]-[.J25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5];[Tracker.$C$5:.$I$23];6;0));&quot; &quot;;(VLOOKUP([.$C25];[Tracker.$C$5:.$I$23];6;0)))" table:style-name="ce19">
            <text:p><text:s/></text:p>
          </table:table-cell>
          <table:table-cell office:value-type="string" office:string-value=" " table:formula="of:=IFERROR(TEXT(([.L25]-[.M25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5];[Tracker.$C$5:.$J$23];7;0));&quot; &quot;;(VLOOKUP([.$C25];[Tracker.$C$5:.$J$23];7;0)))" table:style-name="ce19">
            <text:p><text:s/></text:p>
          </table:table-cell>
          <table:table-cell office:value-type="string" office:string-value=" " table:formula="of:=IFERROR(TEXT(([.O25]-[.P25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5];[Tracker.$C$5:.$K$23];8;0));&quot; &quot;;(VLOOKUP([.$C25];[Tracker.$C$5:.$K$23];8;0)))" table:style-name="ce19">
            <text:p><text:s/></text:p>
          </table:table-cell>
          <table:table-cell office:value-type="string" office:string-value=" " table:formula="of:=IFERROR(TEXT(([.R25]-[.S25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25];[Tracker.$C$5:.$L$23];9;0));&quot; &quot;;(VLOOKUP([.$C25];[Tracker.$C$5:.$L$23];9;0)))" table:style-name="ce19">
            <text:p><text:s/></text:p>
          </table:table-cell>
          <table:table-cell office:value-type="string" office:string-value=" " table:formula="of:=IFERROR(TEXT(([.U25]-[.V25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5];[Tracker.$C$5:.$M$23];10;0));&quot; &quot;;(VLOOKUP([.$C25];[Tracker.$C$5:.$M$23];10;0)))" table:style-name="ce19">
            <text:p><text:s/></text:p>
          </table:table-cell>
          <table:table-cell office:value-type="string" office:string-value=" " table:formula="of:=IFERROR(TEXT(([.X25]-[.Y25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25];[Tracker.$C$5:.$N$23];11;0));&quot; &quot;;(VLOOKUP([.$C25];[Tracker.$C$5:.$N$23];11;0)))" table:style-name="ce19">
            <text:p><text:s/></text:p>
          </table:table-cell>
          <table:table-cell office:value-type="string" office:string-value=" " table:formula="of:=IFERROR(TEXT(([.AA25]-[.AB25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26];[Tracker.C$5:.D$42];2;0));&quot; &quot;;(VLOOKUP([.C26];[Tracker.C$5:.D$42];2;0)))" table:style-name="ce75">
            <text:p><text:s/></text:p>
          </table:table-cell>
          <table:table-cell office:value-type="string" office:string-value=" " table:formula="of:=IF(ISERROR(VLOOKUP([.C26];[Tracker.C$5:.F$42];3;0));&quot; &quot;;(VLOOKUP([.C26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26];[Tracker.$C$5:.$G$23];4;0));&quot; &quot;;(VLOOKUP([.$C26];[Tracker.$C$5:.$G$23];4;0)))" table:style-name="ce19">
            <text:p><text:s/></text:p>
          </table:table-cell>
          <table:table-cell office:value-type="string" office:string-value=" " table:formula="of:=IFERROR(TEXT(([.F26]-[.G26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6];[Tracker.$C$5:.$H$23];5;0));&quot; &quot;;(VLOOKUP([.$C26];[Tracker.$C$5:.$H$23];5;0)))" table:style-name="ce19">
            <text:p><text:s/></text:p>
          </table:table-cell>
          <table:table-cell office:value-type="string" office:string-value=" " table:formula="of:=IFERROR(TEXT(([.I26]-[.J26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6];[Tracker.$C$5:.$I$23];6;0));&quot; &quot;;(VLOOKUP([.$C26];[Tracker.$C$5:.$I$23];6;0)))" table:style-name="ce19">
            <text:p><text:s/></text:p>
          </table:table-cell>
          <table:table-cell office:value-type="string" office:string-value=" " table:formula="of:=IFERROR(TEXT(([.L26]-[.M26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6];[Tracker.$C$5:.$J$23];7;0));&quot; &quot;;(VLOOKUP([.$C26];[Tracker.$C$5:.$J$23];7;0)))" table:style-name="ce19">
            <text:p><text:s/></text:p>
          </table:table-cell>
          <table:table-cell office:value-type="string" office:string-value=" " table:formula="of:=IFERROR(TEXT(([.O26]-[.P26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6];[Tracker.$C$5:.$K$23];8;0));&quot; &quot;;(VLOOKUP([.$C26];[Tracker.$C$5:.$K$23];8;0)))" table:style-name="ce19">
            <text:p><text:s/></text:p>
          </table:table-cell>
          <table:table-cell office:value-type="string" office:string-value=" " table:formula="of:=IFERROR(TEXT(([.R26]-[.S26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26];[Tracker.$C$5:.$L$23];9;0));&quot; &quot;;(VLOOKUP([.$C26];[Tracker.$C$5:.$L$23];9;0)))" table:style-name="ce19">
            <text:p><text:s/></text:p>
          </table:table-cell>
          <table:table-cell office:value-type="string" office:string-value=" " table:formula="of:=IFERROR(TEXT(([.U26]-[.V26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6];[Tracker.$C$5:.$M$23];10;0));&quot; &quot;;(VLOOKUP([.$C26];[Tracker.$C$5:.$M$23];10;0)))" table:style-name="ce19">
            <text:p><text:s/></text:p>
          </table:table-cell>
          <table:table-cell office:value-type="string" office:string-value=" " table:formula="of:=IFERROR(TEXT(([.X26]-[.Y26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26];[Tracker.$C$5:.$N$23];11;0));&quot; &quot;;(VLOOKUP([.$C26];[Tracker.$C$5:.$N$23];11;0)))" table:style-name="ce19">
            <text:p><text:s/></text:p>
          </table:table-cell>
          <table:table-cell office:value-type="string" office:string-value=" " table:formula="of:=IFERROR(TEXT(([.AA26]-[.AB26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27];[Tracker.C$5:.D$42];2;0));&quot; &quot;;(VLOOKUP([.C27];[Tracker.C$5:.D$42];2;0)))" table:style-name="ce75">
            <text:p><text:s/></text:p>
          </table:table-cell>
          <table:table-cell office:value-type="string" office:string-value=" " table:formula="of:=IF(ISERROR(VLOOKUP([.C27];[Tracker.C$5:.F$42];3;0));&quot; &quot;;(VLOOKUP([.C27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27];[Tracker.$C$5:.$G$23];4;0));&quot; &quot;;(VLOOKUP([.$C27];[Tracker.$C$5:.$G$23];4;0)))" table:style-name="ce19">
            <text:p><text:s/></text:p>
          </table:table-cell>
          <table:table-cell office:value-type="string" office:string-value=" " table:formula="of:=IFERROR(TEXT(([.F27]-[.G27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7];[Tracker.$C$5:.$H$23];5;0));&quot; &quot;;(VLOOKUP([.$C27];[Tracker.$C$5:.$H$23];5;0)))" table:style-name="ce19">
            <text:p><text:s/></text:p>
          </table:table-cell>
          <table:table-cell office:value-type="string" office:string-value=" " table:formula="of:=IFERROR(TEXT(([.I27]-[.J27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7];[Tracker.$C$5:.$I$23];6;0));&quot; &quot;;(VLOOKUP([.$C27];[Tracker.$C$5:.$I$23];6;0)))" table:style-name="ce19">
            <text:p><text:s/></text:p>
          </table:table-cell>
          <table:table-cell office:value-type="string" office:string-value=" " table:formula="of:=IFERROR(TEXT(([.L27]-[.M27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7];[Tracker.$C$5:.$J$23];7;0));&quot; &quot;;(VLOOKUP([.$C27];[Tracker.$C$5:.$J$23];7;0)))" table:style-name="ce19">
            <text:p><text:s/></text:p>
          </table:table-cell>
          <table:table-cell office:value-type="string" office:string-value=" " table:formula="of:=IFERROR(TEXT(([.O27]-[.P27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7];[Tracker.$C$5:.$K$23];8;0));&quot; &quot;;(VLOOKUP([.$C27];[Tracker.$C$5:.$K$23];8;0)))" table:style-name="ce19">
            <text:p><text:s/></text:p>
          </table:table-cell>
          <table:table-cell office:value-type="string" office:string-value=" " table:formula="of:=IFERROR(TEXT(([.R27]-[.S27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27];[Tracker.$C$5:.$L$23];9;0));&quot; &quot;;(VLOOKUP([.$C27];[Tracker.$C$5:.$L$23];9;0)))" table:style-name="ce19">
            <text:p><text:s/></text:p>
          </table:table-cell>
          <table:table-cell office:value-type="string" office:string-value=" " table:formula="of:=IFERROR(TEXT(([.U27]-[.V27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7];[Tracker.$C$5:.$M$23];10;0));&quot; &quot;;(VLOOKUP([.$C27];[Tracker.$C$5:.$M$23];10;0)))" table:style-name="ce19">
            <text:p><text:s/></text:p>
          </table:table-cell>
          <table:table-cell office:value-type="string" office:string-value=" " table:formula="of:=IFERROR(TEXT(([.X27]-[.Y27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27];[Tracker.$C$5:.$N$23];11;0));&quot; &quot;;(VLOOKUP([.$C27];[Tracker.$C$5:.$N$23];11;0)))" table:style-name="ce19">
            <text:p><text:s/></text:p>
          </table:table-cell>
          <table:table-cell office:value-type="string" office:string-value=" " table:formula="of:=IFERROR(TEXT(([.AA27]-[.AB27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28];[Tracker.C$5:.D$42];2;0));&quot; &quot;;(VLOOKUP([.C28];[Tracker.C$5:.D$42];2;0)))" table:style-name="ce75">
            <text:p><text:s/></text:p>
          </table:table-cell>
          <table:table-cell office:value-type="string" office:string-value=" " table:formula="of:=IF(ISERROR(VLOOKUP([.C28];[Tracker.C$5:.F$42];3;0));&quot; &quot;;(VLOOKUP([.C28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28];[Tracker.$C$5:.$G$23];4;0));&quot; &quot;;(VLOOKUP([.$C28];[Tracker.$C$5:.$G$23];4;0)))" table:style-name="ce19">
            <text:p><text:s/></text:p>
          </table:table-cell>
          <table:table-cell office:value-type="string" office:string-value=" " table:formula="of:=IFERROR(TEXT(([.F28]-[.G28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8];[Tracker.$C$5:.$H$23];5;0));&quot; &quot;;(VLOOKUP([.$C28];[Tracker.$C$5:.$H$23];5;0)))" table:style-name="ce19">
            <text:p><text:s/></text:p>
          </table:table-cell>
          <table:table-cell office:value-type="string" office:string-value=" " table:formula="of:=IFERROR(TEXT(([.I28]-[.J28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8];[Tracker.$C$5:.$I$23];6;0));&quot; &quot;;(VLOOKUP([.$C28];[Tracker.$C$5:.$I$23];6;0)))" table:style-name="ce19">
            <text:p><text:s/></text:p>
          </table:table-cell>
          <table:table-cell office:value-type="string" office:string-value=" " table:formula="of:=IFERROR(TEXT(([.L28]-[.M28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8];[Tracker.$C$5:.$J$23];7;0));&quot; &quot;;(VLOOKUP([.$C28];[Tracker.$C$5:.$J$23];7;0)))" table:style-name="ce19">
            <text:p><text:s/></text:p>
          </table:table-cell>
          <table:table-cell office:value-type="string" office:string-value=" " table:formula="of:=IFERROR(TEXT(([.O28]-[.P28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8];[Tracker.$C$5:.$K$23];8;0));&quot; &quot;;(VLOOKUP([.$C28];[Tracker.$C$5:.$K$23];8;0)))" table:style-name="ce19">
            <text:p><text:s/></text:p>
          </table:table-cell>
          <table:table-cell office:value-type="string" office:string-value=" " table:formula="of:=IFERROR(TEXT(([.R28]-[.S28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28];[Tracker.$C$5:.$L$23];9;0));&quot; &quot;;(VLOOKUP([.$C28];[Tracker.$C$5:.$L$23];9;0)))" table:style-name="ce19">
            <text:p><text:s/></text:p>
          </table:table-cell>
          <table:table-cell office:value-type="string" office:string-value=" " table:formula="of:=IFERROR(TEXT(([.U28]-[.V28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8];[Tracker.$C$5:.$M$23];10;0));&quot; &quot;;(VLOOKUP([.$C28];[Tracker.$C$5:.$M$23];10;0)))" table:style-name="ce19">
            <text:p><text:s/></text:p>
          </table:table-cell>
          <table:table-cell office:value-type="string" office:string-value=" " table:formula="of:=IFERROR(TEXT(([.X28]-[.Y28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28];[Tracker.$C$5:.$N$23];11;0));&quot; &quot;;(VLOOKUP([.$C28];[Tracker.$C$5:.$N$23];11;0)))" table:style-name="ce19">
            <text:p><text:s/></text:p>
          </table:table-cell>
          <table:table-cell office:value-type="string" office:string-value=" " table:formula="of:=IFERROR(TEXT(([.AA28]-[.AB28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29];[Tracker.C$5:.D$42];2;0));&quot; &quot;;(VLOOKUP([.C29];[Tracker.C$5:.D$42];2;0)))" table:style-name="ce75">
            <text:p><text:s/></text:p>
          </table:table-cell>
          <table:table-cell office:value-type="string" office:string-value=" " table:formula="of:=IF(ISERROR(VLOOKUP([.C29];[Tracker.C$5:.F$42];3;0));&quot; &quot;;(VLOOKUP([.C29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29];[Tracker.$C$5:.$G$23];4;0));&quot; &quot;;(VLOOKUP([.$C29];[Tracker.$C$5:.$G$23];4;0)))" table:style-name="ce19">
            <text:p><text:s/></text:p>
          </table:table-cell>
          <table:table-cell office:value-type="string" office:string-value=" " table:formula="of:=IFERROR(TEXT(([.F29]-[.G29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9];[Tracker.$C$5:.$H$23];5;0));&quot; &quot;;(VLOOKUP([.$C29];[Tracker.$C$5:.$H$23];5;0)))" table:style-name="ce19">
            <text:p><text:s/></text:p>
          </table:table-cell>
          <table:table-cell office:value-type="string" office:string-value=" " table:formula="of:=IFERROR(TEXT(([.I29]-[.J29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9];[Tracker.$C$5:.$I$23];6;0));&quot; &quot;;(VLOOKUP([.$C29];[Tracker.$C$5:.$I$23];6;0)))" table:style-name="ce19">
            <text:p><text:s/></text:p>
          </table:table-cell>
          <table:table-cell office:value-type="string" office:string-value=" " table:formula="of:=IFERROR(TEXT(([.L29]-[.M29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9];[Tracker.$C$5:.$J$23];7;0));&quot; &quot;;(VLOOKUP([.$C29];[Tracker.$C$5:.$J$23];7;0)))" table:style-name="ce19">
            <text:p><text:s/></text:p>
          </table:table-cell>
          <table:table-cell office:value-type="string" office:string-value=" " table:formula="of:=IFERROR(TEXT(([.O29]-[.P29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9];[Tracker.$C$5:.$K$23];8;0));&quot; &quot;;(VLOOKUP([.$C29];[Tracker.$C$5:.$K$23];8;0)))" table:style-name="ce19">
            <text:p><text:s/></text:p>
          </table:table-cell>
          <table:table-cell office:value-type="string" office:string-value=" " table:formula="of:=IFERROR(TEXT(([.R29]-[.S29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29];[Tracker.$C$5:.$L$23];9;0));&quot; &quot;;(VLOOKUP([.$C29];[Tracker.$C$5:.$L$23];9;0)))" table:style-name="ce19">
            <text:p><text:s/></text:p>
          </table:table-cell>
          <table:table-cell office:value-type="string" office:string-value=" " table:formula="of:=IFERROR(TEXT(([.U29]-[.V29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29];[Tracker.$C$5:.$M$23];10;0));&quot; &quot;;(VLOOKUP([.$C29];[Tracker.$C$5:.$M$23];10;0)))" table:style-name="ce19">
            <text:p><text:s/></text:p>
          </table:table-cell>
          <table:table-cell office:value-type="string" office:string-value=" " table:formula="of:=IFERROR(TEXT(([.X29]-[.Y29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29];[Tracker.$C$5:.$N$23];11;0));&quot; &quot;;(VLOOKUP([.$C29];[Tracker.$C$5:.$N$23];11;0)))" table:style-name="ce19">
            <text:p><text:s/></text:p>
          </table:table-cell>
          <table:table-cell office:value-type="string" office:string-value=" " table:formula="of:=IFERROR(TEXT(([.AA29]-[.AB29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30];[Tracker.C$5:.D$42];2;0));&quot; &quot;;(VLOOKUP([.C30];[Tracker.C$5:.D$42];2;0)))" table:style-name="ce75">
            <text:p><text:s/></text:p>
          </table:table-cell>
          <table:table-cell office:value-type="string" office:string-value=" " table:formula="of:=IF(ISERROR(VLOOKUP([.C30];[Tracker.C$5:.F$42];3;0));&quot; &quot;;(VLOOKUP([.C30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30];[Tracker.$C$5:.$G$23];4;0));&quot; &quot;;(VLOOKUP([.$C30];[Tracker.$C$5:.$G$23];4;0)))" table:style-name="ce19">
            <text:p><text:s/></text:p>
          </table:table-cell>
          <table:table-cell office:value-type="string" office:string-value=" " table:formula="of:=IFERROR(TEXT(([.F30]-[.G30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0];[Tracker.$C$5:.$H$23];5;0));&quot; &quot;;(VLOOKUP([.$C30];[Tracker.$C$5:.$H$23];5;0)))" table:style-name="ce19">
            <text:p><text:s/></text:p>
          </table:table-cell>
          <table:table-cell office:value-type="string" office:string-value=" " table:formula="of:=IFERROR(TEXT(([.I30]-[.J30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0];[Tracker.$C$5:.$I$23];6;0));&quot; &quot;;(VLOOKUP([.$C30];[Tracker.$C$5:.$I$23];6;0)))" table:style-name="ce19">
            <text:p><text:s/></text:p>
          </table:table-cell>
          <table:table-cell office:value-type="string" office:string-value=" " table:formula="of:=IFERROR(TEXT(([.L30]-[.M30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0];[Tracker.$C$5:.$J$23];7;0));&quot; &quot;;(VLOOKUP([.$C30];[Tracker.$C$5:.$J$23];7;0)))" table:style-name="ce19">
            <text:p><text:s/></text:p>
          </table:table-cell>
          <table:table-cell office:value-type="string" office:string-value=" " table:formula="of:=IFERROR(TEXT(([.O30]-[.P30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0];[Tracker.$C$5:.$K$23];8;0));&quot; &quot;;(VLOOKUP([.$C30];[Tracker.$C$5:.$K$23];8;0)))" table:style-name="ce19">
            <text:p><text:s/></text:p>
          </table:table-cell>
          <table:table-cell office:value-type="string" office:string-value=" " table:formula="of:=IFERROR(TEXT(([.R30]-[.S30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30];[Tracker.$C$5:.$L$23];9;0));&quot; &quot;;(VLOOKUP([.$C30];[Tracker.$C$5:.$L$23];9;0)))" table:style-name="ce19">
            <text:p><text:s/></text:p>
          </table:table-cell>
          <table:table-cell office:value-type="string" office:string-value=" " table:formula="of:=IFERROR(TEXT(([.U30]-[.V30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0];[Tracker.$C$5:.$M$23];10;0));&quot; &quot;;(VLOOKUP([.$C30];[Tracker.$C$5:.$M$23];10;0)))" table:style-name="ce19">
            <text:p><text:s/></text:p>
          </table:table-cell>
          <table:table-cell office:value-type="string" office:string-value=" " table:formula="of:=IFERROR(TEXT(([.X30]-[.Y30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30];[Tracker.$C$5:.$N$23];11;0));&quot; &quot;;(VLOOKUP([.$C30];[Tracker.$C$5:.$N$23];11;0)))" table:style-name="ce19">
            <text:p><text:s/></text:p>
          </table:table-cell>
          <table:table-cell office:value-type="string" office:string-value=" " table:formula="of:=IFERROR(TEXT(([.AA30]-[.AB30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31];[Tracker.C$5:.D$42];2;0));&quot; &quot;;(VLOOKUP([.C31];[Tracker.C$5:.D$42];2;0)))" table:style-name="ce75">
            <text:p><text:s/></text:p>
          </table:table-cell>
          <table:table-cell office:value-type="string" office:string-value=" " table:formula="of:=IF(ISERROR(VLOOKUP([.C31];[Tracker.C$5:.F$42];3;0));&quot; &quot;;(VLOOKUP([.C31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31];[Tracker.$C$5:.$G$23];4;0));&quot; &quot;;(VLOOKUP([.$C31];[Tracker.$C$5:.$G$23];4;0)))" table:style-name="ce19">
            <text:p><text:s/></text:p>
          </table:table-cell>
          <table:table-cell office:value-type="string" office:string-value=" " table:formula="of:=IFERROR(TEXT(([.F31]-[.G31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1];[Tracker.$C$5:.$H$23];5;0));&quot; &quot;;(VLOOKUP([.$C31];[Tracker.$C$5:.$H$23];5;0)))" table:style-name="ce19">
            <text:p><text:s/></text:p>
          </table:table-cell>
          <table:table-cell office:value-type="string" office:string-value=" " table:formula="of:=IFERROR(TEXT(([.I31]-[.J31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1];[Tracker.$C$5:.$I$23];6;0));&quot; &quot;;(VLOOKUP([.$C31];[Tracker.$C$5:.$I$23];6;0)))" table:style-name="ce19">
            <text:p><text:s/></text:p>
          </table:table-cell>
          <table:table-cell office:value-type="string" office:string-value=" " table:formula="of:=IFERROR(TEXT(([.L31]-[.M31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1];[Tracker.$C$5:.$J$23];7;0));&quot; &quot;;(VLOOKUP([.$C31];[Tracker.$C$5:.$J$23];7;0)))" table:style-name="ce19">
            <text:p><text:s/></text:p>
          </table:table-cell>
          <table:table-cell office:value-type="string" office:string-value=" " table:formula="of:=IFERROR(TEXT(([.O31]-[.P31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1];[Tracker.$C$5:.$K$23];8;0));&quot; &quot;;(VLOOKUP([.$C31];[Tracker.$C$5:.$K$23];8;0)))" table:style-name="ce19">
            <text:p><text:s/></text:p>
          </table:table-cell>
          <table:table-cell office:value-type="string" office:string-value=" " table:formula="of:=IFERROR(TEXT(([.R31]-[.S31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31];[Tracker.$C$5:.$L$23];9;0));&quot; &quot;;(VLOOKUP([.$C31];[Tracker.$C$5:.$L$23];9;0)))" table:style-name="ce19">
            <text:p><text:s/></text:p>
          </table:table-cell>
          <table:table-cell office:value-type="string" office:string-value=" " table:formula="of:=IFERROR(TEXT(([.U31]-[.V31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1];[Tracker.$C$5:.$M$23];10;0));&quot; &quot;;(VLOOKUP([.$C31];[Tracker.$C$5:.$M$23];10;0)))" table:style-name="ce19">
            <text:p><text:s/></text:p>
          </table:table-cell>
          <table:table-cell office:value-type="string" office:string-value=" " table:formula="of:=IFERROR(TEXT(([.X31]-[.Y31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31];[Tracker.$C$5:.$N$23];11;0));&quot; &quot;;(VLOOKUP([.$C31];[Tracker.$C$5:.$N$23];11;0)))" table:style-name="ce19">
            <text:p><text:s/></text:p>
          </table:table-cell>
          <table:table-cell office:value-type="string" office:string-value=" " table:formula="of:=IFERROR(TEXT(([.AA31]-[.AB31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32];[Tracker.C$5:.D$42];2;0));&quot; &quot;;(VLOOKUP([.C32];[Tracker.C$5:.D$42];2;0)))" table:style-name="ce75">
            <text:p><text:s/></text:p>
          </table:table-cell>
          <table:table-cell office:value-type="string" office:string-value=" " table:formula="of:=IF(ISERROR(VLOOKUP([.C32];[Tracker.C$5:.F$42];3;0));&quot; &quot;;(VLOOKUP([.C32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32];[Tracker.$C$5:.$G$23];4;0));&quot; &quot;;(VLOOKUP([.$C32];[Tracker.$C$5:.$G$23];4;0)))" table:style-name="ce19">
            <text:p><text:s/></text:p>
          </table:table-cell>
          <table:table-cell office:value-type="string" office:string-value=" " table:formula="of:=IFERROR(TEXT(([.F32]-[.G32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2];[Tracker.$C$5:.$H$23];5;0));&quot; &quot;;(VLOOKUP([.$C32];[Tracker.$C$5:.$H$23];5;0)))" table:style-name="ce19">
            <text:p><text:s/></text:p>
          </table:table-cell>
          <table:table-cell office:value-type="string" office:string-value=" " table:formula="of:=IFERROR(TEXT(([.I32]-[.J32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2];[Tracker.$C$5:.$I$23];6;0));&quot; &quot;;(VLOOKUP([.$C32];[Tracker.$C$5:.$I$23];6;0)))" table:style-name="ce19">
            <text:p><text:s/></text:p>
          </table:table-cell>
          <table:table-cell office:value-type="string" office:string-value=" " table:formula="of:=IFERROR(TEXT(([.L32]-[.M32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2];[Tracker.$C$5:.$J$23];7;0));&quot; &quot;;(VLOOKUP([.$C32];[Tracker.$C$5:.$J$23];7;0)))" table:style-name="ce19">
            <text:p><text:s/></text:p>
          </table:table-cell>
          <table:table-cell office:value-type="string" office:string-value=" " table:formula="of:=IFERROR(TEXT(([.O32]-[.P32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2];[Tracker.$C$5:.$K$23];8;0));&quot; &quot;;(VLOOKUP([.$C32];[Tracker.$C$5:.$K$23];8;0)))" table:style-name="ce19">
            <text:p><text:s/></text:p>
          </table:table-cell>
          <table:table-cell office:value-type="string" office:string-value=" " table:formula="of:=IFERROR(TEXT(([.R32]-[.S32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32];[Tracker.$C$5:.$L$23];9;0));&quot; &quot;;(VLOOKUP([.$C32];[Tracker.$C$5:.$L$23];9;0)))" table:style-name="ce19">
            <text:p><text:s/></text:p>
          </table:table-cell>
          <table:table-cell office:value-type="string" office:string-value=" " table:formula="of:=IFERROR(TEXT(([.U32]-[.V32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2];[Tracker.$C$5:.$M$23];10;0));&quot; &quot;;(VLOOKUP([.$C32];[Tracker.$C$5:.$M$23];10;0)))" table:style-name="ce19">
            <text:p><text:s/></text:p>
          </table:table-cell>
          <table:table-cell office:value-type="string" office:string-value=" " table:formula="of:=IFERROR(TEXT(([.X32]-[.Y32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32];[Tracker.$C$5:.$N$23];11;0));&quot; &quot;;(VLOOKUP([.$C32];[Tracker.$C$5:.$N$23];11;0)))" table:style-name="ce19">
            <text:p><text:s/></text:p>
          </table:table-cell>
          <table:table-cell office:value-type="string" office:string-value=" " table:formula="of:=IFERROR(TEXT(([.AA32]-[.AB32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33];[Tracker.C$5:.D$42];2;0));&quot; &quot;;(VLOOKUP([.C33];[Tracker.C$5:.D$42];2;0)))" table:style-name="ce75">
            <text:p><text:s/></text:p>
          </table:table-cell>
          <table:table-cell office:value-type="string" office:string-value=" " table:formula="of:=IF(ISERROR(VLOOKUP([.C33];[Tracker.C$5:.F$42];3;0));&quot; &quot;;(VLOOKUP([.C33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33];[Tracker.$C$5:.$G$23];4;0));&quot; &quot;;(VLOOKUP([.$C33];[Tracker.$C$5:.$G$23];4;0)))" table:style-name="ce19">
            <text:p><text:s/></text:p>
          </table:table-cell>
          <table:table-cell office:value-type="string" office:string-value=" " table:formula="of:=IFERROR(TEXT(([.F33]-[.G33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3];[Tracker.$C$5:.$H$23];5;0));&quot; &quot;;(VLOOKUP([.$C33];[Tracker.$C$5:.$H$23];5;0)))" table:style-name="ce19">
            <text:p><text:s/></text:p>
          </table:table-cell>
          <table:table-cell office:value-type="string" office:string-value=" " table:formula="of:=IFERROR(TEXT(([.I33]-[.J33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3];[Tracker.$C$5:.$I$23];6;0));&quot; &quot;;(VLOOKUP([.$C33];[Tracker.$C$5:.$I$23];6;0)))" table:style-name="ce19">
            <text:p><text:s/></text:p>
          </table:table-cell>
          <table:table-cell office:value-type="string" office:string-value=" " table:formula="of:=IFERROR(TEXT(([.L33]-[.M33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3];[Tracker.$C$5:.$J$23];7;0));&quot; &quot;;(VLOOKUP([.$C33];[Tracker.$C$5:.$J$23];7;0)))" table:style-name="ce19">
            <text:p><text:s/></text:p>
          </table:table-cell>
          <table:table-cell office:value-type="string" office:string-value=" " table:formula="of:=IFERROR(TEXT(([.O33]-[.P33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3];[Tracker.$C$5:.$K$23];8;0));&quot; &quot;;(VLOOKUP([.$C33];[Tracker.$C$5:.$K$23];8;0)))" table:style-name="ce19">
            <text:p><text:s/></text:p>
          </table:table-cell>
          <table:table-cell office:value-type="string" office:string-value=" " table:formula="of:=IFERROR(TEXT(([.R33]-[.S33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33];[Tracker.$C$5:.$L$23];9;0));&quot; &quot;;(VLOOKUP([.$C33];[Tracker.$C$5:.$L$23];9;0)))" table:style-name="ce19">
            <text:p><text:s/></text:p>
          </table:table-cell>
          <table:table-cell office:value-type="string" office:string-value=" " table:formula="of:=IFERROR(TEXT(([.U33]-[.V33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3];[Tracker.$C$5:.$M$23];10;0));&quot; &quot;;(VLOOKUP([.$C33];[Tracker.$C$5:.$M$23];10;0)))" table:style-name="ce19">
            <text:p><text:s/></text:p>
          </table:table-cell>
          <table:table-cell office:value-type="string" office:string-value=" " table:formula="of:=IFERROR(TEXT(([.X33]-[.Y33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33];[Tracker.$C$5:.$N$23];11;0));&quot; &quot;;(VLOOKUP([.$C33];[Tracker.$C$5:.$N$23];11;0)))" table:style-name="ce19">
            <text:p><text:s/></text:p>
          </table:table-cell>
          <table:table-cell office:value-type="string" office:string-value=" " table:formula="of:=IFERROR(TEXT(([.AA33]-[.AB33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34];[Tracker.C$5:.D$42];2;0));&quot; &quot;;(VLOOKUP([.C34];[Tracker.C$5:.D$42];2;0)))" table:style-name="ce75">
            <text:p><text:s/></text:p>
          </table:table-cell>
          <table:table-cell office:value-type="string" office:string-value=" " table:formula="of:=IF(ISERROR(VLOOKUP([.C34];[Tracker.C$5:.F$42];3;0));&quot; &quot;;(VLOOKUP([.C34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34];[Tracker.$C$5:.$G$23];4;0));&quot; &quot;;(VLOOKUP([.$C34];[Tracker.$C$5:.$G$23];4;0)))" table:style-name="ce19">
            <text:p><text:s/></text:p>
          </table:table-cell>
          <table:table-cell office:value-type="string" office:string-value=" " table:formula="of:=IFERROR(TEXT(([.F34]-[.G34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4];[Tracker.$C$5:.$H$23];5;0));&quot; &quot;;(VLOOKUP([.$C34];[Tracker.$C$5:.$H$23];5;0)))" table:style-name="ce19">
            <text:p><text:s/></text:p>
          </table:table-cell>
          <table:table-cell office:value-type="string" office:string-value=" " table:formula="of:=IFERROR(TEXT(([.I34]-[.J34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4];[Tracker.$C$5:.$I$23];6;0));&quot; &quot;;(VLOOKUP([.$C34];[Tracker.$C$5:.$I$23];6;0)))" table:style-name="ce19">
            <text:p><text:s/></text:p>
          </table:table-cell>
          <table:table-cell office:value-type="string" office:string-value=" " table:formula="of:=IFERROR(TEXT(([.L34]-[.M34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4];[Tracker.$C$5:.$J$23];7;0));&quot; &quot;;(VLOOKUP([.$C34];[Tracker.$C$5:.$J$23];7;0)))" table:style-name="ce19">
            <text:p><text:s/></text:p>
          </table:table-cell>
          <table:table-cell office:value-type="string" office:string-value=" " table:formula="of:=IFERROR(TEXT(([.O34]-[.P34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4];[Tracker.$C$5:.$K$23];8;0));&quot; &quot;;(VLOOKUP([.$C34];[Tracker.$C$5:.$K$23];8;0)))" table:style-name="ce19">
            <text:p><text:s/></text:p>
          </table:table-cell>
          <table:table-cell office:value-type="string" office:string-value=" " table:formula="of:=IFERROR(TEXT(([.R34]-[.S34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34];[Tracker.$C$5:.$L$23];9;0));&quot; &quot;;(VLOOKUP([.$C34];[Tracker.$C$5:.$L$23];9;0)))" table:style-name="ce19">
            <text:p><text:s/></text:p>
          </table:table-cell>
          <table:table-cell office:value-type="string" office:string-value=" " table:formula="of:=IFERROR(TEXT(([.U34]-[.V34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4];[Tracker.$C$5:.$M$23];10;0));&quot; &quot;;(VLOOKUP([.$C34];[Tracker.$C$5:.$M$23];10;0)))" table:style-name="ce19">
            <text:p><text:s/></text:p>
          </table:table-cell>
          <table:table-cell office:value-type="string" office:string-value=" " table:formula="of:=IFERROR(TEXT(([.X34]-[.Y34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34];[Tracker.$C$5:.$N$23];11;0));&quot; &quot;;(VLOOKUP([.$C34];[Tracker.$C$5:.$N$23];11;0)))" table:style-name="ce19">
            <text:p><text:s/></text:p>
          </table:table-cell>
          <table:table-cell office:value-type="string" office:string-value=" " table:formula="of:=IFERROR(TEXT(([.AA34]-[.AB34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35];[Tracker.C$5:.D$42];2;0));&quot; &quot;;(VLOOKUP([.C35];[Tracker.C$5:.D$42];2;0)))" table:style-name="ce75">
            <text:p><text:s/></text:p>
          </table:table-cell>
          <table:table-cell office:value-type="string" office:string-value=" " table:formula="of:=IF(ISERROR(VLOOKUP([.C35];[Tracker.C$5:.F$42];3;0));&quot; &quot;;(VLOOKUP([.C35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35];[Tracker.$C$5:.$G$23];4;0));&quot; &quot;;(VLOOKUP([.$C35];[Tracker.$C$5:.$G$23];4;0)))" table:style-name="ce19">
            <text:p><text:s/></text:p>
          </table:table-cell>
          <table:table-cell office:value-type="string" office:string-value=" " table:formula="of:=IFERROR(TEXT(([.F35]-[.G35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5];[Tracker.$C$5:.$H$23];5;0));&quot; &quot;;(VLOOKUP([.$C35];[Tracker.$C$5:.$H$23];5;0)))" table:style-name="ce19">
            <text:p><text:s/></text:p>
          </table:table-cell>
          <table:table-cell office:value-type="string" office:string-value=" " table:formula="of:=IFERROR(TEXT(([.I35]-[.J35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5];[Tracker.$C$5:.$I$23];6;0));&quot; &quot;;(VLOOKUP([.$C35];[Tracker.$C$5:.$I$23];6;0)))" table:style-name="ce19">
            <text:p><text:s/></text:p>
          </table:table-cell>
          <table:table-cell office:value-type="string" office:string-value=" " table:formula="of:=IFERROR(TEXT(([.L35]-[.M35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5];[Tracker.$C$5:.$J$23];7;0));&quot; &quot;;(VLOOKUP([.$C35];[Tracker.$C$5:.$J$23];7;0)))" table:style-name="ce19">
            <text:p><text:s/></text:p>
          </table:table-cell>
          <table:table-cell office:value-type="string" office:string-value=" " table:formula="of:=IFERROR(TEXT(([.O35]-[.P35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5];[Tracker.$C$5:.$K$23];8;0));&quot; &quot;;(VLOOKUP([.$C35];[Tracker.$C$5:.$K$23];8;0)))" table:style-name="ce19">
            <text:p><text:s/></text:p>
          </table:table-cell>
          <table:table-cell office:value-type="string" office:string-value=" " table:formula="of:=IFERROR(TEXT(([.R35]-[.S35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35];[Tracker.$C$5:.$L$23];9;0));&quot; &quot;;(VLOOKUP([.$C35];[Tracker.$C$5:.$L$23];9;0)))" table:style-name="ce19">
            <text:p><text:s/></text:p>
          </table:table-cell>
          <table:table-cell office:value-type="string" office:string-value=" " table:formula="of:=IFERROR(TEXT(([.U35]-[.V35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5];[Tracker.$C$5:.$M$23];10;0));&quot; &quot;;(VLOOKUP([.$C35];[Tracker.$C$5:.$M$23];10;0)))" table:style-name="ce19">
            <text:p><text:s/></text:p>
          </table:table-cell>
          <table:table-cell office:value-type="string" office:string-value=" " table:formula="of:=IFERROR(TEXT(([.X35]-[.Y35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35];[Tracker.$C$5:.$N$23];11;0));&quot; &quot;;(VLOOKUP([.$C35];[Tracker.$C$5:.$N$23];11;0)))" table:style-name="ce19">
            <text:p><text:s/></text:p>
          </table:table-cell>
          <table:table-cell office:value-type="string" office:string-value=" " table:formula="of:=IFERROR(TEXT(([.AA35]-[.AB35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36];[Tracker.C$5:.D$42];2;0));&quot; &quot;;(VLOOKUP([.C36];[Tracker.C$5:.D$42];2;0)))" table:style-name="ce75">
            <text:p><text:s/></text:p>
          </table:table-cell>
          <table:table-cell office:value-type="string" office:string-value=" " table:formula="of:=IF(ISERROR(VLOOKUP([.C36];[Tracker.C$5:.F$42];3;0));&quot; &quot;;(VLOOKUP([.C36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36];[Tracker.$C$5:.$G$23];4;0));&quot; &quot;;(VLOOKUP([.$C36];[Tracker.$C$5:.$G$23];4;0)))" table:style-name="ce19">
            <text:p><text:s/></text:p>
          </table:table-cell>
          <table:table-cell office:value-type="string" office:string-value=" " table:formula="of:=IFERROR(TEXT(([.F36]-[.G36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6];[Tracker.$C$5:.$H$23];5;0));&quot; &quot;;(VLOOKUP([.$C36];[Tracker.$C$5:.$H$23];5;0)))" table:style-name="ce19">
            <text:p><text:s/></text:p>
          </table:table-cell>
          <table:table-cell office:value-type="string" office:string-value=" " table:formula="of:=IFERROR(TEXT(([.I36]-[.J36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6];[Tracker.$C$5:.$I$23];6;0));&quot; &quot;;(VLOOKUP([.$C36];[Tracker.$C$5:.$I$23];6;0)))" table:style-name="ce19">
            <text:p><text:s/></text:p>
          </table:table-cell>
          <table:table-cell office:value-type="string" office:string-value=" " table:formula="of:=IFERROR(TEXT(([.L36]-[.M36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6];[Tracker.$C$5:.$J$23];7;0));&quot; &quot;;(VLOOKUP([.$C36];[Tracker.$C$5:.$J$23];7;0)))" table:style-name="ce19">
            <text:p><text:s/></text:p>
          </table:table-cell>
          <table:table-cell office:value-type="string" office:string-value=" " table:formula="of:=IFERROR(TEXT(([.O36]-[.P36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6];[Tracker.$C$5:.$K$23];8;0));&quot; &quot;;(VLOOKUP([.$C36];[Tracker.$C$5:.$K$23];8;0)))" table:style-name="ce19">
            <text:p><text:s/></text:p>
          </table:table-cell>
          <table:table-cell office:value-type="string" office:string-value=" " table:formula="of:=IFERROR(TEXT(([.R36]-[.S36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36];[Tracker.$C$5:.$L$23];9;0));&quot; &quot;;(VLOOKUP([.$C36];[Tracker.$C$5:.$L$23];9;0)))" table:style-name="ce19">
            <text:p><text:s/></text:p>
          </table:table-cell>
          <table:table-cell office:value-type="string" office:string-value=" " table:formula="of:=IFERROR(TEXT(([.U36]-[.V36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6];[Tracker.$C$5:.$M$23];10;0));&quot; &quot;;(VLOOKUP([.$C36];[Tracker.$C$5:.$M$23];10;0)))" table:style-name="ce19">
            <text:p><text:s/></text:p>
          </table:table-cell>
          <table:table-cell office:value-type="string" office:string-value=" " table:formula="of:=IFERROR(TEXT(([.X36]-[.Y36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36];[Tracker.$C$5:.$N$23];11;0));&quot; &quot;;(VLOOKUP([.$C36];[Tracker.$C$5:.$N$23];11;0)))" table:style-name="ce19">
            <text:p><text:s/></text:p>
          </table:table-cell>
          <table:table-cell office:value-type="string" office:string-value=" " table:formula="of:=IFERROR(TEXT(([.AA36]-[.AB36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37];[Tracker.C$5:.D$42];2;0));&quot; &quot;;(VLOOKUP([.C37];[Tracker.C$5:.D$42];2;0)))" table:style-name="ce75">
            <text:p><text:s/></text:p>
          </table:table-cell>
          <table:table-cell office:value-type="string" office:string-value=" " table:formula="of:=IF(ISERROR(VLOOKUP([.C37];[Tracker.C$5:.F$42];3;0));&quot; &quot;;(VLOOKUP([.C37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37];[Tracker.$C$5:.$G$23];4;0));&quot; &quot;;(VLOOKUP([.$C37];[Tracker.$C$5:.$G$23];4;0)))" table:style-name="ce19">
            <text:p><text:s/></text:p>
          </table:table-cell>
          <table:table-cell office:value-type="string" office:string-value=" " table:formula="of:=IFERROR(TEXT(([.F37]-[.G37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7];[Tracker.$C$5:.$H$23];5;0));&quot; &quot;;(VLOOKUP([.$C37];[Tracker.$C$5:.$H$23];5;0)))" table:style-name="ce19">
            <text:p><text:s/></text:p>
          </table:table-cell>
          <table:table-cell office:value-type="string" office:string-value=" " table:formula="of:=IFERROR(TEXT(([.I37]-[.J37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7];[Tracker.$C$5:.$I$23];6;0));&quot; &quot;;(VLOOKUP([.$C37];[Tracker.$C$5:.$I$23];6;0)))" table:style-name="ce19">
            <text:p><text:s/></text:p>
          </table:table-cell>
          <table:table-cell office:value-type="string" office:string-value=" " table:formula="of:=IFERROR(TEXT(([.L37]-[.M37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7];[Tracker.$C$5:.$J$23];7;0));&quot; &quot;;(VLOOKUP([.$C37];[Tracker.$C$5:.$J$23];7;0)))" table:style-name="ce19">
            <text:p><text:s/></text:p>
          </table:table-cell>
          <table:table-cell office:value-type="string" office:string-value=" " table:formula="of:=IFERROR(TEXT(([.O37]-[.P37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7];[Tracker.$C$5:.$K$23];8;0));&quot; &quot;;(VLOOKUP([.$C37];[Tracker.$C$5:.$K$23];8;0)))" table:style-name="ce19">
            <text:p><text:s/></text:p>
          </table:table-cell>
          <table:table-cell office:value-type="string" office:string-value=" " table:formula="of:=IFERROR(TEXT(([.R37]-[.S37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37];[Tracker.$C$5:.$L$23];9;0));&quot; &quot;;(VLOOKUP([.$C37];[Tracker.$C$5:.$L$23];9;0)))" table:style-name="ce19">
            <text:p><text:s/></text:p>
          </table:table-cell>
          <table:table-cell office:value-type="string" office:string-value=" " table:formula="of:=IFERROR(TEXT(([.U37]-[.V37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7];[Tracker.$C$5:.$M$23];10;0));&quot; &quot;;(VLOOKUP([.$C37];[Tracker.$C$5:.$M$23];10;0)))" table:style-name="ce19">
            <text:p><text:s/></text:p>
          </table:table-cell>
          <table:table-cell office:value-type="string" office:string-value=" " table:formula="of:=IFERROR(TEXT(([.X37]-[.Y37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37];[Tracker.$C$5:.$N$23];11;0));&quot; &quot;;(VLOOKUP([.$C37];[Tracker.$C$5:.$N$23];11;0)))" table:style-name="ce19">
            <text:p><text:s/></text:p>
          </table:table-cell>
          <table:table-cell office:value-type="string" office:string-value=" " table:formula="of:=IFERROR(TEXT(([.AA37]-[.AB37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38];[Tracker.C$5:.D$42];2;0));&quot; &quot;;(VLOOKUP([.C38];[Tracker.C$5:.D$42];2;0)))" table:style-name="ce75">
            <text:p><text:s/></text:p>
          </table:table-cell>
          <table:table-cell office:value-type="string" office:string-value=" " table:formula="of:=IF(ISERROR(VLOOKUP([.C38];[Tracker.C$5:.F$42];3;0));&quot; &quot;;(VLOOKUP([.C38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38];[Tracker.$C$5:.$G$23];4;0));&quot; &quot;;(VLOOKUP([.$C38];[Tracker.$C$5:.$G$23];4;0)))" table:style-name="ce19">
            <text:p><text:s/></text:p>
          </table:table-cell>
          <table:table-cell office:value-type="string" office:string-value=" " table:formula="of:=IFERROR(TEXT(([.F38]-[.G38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8];[Tracker.$C$5:.$H$23];5;0));&quot; &quot;;(VLOOKUP([.$C38];[Tracker.$C$5:.$H$23];5;0)))" table:style-name="ce19">
            <text:p><text:s/></text:p>
          </table:table-cell>
          <table:table-cell office:value-type="string" office:string-value=" " table:formula="of:=IFERROR(TEXT(([.I38]-[.J38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8];[Tracker.$C$5:.$I$23];6;0));&quot; &quot;;(VLOOKUP([.$C38];[Tracker.$C$5:.$I$23];6;0)))" table:style-name="ce19">
            <text:p><text:s/></text:p>
          </table:table-cell>
          <table:table-cell office:value-type="string" office:string-value=" " table:formula="of:=IFERROR(TEXT(([.L38]-[.M38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8];[Tracker.$C$5:.$J$23];7;0));&quot; &quot;;(VLOOKUP([.$C38];[Tracker.$C$5:.$J$23];7;0)))" table:style-name="ce19">
            <text:p><text:s/></text:p>
          </table:table-cell>
          <table:table-cell office:value-type="string" office:string-value=" " table:formula="of:=IFERROR(TEXT(([.O38]-[.P38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8];[Tracker.$C$5:.$K$23];8;0));&quot; &quot;;(VLOOKUP([.$C38];[Tracker.$C$5:.$K$23];8;0)))" table:style-name="ce19">
            <text:p><text:s/></text:p>
          </table:table-cell>
          <table:table-cell office:value-type="string" office:string-value=" " table:formula="of:=IFERROR(TEXT(([.R38]-[.S38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38];[Tracker.$C$5:.$L$23];9;0));&quot; &quot;;(VLOOKUP([.$C38];[Tracker.$C$5:.$L$23];9;0)))" table:style-name="ce19">
            <text:p><text:s/></text:p>
          </table:table-cell>
          <table:table-cell office:value-type="string" office:string-value=" " table:formula="of:=IFERROR(TEXT(([.U38]-[.V38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8];[Tracker.$C$5:.$M$23];10;0));&quot; &quot;;(VLOOKUP([.$C38];[Tracker.$C$5:.$M$23];10;0)))" table:style-name="ce19">
            <text:p><text:s/></text:p>
          </table:table-cell>
          <table:table-cell office:value-type="string" office:string-value=" " table:formula="of:=IFERROR(TEXT(([.X38]-[.Y38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38];[Tracker.$C$5:.$N$23];11;0));&quot; &quot;;(VLOOKUP([.$C38];[Tracker.$C$5:.$N$23];11;0)))" table:style-name="ce19">
            <text:p><text:s/></text:p>
          </table:table-cell>
          <table:table-cell office:value-type="string" office:string-value=" " table:formula="of:=IFERROR(TEXT(([.AA38]-[.AB38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39];[Tracker.C$5:.D$42];2;0));&quot; &quot;;(VLOOKUP([.C39];[Tracker.C$5:.D$42];2;0)))" table:style-name="ce75">
            <text:p><text:s/></text:p>
          </table:table-cell>
          <table:table-cell office:value-type="string" office:string-value=" " table:formula="of:=IF(ISERROR(VLOOKUP([.C39];[Tracker.C$5:.F$42];3;0));&quot; &quot;;(VLOOKUP([.C39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39];[Tracker.$C$5:.$G$23];4;0));&quot; &quot;;(VLOOKUP([.$C39];[Tracker.$C$5:.$G$23];4;0)))" table:style-name="ce19">
            <text:p><text:s/></text:p>
          </table:table-cell>
          <table:table-cell office:value-type="string" office:string-value=" " table:formula="of:=IFERROR(TEXT(([.F39]-[.G39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9];[Tracker.$C$5:.$H$23];5;0));&quot; &quot;;(VLOOKUP([.$C39];[Tracker.$C$5:.$H$23];5;0)))" table:style-name="ce19">
            <text:p><text:s/></text:p>
          </table:table-cell>
          <table:table-cell office:value-type="string" office:string-value=" " table:formula="of:=IFERROR(TEXT(([.I39]-[.J39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9];[Tracker.$C$5:.$I$23];6;0));&quot; &quot;;(VLOOKUP([.$C39];[Tracker.$C$5:.$I$23];6;0)))" table:style-name="ce19">
            <text:p><text:s/></text:p>
          </table:table-cell>
          <table:table-cell office:value-type="string" office:string-value=" " table:formula="of:=IFERROR(TEXT(([.L39]-[.M39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9];[Tracker.$C$5:.$J$23];7;0));&quot; &quot;;(VLOOKUP([.$C39];[Tracker.$C$5:.$J$23];7;0)))" table:style-name="ce19">
            <text:p><text:s/></text:p>
          </table:table-cell>
          <table:table-cell office:value-type="string" office:string-value=" " table:formula="of:=IFERROR(TEXT(([.O39]-[.P39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9];[Tracker.$C$5:.$K$23];8;0));&quot; &quot;;(VLOOKUP([.$C39];[Tracker.$C$5:.$K$23];8;0)))" table:style-name="ce19">
            <text:p><text:s/></text:p>
          </table:table-cell>
          <table:table-cell office:value-type="string" office:string-value=" " table:formula="of:=IFERROR(TEXT(([.R39]-[.S39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39];[Tracker.$C$5:.$L$23];9;0));&quot; &quot;;(VLOOKUP([.$C39];[Tracker.$C$5:.$L$23];9;0)))" table:style-name="ce19">
            <text:p><text:s/></text:p>
          </table:table-cell>
          <table:table-cell office:value-type="string" office:string-value=" " table:formula="of:=IFERROR(TEXT(([.U39]-[.V39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39];[Tracker.$C$5:.$M$23];10;0));&quot; &quot;;(VLOOKUP([.$C39];[Tracker.$C$5:.$M$23];10;0)))" table:style-name="ce19">
            <text:p><text:s/></text:p>
          </table:table-cell>
          <table:table-cell office:value-type="string" office:string-value=" " table:formula="of:=IFERROR(TEXT(([.X39]-[.Y39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39];[Tracker.$C$5:.$N$23];11;0));&quot; &quot;;(VLOOKUP([.$C39];[Tracker.$C$5:.$N$23];11;0)))" table:style-name="ce19">
            <text:p><text:s/></text:p>
          </table:table-cell>
          <table:table-cell office:value-type="string" office:string-value=" " table:formula="of:=IFERROR(TEXT(([.AA39]-[.AB39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40];[Tracker.C$5:.D$42];2;0));&quot; &quot;;(VLOOKUP([.C40];[Tracker.C$5:.D$42];2;0)))" table:style-name="ce75">
            <text:p><text:s/></text:p>
          </table:table-cell>
          <table:table-cell office:value-type="string" office:string-value=" " table:formula="of:=IF(ISERROR(VLOOKUP([.C40];[Tracker.C$5:.F$42];3;0));&quot; &quot;;(VLOOKUP([.C40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40];[Tracker.$C$5:.$G$23];4;0));&quot; &quot;;(VLOOKUP([.$C40];[Tracker.$C$5:.$G$23];4;0)))" table:style-name="ce19">
            <text:p><text:s/></text:p>
          </table:table-cell>
          <table:table-cell office:value-type="string" office:string-value=" " table:formula="of:=IFERROR(TEXT(([.F40]-[.G40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0];[Tracker.$C$5:.$H$23];5;0));&quot; &quot;;(VLOOKUP([.$C40];[Tracker.$C$5:.$H$23];5;0)))" table:style-name="ce19">
            <text:p><text:s/></text:p>
          </table:table-cell>
          <table:table-cell office:value-type="string" office:string-value=" " table:formula="of:=IFERROR(TEXT(([.I40]-[.J40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0];[Tracker.$C$5:.$I$23];6;0));&quot; &quot;;(VLOOKUP([.$C40];[Tracker.$C$5:.$I$23];6;0)))" table:style-name="ce19">
            <text:p><text:s/></text:p>
          </table:table-cell>
          <table:table-cell office:value-type="string" office:string-value=" " table:formula="of:=IFERROR(TEXT(([.L40]-[.M40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0];[Tracker.$C$5:.$J$23];7;0));&quot; &quot;;(VLOOKUP([.$C40];[Tracker.$C$5:.$J$23];7;0)))" table:style-name="ce19">
            <text:p><text:s/></text:p>
          </table:table-cell>
          <table:table-cell office:value-type="string" office:string-value=" " table:formula="of:=IFERROR(TEXT(([.O40]-[.P40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0];[Tracker.$C$5:.$K$23];8;0));&quot; &quot;;(VLOOKUP([.$C40];[Tracker.$C$5:.$K$23];8;0)))" table:style-name="ce19">
            <text:p><text:s/></text:p>
          </table:table-cell>
          <table:table-cell office:value-type="string" office:string-value=" " table:formula="of:=IFERROR(TEXT(([.R40]-[.S40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40];[Tracker.$C$5:.$L$23];9;0));&quot; &quot;;(VLOOKUP([.$C40];[Tracker.$C$5:.$L$23];9;0)))" table:style-name="ce19">
            <text:p><text:s/></text:p>
          </table:table-cell>
          <table:table-cell office:value-type="string" office:string-value=" " table:formula="of:=IFERROR(TEXT(([.U40]-[.V40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0];[Tracker.$C$5:.$M$23];10;0));&quot; &quot;;(VLOOKUP([.$C40];[Tracker.$C$5:.$M$23];10;0)))" table:style-name="ce19">
            <text:p><text:s/></text:p>
          </table:table-cell>
          <table:table-cell office:value-type="string" office:string-value=" " table:formula="of:=IFERROR(TEXT(([.X40]-[.Y40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40];[Tracker.$C$5:.$N$23];11;0));&quot; &quot;;(VLOOKUP([.$C40];[Tracker.$C$5:.$N$23];11;0)))" table:style-name="ce19">
            <text:p><text:s/></text:p>
          </table:table-cell>
          <table:table-cell office:value-type="string" office:string-value=" " table:formula="of:=IFERROR(TEXT(([.AA40]-[.AB40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41];[Tracker.C$5:.D$42];2;0));&quot; &quot;;(VLOOKUP([.C41];[Tracker.C$5:.D$42];2;0)))" table:style-name="ce75">
            <text:p><text:s/></text:p>
          </table:table-cell>
          <table:table-cell office:value-type="string" office:string-value=" " table:formula="of:=IF(ISERROR(VLOOKUP([.C41];[Tracker.C$5:.F$42];3;0));&quot; &quot;;(VLOOKUP([.C41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41];[Tracker.$C$5:.$G$23];4;0));&quot; &quot;;(VLOOKUP([.$C41];[Tracker.$C$5:.$G$23];4;0)))" table:style-name="ce19">
            <text:p><text:s/></text:p>
          </table:table-cell>
          <table:table-cell office:value-type="string" office:string-value=" " table:formula="of:=IFERROR(TEXT(([.F41]-[.G41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1];[Tracker.$C$5:.$H$23];5;0));&quot; &quot;;(VLOOKUP([.$C41];[Tracker.$C$5:.$H$23];5;0)))" table:style-name="ce19">
            <text:p><text:s/></text:p>
          </table:table-cell>
          <table:table-cell office:value-type="string" office:string-value=" " table:formula="of:=IFERROR(TEXT(([.I41]-[.J41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1];[Tracker.$C$5:.$I$23];6;0));&quot; &quot;;(VLOOKUP([.$C41];[Tracker.$C$5:.$I$23];6;0)))" table:style-name="ce19">
            <text:p><text:s/></text:p>
          </table:table-cell>
          <table:table-cell office:value-type="string" office:string-value=" " table:formula="of:=IFERROR(TEXT(([.L41]-[.M41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1];[Tracker.$C$5:.$J$23];7;0));&quot; &quot;;(VLOOKUP([.$C41];[Tracker.$C$5:.$J$23];7;0)))" table:style-name="ce19">
            <text:p><text:s/></text:p>
          </table:table-cell>
          <table:table-cell office:value-type="string" office:string-value=" " table:formula="of:=IFERROR(TEXT(([.O41]-[.P41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1];[Tracker.$C$5:.$K$23];8;0));&quot; &quot;;(VLOOKUP([.$C41];[Tracker.$C$5:.$K$23];8;0)))" table:style-name="ce19">
            <text:p><text:s/></text:p>
          </table:table-cell>
          <table:table-cell office:value-type="string" office:string-value=" " table:formula="of:=IFERROR(TEXT(([.R41]-[.S41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41];[Tracker.$C$5:.$L$23];9;0));&quot; &quot;;(VLOOKUP([.$C41];[Tracker.$C$5:.$L$23];9;0)))" table:style-name="ce19">
            <text:p><text:s/></text:p>
          </table:table-cell>
          <table:table-cell office:value-type="string" office:string-value=" " table:formula="of:=IFERROR(TEXT(([.U41]-[.V41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1];[Tracker.$C$5:.$M$23];10;0));&quot; &quot;;(VLOOKUP([.$C41];[Tracker.$C$5:.$M$23];10;0)))" table:style-name="ce19">
            <text:p><text:s/></text:p>
          </table:table-cell>
          <table:table-cell office:value-type="string" office:string-value=" " table:formula="of:=IFERROR(TEXT(([.X41]-[.Y41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41];[Tracker.$C$5:.$N$23];11;0));&quot; &quot;;(VLOOKUP([.$C41];[Tracker.$C$5:.$N$23];11;0)))" table:style-name="ce19">
            <text:p><text:s/></text:p>
          </table:table-cell>
          <table:table-cell office:value-type="string" office:string-value=" " table:formula="of:=IFERROR(TEXT(([.AA41]-[.AB41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42];[Tracker.C$5:.D$42];2;0));&quot; &quot;;(VLOOKUP([.C42];[Tracker.C$5:.D$42];2;0)))" table:style-name="ce75">
            <text:p><text:s/></text:p>
          </table:table-cell>
          <table:table-cell office:value-type="string" office:string-value=" " table:formula="of:=IF(ISERROR(VLOOKUP([.C42];[Tracker.C$5:.F$42];3;0));&quot; &quot;;(VLOOKUP([.C42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42];[Tracker.$C$5:.$G$23];4;0));&quot; &quot;;(VLOOKUP([.$C42];[Tracker.$C$5:.$G$23];4;0)))" table:style-name="ce19">
            <text:p><text:s/></text:p>
          </table:table-cell>
          <table:table-cell office:value-type="string" office:string-value=" " table:formula="of:=IFERROR(TEXT(([.F42]-[.G42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2];[Tracker.$C$5:.$H$23];5;0));&quot; &quot;;(VLOOKUP([.$C42];[Tracker.$C$5:.$H$23];5;0)))" table:style-name="ce19">
            <text:p><text:s/></text:p>
          </table:table-cell>
          <table:table-cell office:value-type="string" office:string-value=" " table:formula="of:=IFERROR(TEXT(([.I42]-[.J42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2];[Tracker.$C$5:.$I$23];6;0));&quot; &quot;;(VLOOKUP([.$C42];[Tracker.$C$5:.$I$23];6;0)))" table:style-name="ce19">
            <text:p><text:s/></text:p>
          </table:table-cell>
          <table:table-cell office:value-type="string" office:string-value=" " table:formula="of:=IFERROR(TEXT(([.L42]-[.M42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2];[Tracker.$C$5:.$J$23];7;0));&quot; &quot;;(VLOOKUP([.$C42];[Tracker.$C$5:.$J$23];7;0)))" table:style-name="ce19">
            <text:p><text:s/></text:p>
          </table:table-cell>
          <table:table-cell office:value-type="string" office:string-value=" " table:formula="of:=IFERROR(TEXT(([.O42]-[.P42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2];[Tracker.$C$5:.$K$23];8;0));&quot; &quot;;(VLOOKUP([.$C42];[Tracker.$C$5:.$K$23];8;0)))" table:style-name="ce19">
            <text:p><text:s/></text:p>
          </table:table-cell>
          <table:table-cell office:value-type="string" office:string-value=" " table:formula="of:=IFERROR(TEXT(([.R42]-[.S42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42];[Tracker.$C$5:.$L$23];9;0));&quot; &quot;;(VLOOKUP([.$C42];[Tracker.$C$5:.$L$23];9;0)))" table:style-name="ce19">
            <text:p><text:s/></text:p>
          </table:table-cell>
          <table:table-cell office:value-type="string" office:string-value=" " table:formula="of:=IFERROR(TEXT(([.U42]-[.V42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2];[Tracker.$C$5:.$M$23];10;0));&quot; &quot;;(VLOOKUP([.$C42];[Tracker.$C$5:.$M$23];10;0)))" table:style-name="ce19">
            <text:p><text:s/></text:p>
          </table:table-cell>
          <table:table-cell office:value-type="string" office:string-value=" " table:formula="of:=IFERROR(TEXT(([.X42]-[.Y42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42];[Tracker.$C$5:.$N$23];11;0));&quot; &quot;;(VLOOKUP([.$C42];[Tracker.$C$5:.$N$23];11;0)))" table:style-name="ce19">
            <text:p><text:s/></text:p>
          </table:table-cell>
          <table:table-cell office:value-type="string" office:string-value=" " table:formula="of:=IFERROR(TEXT(([.AA42]-[.AB42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43];[Tracker.C$5:.D$42];2;0));&quot; &quot;;(VLOOKUP([.C43];[Tracker.C$5:.D$42];2;0)))" table:style-name="ce75">
            <text:p><text:s/></text:p>
          </table:table-cell>
          <table:table-cell office:value-type="string" office:string-value=" " table:formula="of:=IF(ISERROR(VLOOKUP([.C43];[Tracker.C$5:.F$42];3;0));&quot; &quot;;(VLOOKUP([.C43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43];[Tracker.$C$5:.$G$23];4;0));&quot; &quot;;(VLOOKUP([.$C43];[Tracker.$C$5:.$G$23];4;0)))" table:style-name="ce19">
            <text:p><text:s/></text:p>
          </table:table-cell>
          <table:table-cell office:value-type="string" office:string-value=" " table:formula="of:=IFERROR(TEXT(([.F43]-[.G43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3];[Tracker.$C$5:.$H$23];5;0));&quot; &quot;;(VLOOKUP([.$C43];[Tracker.$C$5:.$H$23];5;0)))" table:style-name="ce19">
            <text:p><text:s/></text:p>
          </table:table-cell>
          <table:table-cell office:value-type="string" office:string-value=" " table:formula="of:=IFERROR(TEXT(([.I43]-[.J43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3];[Tracker.$C$5:.$I$23];6;0));&quot; &quot;;(VLOOKUP([.$C43];[Tracker.$C$5:.$I$23];6;0)))" table:style-name="ce19">
            <text:p><text:s/></text:p>
          </table:table-cell>
          <table:table-cell office:value-type="string" office:string-value=" " table:formula="of:=IFERROR(TEXT(([.L43]-[.M43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3];[Tracker.$C$5:.$J$23];7;0));&quot; &quot;;(VLOOKUP([.$C43];[Tracker.$C$5:.$J$23];7;0)))" table:style-name="ce19">
            <text:p><text:s/></text:p>
          </table:table-cell>
          <table:table-cell office:value-type="string" office:string-value=" " table:formula="of:=IFERROR(TEXT(([.O43]-[.P43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3];[Tracker.$C$5:.$K$23];8;0));&quot; &quot;;(VLOOKUP([.$C43];[Tracker.$C$5:.$K$23];8;0)))" table:style-name="ce19">
            <text:p><text:s/></text:p>
          </table:table-cell>
          <table:table-cell office:value-type="string" office:string-value=" " table:formula="of:=IFERROR(TEXT(([.R43]-[.S43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43];[Tracker.$C$5:.$L$23];9;0));&quot; &quot;;(VLOOKUP([.$C43];[Tracker.$C$5:.$L$23];9;0)))" table:style-name="ce19">
            <text:p><text:s/></text:p>
          </table:table-cell>
          <table:table-cell office:value-type="string" office:string-value=" " table:formula="of:=IFERROR(TEXT(([.U43]-[.V43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3];[Tracker.$C$5:.$M$23];10;0));&quot; &quot;;(VLOOKUP([.$C43];[Tracker.$C$5:.$M$23];10;0)))" table:style-name="ce19">
            <text:p><text:s/></text:p>
          </table:table-cell>
          <table:table-cell office:value-type="string" office:string-value=" " table:formula="of:=IFERROR(TEXT(([.X43]-[.Y43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43];[Tracker.$C$5:.$N$23];11;0));&quot; &quot;;(VLOOKUP([.$C43];[Tracker.$C$5:.$N$23];11;0)))" table:style-name="ce19">
            <text:p><text:s/></text:p>
          </table:table-cell>
          <table:table-cell office:value-type="string" office:string-value=" " table:formula="of:=IFERROR(TEXT(([.AA43]-[.AB43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44];[Tracker.C$5:.D$42];2;0));&quot; &quot;;(VLOOKUP([.C44];[Tracker.C$5:.D$42];2;0)))" table:style-name="ce75">
            <text:p><text:s/></text:p>
          </table:table-cell>
          <table:table-cell office:value-type="string" office:string-value=" " table:formula="of:=IF(ISERROR(VLOOKUP([.C44];[Tracker.C$5:.F$42];3;0));&quot; &quot;;(VLOOKUP([.C44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44];[Tracker.$C$5:.$G$23];4;0));&quot; &quot;;(VLOOKUP([.$C44];[Tracker.$C$5:.$G$23];4;0)))" table:style-name="ce19">
            <text:p><text:s/></text:p>
          </table:table-cell>
          <table:table-cell office:value-type="string" office:string-value=" " table:formula="of:=IFERROR(TEXT(([.F44]-[.G44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4];[Tracker.$C$5:.$H$23];5;0));&quot; &quot;;(VLOOKUP([.$C44];[Tracker.$C$5:.$H$23];5;0)))" table:style-name="ce19">
            <text:p><text:s/></text:p>
          </table:table-cell>
          <table:table-cell office:value-type="string" office:string-value=" " table:formula="of:=IFERROR(TEXT(([.I44]-[.J44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4];[Tracker.$C$5:.$I$23];6;0));&quot; &quot;;(VLOOKUP([.$C44];[Tracker.$C$5:.$I$23];6;0)))" table:style-name="ce19">
            <text:p><text:s/></text:p>
          </table:table-cell>
          <table:table-cell office:value-type="string" office:string-value=" " table:formula="of:=IFERROR(TEXT(([.L44]-[.M44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4];[Tracker.$C$5:.$J$23];7;0));&quot; &quot;;(VLOOKUP([.$C44];[Tracker.$C$5:.$J$23];7;0)))" table:style-name="ce19">
            <text:p><text:s/></text:p>
          </table:table-cell>
          <table:table-cell office:value-type="string" office:string-value=" " table:formula="of:=IFERROR(TEXT(([.O44]-[.P44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4];[Tracker.$C$5:.$K$23];8;0));&quot; &quot;;(VLOOKUP([.$C44];[Tracker.$C$5:.$K$23];8;0)))" table:style-name="ce19">
            <text:p><text:s/></text:p>
          </table:table-cell>
          <table:table-cell office:value-type="string" office:string-value=" " table:formula="of:=IFERROR(TEXT(([.R44]-[.S44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44];[Tracker.$C$5:.$L$23];9;0));&quot; &quot;;(VLOOKUP([.$C44];[Tracker.$C$5:.$L$23];9;0)))" table:style-name="ce19">
            <text:p><text:s/></text:p>
          </table:table-cell>
          <table:table-cell office:value-type="string" office:string-value=" " table:formula="of:=IFERROR(TEXT(([.U44]-[.V44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4];[Tracker.$C$5:.$M$23];10;0));&quot; &quot;;(VLOOKUP([.$C44];[Tracker.$C$5:.$M$23];10;0)))" table:style-name="ce19">
            <text:p><text:s/></text:p>
          </table:table-cell>
          <table:table-cell office:value-type="string" office:string-value=" " table:formula="of:=IFERROR(TEXT(([.X44]-[.Y44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44];[Tracker.$C$5:.$N$23];11;0));&quot; &quot;;(VLOOKUP([.$C44];[Tracker.$C$5:.$N$23];11;0)))" table:style-name="ce19">
            <text:p><text:s/></text:p>
          </table:table-cell>
          <table:table-cell office:value-type="string" office:string-value=" " table:formula="of:=IFERROR(TEXT(([.AA44]-[.AB44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45];[Tracker.C$5:.D$42];2;0));&quot; &quot;;(VLOOKUP([.C45];[Tracker.C$5:.D$42];2;0)))" table:style-name="ce75">
            <text:p><text:s/></text:p>
          </table:table-cell>
          <table:table-cell office:value-type="string" office:string-value=" " table:formula="of:=IF(ISERROR(VLOOKUP([.C45];[Tracker.C$5:.F$42];3;0));&quot; &quot;;(VLOOKUP([.C45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45];[Tracker.$C$5:.$G$23];4;0));&quot; &quot;;(VLOOKUP([.$C45];[Tracker.$C$5:.$G$23];4;0)))" table:style-name="ce19">
            <text:p><text:s/></text:p>
          </table:table-cell>
          <table:table-cell office:value-type="string" office:string-value=" " table:formula="of:=IFERROR(TEXT(([.F45]-[.G45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5];[Tracker.$C$5:.$H$23];5;0));&quot; &quot;;(VLOOKUP([.$C45];[Tracker.$C$5:.$H$23];5;0)))" table:style-name="ce19">
            <text:p><text:s/></text:p>
          </table:table-cell>
          <table:table-cell office:value-type="string" office:string-value=" " table:formula="of:=IFERROR(TEXT(([.I45]-[.J45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5];[Tracker.$C$5:.$I$23];6;0));&quot; &quot;;(VLOOKUP([.$C45];[Tracker.$C$5:.$I$23];6;0)))" table:style-name="ce19">
            <text:p><text:s/></text:p>
          </table:table-cell>
          <table:table-cell office:value-type="string" office:string-value=" " table:formula="of:=IFERROR(TEXT(([.L45]-[.M45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5];[Tracker.$C$5:.$J$23];7;0));&quot; &quot;;(VLOOKUP([.$C45];[Tracker.$C$5:.$J$23];7;0)))" table:style-name="ce19">
            <text:p><text:s/></text:p>
          </table:table-cell>
          <table:table-cell office:value-type="string" office:string-value=" " table:formula="of:=IFERROR(TEXT(([.O45]-[.P45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5];[Tracker.$C$5:.$K$23];8;0));&quot; &quot;;(VLOOKUP([.$C45];[Tracker.$C$5:.$K$23];8;0)))" table:style-name="ce19">
            <text:p><text:s/></text:p>
          </table:table-cell>
          <table:table-cell office:value-type="string" office:string-value=" " table:formula="of:=IFERROR(TEXT(([.R45]-[.S45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45];[Tracker.$C$5:.$L$23];9;0));&quot; &quot;;(VLOOKUP([.$C45];[Tracker.$C$5:.$L$23];9;0)))" table:style-name="ce19">
            <text:p><text:s/></text:p>
          </table:table-cell>
          <table:table-cell office:value-type="string" office:string-value=" " table:formula="of:=IFERROR(TEXT(([.U45]-[.V45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5];[Tracker.$C$5:.$M$23];10;0));&quot; &quot;;(VLOOKUP([.$C45];[Tracker.$C$5:.$M$23];10;0)))" table:style-name="ce19">
            <text:p><text:s/></text:p>
          </table:table-cell>
          <table:table-cell office:value-type="string" office:string-value=" " table:formula="of:=IFERROR(TEXT(([.X45]-[.Y45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45];[Tracker.$C$5:.$N$23];11;0));&quot; &quot;;(VLOOKUP([.$C45];[Tracker.$C$5:.$N$23];11;0)))" table:style-name="ce19">
            <text:p><text:s/></text:p>
          </table:table-cell>
          <table:table-cell office:value-type="string" office:string-value=" " table:formula="of:=IFERROR(TEXT(([.AA45]-[.AB45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46];[Tracker.C$5:.D$42];2;0));&quot; &quot;;(VLOOKUP([.C46];[Tracker.C$5:.D$42];2;0)))" table:style-name="ce75">
            <text:p><text:s/></text:p>
          </table:table-cell>
          <table:table-cell office:value-type="string" office:string-value=" " table:formula="of:=IF(ISERROR(VLOOKUP([.C46];[Tracker.C$5:.F$42];3;0));&quot; &quot;;(VLOOKUP([.C46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46];[Tracker.$C$5:.$G$23];4;0));&quot; &quot;;(VLOOKUP([.$C46];[Tracker.$C$5:.$G$23];4;0)))" table:style-name="ce19">
            <text:p><text:s/></text:p>
          </table:table-cell>
          <table:table-cell office:value-type="string" office:string-value=" " table:formula="of:=IFERROR(TEXT(([.F46]-[.G46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6];[Tracker.$C$5:.$H$23];5;0));&quot; &quot;;(VLOOKUP([.$C46];[Tracker.$C$5:.$H$23];5;0)))" table:style-name="ce19">
            <text:p><text:s/></text:p>
          </table:table-cell>
          <table:table-cell office:value-type="string" office:string-value=" " table:formula="of:=IFERROR(TEXT(([.I46]-[.J46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6];[Tracker.$C$5:.$I$23];6;0));&quot; &quot;;(VLOOKUP([.$C46];[Tracker.$C$5:.$I$23];6;0)))" table:style-name="ce19">
            <text:p><text:s/></text:p>
          </table:table-cell>
          <table:table-cell office:value-type="string" office:string-value=" " table:formula="of:=IFERROR(TEXT(([.L46]-[.M46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6];[Tracker.$C$5:.$J$23];7;0));&quot; &quot;;(VLOOKUP([.$C46];[Tracker.$C$5:.$J$23];7;0)))" table:style-name="ce19">
            <text:p><text:s/></text:p>
          </table:table-cell>
          <table:table-cell office:value-type="string" office:string-value=" " table:formula="of:=IFERROR(TEXT(([.O46]-[.P46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6];[Tracker.$C$5:.$K$23];8;0));&quot; &quot;;(VLOOKUP([.$C46];[Tracker.$C$5:.$K$23];8;0)))" table:style-name="ce19">
            <text:p><text:s/></text:p>
          </table:table-cell>
          <table:table-cell office:value-type="string" office:string-value=" " table:formula="of:=IFERROR(TEXT(([.R46]-[.S46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46];[Tracker.$C$5:.$L$23];9;0));&quot; &quot;;(VLOOKUP([.$C46];[Tracker.$C$5:.$L$23];9;0)))" table:style-name="ce19">
            <text:p><text:s/></text:p>
          </table:table-cell>
          <table:table-cell office:value-type="string" office:string-value=" " table:formula="of:=IFERROR(TEXT(([.U46]-[.V46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6];[Tracker.$C$5:.$M$23];10;0));&quot; &quot;;(VLOOKUP([.$C46];[Tracker.$C$5:.$M$23];10;0)))" table:style-name="ce19">
            <text:p><text:s/></text:p>
          </table:table-cell>
          <table:table-cell office:value-type="string" office:string-value=" " table:formula="of:=IFERROR(TEXT(([.X46]-[.Y46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46];[Tracker.$C$5:.$N$23];11;0));&quot; &quot;;(VLOOKUP([.$C46];[Tracker.$C$5:.$N$23];11;0)))" table:style-name="ce19">
            <text:p><text:s/></text:p>
          </table:table-cell>
          <table:table-cell office:value-type="string" office:string-value=" " table:formula="of:=IFERROR(TEXT(([.AA46]-[.AB46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47];[Tracker.C$5:.D$42];2;0));&quot; &quot;;(VLOOKUP([.C47];[Tracker.C$5:.D$42];2;0)))" table:style-name="ce75">
            <text:p><text:s/></text:p>
          </table:table-cell>
          <table:table-cell office:value-type="string" office:string-value=" " table:formula="of:=IF(ISERROR(VLOOKUP([.C47];[Tracker.C$5:.F$42];3;0));&quot; &quot;;(VLOOKUP([.C47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47];[Tracker.$C$5:.$G$23];4;0));&quot; &quot;;(VLOOKUP([.$C47];[Tracker.$C$5:.$G$23];4;0)))" table:style-name="ce19">
            <text:p><text:s/></text:p>
          </table:table-cell>
          <table:table-cell office:value-type="string" office:string-value=" " table:formula="of:=IFERROR(TEXT(([.F47]-[.G47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7];[Tracker.$C$5:.$H$23];5;0));&quot; &quot;;(VLOOKUP([.$C47];[Tracker.$C$5:.$H$23];5;0)))" table:style-name="ce19">
            <text:p><text:s/></text:p>
          </table:table-cell>
          <table:table-cell office:value-type="string" office:string-value=" " table:formula="of:=IFERROR(TEXT(([.I47]-[.J47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7];[Tracker.$C$5:.$I$23];6;0));&quot; &quot;;(VLOOKUP([.$C47];[Tracker.$C$5:.$I$23];6;0)))" table:style-name="ce19">
            <text:p><text:s/></text:p>
          </table:table-cell>
          <table:table-cell office:value-type="string" office:string-value=" " table:formula="of:=IFERROR(TEXT(([.L47]-[.M47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7];[Tracker.$C$5:.$J$23];7;0));&quot; &quot;;(VLOOKUP([.$C47];[Tracker.$C$5:.$J$23];7;0)))" table:style-name="ce19">
            <text:p><text:s/></text:p>
          </table:table-cell>
          <table:table-cell office:value-type="string" office:string-value=" " table:formula="of:=IFERROR(TEXT(([.O47]-[.P47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7];[Tracker.$C$5:.$K$23];8;0));&quot; &quot;;(VLOOKUP([.$C47];[Tracker.$C$5:.$K$23];8;0)))" table:style-name="ce19">
            <text:p><text:s/></text:p>
          </table:table-cell>
          <table:table-cell office:value-type="string" office:string-value=" " table:formula="of:=IFERROR(TEXT(([.R47]-[.S47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47];[Tracker.$C$5:.$L$23];9;0));&quot; &quot;;(VLOOKUP([.$C47];[Tracker.$C$5:.$L$23];9;0)))" table:style-name="ce19">
            <text:p><text:s/></text:p>
          </table:table-cell>
          <table:table-cell office:value-type="string" office:string-value=" " table:formula="of:=IFERROR(TEXT(([.U47]-[.V47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7];[Tracker.$C$5:.$M$23];10;0));&quot; &quot;;(VLOOKUP([.$C47];[Tracker.$C$5:.$M$23];10;0)))" table:style-name="ce19">
            <text:p><text:s/></text:p>
          </table:table-cell>
          <table:table-cell office:value-type="string" office:string-value=" " table:formula="of:=IFERROR(TEXT(([.X47]-[.Y47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47];[Tracker.$C$5:.$N$23];11;0));&quot; &quot;;(VLOOKUP([.$C47];[Tracker.$C$5:.$N$23];11;0)))" table:style-name="ce19">
            <text:p><text:s/></text:p>
          </table:table-cell>
          <table:table-cell office:value-type="string" office:string-value=" " table:formula="of:=IFERROR(TEXT(([.AA47]-[.AB47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48];[Tracker.C$5:.D$42];2;0));&quot; &quot;;(VLOOKUP([.C48];[Tracker.C$5:.D$42];2;0)))" table:style-name="ce75">
            <text:p><text:s/></text:p>
          </table:table-cell>
          <table:table-cell office:value-type="string" office:string-value=" " table:formula="of:=IF(ISERROR(VLOOKUP([.C48];[Tracker.C$5:.F$42];3;0));&quot; &quot;;(VLOOKUP([.C48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48];[Tracker.$C$5:.$G$23];4;0));&quot; &quot;;(VLOOKUP([.$C48];[Tracker.$C$5:.$G$23];4;0)))" table:style-name="ce19">
            <text:p><text:s/></text:p>
          </table:table-cell>
          <table:table-cell office:value-type="string" office:string-value=" " table:formula="of:=IFERROR(TEXT(([.F48]-[.G48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8];[Tracker.$C$5:.$H$23];5;0));&quot; &quot;;(VLOOKUP([.$C48];[Tracker.$C$5:.$H$23];5;0)))" table:style-name="ce19">
            <text:p><text:s/></text:p>
          </table:table-cell>
          <table:table-cell office:value-type="string" office:string-value=" " table:formula="of:=IFERROR(TEXT(([.I48]-[.J48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8];[Tracker.$C$5:.$I$23];6;0));&quot; &quot;;(VLOOKUP([.$C48];[Tracker.$C$5:.$I$23];6;0)))" table:style-name="ce19">
            <text:p><text:s/></text:p>
          </table:table-cell>
          <table:table-cell office:value-type="string" office:string-value=" " table:formula="of:=IFERROR(TEXT(([.L48]-[.M48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8];[Tracker.$C$5:.$J$23];7;0));&quot; &quot;;(VLOOKUP([.$C48];[Tracker.$C$5:.$J$23];7;0)))" table:style-name="ce19">
            <text:p><text:s/></text:p>
          </table:table-cell>
          <table:table-cell office:value-type="string" office:string-value=" " table:formula="of:=IFERROR(TEXT(([.O48]-[.P48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8];[Tracker.$C$5:.$K$23];8;0));&quot; &quot;;(VLOOKUP([.$C48];[Tracker.$C$5:.$K$23];8;0)))" table:style-name="ce19">
            <text:p><text:s/></text:p>
          </table:table-cell>
          <table:table-cell office:value-type="string" office:string-value=" " table:formula="of:=IFERROR(TEXT(([.R48]-[.S48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48];[Tracker.$C$5:.$L$23];9;0));&quot; &quot;;(VLOOKUP([.$C48];[Tracker.$C$5:.$L$23];9;0)))" table:style-name="ce19">
            <text:p><text:s/></text:p>
          </table:table-cell>
          <table:table-cell office:value-type="string" office:string-value=" " table:formula="of:=IFERROR(TEXT(([.U48]-[.V48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8];[Tracker.$C$5:.$M$23];10;0));&quot; &quot;;(VLOOKUP([.$C48];[Tracker.$C$5:.$M$23];10;0)))" table:style-name="ce19">
            <text:p><text:s/></text:p>
          </table:table-cell>
          <table:table-cell office:value-type="string" office:string-value=" " table:formula="of:=IFERROR(TEXT(([.X48]-[.Y48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48];[Tracker.$C$5:.$N$23];11;0));&quot; &quot;;(VLOOKUP([.$C48];[Tracker.$C$5:.$N$23];11;0)))" table:style-name="ce19">
            <text:p><text:s/></text:p>
          </table:table-cell>
          <table:table-cell office:value-type="string" office:string-value=" " table:formula="of:=IFERROR(TEXT(([.AA48]-[.AB48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49];[Tracker.C$5:.D$42];2;0));&quot; &quot;;(VLOOKUP([.C49];[Tracker.C$5:.D$42];2;0)))" table:style-name="ce75">
            <text:p><text:s/></text:p>
          </table:table-cell>
          <table:table-cell office:value-type="string" office:string-value=" " table:formula="of:=IF(ISERROR(VLOOKUP([.C49];[Tracker.C$5:.F$42];3;0));&quot; &quot;;(VLOOKUP([.C49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49];[Tracker.$C$5:.$G$23];4;0));&quot; &quot;;(VLOOKUP([.$C49];[Tracker.$C$5:.$G$23];4;0)))" table:style-name="ce19">
            <text:p><text:s/></text:p>
          </table:table-cell>
          <table:table-cell office:value-type="string" office:string-value=" " table:formula="of:=IFERROR(TEXT(([.F49]-[.G49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9];[Tracker.$C$5:.$H$23];5;0));&quot; &quot;;(VLOOKUP([.$C49];[Tracker.$C$5:.$H$23];5;0)))" table:style-name="ce19">
            <text:p><text:s/></text:p>
          </table:table-cell>
          <table:table-cell office:value-type="string" office:string-value=" " table:formula="of:=IFERROR(TEXT(([.I49]-[.J49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9];[Tracker.$C$5:.$I$23];6;0));&quot; &quot;;(VLOOKUP([.$C49];[Tracker.$C$5:.$I$23];6;0)))" table:style-name="ce19">
            <text:p><text:s/></text:p>
          </table:table-cell>
          <table:table-cell office:value-type="string" office:string-value=" " table:formula="of:=IFERROR(TEXT(([.L49]-[.M49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9];[Tracker.$C$5:.$J$23];7;0));&quot; &quot;;(VLOOKUP([.$C49];[Tracker.$C$5:.$J$23];7;0)))" table:style-name="ce19">
            <text:p><text:s/></text:p>
          </table:table-cell>
          <table:table-cell office:value-type="string" office:string-value=" " table:formula="of:=IFERROR(TEXT(([.O49]-[.P49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9];[Tracker.$C$5:.$K$23];8;0));&quot; &quot;;(VLOOKUP([.$C49];[Tracker.$C$5:.$K$23];8;0)))" table:style-name="ce19">
            <text:p><text:s/></text:p>
          </table:table-cell>
          <table:table-cell office:value-type="string" office:string-value=" " table:formula="of:=IFERROR(TEXT(([.R49]-[.S49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49];[Tracker.$C$5:.$L$23];9;0));&quot; &quot;;(VLOOKUP([.$C49];[Tracker.$C$5:.$L$23];9;0)))" table:style-name="ce19">
            <text:p><text:s/></text:p>
          </table:table-cell>
          <table:table-cell office:value-type="string" office:string-value=" " table:formula="of:=IFERROR(TEXT(([.U49]-[.V49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49];[Tracker.$C$5:.$M$23];10;0));&quot; &quot;;(VLOOKUP([.$C49];[Tracker.$C$5:.$M$23];10;0)))" table:style-name="ce19">
            <text:p><text:s/></text:p>
          </table:table-cell>
          <table:table-cell office:value-type="string" office:string-value=" " table:formula="of:=IFERROR(TEXT(([.X49]-[.Y49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49];[Tracker.$C$5:.$N$23];11;0));&quot; &quot;;(VLOOKUP([.$C49];[Tracker.$C$5:.$N$23];11;0)))" table:style-name="ce19">
            <text:p><text:s/></text:p>
          </table:table-cell>
          <table:table-cell office:value-type="string" office:string-value=" " table:formula="of:=IFERROR(TEXT(([.AA49]-[.AB49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50];[Tracker.C$5:.D$42];2;0));&quot; &quot;;(VLOOKUP([.C50];[Tracker.C$5:.D$42];2;0)))" table:style-name="ce75">
            <text:p><text:s/></text:p>
          </table:table-cell>
          <table:table-cell office:value-type="string" office:string-value=" " table:formula="of:=IF(ISERROR(VLOOKUP([.C50];[Tracker.C$5:.F$42];3;0));&quot; &quot;;(VLOOKUP([.C50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50];[Tracker.$C$5:.$G$23];4;0));&quot; &quot;;(VLOOKUP([.$C50];[Tracker.$C$5:.$G$23];4;0)))" table:style-name="ce19">
            <text:p><text:s/></text:p>
          </table:table-cell>
          <table:table-cell office:value-type="string" office:string-value=" " table:formula="of:=IFERROR(TEXT(([.F50]-[.G50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0];[Tracker.$C$5:.$H$23];5;0));&quot; &quot;;(VLOOKUP([.$C50];[Tracker.$C$5:.$H$23];5;0)))" table:style-name="ce19">
            <text:p><text:s/></text:p>
          </table:table-cell>
          <table:table-cell office:value-type="string" office:string-value=" " table:formula="of:=IFERROR(TEXT(([.I50]-[.J50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0];[Tracker.$C$5:.$I$23];6;0));&quot; &quot;;(VLOOKUP([.$C50];[Tracker.$C$5:.$I$23];6;0)))" table:style-name="ce19">
            <text:p><text:s/></text:p>
          </table:table-cell>
          <table:table-cell office:value-type="string" office:string-value=" " table:formula="of:=IFERROR(TEXT(([.L50]-[.M50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0];[Tracker.$C$5:.$J$23];7;0));&quot; &quot;;(VLOOKUP([.$C50];[Tracker.$C$5:.$J$23];7;0)))" table:style-name="ce19">
            <text:p><text:s/></text:p>
          </table:table-cell>
          <table:table-cell office:value-type="string" office:string-value=" " table:formula="of:=IFERROR(TEXT(([.O50]-[.P50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0];[Tracker.$C$5:.$K$23];8;0));&quot; &quot;;(VLOOKUP([.$C50];[Tracker.$C$5:.$K$23];8;0)))" table:style-name="ce19">
            <text:p><text:s/></text:p>
          </table:table-cell>
          <table:table-cell office:value-type="string" office:string-value=" " table:formula="of:=IFERROR(TEXT(([.R50]-[.S50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50];[Tracker.$C$5:.$L$23];9;0));&quot; &quot;;(VLOOKUP([.$C50];[Tracker.$C$5:.$L$23];9;0)))" table:style-name="ce19">
            <text:p><text:s/></text:p>
          </table:table-cell>
          <table:table-cell office:value-type="string" office:string-value=" " table:formula="of:=IFERROR(TEXT(([.U50]-[.V50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0];[Tracker.$C$5:.$M$23];10;0));&quot; &quot;;(VLOOKUP([.$C50];[Tracker.$C$5:.$M$23];10;0)))" table:style-name="ce19">
            <text:p><text:s/></text:p>
          </table:table-cell>
          <table:table-cell office:value-type="string" office:string-value=" " table:formula="of:=IFERROR(TEXT(([.X50]-[.Y50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50];[Tracker.$C$5:.$N$23];11;0));&quot; &quot;;(VLOOKUP([.$C50];[Tracker.$C$5:.$N$23];11;0)))" table:style-name="ce19">
            <text:p><text:s/></text:p>
          </table:table-cell>
          <table:table-cell office:value-type="string" office:string-value=" " table:formula="of:=IFERROR(TEXT(([.AA50]-[.AB50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51];[Tracker.C$5:.D$42];2;0));&quot; &quot;;(VLOOKUP([.C51];[Tracker.C$5:.D$42];2;0)))" table:style-name="ce75">
            <text:p><text:s/></text:p>
          </table:table-cell>
          <table:table-cell office:value-type="string" office:string-value=" " table:formula="of:=IF(ISERROR(VLOOKUP([.C51];[Tracker.C$5:.F$42];3;0));&quot; &quot;;(VLOOKUP([.C51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51];[Tracker.$C$5:.$G$23];4;0));&quot; &quot;;(VLOOKUP([.$C51];[Tracker.$C$5:.$G$23];4;0)))" table:style-name="ce19">
            <text:p><text:s/></text:p>
          </table:table-cell>
          <table:table-cell office:value-type="string" office:string-value=" " table:formula="of:=IFERROR(TEXT(([.F51]-[.G51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1];[Tracker.$C$5:.$H$23];5;0));&quot; &quot;;(VLOOKUP([.$C51];[Tracker.$C$5:.$H$23];5;0)))" table:style-name="ce19">
            <text:p><text:s/></text:p>
          </table:table-cell>
          <table:table-cell office:value-type="string" office:string-value=" " table:formula="of:=IFERROR(TEXT(([.I51]-[.J51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1];[Tracker.$C$5:.$I$23];6;0));&quot; &quot;;(VLOOKUP([.$C51];[Tracker.$C$5:.$I$23];6;0)))" table:style-name="ce19">
            <text:p><text:s/></text:p>
          </table:table-cell>
          <table:table-cell office:value-type="string" office:string-value=" " table:formula="of:=IFERROR(TEXT(([.L51]-[.M51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1];[Tracker.$C$5:.$J$23];7;0));&quot; &quot;;(VLOOKUP([.$C51];[Tracker.$C$5:.$J$23];7;0)))" table:style-name="ce19">
            <text:p><text:s/></text:p>
          </table:table-cell>
          <table:table-cell office:value-type="string" office:string-value=" " table:formula="of:=IFERROR(TEXT(([.O51]-[.P51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1];[Tracker.$C$5:.$K$23];8;0));&quot; &quot;;(VLOOKUP([.$C51];[Tracker.$C$5:.$K$23];8;0)))" table:style-name="ce19">
            <text:p><text:s/></text:p>
          </table:table-cell>
          <table:table-cell office:value-type="string" office:string-value=" " table:formula="of:=IFERROR(TEXT(([.R51]-[.S51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51];[Tracker.$C$5:.$L$23];9;0));&quot; &quot;;(VLOOKUP([.$C51];[Tracker.$C$5:.$L$23];9;0)))" table:style-name="ce19">
            <text:p><text:s/></text:p>
          </table:table-cell>
          <table:table-cell office:value-type="string" office:string-value=" " table:formula="of:=IFERROR(TEXT(([.U51]-[.V51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1];[Tracker.$C$5:.$M$23];10;0));&quot; &quot;;(VLOOKUP([.$C51];[Tracker.$C$5:.$M$23];10;0)))" table:style-name="ce19">
            <text:p><text:s/></text:p>
          </table:table-cell>
          <table:table-cell office:value-type="string" office:string-value=" " table:formula="of:=IFERROR(TEXT(([.X51]-[.Y51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51];[Tracker.$C$5:.$N$23];11;0));&quot; &quot;;(VLOOKUP([.$C51];[Tracker.$C$5:.$N$23];11;0)))" table:style-name="ce19">
            <text:p><text:s/></text:p>
          </table:table-cell>
          <table:table-cell office:value-type="string" office:string-value=" " table:formula="of:=IFERROR(TEXT(([.AA51]-[.AB51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52];[Tracker.C$5:.D$42];2;0));&quot; &quot;;(VLOOKUP([.C52];[Tracker.C$5:.D$42];2;0)))" table:style-name="ce75">
            <text:p><text:s/></text:p>
          </table:table-cell>
          <table:table-cell office:value-type="string" office:string-value=" " table:formula="of:=IF(ISERROR(VLOOKUP([.C52];[Tracker.C$5:.F$42];3;0));&quot; &quot;;(VLOOKUP([.C52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52];[Tracker.$C$5:.$G$23];4;0));&quot; &quot;;(VLOOKUP([.$C52];[Tracker.$C$5:.$G$23];4;0)))" table:style-name="ce19">
            <text:p><text:s/></text:p>
          </table:table-cell>
          <table:table-cell office:value-type="string" office:string-value=" " table:formula="of:=IFERROR(TEXT(([.F52]-[.G52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2];[Tracker.$C$5:.$H$23];5;0));&quot; &quot;;(VLOOKUP([.$C52];[Tracker.$C$5:.$H$23];5;0)))" table:style-name="ce19">
            <text:p><text:s/></text:p>
          </table:table-cell>
          <table:table-cell office:value-type="string" office:string-value=" " table:formula="of:=IFERROR(TEXT(([.I52]-[.J52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2];[Tracker.$C$5:.$I$23];6;0));&quot; &quot;;(VLOOKUP([.$C52];[Tracker.$C$5:.$I$23];6;0)))" table:style-name="ce19">
            <text:p><text:s/></text:p>
          </table:table-cell>
          <table:table-cell office:value-type="string" office:string-value=" " table:formula="of:=IFERROR(TEXT(([.L52]-[.M52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2];[Tracker.$C$5:.$J$23];7;0));&quot; &quot;;(VLOOKUP([.$C52];[Tracker.$C$5:.$J$23];7;0)))" table:style-name="ce19">
            <text:p><text:s/></text:p>
          </table:table-cell>
          <table:table-cell office:value-type="string" office:string-value=" " table:formula="of:=IFERROR(TEXT(([.O52]-[.P52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2];[Tracker.$C$5:.$K$23];8;0));&quot; &quot;;(VLOOKUP([.$C52];[Tracker.$C$5:.$K$23];8;0)))" table:style-name="ce19">
            <text:p><text:s/></text:p>
          </table:table-cell>
          <table:table-cell office:value-type="string" office:string-value=" " table:formula="of:=IFERROR(TEXT(([.R52]-[.S52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52];[Tracker.$C$5:.$L$23];9;0));&quot; &quot;;(VLOOKUP([.$C52];[Tracker.$C$5:.$L$23];9;0)))" table:style-name="ce19">
            <text:p><text:s/></text:p>
          </table:table-cell>
          <table:table-cell office:value-type="string" office:string-value=" " table:formula="of:=IFERROR(TEXT(([.U52]-[.V52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2];[Tracker.$C$5:.$M$23];10;0));&quot; &quot;;(VLOOKUP([.$C52];[Tracker.$C$5:.$M$23];10;0)))" table:style-name="ce19">
            <text:p><text:s/></text:p>
          </table:table-cell>
          <table:table-cell office:value-type="string" office:string-value=" " table:formula="of:=IFERROR(TEXT(([.X52]-[.Y52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52];[Tracker.$C$5:.$N$23];11;0));&quot; &quot;;(VLOOKUP([.$C52];[Tracker.$C$5:.$N$23];11;0)))" table:style-name="ce19">
            <text:p><text:s/></text:p>
          </table:table-cell>
          <table:table-cell office:value-type="string" office:string-value=" " table:formula="of:=IFERROR(TEXT(([.AA52]-[.AB52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53];[Tracker.C$5:.D$42];2;0));&quot; &quot;;(VLOOKUP([.C53];[Tracker.C$5:.D$42];2;0)))" table:style-name="ce75">
            <text:p><text:s/></text:p>
          </table:table-cell>
          <table:table-cell office:value-type="string" office:string-value=" " table:formula="of:=IF(ISERROR(VLOOKUP([.C53];[Tracker.C$5:.F$42];3;0));&quot; &quot;;(VLOOKUP([.C53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53];[Tracker.$C$5:.$G$23];4;0));&quot; &quot;;(VLOOKUP([.$C53];[Tracker.$C$5:.$G$23];4;0)))" table:style-name="ce19">
            <text:p><text:s/></text:p>
          </table:table-cell>
          <table:table-cell office:value-type="string" office:string-value=" " table:formula="of:=IFERROR(TEXT(([.F53]-[.G53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3];[Tracker.$C$5:.$H$23];5;0));&quot; &quot;;(VLOOKUP([.$C53];[Tracker.$C$5:.$H$23];5;0)))" table:style-name="ce19">
            <text:p><text:s/></text:p>
          </table:table-cell>
          <table:table-cell office:value-type="string" office:string-value=" " table:formula="of:=IFERROR(TEXT(([.I53]-[.J53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3];[Tracker.$C$5:.$I$23];6;0));&quot; &quot;;(VLOOKUP([.$C53];[Tracker.$C$5:.$I$23];6;0)))" table:style-name="ce19">
            <text:p><text:s/></text:p>
          </table:table-cell>
          <table:table-cell office:value-type="string" office:string-value=" " table:formula="of:=IFERROR(TEXT(([.L53]-[.M53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3];[Tracker.$C$5:.$J$23];7;0));&quot; &quot;;(VLOOKUP([.$C53];[Tracker.$C$5:.$J$23];7;0)))" table:style-name="ce19">
            <text:p><text:s/></text:p>
          </table:table-cell>
          <table:table-cell office:value-type="string" office:string-value=" " table:formula="of:=IFERROR(TEXT(([.O53]-[.P53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3];[Tracker.$C$5:.$K$23];8;0));&quot; &quot;;(VLOOKUP([.$C53];[Tracker.$C$5:.$K$23];8;0)))" table:style-name="ce19">
            <text:p><text:s/></text:p>
          </table:table-cell>
          <table:table-cell office:value-type="string" office:string-value=" " table:formula="of:=IFERROR(TEXT(([.R53]-[.S53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53];[Tracker.$C$5:.$L$23];9;0));&quot; &quot;;(VLOOKUP([.$C53];[Tracker.$C$5:.$L$23];9;0)))" table:style-name="ce19">
            <text:p><text:s/></text:p>
          </table:table-cell>
          <table:table-cell office:value-type="string" office:string-value=" " table:formula="of:=IFERROR(TEXT(([.U53]-[.V53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3];[Tracker.$C$5:.$M$23];10;0));&quot; &quot;;(VLOOKUP([.$C53];[Tracker.$C$5:.$M$23];10;0)))" table:style-name="ce19">
            <text:p><text:s/></text:p>
          </table:table-cell>
          <table:table-cell office:value-type="string" office:string-value=" " table:formula="of:=IFERROR(TEXT(([.X53]-[.Y53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53];[Tracker.$C$5:.$N$23];11;0));&quot; &quot;;(VLOOKUP([.$C53];[Tracker.$C$5:.$N$23];11;0)))" table:style-name="ce19">
            <text:p><text:s/></text:p>
          </table:table-cell>
          <table:table-cell office:value-type="string" office:string-value=" " table:formula="of:=IFERROR(TEXT(([.AA53]-[.AB53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54];[Tracker.C$5:.D$42];2;0));&quot; &quot;;(VLOOKUP([.C54];[Tracker.C$5:.D$42];2;0)))" table:style-name="ce75">
            <text:p><text:s/></text:p>
          </table:table-cell>
          <table:table-cell office:value-type="string" office:string-value=" " table:formula="of:=IF(ISERROR(VLOOKUP([.C54];[Tracker.C$5:.F$42];3;0));&quot; &quot;;(VLOOKUP([.C54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54];[Tracker.$C$5:.$G$23];4;0));&quot; &quot;;(VLOOKUP([.$C54];[Tracker.$C$5:.$G$23];4;0)))" table:style-name="ce19">
            <text:p><text:s/></text:p>
          </table:table-cell>
          <table:table-cell office:value-type="string" office:string-value=" " table:formula="of:=IFERROR(TEXT(([.F54]-[.G54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4];[Tracker.$C$5:.$H$23];5;0));&quot; &quot;;(VLOOKUP([.$C54];[Tracker.$C$5:.$H$23];5;0)))" table:style-name="ce19">
            <text:p><text:s/></text:p>
          </table:table-cell>
          <table:table-cell office:value-type="string" office:string-value=" " table:formula="of:=IFERROR(TEXT(([.I54]-[.J54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4];[Tracker.$C$5:.$I$23];6;0));&quot; &quot;;(VLOOKUP([.$C54];[Tracker.$C$5:.$I$23];6;0)))" table:style-name="ce19">
            <text:p><text:s/></text:p>
          </table:table-cell>
          <table:table-cell office:value-type="string" office:string-value=" " table:formula="of:=IFERROR(TEXT(([.L54]-[.M54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4];[Tracker.$C$5:.$J$23];7;0));&quot; &quot;;(VLOOKUP([.$C54];[Tracker.$C$5:.$J$23];7;0)))" table:style-name="ce19">
            <text:p><text:s/></text:p>
          </table:table-cell>
          <table:table-cell office:value-type="string" office:string-value=" " table:formula="of:=IFERROR(TEXT(([.O54]-[.P54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4];[Tracker.$C$5:.$K$23];8;0));&quot; &quot;;(VLOOKUP([.$C54];[Tracker.$C$5:.$K$23];8;0)))" table:style-name="ce19">
            <text:p><text:s/></text:p>
          </table:table-cell>
          <table:table-cell office:value-type="string" office:string-value=" " table:formula="of:=IFERROR(TEXT(([.R54]-[.S54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54];[Tracker.$C$5:.$L$23];9;0));&quot; &quot;;(VLOOKUP([.$C54];[Tracker.$C$5:.$L$23];9;0)))" table:style-name="ce19">
            <text:p><text:s/></text:p>
          </table:table-cell>
          <table:table-cell office:value-type="string" office:string-value=" " table:formula="of:=IFERROR(TEXT(([.U54]-[.V54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4];[Tracker.$C$5:.$M$23];10;0));&quot; &quot;;(VLOOKUP([.$C54];[Tracker.$C$5:.$M$23];10;0)))" table:style-name="ce19">
            <text:p><text:s/></text:p>
          </table:table-cell>
          <table:table-cell office:value-type="string" office:string-value=" " table:formula="of:=IFERROR(TEXT(([.X54]-[.Y54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54];[Tracker.$C$5:.$N$23];11;0));&quot; &quot;;(VLOOKUP([.$C54];[Tracker.$C$5:.$N$23];11;0)))" table:style-name="ce19">
            <text:p><text:s/></text:p>
          </table:table-cell>
          <table:table-cell office:value-type="string" office:string-value=" " table:formula="of:=IFERROR(TEXT(([.AA54]-[.AB54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74"/>
          <table:table-cell table:style-name="ce39"/>
          <table:table-cell office:value-type="string" office:string-value=" " table:formula="of:=IF(ISERROR(VLOOKUP([.C55];[Tracker.C$5:.D$42];2;0));&quot; &quot;;(VLOOKUP([.C55];[Tracker.C$5:.D$42];2;0)))" table:style-name="ce75">
            <text:p><text:s/></text:p>
          </table:table-cell>
          <table:table-cell office:value-type="string" office:string-value=" " table:formula="of:=IF(ISERROR(VLOOKUP([.C55];[Tracker.C$5:.F$42];3;0));&quot; &quot;;(VLOOKUP([.C55];[Tracker.C$5:.F$42];3;0)))" table:style-name="ce76">
            <text:p><text:s/></text:p>
          </table:table-cell>
          <table:table-cell table:style-name="ce80"/>
          <table:table-cell office:value-type="string" office:string-value=" " table:formula="of:=IF(ISERROR(VLOOKUP([.$C55];[Tracker.$C$5:.$G$23];4;0));&quot; &quot;;(VLOOKUP([.$C55];[Tracker.$C$5:.$G$23];4;0)))" table:style-name="ce19">
            <text:p><text:s/></text:p>
          </table:table-cell>
          <table:table-cell office:value-type="string" office:string-value=" " table:formula="of:=IFERROR(TEXT(([.F55]-[.G55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5];[Tracker.$C$5:.$H$23];5;0));&quot; &quot;;(VLOOKUP([.$C55];[Tracker.$C$5:.$H$23];5;0)))" table:style-name="ce19">
            <text:p><text:s/></text:p>
          </table:table-cell>
          <table:table-cell office:value-type="string" office:string-value=" " table:formula="of:=IFERROR(TEXT(([.I55]-[.J55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5];[Tracker.$C$5:.$I$23];6;0));&quot; &quot;;(VLOOKUP([.$C55];[Tracker.$C$5:.$I$23];6;0)))" table:style-name="ce19">
            <text:p><text:s/></text:p>
          </table:table-cell>
          <table:table-cell office:value-type="string" office:string-value=" " table:formula="of:=IFERROR(TEXT(([.L55]-[.M55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5];[Tracker.$C$5:.$J$23];7;0));&quot; &quot;;(VLOOKUP([.$C55];[Tracker.$C$5:.$J$23];7;0)))" table:style-name="ce19">
            <text:p><text:s/></text:p>
          </table:table-cell>
          <table:table-cell office:value-type="string" office:string-value=" " table:formula="of:=IFERROR(TEXT(([.O55]-[.P55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5];[Tracker.$C$5:.$K$23];8;0));&quot; &quot;;(VLOOKUP([.$C55];[Tracker.$C$5:.$K$23];8;0)))" table:style-name="ce19">
            <text:p><text:s/></text:p>
          </table:table-cell>
          <table:table-cell office:value-type="string" office:string-value=" " table:formula="of:=IFERROR(TEXT(([.R55]-[.S55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55];[Tracker.$C$5:.$L$23];9;0));&quot; &quot;;(VLOOKUP([.$C55];[Tracker.$C$5:.$L$23];9;0)))" table:style-name="ce19">
            <text:p><text:s/></text:p>
          </table:table-cell>
          <table:table-cell office:value-type="string" office:string-value=" " table:formula="of:=IFERROR(TEXT(([.U55]-[.V55]);&quot;[h]:mm&quot;);&quot; &quot;)" table:style-name="ce78">
            <text:p><text:s/></text:p>
          </table:table-cell>
          <table:table-cell table:style-name="ce80"/>
          <table:table-cell office:value-type="string" office:string-value=" " table:formula="of:=IF(ISERROR(VLOOKUP([.$C55];[Tracker.$C$5:.$M$23];10;0));&quot; &quot;;(VLOOKUP([.$C55];[Tracker.$C$5:.$M$23];10;0)))" table:style-name="ce19">
            <text:p><text:s/></text:p>
          </table:table-cell>
          <table:table-cell office:value-type="string" office:string-value=" " table:formula="of:=IFERROR(TEXT(([.X55]-[.Y55]);&quot;[h]:mm&quot;);&quot; &quot;)" table:style-name="ce78">
            <text:p><text:s/></text:p>
          </table:table-cell>
          <table:table-cell table:style-name="ce39"/>
          <table:table-cell office:value-type="string" office:string-value=" " table:formula="of:=IF(ISERROR(VLOOKUP([.$C55];[Tracker.$C$5:.$N$23];11;0));&quot; &quot;;(VLOOKUP([.$C55];[Tracker.$C$5:.$N$23];11;0)))" table:style-name="ce19">
            <text:p><text:s/></text:p>
          </table:table-cell>
          <table:table-cell office:value-type="string" office:string-value=" " table:formula="of:=IFERROR(TEXT(([.AA55]-[.AB55]);&quot;[h]:mm&quot;);&quot; &quot;)" table:style-name="ce78">
            <text:p><text:s/></text:p>
          </table:table-cell>
          <table:table-cell table:number-columns-repeated="16355"/>
        </table:table-row>
        <table:table-row table:style-name="ro2">
          <table:table-cell table:style-name="ce7"/>
          <table:table-cell table:style-name="ce81"/>
          <table:table-cell table:style-name="ce82"/>
          <table:table-cell office:value-type="string" office:string-value=" " table:formula="of:=IF(ISERROR(VLOOKUP([.C56];[Tracker.C$5:.D$42];2;0));&quot; &quot;;(VLOOKUP([.C56];[Tracker.C$5:.D$42];2;0)))" table:style-name="ce83">
            <text:p><text:s/></text:p>
          </table:table-cell>
          <table:table-cell office:value-type="string" office:string-value=" " table:formula="of:=IF(ISERROR(VLOOKUP([.C56];[Tracker.C$5:.F$42];3;0));&quot; &quot;;(VLOOKUP([.C56];[Tracker.C$5:.F$42];3;0)))" table:style-name="ce84">
            <text:p><text:s/></text:p>
          </table:table-cell>
          <table:table-cell table:style-name="ce85"/>
          <table:table-cell office:value-type="string" office:string-value=" " table:formula="of:=IF(ISERROR(VLOOKUP([.$C56];[Tracker.$C$5:.$G$23];4;0));&quot; &quot;;(VLOOKUP([.$C56];[Tracker.$C$5:.$G$23];4;0)))" table:style-name="ce86">
            <text:p><text:s/></text:p>
          </table:table-cell>
          <table:table-cell office:value-type="string" office:string-value=" " table:formula="of:=IFERROR(TEXT(([.F56]-[.G56]);&quot;[h]:mm&quot;);&quot; &quot;)" table:style-name="ce87">
            <text:p><text:s/></text:p>
          </table:table-cell>
          <table:table-cell table:style-name="ce85"/>
          <table:table-cell office:value-type="string" office:string-value=" " table:formula="of:=IF(ISERROR(VLOOKUP([.$C56];[Tracker.$C$5:.$H$23];5;0));&quot; &quot;;(VLOOKUP([.$C56];[Tracker.$C$5:.$H$23];5;0)))" table:style-name="ce86">
            <text:p><text:s/></text:p>
          </table:table-cell>
          <table:table-cell office:value-type="string" office:string-value=" " table:formula="of:=IFERROR(TEXT(([.I56]-[.J56]);&quot;[h]:mm&quot;);&quot; &quot;)" table:style-name="ce87">
            <text:p><text:s/></text:p>
          </table:table-cell>
          <table:table-cell table:style-name="ce85"/>
          <table:table-cell office:value-type="string" office:string-value=" " table:formula="of:=IF(ISERROR(VLOOKUP([.$C56];[Tracker.$C$5:.$I$23];6;0));&quot; &quot;;(VLOOKUP([.$C56];[Tracker.$C$5:.$I$23];6;0)))" table:style-name="ce86">
            <text:p><text:s/></text:p>
          </table:table-cell>
          <table:table-cell office:value-type="string" office:string-value=" " table:formula="of:=IFERROR(TEXT(([.L56]-[.M56]);&quot;[h]:mm&quot;);&quot; &quot;)" table:style-name="ce87">
            <text:p><text:s/></text:p>
          </table:table-cell>
          <table:table-cell table:style-name="ce85"/>
          <table:table-cell office:value-type="string" office:string-value=" " table:formula="of:=IF(ISERROR(VLOOKUP([.$C56];[Tracker.$C$5:.$J$23];7;0));&quot; &quot;;(VLOOKUP([.$C56];[Tracker.$C$5:.$J$23];7;0)))" table:style-name="ce86">
            <text:p><text:s/></text:p>
          </table:table-cell>
          <table:table-cell office:value-type="string" office:string-value=" " table:formula="of:=IFERROR(TEXT(([.O56]-[.P56]);&quot;[h]:mm&quot;);&quot; &quot;)" table:style-name="ce87">
            <text:p><text:s/></text:p>
          </table:table-cell>
          <table:table-cell table:style-name="ce85"/>
          <table:table-cell office:value-type="string" office:string-value=" " table:formula="of:=IF(ISERROR(VLOOKUP([.$C56];[Tracker.$C$5:.$K$23];8;0));&quot; &quot;;(VLOOKUP([.$C56];[Tracker.$C$5:.$K$23];8;0)))" table:style-name="ce86">
            <text:p><text:s/></text:p>
          </table:table-cell>
          <table:table-cell office:value-type="string" office:string-value=" " table:formula="of:=IFERROR(TEXT(([.R56]-[.S56]);&quot;[h]:mm&quot;);&quot; &quot;)" table:style-name="ce87">
            <text:p><text:s/></text:p>
          </table:table-cell>
          <table:table-cell table:style-name="ce82"/>
          <table:table-cell office:value-type="string" office:string-value=" " table:formula="of:=IF(ISERROR(VLOOKUP([.$C56];[Tracker.$C$5:.$L$23];9;0));&quot; &quot;;(VLOOKUP([.$C56];[Tracker.$C$5:.$L$23];9;0)))" table:style-name="ce86">
            <text:p><text:s/></text:p>
          </table:table-cell>
          <table:table-cell office:value-type="string" office:string-value=" " table:formula="of:=IFERROR(TEXT(([.U56]-[.V56]);&quot;[h]:mm&quot;);&quot; &quot;)" table:style-name="ce87">
            <text:p><text:s/></text:p>
          </table:table-cell>
          <table:table-cell table:style-name="ce85"/>
          <table:table-cell office:value-type="string" office:string-value=" " table:formula="of:=IF(ISERROR(VLOOKUP([.$C56];[Tracker.$C$5:.$M$23];10;0));&quot; &quot;;(VLOOKUP([.$C56];[Tracker.$C$5:.$M$23];10;0)))" table:style-name="ce86">
            <text:p><text:s/></text:p>
          </table:table-cell>
          <table:table-cell office:value-type="string" office:string-value=" " table:formula="of:=IFERROR(TEXT(([.X56]-[.Y56]);&quot;[h]:mm&quot;);&quot; &quot;)" table:style-name="ce87">
            <text:p><text:s/></text:p>
          </table:table-cell>
          <table:table-cell table:style-name="ce82"/>
          <table:table-cell office:value-type="string" office:string-value=" " table:formula="of:=IF(ISERROR(VLOOKUP([.$C56];[Tracker.$C$5:.$N$23];11;0));&quot; &quot;;(VLOOKUP([.$C56];[Tracker.$C$5:.$N$23];11;0)))" table:style-name="ce86">
            <text:p><text:s/></text:p>
          </table:table-cell>
          <table:table-cell office:value-type="string" office:string-value=" " table:formula="of:=IFERROR(TEXT(([.AA56]-[.AB56]);&quot;[h]:mm&quot;);&quot; &quot;)" table:style-name="ce87">
            <text:p><text:s/></text:p>
          </table:table-cell>
          <table:table-cell table:number-columns-repeated="16355"/>
        </table:table-row>
        <table:table-row table:number-rows-repeated="1048520" table:style-name="ro3">
          <table:table-cell table:number-columns-repeated="16384"/>
        </table:table-row>
      </table:table>
      <table:table table:name="Raw_Data" table:style-name="ta2">
        <table:table-column table:style-name="co1" table:default-cell-style-name="ce88"/>
        <table:table-column table:style-name="co13" table:default-cell-style-name="ce88"/>
        <table:table-column table:style-name="co14" table:default-cell-style-name="ce88"/>
        <table:table-column table:style-name="co9" table:number-columns-repeated="1021" table:default-cell-style-name="ce88"/>
        <table:table-column table:style-name="co10" table:number-columns-repeated="15360" table:default-cell-style-name="ce1"/>
        <table:table-row table:style-name="ro2">
          <table:table-cell/>
          <table:table-cell office:value-type="string" table:style-name="ce89">
            <text:p>Client</text:p>
          </table:table-cell>
          <table:table-cell office:value-type="string" table:style-name="ce89">
            <text:p>Team/Department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8">
            <text:p>XeOPAR - DR - IW</text:p>
          </table:table-cell>
          <table:table-cell office:value-type="string" table:style-name="ce88">
            <text:p>Account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8">
            <text:p>XeOPAR - DR - BizPay</text:p>
          </table:table-cell>
          <table:table-cell office:value-type="string" table:style-name="ce88">
            <text:p>Business Development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8">
            <text:p>AlfaNow - ExCore</text:p>
          </table:table-cell>
          <table:table-cell office:value-type="string" table:style-name="ce88">
            <text:p>Complianc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8">
            <text:p>HDFC - DR - IW</text:p>
          </table:table-cell>
          <table:table-cell office:value-type="string" table:style-name="ce88">
            <text:p>Customer Support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8">
            <text:p>HDFC - LM - RDA</text:p>
          </table:table-cell>
          <table:table-cell office:value-type="string" table:style-name="ce88">
            <text:p>Database Administration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8">
            <text:p>HDFC - LM - OPGSP</text:p>
          </table:table-cell>
          <table:table-cell office:value-type="string" table:style-name="ce88">
            <text:p>Design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8">
            <text:p>Canara - LM - RDA</text:p>
          </table:table-cell>
          <table:table-cell office:value-type="string" table:style-name="ce88">
            <text:p>Development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8">
            <text:p>Canara - LM - BBPS</text:p>
          </table:table-cell>
          <table:table-cell office:value-type="string" table:style-name="ce88">
            <text:p>Human Resourc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8">
            <text:p>DCB - DR - OW</text:p>
          </table:table-cell>
          <table:table-cell office:value-type="string" table:style-name="ce88">
            <text:p>Information Security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8">
            <text:p>Muthoot - DR - DMT</text:p>
          </table:table-cell>
          <table:table-cell office:value-type="string" table:style-name="ce88">
            <text:p>Information Technology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8">
            <text:p>Federal - DR - IW</text:p>
          </table:table-cell>
          <table:table-cell office:value-type="string" table:style-name="ce88">
            <text:p>Marketin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8">
            <text:p>AlfaNow - BizPay</text:p>
          </table:table-cell>
          <table:table-cell office:value-type="string" table:style-name="ce88">
            <text:p>Operation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8">
            <text:p>CIB - LM - RDA</text:p>
          </table:table-cell>
          <table:table-cell office:value-type="string" table:style-name="ce88">
            <text:p>Pre-sale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8">
            <text:p>IDFC - LM - RDA</text:p>
          </table:table-cell>
          <table:table-cell office:value-type="string" table:style-name="ce88">
            <text:p>Product Development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8">
            <text:p>IDFC - LM - Wire</text:p>
          </table:table-cell>
          <table:table-cell office:value-type="string" table:style-name="ce88">
            <text:p>Project Management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8">
            <text:p>IDFC - DR - IW</text:p>
          </table:table-cell>
          <table:table-cell office:value-type="string" table:style-name="ce88">
            <text:p>Quality Assuranc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8">
            <text:p>IDFC - DF</text:p>
          </table:table-cell>
          <table:table-cell table:number-columns-repeated="1022" table:style-name="ce88"/>
          <table:table-cell table:number-columns-repeated="15360"/>
        </table:table-row>
        <table:table-row table:style-name="ro2">
          <table:table-cell/>
          <table:table-cell office:value-type="string" table:style-name="ce88">
            <text:p>IndusInd - DigiBureau</text:p>
          </table:table-cell>
          <table:table-cell table:number-columns-repeated="1022" table:style-name="ce88"/>
          <table:table-cell table:number-columns-repeated="15360"/>
        </table:table-row>
        <table:table-row table:style-name="ro2">
          <table:table-cell/>
          <table:table-cell office:value-type="string" table:style-name="ce88">
            <text:p>IndusInd - DR - IW</text:p>
          </table:table-cell>
          <table:table-cell table:number-columns-repeated="1022" table:style-name="ce88"/>
          <table:table-cell table:number-columns-repeated="15360"/>
        </table:table-row>
        <table:table-row table:style-name="ro2">
          <table:table-cell/>
          <table:table-cell office:value-type="string" table:style-name="ce88">
            <text:p>IndusInd - LM - Ripple</text:p>
          </table:table-cell>
          <table:table-cell table:number-columns-repeated="1022" table:style-name="ce88"/>
          <table:table-cell table:number-columns-repeated="15360"/>
        </table:table-row>
        <table:table-row table:style-name="ro2">
          <table:table-cell/>
          <table:table-cell office:value-type="string" table:style-name="ce88">
            <text:p>IndusInd - DF</text:p>
          </table:table-cell>
          <table:table-cell table:number-columns-repeated="1022" table:style-name="ce88"/>
          <table:table-cell table:number-columns-repeated="15360"/>
        </table:table-row>
        <table:table-row table:style-name="ro2">
          <table:table-cell/>
          <table:table-cell office:value-type="string" table:style-name="ce88">
            <text:p>Kotak - LM - RDA</text:p>
          </table:table-cell>
          <table:table-cell table:number-columns-repeated="1022" table:style-name="ce88"/>
          <table:table-cell table:number-columns-repeated="15360"/>
        </table:table-row>
        <table:table-row table:style-name="ro2">
          <table:table-cell/>
          <table:table-cell office:value-type="string" table:style-name="ce88">
            <text:p>Kotak - DR - IW</text:p>
          </table:table-cell>
          <table:table-cell table:number-columns-repeated="1022" table:style-name="ce88"/>
          <table:table-cell table:number-columns-repeated="15360"/>
        </table:table-row>
        <table:table-row table:style-name="ro2">
          <table:table-cell/>
          <table:table-cell office:value-type="string" table:style-name="ce88">
            <text:p>Kotak - DR - OW</text:p>
          </table:table-cell>
          <table:table-cell table:number-columns-repeated="1022" table:style-name="ce88"/>
          <table:table-cell table:number-columns-repeated="15360"/>
        </table:table-row>
        <table:table-row table:style-name="ro2">
          <table:table-cell/>
          <table:table-cell office:value-type="string" table:style-name="ce88">
            <text:p>Axis - LM - RDA</text:p>
          </table:table-cell>
          <table:table-cell table:number-columns-repeated="1022" table:style-name="ce88"/>
          <table:table-cell table:number-columns-repeated="15360"/>
        </table:table-row>
        <table:table-row table:style-name="ro2">
          <table:table-cell/>
          <table:table-cell office:value-type="string" table:style-name="ce88">
            <text:p>Axis - DR - IW</text:p>
          </table:table-cell>
          <table:table-cell table:number-columns-repeated="1022" table:style-name="ce88"/>
          <table:table-cell table:number-columns-repeated="15360"/>
        </table:table-row>
        <table:table-row table:style-name="ro2">
          <table:table-cell/>
          <table:table-cell office:value-type="string" table:style-name="ce88">
            <text:p>RBL - LM - RDA</text:p>
          </table:table-cell>
          <table:table-cell table:number-columns-repeated="1022" table:style-name="ce88"/>
          <table:table-cell table:number-columns-repeated="15360"/>
        </table:table-row>
        <table:table-row table:style-name="ro2">
          <table:table-cell/>
          <table:table-cell office:value-type="string" table:style-name="ce88">
            <text:p>RBL - DR - IW</text:p>
          </table:table-cell>
          <table:table-cell table:number-columns-repeated="1022" table:style-name="ce88"/>
          <table:table-cell table:number-columns-repeated="15360"/>
        </table:table-row>
        <table:table-row table:style-name="ro2">
          <table:table-cell/>
          <table:table-cell office:value-type="string" table:style-name="ce88">
            <text:p>ICICI - DR - UK</text:p>
          </table:table-cell>
          <table:table-cell table:number-columns-repeated="1022" table:style-name="ce88"/>
          <table:table-cell table:number-columns-repeated="15360"/>
        </table:table-row>
        <table:table-row table:style-name="ro2">
          <table:table-cell/>
          <table:table-cell office:value-type="string" table:style-name="ce88">
            <text:p>ICICI - DR - SG</text:p>
          </table:table-cell>
          <table:table-cell table:number-columns-repeated="1022" table:style-name="ce88"/>
          <table:table-cell table:number-columns-repeated="15360"/>
        </table:table-row>
        <table:table-row table:style-name="ro2">
          <table:table-cell/>
          <table:table-cell office:value-type="string" table:style-name="ce88">
            <text:p>ICICI - DR - CA</text:p>
          </table:table-cell>
          <table:table-cell table:number-columns-repeated="1022" table:style-name="ce88"/>
          <table:table-cell table:number-columns-repeated="15360"/>
        </table:table-row>
        <table:table-row table:style-name="ro5">
          <table:table-cell/>
          <table:table-cell office:value-type="string" table:style-name="ce88">
            <text:p>ICICI - DR - US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88">
            <text:p>ICICI - LM - Wire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88">
            <text:p>ICICI - LM - BulkWire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88">
            <text:p>ICICI - LM - RDA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88">
            <text:p>SCB - DR - OW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88">
            <text:p>SCB - DR - IW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88">
            <text:p>SCB - DR - Branch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88">
            <text:p>SCB - LMS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88">
            <text:p>PRB - DR - IW/OW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88">
            <text:p>Fidelity Bank - Agent Module</text:p>
          </table:table-cell>
          <table:table-cell table:number-columns-repeated="16382"/>
        </table:table-row>
        <table:table-row table:number-rows-repeated="1048534" table:style-name="ro6">
          <table:table-cell table:number-columns-repeated="16384"/>
        </table:table-row>
      </table:table>
      <table:database-ranges>
        <table:database-range table:target-range-address="Tracker.B4:Tracker.IY42" table:name="__xlnm._FilterDataba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Daytona Condensed" svg:font-family="&quot;Daytona Condensed&quot;"/>
    <style:font-face style:name="Wingdings 3" svg:font-family="&quot;Wingdings 3&quot;"/>
  </office:font-face-decls>
  <office:styles>
    <number:number-style style:name="N0">
      <number:number number:min-integer-digits="1"/>
    </number:number-style>
    <number:number-style style:name="N36" number:language="en" number:country="IN">
      <number:number number:decimal-places="0" number:min-decimal-places="0" number:min-integer-digits="1" number:grouping="true"/>
    </number:number-style>
    <number:time-style style:name="N37" number:language="en" number:country="IN">
      <number:hours number:style="long"/>
      <number:text>:</number:text>
      <number:minutes number:style="long"/>
    </number:time-style>
    <number:time-style style:name="N38P0" number:truncate-on-overflow="false">
      <number:hours/>
      <number:text>:</number:text>
      <number:minutes number:style="long"/>
    </number:time-style>
    <number:text-style style:name="N38">
      <number:text-content/>
      <style:map style:condition="value()&gt;=0" style:apply-style-name="N38P0"/>
    </number:text-style>
    <number:time-style style:name="N39" number:truncate-on-overflow="false">
      <number:hours/>
      <number:text>:</number:text>
      <number:minutes number:style="long"/>
    </number:time-style>
    <number:number-style style:name="N40" number:language="en" number:country="IN">
      <number:number number:min-integer-digits="1"/>
    </number:number-style>
    <number:percentage-style style:name="N41" number:language="en" number:country="IN">
      <number:number number:decimal-places="0" number:min-decimal-places="0" number:min-integer-digits="1"/>
      <number:text>%</number:text>
    </number:percentage-style>
    <number:currency-style style:name="N42P0" number:language="en" number:country="IN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42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42P0"/>
    </number:currency-style>
    <style:style style:name="ConditionalStyle_17" style:family="table-cell" style:data-style-name="N0">
      <style:table-cell-properties style:vertical-align="automatic" fo:background-color="#FF0000"/>
      <style:text-properties fo:color="#FFFFFF"/>
    </style:style>
    <style:style style:name="Excel_32_Built-in_32_Normal" style:display-name="Excel Built-in Normal" style:family="table-cell" style:data-style-name="N4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Excel_32_Built-in_32_Percent" style:display-name="Excel Built-in Percent" style:family="table-cell" style:data-style-name="N41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2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able-cell-properties fo:background-color="#FF0000"/>
      <style:text-properties fo:color="#FFFFFF" style:font-family-generic="swis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Roshan</meta:initial-creator>
    <dc:creator>Roshan Tambe</dc:creator>
    <meta:creation-date>2023-06-15T13:37:48Z</meta:creation-date>
    <dc:date>2023-06-15T14:48:46Z</dc:date>
  </office:meta>
</office:document-meta>
</file>